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2" svg:font-family="Symbol" style:font-family-generic="roman" style:font-pitch="variable" style:font-charset="x-symbol"/>
    <style:font-face style:name="Courier New" svg:font-family="'Courier New'" style:font-family-generic="modern"/>
    <style:font-face style:name="Symbol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Symbol1" svg:font-family="Symbol" style:font-family-generic="system"/>
    <style:font-face style:name="Times New Roman2" svg:font-family="'Times New Roman'" style:font-family-generic="system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542cm" table:align="center" style:writing-mode="lr-tb"/>
    </style:style>
    <style:style style:name="Таблица1.A" style:family="table-column">
      <style:table-column-properties style:column-width="6.84cm"/>
    </style:style>
    <style:style style:name="Таблица1.B" style:family="table-column">
      <style:table-column-properties style:column-width="6.227cm"/>
    </style:style>
    <style:style style:name="Таблица1.C" style:family="table-column">
      <style:table-column-properties style:column-width="3.47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" style:family="table">
      <style:table-properties style:width="18.293cm" table:align="center" style:writing-mode="lr-tb"/>
    </style:style>
    <style:style style:name="Таблица2.A" style:family="table-column">
      <style:table-column-properties style:column-width="1.492cm"/>
    </style:style>
    <style:style style:name="Таблица2.B" style:family="table-column">
      <style:table-column-properties style:column-width="10.668cm"/>
    </style:style>
    <style:style style:name="Таблица2.C" style:family="table-column">
      <style:table-column-properties style:column-width="2.988cm"/>
    </style:style>
    <style:style style:name="Таблица2.D" style:family="table-column">
      <style:table-column-properties style:column-width="3.14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" style:family="table">
      <style:table-properties style:width="18.292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0.896cm"/>
    </style:style>
    <style:style style:name="Таблица3.B" style:family="table-column">
      <style:table-column-properties style:column-width="2.91cm"/>
    </style:style>
    <style:style style:name="Таблица3.C" style:family="table-column">
      <style:table-column-properties style:column-width="1.993cm"/>
    </style:style>
    <style:style style:name="Таблица3.D" style:family="table-column">
      <style:table-column-properties style:column-width="2.094cm"/>
    </style:style>
    <style:style style:name="Таблица3.E" style:family="table-column">
      <style:table-column-properties style:column-width="1.896cm"/>
    </style:style>
    <style:style style:name="Таблица3.F" style:family="table-column">
      <style:table-column-properties style:column-width="1.99cm"/>
    </style:style>
    <style:style style:name="Таблица3.G" style:family="table-column">
      <style:table-column-properties style:column-width="1.912cm"/>
    </style:style>
    <style:style style:name="Таблица3.H" style:family="table-column">
      <style:table-column-properties style:column-width="1.782cm"/>
    </style:style>
    <style:style style:name="Таблица3.I" style:family="table-column">
      <style:table-column-properties style:column-width="2.819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3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3" style:family="table-row">
      <style:table-row-properties fo:keep-together="auto"/>
    </style:style>
    <style:style style:name="Таблица3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3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.5" style:family="table-row">
      <style:table-row-properties fo:background-color="transparent" fo:keep-together="auto">
        <style:background-image/>
      </style:table-row-properties>
    </style:style>
    <style:style style:name="Таблица3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3.B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2.25pt solid #000000" style:writing-mode="lr-tb">
        <style:background-image/>
      </style:table-cell-properties>
    </style:style>
    <style:style style:name="Таблица3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4" style:family="table">
      <style:table-properties style:width="18.293cm" table:align="center" style:writing-mode="lr-tb"/>
    </style:style>
    <style:style style:name="Таблица4.A" style:family="table-column">
      <style:table-column-properties style:column-width="0.995cm"/>
    </style:style>
    <style:style style:name="Таблица4.B" style:family="table-column">
      <style:table-column-properties style:column-width="3.942cm"/>
    </style:style>
    <style:style style:name="Таблица4.C" style:family="table-column">
      <style:table-column-properties style:column-width="3.343cm"/>
    </style:style>
    <style:style style:name="Таблица4.D" style:family="table-column">
      <style:table-column-properties style:column-width="2.99cm"/>
    </style:style>
    <style:style style:name="Таблица4.E" style:family="table-column">
      <style:table-column-properties style:column-width="1.771cm"/>
    </style:style>
    <style:style style:name="Таблица4.F" style:family="table-column">
      <style:table-column-properties style:column-width="1.785cm"/>
    </style:style>
    <style:style style:name="Таблица4.G" style:family="table-column">
      <style:table-column-properties style:column-width="1.824cm"/>
    </style:style>
    <style:style style:name="Таблица4.H" style:family="table-column">
      <style:table-column-properties style:column-width="1.644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4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4.H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4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3" style:family="table-row">
      <style:table-row-properties fo:keep-together="auto"/>
    </style:style>
    <style:style style:name="Таблица4.A3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4.H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4.H5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" style:family="table">
      <style:table-properties style:width="18.293cm" table:align="center" style:writing-mode="lr-tb"/>
    </style:style>
    <style:style style:name="Таблица5.A" style:family="table-column">
      <style:table-column-properties style:column-width="0.997cm"/>
    </style:style>
    <style:style style:name="Таблица5.B" style:family="table-column">
      <style:table-column-properties style:column-width="3.094cm"/>
    </style:style>
    <style:style style:name="Таблица5.C" style:family="table-column">
      <style:table-column-properties style:column-width="2.004cm"/>
    </style:style>
    <style:style style:name="Таблица5.D" style:family="table-column">
      <style:table-column-properties style:column-width="1.963cm"/>
    </style:style>
    <style:style style:name="Таблица5.E" style:family="table-column">
      <style:table-column-properties style:column-width="1.794cm"/>
    </style:style>
    <style:style style:name="Таблица5.F" style:family="table-column">
      <style:table-column-properties style:column-width="1.93cm"/>
    </style:style>
    <style:style style:name="Таблица5.G" style:family="table-column">
      <style:table-column-properties style:column-width="1.912cm"/>
    </style:style>
    <style:style style:name="Таблица5.H" style:family="table-column">
      <style:table-column-properties style:column-width="1.782cm"/>
    </style:style>
    <style:style style:name="Таблица5.I" style:family="table-column">
      <style:table-column-properties style:column-width="2.81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5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5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5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5.3" style:family="table-row">
      <style:table-row-properties fo:keep-together="auto"/>
    </style:style>
    <style:style style:name="Таблица5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5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5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5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5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6" style:family="table">
      <style:table-properties style:width="26.693cm" table:align="left" style:writing-mode="lr-tb"/>
    </style:style>
    <style:style style:name="Таблица6.A" style:family="table-column">
      <style:table-column-properties style:column-width="1.12cm"/>
    </style:style>
    <style:style style:name="Таблица6.B" style:family="table-column">
      <style:table-column-properties style:column-width="3.639cm"/>
    </style:style>
    <style:style style:name="Таблица6.C" style:family="table-column">
      <style:table-column-properties style:column-width="2.727cm"/>
    </style:style>
    <style:style style:name="Таблица6.D" style:family="table-column">
      <style:table-column-properties style:column-width="2.512cm"/>
    </style:style>
    <style:style style:name="Таблица6.E" style:family="table-column">
      <style:table-column-properties style:column-width="2.067cm"/>
    </style:style>
    <style:style style:name="Таблица6.F" style:family="table-column">
      <style:table-column-properties style:column-width="2.999cm"/>
    </style:style>
    <style:style style:name="Таблица6.G" style:family="table-column">
      <style:table-column-properties style:column-width="1.406cm"/>
    </style:style>
    <style:style style:name="Таблица6.M" style:family="table-column">
      <style:table-column-properties style:column-width="1.628cm"/>
    </style:style>
    <style:style style:name="Таблица6.N" style:family="table-column">
      <style:table-column-properties style:column-width="1.566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6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6.M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N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6.N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6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N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7" style:family="table">
      <style:table-properties style:width="27.217cm" table:align="center" style:writing-mode="lr-tb"/>
    </style:style>
    <style:style style:name="Таблица7.A" style:family="table-column">
      <style:table-column-properties style:column-width="1cm"/>
    </style:style>
    <style:style style:name="Таблица7.B" style:family="table-column">
      <style:table-column-properties style:column-width="6.301cm"/>
    </style:style>
    <style:style style:name="Таблица7.C" style:family="table-column">
      <style:table-column-properties style:column-width="3cm"/>
    </style:style>
    <style:style style:name="Таблица7.D" style:family="table-column">
      <style:table-column-properties style:column-width="1.963cm"/>
    </style:style>
    <style:style style:name="Таблица7.E" style:family="table-column">
      <style:table-column-properties style:column-width="1.838cm"/>
    </style:style>
    <style:style style:name="Таблица7.F" style:family="table-column">
      <style:table-column-properties style:column-width="2.043cm"/>
    </style:style>
    <style:style style:name="Таблица7.G" style:family="table-column">
      <style:table-column-properties style:column-width="1.912cm"/>
    </style:style>
    <style:style style:name="Таблица7.I" style:family="table-column">
      <style:table-column-properties style:column-width="6.16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7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7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7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7.3" style:family="table-row">
      <style:table-row-properties fo:keep-together="auto"/>
    </style:style>
    <style:style style:name="Таблица7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7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7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7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7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7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7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7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8" style:family="table">
      <style:table-properties style:width="27.543cm" fo:margin-left="-1.626cm" fo:margin-right="-1.296cm" table:align="margins" style:writing-mode="lr-tb"/>
    </style:style>
    <style:style style:name="Таблица8.A" style:family="table-column">
      <style:table-column-properties style:column-width="0.998cm" style:rel-column-width="2375*"/>
    </style:style>
    <style:style style:name="Таблица8.B" style:family="table-column">
      <style:table-column-properties style:column-width="5.496cm" style:rel-column-width="13079*"/>
    </style:style>
    <style:style style:name="Таблица8.C" style:family="table-column">
      <style:table-column-properties style:column-width="3.5cm" style:rel-column-width="8327*"/>
    </style:style>
    <style:style style:name="Таблица8.D" style:family="table-column">
      <style:table-column-properties style:column-width="2.041cm" style:rel-column-width="4856*"/>
    </style:style>
    <style:style style:name="Таблица8.E" style:family="table-column">
      <style:table-column-properties style:column-width="1.852cm" style:rel-column-width="4407*"/>
    </style:style>
    <style:style style:name="Таблица8.F" style:family="table-column">
      <style:table-column-properties style:column-width="1.365cm" style:rel-column-width="3248*"/>
    </style:style>
    <style:style style:name="Таблица8.I" style:family="table-column">
      <style:table-column-properties style:column-width="1.363cm" style:rel-column-width="3244*"/>
    </style:style>
    <style:style style:name="Таблица8.J" style:family="table-column">
      <style:table-column-properties style:column-width="1.367cm" style:rel-column-width="3253*"/>
    </style:style>
    <style:style style:name="Таблица8.O" style:family="table-column">
      <style:table-column-properties style:column-width="1.371cm" style:rel-column-width="3262*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8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8.F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8.2" style:family="table-row">
      <style:table-row-properties style:min-row-height="1.704cm" fo:keep-together="always"/>
    </style:style>
    <style:style style:name="Таблица8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O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8.O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8.A4" style:family="table-cell">
      <style:table-cell-properties style:vertical-align="middle" fo:padding-left="0.101cm" fo:padding-right="0.101cm" fo:padding-top="0cm" fo:padding-bottom="0cm" fo:border-left="2.25pt solid #000000" fo:border-right="none" fo:border-top="none" fo:border-bottom="0.5pt solid #000000" style:writing-mode="lr-tb"/>
    </style:style>
    <style:style style:name="Таблица8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8.O4" style:family="table-cell">
      <style:table-cell-properties style:vertical-align="middle" fo:padding-left="0.101cm" fo:padding-right="0.101cm" fo:padding-top="0cm" fo:padding-bottom="0cm" fo:border-left="0.5pt solid #000000" fo:border-right="2.25pt solid #000000" fo:border-top="none" fo:border-bottom="0.5pt solid #000000" style:writing-mode="lr-tb"/>
    </style:style>
    <style:style style:name="Таблица9" style:family="table">
      <style:table-properties style:width="27.208cm" fo:margin-left="-1.2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9.A" style:family="table-column">
      <style:table-column-properties style:column-width="1cm"/>
    </style:style>
    <style:style style:name="Таблица9.B" style:family="table-column">
      <style:table-column-properties style:column-width="6.301cm"/>
    </style:style>
    <style:style style:name="Таблица9.C" style:family="table-column">
      <style:table-column-properties style:column-width="3cm"/>
    </style:style>
    <style:style style:name="Таблица9.D" style:family="table-column">
      <style:table-column-properties style:column-width="1.963cm"/>
    </style:style>
    <style:style style:name="Таблица9.E" style:family="table-column">
      <style:table-column-properties style:column-width="1.838cm"/>
    </style:style>
    <style:style style:name="Таблица9.F" style:family="table-column">
      <style:table-column-properties style:column-width="2.302cm"/>
    </style:style>
    <style:style style:name="Таблица9.G" style:family="table-column">
      <style:table-column-properties style:column-width="2.293cm"/>
    </style:style>
    <style:style style:name="Таблица9.H" style:family="table-column">
      <style:table-column-properties style:column-width="3.11cm"/>
    </style:style>
    <style:style style:name="Таблица9.I" style:family="table-column">
      <style:table-column-properties style:column-width="5.401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9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9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9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9.3" style:family="table-row">
      <style:table-row-properties fo:background-color="transparent" fo:keep-together="auto">
        <style:background-image/>
      </style:table-row-properties>
    </style:style>
    <style:style style:name="Таблица9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9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9.D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2.25pt solid #000000" fo:border-bottom="0.5pt solid #000000" style:writing-mode="lr-tb">
        <style:background-image/>
      </style:table-cell-properties>
    </style:style>
    <style:style style:name="Таблица9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9.A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9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D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9.H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9.5" style:family="table-row">
      <style:table-row-properties fo:keep-together="auto"/>
    </style:style>
    <style:style style:name="Таблица9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9.6" style:family="table-row">
      <style:table-row-properties fo:keep-together="auto"/>
    </style:style>
    <style:style style:name="Таблица9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9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F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H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9.I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58" style:family="table">
      <style:table-properties style:width="27.256cm" table:align="center" style:writing-mode="lr-tb"/>
    </style:style>
    <style:style style:name="Таблица58.A" style:family="table-column">
      <style:table-column-properties style:column-width="1.141cm"/>
    </style:style>
    <style:style style:name="Таблица58.B" style:family="table-column">
      <style:table-column-properties style:column-width="5.715cm"/>
    </style:style>
    <style:style style:name="Таблица58.C" style:family="table-column">
      <style:table-column-properties style:column-width="2.223cm"/>
    </style:style>
    <style:style style:name="Таблица58.D" style:family="table-column">
      <style:table-column-properties style:column-width="1.693cm"/>
    </style:style>
    <style:style style:name="Таблица58.M" style:family="table-column">
      <style:table-column-properties style:column-width="2.937cm"/>
    </style:style>
    <style:style style:name="Таблица58.1" style:family="table-row">
      <style:table-row-properties fo:keep-together="always"/>
    </style:style>
    <style:style style:name="Таблица58.A1" style:family="table-cell">
      <style:table-cell-properties style:vertical-align="middle" fo:padding-left="0.191cm" fo:padding-right="0.191cm" fo:padding-top="0.049cm" fo:padding-bottom="0cm" fo:border-left="2.25pt solid #000000" fo:border-right="none" fo:border-top="2.25pt solid #000000" fo:border-bottom="0.5pt solid #000000" style:writing-mode="lr-tb"/>
    </style:style>
    <style:style style:name="Таблица58.B1" style:family="table-cell">
      <style:table-cell-properties style:vertical-align="middle" fo:padding-left="0.191cm" fo:padding-right="0.191cm" fo:padding-top="0.049cm" fo:padding-bottom="0cm" fo:border-left="0.5pt solid #000000" fo:border-right="none" fo:border-top="2.25pt solid #000000" fo:border-bottom="0.5pt solid #000000" style:writing-mode="lr-tb"/>
    </style:style>
    <style:style style:name="Таблица58.D1" style:family="table-cell">
      <style:table-cell-properties style:vertical-align="middle" fo:padding-left="0.191cm" fo:padding-right="0.191cm" fo:padding-top="0.049cm" fo:padding-bottom="0cm" fo:border-left="0.5pt solid #000000" fo:border-right="2.25pt solid #000000" fo:border-top="2.25pt solid #000000" fo:border-bottom="0.5pt solid #000000" style:writing-mode="lr-tb"/>
    </style:style>
    <style:style style:name="Таблица58.D2" style:family="table-cell">
      <style:table-cell-properties style:vertical-align="middle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58.H2" style:family="table-cell">
      <style:table-cell-properties style:vertical-align="middle" fo:padding-left="0.191cm" fo:padding-right="0.191cm" fo:padding-top="0.049cm" fo:padding-bottom="0cm" fo:border-left="0.5pt solid #000000" fo:border-right="2.25pt solid #000000" fo:border-top="0.5pt solid #000000" fo:border-bottom="0.5pt solid #000000" style:writing-mode="lr-tb"/>
    </style:style>
    <style:style style:name="Таблица58.4" style:family="table-row">
      <style:table-row-properties style:min-row-height="1.288cm" fo:keep-together="always"/>
    </style:style>
    <style:style style:name="Таблица58.5" style:family="table-row">
      <style:table-row-properties fo:keep-together="auto"/>
    </style:style>
    <style:style style:name="Таблица58.A5" style:family="table-cell">
      <style:table-cell-properties style:vertical-align="top" fo:padding-left="0.191cm" fo:padding-right="0.191cm" fo:padding-top="0.049cm" fo:padding-bottom="0cm" fo:border-left="2.25pt solid #000000" fo:border-right="none" fo:border-top="0.5pt solid #000000" fo:border-bottom="2.25pt solid #000000" style:writing-mode="lr-tb"/>
    </style:style>
    <style:style style:name="Таблица58.B5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2.25pt solid #000000" style:writing-mode="lr-tb"/>
    </style:style>
    <style:style style:name="Таблица58.M5" style:family="table-cell">
      <style:table-cell-properties style:vertical-align="top" fo:padding-left="0.191cm" fo:padding-right="0.191cm" fo:padding-top="0.049cm" fo:padding-bottom="0cm" fo:border-left="0.5pt solid #000000" fo:border-right="2.25pt solid #000000" fo:border-top="0.5pt solid #000000" fo:border-bottom="2.25pt solid #000000" style:writing-mode="lr-tb"/>
    </style:style>
    <style:style style:name="Таблица58.6" style:family="table-row">
      <style:table-row-properties fo:keep-together="auto"/>
    </style:style>
    <style:style style:name="Таблица58.B6" style:family="table-cell">
      <style:table-cell-properties style:vertical-align="top" fo:padding-left="0.191cm" fo:padding-right="0.191cm" fo:padding-top="0.049cm" fo:padding-bottom="0cm" fo:border-left="0.5pt solid #000000" fo:border-right="none" fo:border-top="2.25pt solid #000000" fo:border-bottom="0.5pt solid #000000" style:writing-mode="lr-tb"/>
    </style:style>
    <style:style style:name="Таблица58.M6" style:family="table-cell">
      <style:table-cell-properties style:vertical-align="top" fo:padding-left="0.191cm" fo:padding-right="0.191cm" fo:padding-top="0.049cm" fo:padding-bottom="0cm" fo:border-left="0.5pt solid #000000" fo:border-right="2.25pt solid #000000" fo:border-top="2.25pt solid #000000" fo:border-bottom="0.5pt solid #000000" style:writing-mode="lr-tb"/>
    </style:style>
    <style:style style:name="Таблица58.7" style:family="table-row">
      <style:table-row-properties fo:keep-together="auto"/>
    </style:style>
    <style:style style:name="Таблица58.A7" style:family="table-cell">
      <style:table-cell-properties style:vertical-align="middle" fo:padding-left="0.191cm" fo:padding-right="0.191cm" fo:padding-top="0.049cm" fo:padding-bottom="0cm" fo:border-left="2.25pt solid #000000" fo:border-right="none" fo:border-top="0.5pt solid #000000" fo:border-bottom="0.5pt solid #000000" style:writing-mode="lr-tb"/>
    </style:style>
    <style:style style:name="Таблица58.B7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58.M7" style:family="table-cell">
      <style:table-cell-properties style:vertical-align="top" fo:padding-left="0.191cm" fo:padding-right="0.191cm" fo:padding-top="0.049cm" fo:padding-bottom="0cm" fo:border-left="0.5pt solid #000000" fo:border-right="2.25pt solid #000000" fo:border-top="0.5pt solid #000000" fo:border-bottom="0.5pt solid #000000" style:writing-mode="lr-tb"/>
    </style:style>
    <style:style style:name="Таблица58.8" style:family="table-row">
      <style:table-row-properties fo:keep-together="auto"/>
    </style:style>
    <style:style style:name="Таблица58.9" style:family="table-row">
      <style:table-row-properties fo:keep-together="auto"/>
    </style:style>
    <style:style style:name="Таблица58.10" style:family="table-row">
      <style:table-row-properties fo:keep-together="auto"/>
    </style:style>
    <style:style style:name="Таблица58.11" style:family="table-row">
      <style:table-row-properties fo:keep-together="auto"/>
    </style:style>
    <style:style style:name="Таблица58.A11" style:family="table-cell">
      <style:table-cell-properties style:vertical-align="middle" fo:padding-left="0.191cm" fo:padding-right="0.191cm" fo:padding-top="0.049cm" fo:padding-bottom="0cm" fo:border-left="2.25pt solid #000000" fo:border-right="none" fo:border-top="none" fo:border-bottom="0.5pt solid #000000" style:writing-mode="lr-tb"/>
    </style:style>
    <style:style style:name="Таблица58.B11" style:family="table-cell">
      <style:table-cell-properties style:vertical-align="top" fo:padding-left="0.191cm" fo:padding-right="0.191cm" fo:padding-top="0.049cm" fo:padding-bottom="0cm" fo:border-left="0.5pt solid #000000" fo:border-right="none" fo:border-top="none" fo:border-bottom="0.5pt solid #000000" style:writing-mode="lr-tb"/>
    </style:style>
    <style:style style:name="Таблица58.M11" style:family="table-cell">
      <style:table-cell-properties style:vertical-align="top" fo:padding-left="0.191cm" fo:padding-right="0.191cm" fo:padding-top="0.049cm" fo:padding-bottom="0cm" fo:border-left="0.5pt solid #000000" fo:border-right="2.25pt solid #000000" fo:border-top="none" fo:border-bottom="0.5pt solid #000000" style:writing-mode="lr-tb"/>
    </style:style>
    <style:style style:name="Таблица58.12" style:family="table-row">
      <style:table-row-properties fo:keep-together="auto"/>
    </style:style>
    <style:style style:name="Таблица58.13" style:family="table-row">
      <style:table-row-properties fo:keep-together="auto"/>
    </style:style>
    <style:style style:name="Таблица58.14" style:family="table-row">
      <style:table-row-properties fo:keep-together="auto"/>
    </style:style>
    <style:style style:name="Таблица58.15" style:family="table-row">
      <style:table-row-properties fo:keep-together="auto"/>
    </style:style>
    <style:style style:name="Таблица58.16" style:family="table-row">
      <style:table-row-properties fo:keep-together="auto"/>
    </style:style>
    <style:style style:name="Таблица58.17" style:family="table-row">
      <style:table-row-properties fo:keep-together="auto"/>
    </style:style>
    <style:style style:name="Таблица58.18" style:family="table-row">
      <style:table-row-properties fo:keep-together="auto"/>
    </style:style>
    <style:style style:name="Таблица58.19" style:family="table-row">
      <style:table-row-properties fo:keep-together="auto"/>
    </style:style>
    <style:style style:name="Таблица58.20" style:family="table-row">
      <style:table-row-properties fo:keep-together="auto"/>
    </style:style>
    <style:style style:name="Таблица58.21" style:family="table-row">
      <style:table-row-properties fo:keep-together="auto"/>
    </style:style>
    <style:style style:name="Таблица58.22" style:family="table-row">
      <style:table-row-properties fo:keep-together="auto"/>
    </style:style>
    <style:style style:name="Таблица58.A22" style:family="table-cell">
      <style:table-cell-properties style:vertical-align="middle" fo:padding-left="0.191cm" fo:padding-right="0.191cm" fo:padding-top="0.049cm" fo:padding-bottom="0cm" fo:border-left="2.25pt solid #000000" fo:border-right="none" fo:border-top="none" fo:border-bottom="0.05pt solid #000000" style:writing-mode="lr-tb"/>
    </style:style>
    <style:style style:name="Таблица58.B22" style:family="table-cell">
      <style:table-cell-properties style:vertical-align="top" fo:padding-left="0.191cm" fo:padding-right="0.191cm" fo:padding-top="0.049cm" fo:padding-bottom="0cm" fo:border-left="0.5pt solid #000000" fo:border-right="none" fo:border-top="none" fo:border-bottom="0.05pt solid #000000" style:writing-mode="lr-tb"/>
    </style:style>
    <style:style style:name="Таблица58.M22" style:family="table-cell">
      <style:table-cell-properties style:vertical-align="top" fo:padding-left="0.191cm" fo:padding-right="0.191cm" fo:padding-top="0.049cm" fo:padding-bottom="0cm" fo:border-left="0.5pt solid #000000" fo:border-right="2.25pt solid #000000" fo:border-top="none" fo:border-bottom="0.05pt solid #000000" style:writing-mode="lr-tb"/>
    </style:style>
    <style:style style:name="Таблица32" style:family="table">
      <style:table-properties style:width="27.208cm" fo:margin-left="-1.2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32.A" style:family="table-column">
      <style:table-column-properties style:column-width="1cm"/>
    </style:style>
    <style:style style:name="Таблица32.B" style:family="table-column">
      <style:table-column-properties style:column-width="6.301cm"/>
    </style:style>
    <style:style style:name="Таблица32.C" style:family="table-column">
      <style:table-column-properties style:column-width="3cm"/>
    </style:style>
    <style:style style:name="Таблица32.D" style:family="table-column">
      <style:table-column-properties style:column-width="1.963cm"/>
    </style:style>
    <style:style style:name="Таблица32.E" style:family="table-column">
      <style:table-column-properties style:column-width="1.838cm"/>
    </style:style>
    <style:style style:name="Таблица32.F" style:family="table-column">
      <style:table-column-properties style:column-width="2.302cm"/>
    </style:style>
    <style:style style:name="Таблица32.G" style:family="table-column">
      <style:table-column-properties style:column-width="2.293cm"/>
    </style:style>
    <style:style style:name="Таблица32.H" style:family="table-column">
      <style:table-column-properties style:column-width="3.11cm"/>
    </style:style>
    <style:style style:name="Таблица32.I" style:family="table-column">
      <style:table-column-properties style:column-width="5.401cm"/>
    </style:style>
    <style:style style:name="Таблица32.1" style:family="table-row">
      <style:table-row-properties fo:keep-together="always"/>
    </style:style>
    <style:style style:name="Таблица32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32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32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2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32.3" style:family="table-row">
      <style:table-row-properties fo:background-color="transparent" fo:keep-together="auto">
        <style:background-image/>
      </style:table-row-properties>
    </style:style>
    <style:style style:name="Таблица32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32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2.D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2.25pt solid #000000" fo:border-bottom="0.5pt solid #000000" style:writing-mode="lr-tb">
        <style:background-image/>
      </style:table-cell-properties>
    </style:style>
    <style:style style:name="Таблица32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32.A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3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2.D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2.H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2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32.5" style:family="table-row">
      <style:table-row-properties fo:keep-together="auto"/>
    </style:style>
    <style:style style:name="Таблица32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3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2.6" style:family="table-row">
      <style:table-row-properties fo:keep-together="auto"/>
    </style:style>
    <style:style style:name="Таблица32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3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F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G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H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2.I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0" style:family="table">
      <style:table-properties style:width="27.226cm" fo:margin-left="-1.528cm" table:align="left" style:writing-mode="lr-tb"/>
    </style:style>
    <style:style style:name="Таблица10.A" style:family="table-column">
      <style:table-column-properties style:column-width="0.997cm"/>
    </style:style>
    <style:style style:name="Таблица10.B" style:family="table-column">
      <style:table-column-properties style:column-width="4.002cm"/>
    </style:style>
    <style:style style:name="Таблица10.C" style:family="table-column">
      <style:table-column-properties style:column-width="1.669cm"/>
    </style:style>
    <style:style style:name="Таблица10.D" style:family="table-column">
      <style:table-column-properties style:column-width="1.48cm"/>
    </style:style>
    <style:style style:name="Таблица10.E" style:family="table-column">
      <style:table-column-properties style:column-width="1.482cm"/>
    </style:style>
    <style:style style:name="Таблица10.F" style:family="table-column">
      <style:table-column-properties style:column-width="1.596cm"/>
    </style:style>
    <style:style style:name="Таблица10.N" style:family="table-column">
      <style:table-column-properties style:column-width="2.418cm"/>
    </style:style>
    <style:style style:name="Таблица10.O" style:family="table-column">
      <style:table-column-properties style:column-width="2.408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0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0.C1" style:family="table-cell">
      <style:table-cell-properties style:vertical-align="middle" fo:padding="0cm" fo:border-left="0.5pt solid #000000" fo:border-right="none" fo:border-top="2.25pt solid #000000" fo:border-bottom="0.5pt solid #000000" style:writing-mode="lr-tb"/>
    </style:style>
    <style:style style:name="Таблица10.N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0.2" style:family="table-row">
      <style:table-row-properties style:min-row-height="4.11cm" fo:keep-together="always"/>
    </style:style>
    <style:style style:name="Таблица10.N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O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0.3" style:family="table-row">
      <style:table-row-properties style:min-row-height="0.534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0.O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0.4" style:family="table-row">
      <style:table-row-properties fo:keep-together="auto"/>
    </style:style>
    <style:style style:name="Таблица10.O4" style:family="table-cell" style:data-style-name="N107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0.5" style:family="table-row">
      <style:table-row-properties fo:keep-together="auto"/>
    </style:style>
    <style:style style:name="Таблица10.A5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0.O5" style:family="table-cell" style:data-style-name="N107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0.6" style:family="table-row">
      <style:table-row-properties fo:keep-together="auto"/>
    </style:style>
    <style:style style:name="Таблица10.A6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1" style:family="table">
      <style:table-properties style:width="26.966cm" fo:margin-left="-1.23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1.A" style:family="table-column">
      <style:table-column-properties style:column-width="0.998cm"/>
    </style:style>
    <style:style style:name="Таблица11.B" style:family="table-column">
      <style:table-column-properties style:column-width="4.909cm"/>
    </style:style>
    <style:style style:name="Таблица11.C" style:family="table-column">
      <style:table-column-properties style:column-width="2.75cm"/>
    </style:style>
    <style:style style:name="Таблица11.D" style:family="table-column">
      <style:table-column-properties style:column-width="3.484cm"/>
    </style:style>
    <style:style style:name="Таблица11.E" style:family="table-column">
      <style:table-column-properties style:column-width="1.861cm"/>
    </style:style>
    <style:style style:name="Таблица11.F" style:family="table-column">
      <style:table-column-properties style:column-width="2.02cm"/>
    </style:style>
    <style:style style:name="Таблица11.G" style:family="table-column">
      <style:table-column-properties style:column-width="1.912cm"/>
    </style:style>
    <style:style style:name="Таблица11.H" style:family="table-column">
      <style:table-column-properties style:column-width="3cm"/>
    </style:style>
    <style:style style:name="Таблица11.I" style:family="table-column">
      <style:table-column-properties style:column-width="6.033cm"/>
    </style:style>
    <style:style style:name="Таблица11.1" style:family="table-row">
      <style:table-row-properties fo:keep-together="always"/>
    </style:style>
    <style:style style:name="Таблица11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11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11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1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1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3" style:family="table-row">
      <style:table-row-properties fo:background-color="transparent" fo:keep-together="auto">
        <style:background-image/>
      </style:table-row-properties>
    </style:style>
    <style:style style:name="Таблица11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1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1.C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2.25pt solid #000000" fo:border-bottom="0.5pt solid #000000" style:writing-mode="lr-tb">
        <style:background-image/>
      </style:table-cell-properties>
    </style:style>
    <style:style style:name="Таблица11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1.4" style:family="table-row">
      <style:table-row-properties fo:keep-together="auto"/>
    </style:style>
    <style:style style:name="Таблица11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1.5" style:family="table-row">
      <style:table-row-properties fo:keep-together="auto"/>
    </style:style>
    <style:style style:name="Таблица11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1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2" style:family="table">
      <style:table-properties style:width="27.3cm" fo:margin-left="-1.6cm" fo:break-before="auto" fo:break-after="auto" table:align="left" fo:background-color="transparent" style:shadow="#808080 0.049cm 0.049cm" fo:keep-with-next="auto" style:may-break-between-rows="true" style:writing-mode="lr-tb">
        <style:background-image/>
      </style:table-properties>
    </style:style>
    <style:style style:name="Таблица12.A" style:family="table-column">
      <style:table-column-properties style:column-width="1.166cm"/>
    </style:style>
    <style:style style:name="Таблица12.B" style:family="table-column">
      <style:table-column-properties style:column-width="2.889cm"/>
    </style:style>
    <style:style style:name="Таблица12.C" style:family="table-column">
      <style:table-column-properties style:column-width="3.048cm"/>
    </style:style>
    <style:style style:name="Таблица12.D" style:family="table-column">
      <style:table-column-properties style:column-width="1.378cm"/>
    </style:style>
    <style:style style:name="Таблица12.E" style:family="table-column">
      <style:table-column-properties style:column-width="1.404cm"/>
    </style:style>
    <style:style style:name="Таблица12.F" style:family="table-column">
      <style:table-column-properties style:column-width="1.459cm"/>
    </style:style>
    <style:style style:name="Таблица12.G" style:family="table-column">
      <style:table-column-properties style:column-width="1.431cm"/>
    </style:style>
    <style:style style:name="Таблица12.H" style:family="table-column">
      <style:table-column-properties style:column-width="1.274cm"/>
    </style:style>
    <style:style style:name="Таблица12.K" style:family="table-column">
      <style:table-column-properties style:column-width="1.565cm"/>
    </style:style>
    <style:style style:name="Таблица12.L" style:family="table-column">
      <style:table-column-properties style:column-width="1.538cm"/>
    </style:style>
    <style:style style:name="Таблица12.M" style:family="table-column">
      <style:table-column-properties style:column-width="1.457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fo:background-color="transparent" fo:padding-left="0.191cm" fo:padding-right="0.191cm" fo:padding-top="0cm" fo:padding-bottom="0cm" fo:border-left="2.25pt solid #000000" fo:border-right="none" fo:border-top="2.25pt solid #000000" fo:border-bottom="0.5pt solid #000000" style:writing-mode="lr-tb">
        <style:background-image/>
      </style:table-cell-properties>
    </style:style>
    <style:style style:name="Таблица12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2.25pt solid #000000" fo:border-bottom="0.5pt solid #000000" style:writing-mode="lr-tb">
        <style:background-image/>
      </style:table-cell-properties>
    </style:style>
    <style:style style:name="Таблица12.J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Таблица12.2" style:family="table-row">
      <style:table-row-properties fo:background-color="transparent" fo:keep-together="always">
        <style:background-image/>
      </style:table-row-properties>
    </style:style>
    <style:style style:name="Таблица12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2.H2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2.M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12.Q3" style:family="table-cell">
      <style:table-cell-properties style:vertical-align="middle" fo:background-color="transparent" fo:padding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Таблица12.4" style:family="table-row">
      <style:table-row-properties style:min-row-height="2.413cm" fo:keep-together="always"/>
    </style:style>
    <style:style style:name="Таблица12.5" style:family="table-row">
      <style:table-row-properties style:min-row-height="0.529cm" fo:keep-together="always"/>
    </style:style>
    <style:style style:name="Таблица12.A5" style:family="table-cell">
      <style:table-cell-properties style:vertical-align="middle" fo:background-color="transparent" fo:padding-left="0.191cm" fo:padding-right="0.191cm" fo:padding-top="0cm" fo:padding-bottom="0cm" fo:border-left="2.25pt solid #000000" fo:border-right="none" fo:border-top="0.5pt solid #000000" fo:border-bottom="2.25pt solid #000000" style:writing-mode="lr-tb">
        <style:background-image/>
      </style:table-cell-properties>
    </style:style>
    <style:style style:name="Таблица12.B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2.25pt solid #000000" style:writing-mode="lr-tb">
        <style:background-image/>
      </style:table-cell-properties>
    </style:style>
    <style:style style:name="Таблица12.Q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Таблица12.A6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2.B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C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D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E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F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G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H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I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J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K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L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M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N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O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P6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2.Q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2.A7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F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G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H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I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J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K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L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N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O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P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Q7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2.A8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2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E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F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G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H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I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J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K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L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M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N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O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P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Q8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2.A9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9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2.A10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10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2.A11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2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G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H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I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J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K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L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M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N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O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P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Q1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2.A12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1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2.A13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1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2.A1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1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2.A15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2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C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D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E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G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H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I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J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K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L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M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N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O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P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Q1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3" style:family="table">
      <style:table-properties style:width="26.961cm" fo:margin-left="-1.2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3.A" style:family="table-column">
      <style:table-column-properties style:column-width="1cm"/>
    </style:style>
    <style:style style:name="Таблица13.B" style:family="table-column">
      <style:table-column-properties style:column-width="6.301cm"/>
    </style:style>
    <style:style style:name="Таблица13.C" style:family="table-column">
      <style:table-column-properties style:column-width="3cm"/>
    </style:style>
    <style:style style:name="Таблица13.D" style:family="table-column">
      <style:table-column-properties style:column-width="2.29cm"/>
    </style:style>
    <style:style style:name="Таблица13.E" style:family="table-column">
      <style:table-column-properties style:column-width="2.402cm"/>
    </style:style>
    <style:style style:name="Таблица13.F" style:family="table-column">
      <style:table-column-properties style:column-width="2.205cm"/>
    </style:style>
    <style:style style:name="Таблица13.G" style:family="table-column">
      <style:table-column-properties style:column-width="2.404cm"/>
    </style:style>
    <style:style style:name="Таблица13.H" style:family="table-column">
      <style:table-column-properties style:column-width="2.999cm"/>
    </style:style>
    <style:style style:name="Таблица13.I" style:family="table-column">
      <style:table-column-properties style:column-width="4.36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3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3.I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3" style:family="table-row">
      <style:table-row-properties fo:keep-together="auto"/>
    </style:style>
    <style:style style:name="Таблица13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3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3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3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3.5" style:family="table-row">
      <style:table-row-properties fo:background-color="transparent" fo:keep-together="auto">
        <style:background-image/>
      </style:table-row-properties>
    </style:style>
    <style:style style:name="Таблица13.A5" style:family="table-cell">
      <style:table-cell-properties style:vertical-align="middle" fo:background-color="transparent" fo:padding-left="0.191cm" fo:padding-right="0.191cm" fo:padding-top="0cm" fo:padding-bottom="0cm" fo:border-left="2.25pt solid #000000" fo:border-right="none" fo:border-top="0.5pt solid #000000" fo:border-bottom="2.25pt solid #000000" style:writing-mode="lr-tb">
        <style:background-image/>
      </style:table-cell-properties>
    </style:style>
    <style:style style:name="Таблица1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3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5" style:family="table">
      <style:table-properties style:width="25.702cm" fo:margin-left="-1.039cm" table:align="left" style:writing-mode="lr-tb"/>
    </style:style>
    <style:style style:name="Таблица15.A" style:family="table-column">
      <style:table-column-properties style:column-width="1.501cm"/>
    </style:style>
    <style:style style:name="Таблица15.B" style:family="table-column">
      <style:table-column-properties style:column-width="4.75cm"/>
    </style:style>
    <style:style style:name="Таблица15.C" style:family="table-column">
      <style:table-column-properties style:column-width="2.251cm"/>
    </style:style>
    <style:style style:name="Таблица15.D" style:family="table-column">
      <style:table-column-properties style:column-width="1.662cm"/>
    </style:style>
    <style:style style:name="Таблица15.E" style:family="table-column">
      <style:table-column-properties style:column-width="1.589cm"/>
    </style:style>
    <style:style style:name="Таблица15.F" style:family="table-column">
      <style:table-column-properties style:column-width="2.249cm"/>
    </style:style>
    <style:style style:name="Таблица15.H" style:family="table-column">
      <style:table-column-properties style:column-width="1.75cm"/>
    </style:style>
    <style:style style:name="Таблица15.I" style:family="table-column">
      <style:table-column-properties style:column-width="1.905cm"/>
    </style:style>
    <style:style style:name="Таблица15.L" style:family="table-column">
      <style:table-column-properties style:column-width="1.984cm"/>
    </style:style>
    <style:style style:name="Таблица15.1" style:family="table-row">
      <style:table-row-properties fo:keep-together="always"/>
    </style:style>
    <style:style style:name="Таблица15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5.K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5.2" style:family="table-row">
      <style:table-row-properties style:min-row-height="0.487cm" fo:keep-together="always"/>
    </style:style>
    <style:style style:name="Таблица15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L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5.4" style:family="table-row">
      <style:table-row-properties fo:keep-together="auto"/>
    </style:style>
    <style:style style:name="Таблица15.A4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5.L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5.5" style:family="table-row">
      <style:table-row-properties style:min-row-height="0.143cm" fo:keep-together="auto"/>
    </style:style>
    <style:style style:name="Таблица15.C5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5.6" style:family="table-row">
      <style:table-row-properties fo:keep-together="auto"/>
    </style:style>
    <style:style style:name="Таблица15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5.7" style:family="table-row">
      <style:table-row-properties fo:keep-together="auto"/>
    </style:style>
    <style:style style:name="Таблица1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A9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5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5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5.L9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5.11" style:family="table-row">
      <style:table-row-properties fo:keep-together="auto"/>
    </style:style>
    <style:style style:name="Таблица15.12" style:family="table-row">
      <style:table-row-properties fo:keep-together="auto"/>
    </style:style>
    <style:style style:name="Таблица16" style:family="table">
      <style:table-properties style:width="26.25cm" fo:margin-left="-1.039cm" table:align="left" style:writing-mode="lr-tb"/>
    </style:style>
    <style:style style:name="Таблица16.A" style:family="table-column">
      <style:table-column-properties style:column-width="1.501cm"/>
    </style:style>
    <style:style style:name="Таблица16.B" style:family="table-column">
      <style:table-column-properties style:column-width="4.001cm"/>
    </style:style>
    <style:style style:name="Таблица16.C" style:family="table-column">
      <style:table-column-properties style:column-width="1.499cm"/>
    </style:style>
    <style:style style:name="Таблица16.E" style:family="table-column">
      <style:table-column-properties style:column-width="1.75cm"/>
    </style:style>
    <style:style style:name="Таблица16.H" style:family="table-column">
      <style:table-column-properties style:column-width="2.251cm"/>
    </style:style>
    <style:style style:name="Таблица16.I" style:family="table-column">
      <style:table-column-properties style:column-width="2.501cm"/>
    </style:style>
    <style:style style:name="Таблица16.J" style:family="table-column">
      <style:table-column-properties style:column-width="2.556cm"/>
    </style:style>
    <style:style style:name="Таблица16.L" style:family="table-column">
      <style:table-column-properties style:column-width="2.635cm"/>
    </style:style>
    <style:style style:name="Таблица16.1" style:family="table-row">
      <style:table-row-properties fo:keep-together="always"/>
    </style:style>
    <style:style style:name="Таблица16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6.I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6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J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6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6.L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6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7" style:family="table">
      <style:table-properties style:width="24.183cm" fo:margin-left="-1.039cm" table:align="left" style:writing-mode="lr-tb"/>
    </style:style>
    <style:style style:name="Таблица17.A" style:family="table-column">
      <style:table-column-properties style:column-width="1.501cm"/>
    </style:style>
    <style:style style:name="Таблица17.B" style:family="table-column">
      <style:table-column-properties style:column-width="4.5cm"/>
    </style:style>
    <style:style style:name="Таблица17.C" style:family="table-column">
      <style:table-column-properties style:column-width="2.501cm"/>
    </style:style>
    <style:style style:name="Таблица17.D" style:family="table-column">
      <style:table-column-properties style:column-width="1.75cm"/>
    </style:style>
    <style:style style:name="Таблица17.E" style:family="table-column">
      <style:table-column-properties style:column-width="2.251cm"/>
    </style:style>
    <style:style style:name="Таблица17.F" style:family="table-column">
      <style:table-column-properties style:column-width="2.166cm"/>
    </style:style>
    <style:style style:name="Таблица17.H" style:family="table-column">
      <style:table-column-properties style:column-width="2.168cm"/>
    </style:style>
    <style:style style:name="Таблица17.I" style:family="table-column">
      <style:table-column-properties style:column-width="1.7cm"/>
    </style:style>
    <style:style style:name="Таблица17.K" style:family="table-column">
      <style:table-column-properties style:column-width="1.78cm"/>
    </style:style>
    <style:style style:name="Таблица17.1" style:family="table-row">
      <style:table-row-properties fo:keep-together="always"/>
    </style:style>
    <style:style style:name="Таблица17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7.I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7.2" style:family="table-row">
      <style:table-row-properties style:min-row-height="0.919cm" fo:keep-together="always"/>
    </style:style>
    <style:style style:name="Таблица17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K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7.A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7.K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7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8" style:family="table">
      <style:table-properties style:width="26.083cm" fo:margin-left="-1.039cm" table:align="left" style:writing-mode="lr-tb"/>
    </style:style>
    <style:style style:name="Таблица18.A" style:family="table-column">
      <style:table-column-properties style:column-width="1.896cm"/>
    </style:style>
    <style:style style:name="Таблица18.B" style:family="table-column">
      <style:table-column-properties style:column-width="2.919cm"/>
    </style:style>
    <style:style style:name="Таблица18.C" style:family="table-column">
      <style:table-column-properties style:column-width="1.826cm"/>
    </style:style>
    <style:style style:name="Таблица18.D" style:family="table-column">
      <style:table-column-properties style:column-width="1.845cm"/>
    </style:style>
    <style:style style:name="Таблица18.E" style:family="table-column">
      <style:table-column-properties style:column-width="2.806cm"/>
    </style:style>
    <style:style style:name="Таблица18.F" style:family="table-column">
      <style:table-column-properties style:column-width="1.967cm"/>
    </style:style>
    <style:style style:name="Таблица18.G" style:family="table-column">
      <style:table-column-properties style:column-width="1.969cm"/>
    </style:style>
    <style:style style:name="Таблица18.J" style:family="table-column">
      <style:table-column-properties style:column-width="2cm"/>
    </style:style>
    <style:style style:name="Таблица18.L" style:family="table-column">
      <style:table-column-properties style:column-width="2.08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8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8.J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8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8.L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8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8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L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8.A5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18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8.L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19" style:family="table">
      <style:table-properties style:width="26.141cm" fo:margin-left="-1.085cm" table:align="left" style:writing-mode="lr-tb"/>
    </style:style>
    <style:style style:name="Таблица19.A" style:family="table-column">
      <style:table-column-properties style:column-width="1.005cm"/>
    </style:style>
    <style:style style:name="Таблица19.B" style:family="table-column">
      <style:table-column-properties style:column-width="6.112cm"/>
    </style:style>
    <style:style style:name="Таблица19.C" style:family="table-column">
      <style:table-column-properties style:column-width="2.99cm"/>
    </style:style>
    <style:style style:name="Таблица19.D" style:family="table-column">
      <style:table-column-properties style:column-width="2.196cm"/>
    </style:style>
    <style:style style:name="Таблица19.E" style:family="table-column">
      <style:table-column-properties style:column-width="1.787cm"/>
    </style:style>
    <style:style style:name="Таблица19.F" style:family="table-column">
      <style:table-column-properties style:column-width="2.117cm"/>
    </style:style>
    <style:style style:name="Таблица19.G" style:family="table-column">
      <style:table-column-properties style:column-width="2.094cm"/>
    </style:style>
    <style:style style:name="Таблица19.H" style:family="table-column">
      <style:table-column-properties style:column-width="3.198cm"/>
    </style:style>
    <style:style style:name="Таблица19.I" style:family="table-column">
      <style:table-column-properties style:column-width="4.643cm"/>
    </style:style>
    <style:style style:name="Таблица19.1" style:family="table-row">
      <style:table-row-properties fo:keep-together="always"/>
    </style:style>
    <style:style style:name="Таблица19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9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9.I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9.3" style:family="table-row">
      <style:table-row-properties fo:keep-together="auto"/>
    </style:style>
    <style:style style:name="Таблица19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9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9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9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9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19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9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0" style:family="table">
      <style:table-properties style:width="25.453cm" fo:margin-left="-0.79cm" table:align="left" style:writing-mode="lr-tb"/>
    </style:style>
    <style:style style:name="Таблица20.A" style:family="table-column">
      <style:table-column-properties style:column-width="1.252cm"/>
    </style:style>
    <style:style style:name="Таблица20.B" style:family="table-column">
      <style:table-column-properties style:column-width="4.75cm"/>
    </style:style>
    <style:style style:name="Таблица20.C" style:family="table-column">
      <style:table-column-properties style:column-width="2.251cm"/>
    </style:style>
    <style:style style:name="Таблица20.D" style:family="table-column">
      <style:table-column-properties style:column-width="1.662cm"/>
    </style:style>
    <style:style style:name="Таблица20.E" style:family="table-column">
      <style:table-column-properties style:column-width="1.589cm"/>
    </style:style>
    <style:style style:name="Таблица20.F" style:family="table-column">
      <style:table-column-properties style:column-width="2.249cm"/>
    </style:style>
    <style:style style:name="Таблица20.H" style:family="table-column">
      <style:table-column-properties style:column-width="1.75cm"/>
    </style:style>
    <style:style style:name="Таблица20.I" style:family="table-column">
      <style:table-column-properties style:column-width="1.905cm"/>
    </style:style>
    <style:style style:name="Таблица20.L" style:family="table-column">
      <style:table-column-properties style:column-width="1.984cm"/>
    </style:style>
    <style:style style:name="Таблица20.1" style:family="table-row">
      <style:table-row-properties fo:keep-together="always"/>
    </style:style>
    <style:style style:name="Таблица20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0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0.K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0.2" style:family="table-row">
      <style:table-row-properties style:min-row-height="0.487cm" fo:keep-together="always"/>
    </style:style>
    <style:style style:name="Таблица20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L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0.4" style:family="table-row">
      <style:table-row-properties fo:keep-together="auto"/>
    </style:style>
    <style:style style:name="Таблица20.A4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0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0.L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0.5" style:family="table-row">
      <style:table-row-properties style:min-row-height="0.143cm" fo:keep-together="auto"/>
    </style:style>
    <style:style style:name="Таблица20.C5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0.6" style:family="table-row">
      <style:table-row-properties fo:keep-together="auto"/>
    </style:style>
    <style:style style:name="Таблица20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0.7" style:family="table-row">
      <style:table-row-properties fo:keep-together="auto"/>
    </style:style>
    <style:style style:name="Таблица20.8" style:family="table-row">
      <style:table-row-properties fo:keep-together="auto"/>
    </style:style>
    <style:style style:name="Таблица20.9" style:family="table-row">
      <style:table-row-properties fo:keep-together="auto"/>
    </style:style>
    <style:style style:name="Таблица20.10" style:family="table-row">
      <style:table-row-properties fo:keep-together="auto"/>
    </style:style>
    <style:style style:name="Таблица20.11" style:family="table-row">
      <style:table-row-properties fo:keep-together="auto"/>
    </style:style>
    <style:style style:name="Таблица20.12" style:family="table-row">
      <style:table-row-properties fo:keep-together="auto"/>
    </style:style>
    <style:style style:name="Таблица20.A12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0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0.L1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1" style:family="table">
      <style:table-properties style:width="25.504cm" fo:margin-left="-0.79cm" table:align="left" style:writing-mode="lr-tb"/>
    </style:style>
    <style:style style:name="Таблица21.A" style:family="table-column">
      <style:table-column-properties style:column-width="1.252cm"/>
    </style:style>
    <style:style style:name="Таблица21.B" style:family="table-column">
      <style:table-column-properties style:column-width="5.876cm"/>
    </style:style>
    <style:style style:name="Таблица21.C" style:family="table-column">
      <style:table-column-properties style:column-width="1.995cm"/>
    </style:style>
    <style:style style:name="Таблица21.G" style:family="table-column">
      <style:table-column-properties style:column-width="1.896cm"/>
    </style:style>
    <style:style style:name="Таблица21.H" style:family="table-column">
      <style:table-column-properties style:column-width="1.563cm"/>
    </style:style>
    <style:style style:name="Таблица21.L" style:family="table-column">
      <style:table-column-properties style:column-width="2.249cm"/>
    </style:style>
    <style:style style:name="Таблица21.1" style:family="table-row">
      <style:table-row-properties fo:keep-together="always"/>
    </style:style>
    <style:style style:name="Таблица21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1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1.C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1.L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1.L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1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1.L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2" style:family="table">
      <style:table-properties style:width="25.576cm" fo:margin-left="-0.79cm" table:align="left" style:writing-mode="lr-tb"/>
    </style:style>
    <style:style style:name="Таблица22.A" style:family="table-column">
      <style:table-column-properties style:column-width="1.252cm"/>
    </style:style>
    <style:style style:name="Таблица22.B" style:family="table-column">
      <style:table-column-properties style:column-width="6.355cm"/>
    </style:style>
    <style:style style:name="Таблица22.C" style:family="table-column">
      <style:table-column-properties style:column-width="2.323cm"/>
    </style:style>
    <style:style style:name="Таблица22.E" style:family="table-column">
      <style:table-column-properties style:column-width="1.75cm"/>
    </style:style>
    <style:style style:name="Таблица22.G" style:family="table-column">
      <style:table-column-properties style:column-width="1.501cm"/>
    </style:style>
    <style:style style:name="Таблица22.J" style:family="table-column">
      <style:table-column-properties style:column-width="1.251cm"/>
    </style:style>
    <style:style style:name="Таблица22.M" style:family="table-column">
      <style:table-column-properties style:column-width="1.071cm"/>
    </style:style>
    <style:style style:name="Таблица22.1" style:family="table-row">
      <style:table-row-properties fo:keep-together="always"/>
    </style:style>
    <style:style style:name="Таблица22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2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2.E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2.J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2.2" style:family="table-row">
      <style:table-row-properties style:min-row-height="0.919cm" fo:keep-together="always"/>
    </style:style>
    <style:style style:name="Таблица2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M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2.A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2.M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2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" style:family="table">
      <style:table-properties style:width="26.084cm" fo:margin-left="-0.979cm" fo:break-before="auto" fo:break-after="auto" table:align="left" fo:background-color="transparent" style:shadow="#808080 0.049cm 0.049cm" fo:keep-with-next="auto" style:may-break-between-rows="true" style:writing-mode="lr-tb">
        <style:background-image/>
      </style:table-properties>
    </style:style>
    <style:style style:name="Таблица23.A" style:family="table-column">
      <style:table-column-properties style:column-width="1.192cm"/>
    </style:style>
    <style:style style:name="Таблица23.B" style:family="table-column">
      <style:table-column-properties style:column-width="5.659cm"/>
    </style:style>
    <style:style style:name="Таблица23.C" style:family="table-column">
      <style:table-column-properties style:column-width="2.577cm"/>
    </style:style>
    <style:style style:name="Таблица23.D" style:family="table-column">
      <style:table-column-properties style:column-width="2.579cm"/>
    </style:style>
    <style:style style:name="Таблица23.E" style:family="table-column">
      <style:table-column-properties style:column-width="1.406cm"/>
    </style:style>
    <style:style style:name="Таблица23.F" style:family="table-column">
      <style:table-column-properties style:column-width="1.404cm"/>
    </style:style>
    <style:style style:name="Таблица23.G" style:family="table-column">
      <style:table-column-properties style:column-width="1.379cm"/>
    </style:style>
    <style:style style:name="Таблица23.N" style:family="table-column">
      <style:table-column-properties style:column-width="1.485cm"/>
    </style:style>
    <style:style style:name="Таблица23.1" style:family="table-row">
      <style:table-row-properties style:min-row-height="0.785cm" fo:keep-together="always"/>
    </style:style>
    <style:style style:name="Таблица23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3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3.C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3.E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3.2" style:family="table-row">
      <style:table-row-properties style:min-row-height="3.318cm" fo:background-color="transparent" fo:keep-together="always">
        <style:background-image/>
      </style:table-row-properties>
    </style:style>
    <style:style style:name="Таблица2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E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05pt solid #000000" fo:border-bottom="0.5pt solid #000000" style:writing-mode="lr-tb">
        <style:background-image/>
      </style:table-cell-properties>
    </style:style>
    <style:style style:name="Таблица23.F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5pt solid #000000" style:writing-mode="lr-tb">
        <style:background-image/>
      </style:table-cell-properties>
    </style:style>
    <style:style style:name="Таблица23.N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3pt solid #000000" fo:border-top="0.05pt solid #000000" fo:border-bottom="0.5pt solid #000000" style:writing-mode="lr-tb">
        <style:background-image/>
      </style:table-cell-properties>
    </style:style>
    <style:style style:name="Таблица23.3" style:family="table-row">
      <style:table-row-properties style:min-row-height="0.487cm" fo:keep-together="always"/>
    </style:style>
    <style:style style:name="Таблица23.A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J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K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L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M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N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3.4" style:family="table-row">
      <style:table-row-properties fo:keep-together="always"/>
    </style:style>
    <style:style style:name="Таблица23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5" style:family="table-row">
      <style:table-row-properties fo:keep-together="always"/>
    </style:style>
    <style:style style:name="Таблица23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6" style:family="table-row">
      <style:table-row-properties fo:keep-together="always"/>
    </style:style>
    <style:style style:name="Таблица23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7" style:family="table-row">
      <style:table-row-properties fo:keep-together="always"/>
    </style:style>
    <style:style style:name="Таблица23.A7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7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8" style:family="table-row">
      <style:table-row-properties fo:keep-together="always"/>
    </style:style>
    <style:style style:name="Таблица23.A8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8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9" style:family="table-row">
      <style:table-row-properties fo:keep-together="always"/>
    </style:style>
    <style:style style:name="Таблица23.A9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9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10" style:family="table-row">
      <style:table-row-properties fo:keep-together="always"/>
    </style:style>
    <style:style style:name="Таблица23.A10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3.N10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3.11" style:family="table-row">
      <style:table-row-properties fo:keep-together="always"/>
    </style:style>
    <style:style style:name="Таблица23.A11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3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G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H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I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J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K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L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M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3.N1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4" style:family="table">
      <style:table-properties style:width="26.432cm" fo:margin-left="-1.258cm" table:align="left" style:writing-mode="lr-tb"/>
    </style:style>
    <style:style style:name="Таблица24.A" style:family="table-column">
      <style:table-column-properties style:column-width="0.998cm"/>
    </style:style>
    <style:style style:name="Таблица24.B" style:family="table-column">
      <style:table-column-properties style:column-width="6.301cm"/>
    </style:style>
    <style:style style:name="Таблица24.C" style:family="table-column">
      <style:table-column-properties style:column-width="3cm"/>
    </style:style>
    <style:style style:name="Таблица24.D" style:family="table-column">
      <style:table-column-properties style:column-width="2.401cm"/>
    </style:style>
    <style:style style:name="Таблица24.E" style:family="table-column">
      <style:table-column-properties style:column-width="1.808cm"/>
    </style:style>
    <style:style style:name="Таблица24.F" style:family="table-column">
      <style:table-column-properties style:column-width="1.984cm"/>
    </style:style>
    <style:style style:name="Таблица24.G" style:family="table-column">
      <style:table-column-properties style:column-width="2.117cm"/>
    </style:style>
    <style:style style:name="Таблица24.H" style:family="table-column">
      <style:table-column-properties style:column-width="3.087cm"/>
    </style:style>
    <style:style style:name="Таблица24.I" style:family="table-column">
      <style:table-column-properties style:column-width="4.736cm"/>
    </style:style>
    <style:style style:name="Таблица24.1" style:family="table-row">
      <style:table-row-properties fo:keep-together="always"/>
    </style:style>
    <style:style style:name="Таблица24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4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4.I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4.3" style:family="table-row">
      <style:table-row-properties fo:keep-together="auto"/>
    </style:style>
    <style:style style:name="Таблица24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4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4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4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4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4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4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4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4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5" style:family="table">
      <style:table-properties style:width="25.449cm" fo:margin-left="0cm" table:align="left" style:writing-mode="lr-tb"/>
    </style:style>
    <style:style style:name="Таблица25.A" style:family="table-column">
      <style:table-column-properties style:column-width="1.251cm"/>
    </style:style>
    <style:style style:name="Таблица25.B" style:family="table-column">
      <style:table-column-properties style:column-width="3.999cm"/>
    </style:style>
    <style:style style:name="Таблица25.C" style:family="table-column">
      <style:table-column-properties style:column-width="3.002cm"/>
    </style:style>
    <style:style style:name="Таблица25.D" style:family="table-column">
      <style:table-column-properties style:column-width="1.662cm"/>
    </style:style>
    <style:style style:name="Таблица25.E" style:family="table-column">
      <style:table-column-properties style:column-width="1.589cm"/>
    </style:style>
    <style:style style:name="Таблица25.F" style:family="table-column">
      <style:table-column-properties style:column-width="2.247cm"/>
    </style:style>
    <style:style style:name="Таблица25.G" style:family="table-column">
      <style:table-column-properties style:column-width="2.251cm"/>
    </style:style>
    <style:style style:name="Таблица25.H" style:family="table-column">
      <style:table-column-properties style:column-width="1.75cm"/>
    </style:style>
    <style:style style:name="Таблица25.I" style:family="table-column">
      <style:table-column-properties style:column-width="2cm"/>
    </style:style>
    <style:style style:name="Таблица25.J" style:family="table-column">
      <style:table-column-properties style:column-width="1.81cm"/>
    </style:style>
    <style:style style:name="Таблица25.K" style:family="table-column">
      <style:table-column-properties style:column-width="1.905cm"/>
    </style:style>
    <style:style style:name="Таблица25.L" style:family="table-column">
      <style:table-column-properties style:column-width="1.984cm"/>
    </style:style>
    <style:style style:name="Таблица25.1" style:family="table-row">
      <style:table-row-properties fo:keep-together="always"/>
    </style:style>
    <style:style style:name="Таблица25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5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5.K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5.2" style:family="table-row">
      <style:table-row-properties style:min-row-height="0.487cm" fo:keep-together="always"/>
    </style:style>
    <style:style style:name="Таблица25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L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5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5.L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5.5" style:family="table-row">
      <style:table-row-properties style:min-row-height="0.143cm" fo:keep-together="always"/>
    </style:style>
    <style:style style:name="Таблица25.B5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5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5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B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5.L17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6" style:family="table">
      <style:table-properties style:width="26.813cm" fo:margin-left="-1.282cm" table:align="left" style:writing-mode="lr-tb"/>
    </style:style>
    <style:style style:name="Таблица26.A" style:family="table-column">
      <style:table-column-properties style:column-width="1.191cm"/>
    </style:style>
    <style:style style:name="Таблица26.B" style:family="table-column">
      <style:table-column-properties style:column-width="4.785cm"/>
    </style:style>
    <style:style style:name="Таблица26.C" style:family="table-column">
      <style:table-column-properties style:column-width="1.774cm"/>
    </style:style>
    <style:style style:name="Таблица26.G" style:family="table-column">
      <style:table-column-properties style:column-width="2.226cm"/>
    </style:style>
    <style:style style:name="Таблица26.H" style:family="table-column">
      <style:table-column-properties style:column-width="2.051cm"/>
    </style:style>
    <style:style style:name="Таблица26.I" style:family="table-column">
      <style:table-column-properties style:column-width="2.006cm"/>
    </style:style>
    <style:style style:name="Таблица26.J" style:family="table-column">
      <style:table-column-properties style:column-width="1.852cm"/>
    </style:style>
    <style:style style:name="Таблица26.K" style:family="table-column">
      <style:table-column-properties style:column-width="1.875cm"/>
    </style:style>
    <style:style style:name="Таблица26.L" style:family="table-column">
      <style:table-column-properties style:column-width="1.873cm"/>
    </style:style>
    <style:style style:name="Таблица26.M" style:family="table-column">
      <style:table-column-properties style:column-width="1.856cm"/>
    </style:style>
    <style:style style:name="Таблица26.1" style:family="table-row">
      <style:table-row-properties fo:keep-together="always"/>
    </style:style>
    <style:style style:name="Таблица26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6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6.H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none" style:writing-mode="lr-tb"/>
    </style:style>
    <style:style style:name="Таблица26.J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6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M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6.3" style:family="table-row">
      <style:table-row-properties style:min-row-height="0.773cm" fo:keep-together="always"/>
    </style:style>
    <style:style style:name="Таблица26.4" style:family="table-row">
      <style:table-row-properties style:min-row-height="0.524cm" fo:keep-together="always"/>
    </style:style>
    <style:style style:name="Таблица26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6.M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6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05pt solid #000000" style:writing-mode="lr-tb"/>
    </style:style>
    <style:style style:name="Таблица26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26.M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05pt solid #000000" style:writing-mode="lr-tb"/>
    </style:style>
    <style:style style:name="Таблица26.A16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26.B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05pt solid #000000" style:writing-mode="lr-tb"/>
    </style:style>
    <style:style style:name="Таблица26.M1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05pt solid #000000" style:writing-mode="lr-tb"/>
    </style:style>
    <style:style style:name="Таблица26.A2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Таблица26.B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2.25pt solid #000000" style:writing-mode="lr-tb"/>
    </style:style>
    <style:style style:name="Таблица26.M2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2.25pt solid #000000" style:writing-mode="lr-tb"/>
    </style:style>
    <style:style style:name="Таблица27" style:family="table">
      <style:table-properties style:width="26.741cm" fo:margin-left="-1.217cm" table:align="left" style:writing-mode="lr-tb"/>
    </style:style>
    <style:style style:name="Таблица27.A" style:family="table-column">
      <style:table-column-properties style:column-width="1.295cm"/>
    </style:style>
    <style:style style:name="Таблица27.B" style:family="table-column">
      <style:table-column-properties style:column-width="5.805cm"/>
    </style:style>
    <style:style style:name="Таблица27.C" style:family="table-column">
      <style:table-column-properties style:column-width="2.096cm"/>
    </style:style>
    <style:style style:name="Таблица27.D" style:family="table-column">
      <style:table-column-properties style:column-width="2.117cm"/>
    </style:style>
    <style:style style:name="Таблица27.E" style:family="table-column">
      <style:table-column-properties style:column-width="1.785cm"/>
    </style:style>
    <style:style style:name="Таблица27.F" style:family="table-column">
      <style:table-column-properties style:column-width="1.699cm"/>
    </style:style>
    <style:style style:name="Таблица27.G" style:family="table-column">
      <style:table-column-properties style:column-width="1.499cm"/>
    </style:style>
    <style:style style:name="Таблица27.H" style:family="table-column">
      <style:table-column-properties style:column-width="1.808cm"/>
    </style:style>
    <style:style style:name="Таблица27.I" style:family="table-column">
      <style:table-column-properties style:column-width="2.69cm"/>
    </style:style>
    <style:style style:name="Таблица27.J" style:family="table-column">
      <style:table-column-properties style:column-width="1.487cm"/>
    </style:style>
    <style:style style:name="Таблица27.1" style:family="table-row">
      <style:table-row-properties fo:keep-together="always"/>
    </style:style>
    <style:style style:name="Таблица27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7.B1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7.C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7.J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7.2" style:family="table-row">
      <style:table-row-properties style:min-row-height="0.919cm" fo:keep-together="always"/>
    </style:style>
    <style:style style:name="Таблица27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M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7.A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7.M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7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7.A1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05pt solid #000000" style:writing-mode="lr-tb"/>
    </style:style>
    <style:style style:name="Таблица27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27.M1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05pt solid #000000" style:writing-mode="lr-tb"/>
    </style:style>
    <style:style style:name="Таблица27.A1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27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05pt solid #000000" style:writing-mode="lr-tb"/>
    </style:style>
    <style:style style:name="Таблица27.M1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05pt solid #000000" style:writing-mode="lr-tb"/>
    </style:style>
    <style:style style:name="Таблица27.A23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Таблица27.B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2.25pt solid #000000" style:writing-mode="lr-tb"/>
    </style:style>
    <style:style style:name="Таблица27.M2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2.25pt solid #000000" style:writing-mode="lr-tb"/>
    </style:style>
    <style:style style:name="Таблица28" style:family="table">
      <style:table-properties style:width="26.806cm" fo:margin-left="-1.251cm" table:align="left" style:writing-mode="lr-tb"/>
    </style:style>
    <style:style style:name="Таблица28.A" style:family="table-column">
      <style:table-column-properties style:column-width="1.289cm"/>
    </style:style>
    <style:style style:name="Таблица28.B" style:family="table-column">
      <style:table-column-properties style:column-width="6.664cm"/>
    </style:style>
    <style:style style:name="Таблица28.C" style:family="table-column">
      <style:table-column-properties style:column-width="2.168cm"/>
    </style:style>
    <style:style style:name="Таблица28.E" style:family="table-column">
      <style:table-column-properties style:column-width="1.452cm"/>
    </style:style>
    <style:style style:name="Таблица28.1" style:family="table-row">
      <style:table-row-properties style:min-row-height="0.785cm" fo:keep-together="always"/>
    </style:style>
    <style:style style:name="Таблица28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8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8.E1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8.2" style:family="table-row">
      <style:table-row-properties style:min-row-height="3.318cm" fo:keep-together="always"/>
    </style:style>
    <style:style style:name="Таблица28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N2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8.3" style:family="table-row">
      <style:table-row-properties style:min-row-height="0.46cm" fo:keep-together="always"/>
    </style:style>
    <style:style style:name="Таблица28.A3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8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8.N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28.4" style:family="table-row">
      <style:table-row-properties fo:keep-together="always"/>
    </style:style>
    <style:style style:name="Таблица28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8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H4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8.5" style:family="table-row">
      <style:table-row-properties fo:keep-together="always"/>
    </style:style>
    <style:style style:name="Таблица28.6" style:family="table-row">
      <style:table-row-properties fo:keep-together="always"/>
    </style:style>
    <style:style style:name="Таблица28.7" style:family="table-row">
      <style:table-row-properties fo:keep-together="always"/>
    </style:style>
    <style:style style:name="Таблица28.8" style:family="table-row">
      <style:table-row-properties fo:keep-together="always"/>
    </style:style>
    <style:style style:name="Таблица28.9" style:family="table-row">
      <style:table-row-properties fo:keep-together="always"/>
    </style:style>
    <style:style style:name="Таблица28.10" style:family="table-row">
      <style:table-row-properties fo:keep-together="always"/>
    </style:style>
    <style:style style:name="Таблица28.11" style:family="table-row">
      <style:table-row-properties fo:keep-together="always"/>
    </style:style>
    <style:style style:name="Таблица28.12" style:family="table-row">
      <style:table-row-properties fo:keep-together="always"/>
    </style:style>
    <style:style style:name="Таблица28.13" style:family="table-row">
      <style:table-row-properties fo:keep-together="always"/>
    </style:style>
    <style:style style:name="Таблица29" style:family="table">
      <style:table-properties style:width="26.767cm" fo:margin-left="-1.258cm" table:align="left" style:writing-mode="lr-tb"/>
    </style:style>
    <style:style style:name="Таблица29.A" style:family="table-column">
      <style:table-column-properties style:column-width="0.998cm"/>
    </style:style>
    <style:style style:name="Таблица29.B" style:family="table-column">
      <style:table-column-properties style:column-width="6.301cm"/>
    </style:style>
    <style:style style:name="Таблица29.C" style:family="table-column">
      <style:table-column-properties style:column-width="3cm"/>
    </style:style>
    <style:style style:name="Таблица29.D" style:family="table-column">
      <style:table-column-properties style:column-width="2.512cm"/>
    </style:style>
    <style:style style:name="Таблица29.E" style:family="table-column">
      <style:table-column-properties style:column-width="1.785cm"/>
    </style:style>
    <style:style style:name="Таблица29.F" style:family="table-column">
      <style:table-column-properties style:column-width="2.096cm"/>
    </style:style>
    <style:style style:name="Таблица29.G" style:family="table-column">
      <style:table-column-properties style:column-width="2.205cm"/>
    </style:style>
    <style:style style:name="Таблица29.H" style:family="table-column">
      <style:table-column-properties style:column-width="3.614cm"/>
    </style:style>
    <style:style style:name="Таблица29.I" style:family="table-column">
      <style:table-column-properties style:column-width="4.256cm"/>
    </style:style>
    <style:style style:name="Таблица29.1" style:family="table-row">
      <style:table-row-properties fo:keep-together="always"/>
    </style:style>
    <style:style style:name="Таблица29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9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9.I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9.3" style:family="table-row">
      <style:table-row-properties fo:keep-together="auto"/>
    </style:style>
    <style:style style:name="Таблица29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29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29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29.A4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5pt solid #000000" style:writing-mode="lr-tb"/>
    </style:style>
    <style:style style:name="Таблица29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9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0.5pt solid #000000" style:writing-mode="lr-tb"/>
    </style:style>
    <style:style style:name="Таблица29.A5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2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I5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9.A6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29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9.I6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30" style:family="table">
      <style:table-properties style:width="26.418cm" fo:margin-left="-0.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30.A" style:family="table-column">
      <style:table-column-properties style:column-width="1.037cm"/>
    </style:style>
    <style:style style:name="Таблица30.B" style:family="table-column">
      <style:table-column-properties style:column-width="3.62cm"/>
    </style:style>
    <style:style style:name="Таблица30.C" style:family="table-column">
      <style:table-column-properties style:column-width="2.522cm"/>
    </style:style>
    <style:style style:name="Таблица30.D" style:family="table-column">
      <style:table-column-properties style:column-width="2.325cm"/>
    </style:style>
    <style:style style:name="Таблица30.E" style:family="table-column">
      <style:table-column-properties style:column-width="2.679cm"/>
    </style:style>
    <style:style style:name="Таблица30.F" style:family="table-column">
      <style:table-column-properties style:column-width="2.462cm"/>
    </style:style>
    <style:style style:name="Таблица30.G" style:family="table-column">
      <style:table-column-properties style:column-width="2.305cm"/>
    </style:style>
    <style:style style:name="Таблица30.H" style:family="table-column">
      <style:table-column-properties style:column-width="2.309cm"/>
    </style:style>
    <style:style style:name="Таблица30.J" style:family="table-column">
      <style:table-column-properties style:column-width="2.545cm"/>
    </style:style>
    <style:style style:name="Таблица30.K" style:family="table-column">
      <style:table-column-properties style:column-width="2.307cm"/>
    </style:style>
    <style:style style:name="Таблица30.1" style:family="table-row">
      <style:table-row-properties fo:keep-together="always"/>
    </style:style>
    <style:style style:name="Таблица30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30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0.J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30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K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0.A3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3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0.K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30.4" style:family="table-row">
      <style:table-row-properties fo:background-color="transparent" fo:keep-together="always">
        <style:background-image/>
      </style:table-row-properties>
    </style:style>
    <style:style style:name="Таблица30.A4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05pt solid #000000" style:writing-mode="lr-tb"/>
    </style:style>
    <style:style style:name="Таблица30.B4" style:family="table-cell">
      <style:table-cell-properties style:vertical-align="middle" fo:padding-left="0.191cm" fo:padding-right="0.191cm" fo:padding-top="0cm" fo:padding-bottom="0cm" fo:border-left="0.05pt solid #000000" fo:border-right="none" fo:border-top="2.25pt solid #000000" fo:border-bottom="0.05pt solid #000000" style:writing-mode="lr-tb"/>
    </style:style>
    <style:style style:name="Таблица30.C4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2.25pt solid #000000" fo:border-bottom="0.05pt solid #000000" style:writing-mode="lr-tb">
        <style:background-image/>
      </style:table-cell-properties>
    </style:style>
    <style:style style:name="Таблица30.K4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3pt solid #000000" fo:border-top="2.25pt solid #000000" fo:border-bottom="0.05pt solid #000000" style:writing-mode="lr-tb">
        <style:background-image/>
      </style:table-cell-properties>
    </style:style>
    <style:style style:name="Таблица30.A5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C5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30.D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K5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3pt solid #000000" fo:border-top="none" fo:border-bottom="0.05pt solid #000000" style:writing-mode="lr-tb">
        <style:background-image/>
      </style:table-cell-properties>
    </style:style>
    <style:style style:name="Таблица30.A6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7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8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9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10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11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12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0.05pt solid #000000" style:writing-mode="lr-tb"/>
    </style:style>
    <style:style style:name="Таблица30.B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D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E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F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G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30.A13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2.3pt solid #000000" style:writing-mode="lr-tb"/>
    </style:style>
    <style:style style:name="Таблица30.B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3pt solid #000000" style:writing-mode="lr-tb"/>
    </style:style>
    <style:style style:name="Таблица30.C13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2.3pt solid #000000" style:writing-mode="lr-tb">
        <style:background-image/>
      </style:table-cell-properties>
    </style:style>
    <style:style style:name="Таблица30.D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3pt solid #000000" style:writing-mode="lr-tb"/>
    </style:style>
    <style:style style:name="Таблица30.E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3pt solid #000000" style:writing-mode="lr-tb"/>
    </style:style>
    <style:style style:name="Таблица30.F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3pt solid #000000" style:writing-mode="lr-tb"/>
    </style:style>
    <style:style style:name="Таблица30.G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3pt solid #000000" style:writing-mode="lr-tb"/>
    </style:style>
    <style:style style:name="Таблица30.K13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3pt solid #000000" fo:border-top="none" fo:border-bottom="2.3pt solid #000000" style:writing-mode="lr-tb">
        <style:background-image/>
      </style:table-cell-properties>
    </style:style>
    <style:style style:name="Таблица31" style:family="table">
      <style:table-properties style:width="26.569cm" fo:margin-left="-0.319cm" table:align="left" style:writing-mode="lr-tb"/>
    </style:style>
    <style:style style:name="Таблица31.A" style:family="table-column">
      <style:table-column-properties style:column-width="1cm"/>
    </style:style>
    <style:style style:name="Таблица31.B" style:family="table-column">
      <style:table-column-properties style:column-width="6.301cm"/>
    </style:style>
    <style:style style:name="Таблица31.C" style:family="table-column">
      <style:table-column-properties style:column-width="3cm"/>
    </style:style>
    <style:style style:name="Таблица31.D" style:family="table-column">
      <style:table-column-properties style:column-width="2.399cm"/>
    </style:style>
    <style:style style:name="Таблица31.E" style:family="table-column">
      <style:table-column-properties style:column-width="1.808cm"/>
    </style:style>
    <style:style style:name="Таблица31.F" style:family="table-column">
      <style:table-column-properties style:column-width="2.134cm"/>
    </style:style>
    <style:style style:name="Таблица31.G" style:family="table-column">
      <style:table-column-properties style:column-width="2.355cm"/>
    </style:style>
    <style:style style:name="Таблица31.H" style:family="table-column">
      <style:table-column-properties style:column-width="3.201cm"/>
    </style:style>
    <style:style style:name="Таблица31.I" style:family="table-column">
      <style:table-column-properties style:column-width="4.371cm"/>
    </style:style>
    <style:style style:name="Таблица31.1" style:family="table-row">
      <style:table-row-properties fo:keep-together="always"/>
    </style:style>
    <style:style style:name="Таблица31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31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1.I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1.3" style:family="table-row">
      <style:table-row-properties fo:keep-together="auto"/>
    </style:style>
    <style:style style:name="Таблица31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31.B3" style:family="table-cell">
      <style:table-cell-properties style:vertical-align="middle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31.I3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31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3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I4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1.5" style:family="table-row">
      <style:table-row-properties style:min-row-height="1.459cm" fo:keep-together="auto"/>
    </style:style>
    <style:style style:name="Таблица31.A7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05pt solid #000000" style:writing-mode="lr-tb"/>
    </style:style>
    <style:style style:name="Таблица3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31.I7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0.5pt solid #000000" fo:border-bottom="0.05pt solid #000000" style:writing-mode="lr-tb"/>
    </style:style>
    <style:style style:name="Таблица31.A8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Таблица31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2.25pt solid #000000" style:writing-mode="lr-tb"/>
    </style:style>
    <style:style style:name="Таблица31.I8" style:family="table-cell">
      <style:table-cell-properties style:vertical-align="middle" fo:padding-left="0.191cm" fo:padding-right="0.191cm" fo:padding-top="0cm" fo:padding-bottom="0cm" fo:border-left="0.5pt solid #000000" fo:border-right="2.25pt solid #000000" fo:border-top="none" fo:border-bottom="2.25pt solid #000000" style:writing-mode="lr-tb"/>
    </style:style>
    <style:style style:name="Таблица40" style:family="table">
      <style:table-properties style:width="17.397cm" fo:margin-left="0.501cm" table:align="left" style:writing-mode="lr-tb"/>
    </style:style>
    <style:style style:name="Таблица40.A" style:family="table-column">
      <style:table-column-properties style:column-width="0.847cm"/>
    </style:style>
    <style:style style:name="Таблица40.B" style:family="table-column">
      <style:table-column-properties style:column-width="4.376cm"/>
    </style:style>
    <style:style style:name="Таблица40.C" style:family="table-column">
      <style:table-column-properties style:column-width="2.006cm"/>
    </style:style>
    <style:style style:name="Таблица40.D" style:family="table-column">
      <style:table-column-properties style:column-width="1.582cm"/>
    </style:style>
    <style:style style:name="Таблица40.E" style:family="table-column">
      <style:table-column-properties style:column-width="1.669cm"/>
    </style:style>
    <style:style style:name="Таблица40.F" style:family="table-column">
      <style:table-column-properties style:column-width="2.992cm"/>
    </style:style>
    <style:style style:name="Таблица40.G" style:family="table-column">
      <style:table-column-properties style:column-width="2.007cm"/>
    </style:style>
    <style:style style:name="Таблица40.H" style:family="table-column">
      <style:table-column-properties style:column-width="1.919cm"/>
    </style:style>
    <style:style style:name="Таблица40.1" style:family="table-row">
      <style:table-row-properties fo:keep-together="always"/>
    </style:style>
    <style:style style:name="Таблица40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Таблица40.B1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2.25pt solid #000000" style:writing-mode="lr-tb"/>
    </style:style>
    <style:style style:name="Таблица40.G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2.25pt solid #000000" style:writing-mode="lr-tb"/>
    </style:style>
    <style:style style:name="Таблица40.H1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2.25pt solid #000000" style:writing-mode="lr-tb"/>
    </style:style>
    <style:style style:name="Таблица40.A2" style:family="table-cell">
      <style:table-cell-properties style:vertical-align="middle" fo:padding-left="0cm" fo:padding-right="0.12cm" fo:padding-top="0cm" fo:padding-bottom="0cm" fo:border-left="2.25pt solid #000000" fo:border-right="none" fo:border-top="2.25pt solid #000000" fo:border-bottom="0.75pt solid #000000" style:writing-mode="lr-tb"/>
    </style:style>
    <style:style style:name="Таблица40.B2" style:family="table-cell">
      <style:table-cell-properties style:vertical-align="middle" fo:padding-left="0.123cm" fo:padding-right="0.123cm" fo:padding-top="0cm" fo:padding-bottom="0cm" fo:border-left="0.75pt solid #000000" fo:border-right="none" fo:border-top="2.25pt solid #000000" fo:border-bottom="0.75pt solid #000000" style:writing-mode="lr-tb"/>
    </style:style>
    <style:style style:name="Таблица40.D2" style:family="table-cell">
      <style:table-cell-properties style:vertical-align="middle" fo:padding-left="0.123cm" fo:padding-right="0.123cm" fo:padding-top="0cm" fo:padding-bottom="0cm" fo:border-left="0.75pt solid #000000" fo:border-right="none" fo:border-top="2.25pt solid #000000" fo:border-bottom="0.5pt solid #000000" style:writing-mode="lr-tb"/>
    </style:style>
    <style:style style:name="Таблица40.G2" style:family="table-cell">
      <style:table-cell-properties style:vertical-align="middle" fo:padding-left="0.123cm" fo:padding-right="0.123cm" fo:padding-top="0cm" fo:padding-bottom="0cm" fo:border-left="0.5pt solid #000000" fo:border-right="none" fo:border-top="2.25pt solid #000000" fo:border-bottom="0.5pt solid #000000" style:writing-mode="lr-tb"/>
    </style:style>
    <style:style style:name="Таблица40.H2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2.25pt solid #000000" fo:border-bottom="0.75pt solid #000000" style:writing-mode="lr-tb"/>
    </style:style>
    <style:style style:name="Таблица40.A3" style:family="table-cell">
      <style:table-cell-properties style:vertical-align="middle" fo:padding-left="0cm" fo:padding-right="0.12cm" fo:padding-top="0cm" fo:padding-bottom="0cm" fo:border-left="2.25pt solid #000000" fo:border-right="none" fo:border-top="0.75pt solid #000000" fo:border-bottom="0.05pt solid #000000" style:writing-mode="lr-tb"/>
    </style:style>
    <style:style style:name="Таблица40.B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05pt solid #000000" style:writing-mode="lr-tb"/>
    </style:style>
    <style:style style:name="Таблица40.D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05pt solid #000000" style:writing-mode="lr-tb"/>
    </style:style>
    <style:style style:name="Таблица40.G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000000" style:writing-mode="lr-tb"/>
    </style:style>
    <style:style style:name="Таблица40.H3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0.75pt solid #000000" fo:border-bottom="0.05pt solid #000000" style:writing-mode="lr-tb"/>
    </style:style>
    <style:style style:name="Таблица40.A4" style:family="table-cell">
      <style:table-cell-properties style:vertical-align="middle" fo:padding-left="0cm" fo:padding-right="0.12cm" fo:padding-top="0cm" fo:padding-bottom="0cm" fo:border-left="2.25pt solid #000000" fo:border-right="none" fo:border-top="none" fo:border-bottom="0.05pt solid #000000" style:writing-mode="lr-tb"/>
    </style:style>
    <style:style style:name="Таблица40.B4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Таблица40.H4" style:family="table-cell">
      <style:table-cell-properties style:vertical-align="middle" fo:padding-left="0.123cm" fo:padding-right="0.123cm" fo:padding-top="0cm" fo:padding-bottom="0cm" fo:border-left="0.05pt solid #000000" fo:border-right="2.25pt solid #000000" fo:border-top="none" fo:border-bottom="0.05pt solid #000000" style:writing-mode="lr-tb"/>
    </style:style>
    <style:style style:name="Таблица40.A7" style:family="table-cell">
      <style:table-cell-properties style:vertical-align="middle" fo:padding-left="0cm" fo:padding-right="0.12cm" fo:padding-top="0cm" fo:padding-bottom="0cm" fo:border-left="2.25pt solid #000000" fo:border-right="none" fo:border-top="none" fo:border-bottom="2.3pt solid #000000" style:writing-mode="lr-tb"/>
    </style:style>
    <style:style style:name="Таблица40.B7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2.3pt solid #000000" style:writing-mode="lr-tb"/>
    </style:style>
    <style:style style:name="Таблица40.H7" style:family="table-cell">
      <style:table-cell-properties style:vertical-align="middle" fo:padding-left="0.123cm" fo:padding-right="0.123cm" fo:padding-top="0cm" fo:padding-bottom="0cm" fo:border-left="0.05pt solid #000000" fo:border-right="2.25pt solid #000000" fo:border-top="none" fo:border-bottom="2.3pt solid #000000" style:writing-mode="lr-tb"/>
    </style:style>
    <style:style style:name="Таблица41" style:family="table">
      <style:table-properties style:width="17.365cm" table:align="center" style:writing-mode="lr-tb"/>
    </style:style>
    <style:style style:name="Таблица41.A" style:family="table-column">
      <style:table-column-properties style:column-width="1.09cm"/>
    </style:style>
    <style:style style:name="Таблица41.B" style:family="table-column">
      <style:table-column-properties style:column-width="12.723cm"/>
    </style:style>
    <style:style style:name="Таблица41.C" style:family="table-column">
      <style:table-column-properties style:column-width="3.552cm"/>
    </style:style>
    <style:style style:name="Таблица41.1" style:family="table-row">
      <style:table-row-properties style:min-row-height="1.057cm" fo:keep-together="always"/>
    </style:style>
    <style:style style:name="Таблица41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Таблица41.B1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2.25pt solid #000000" style:writing-mode="lr-tb"/>
    </style:style>
    <style:style style:name="Таблица41.C1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2.25pt solid #000000" style:writing-mode="lr-tb"/>
    </style:style>
    <style:style style:name="Таблица41.2" style:family="table-row">
      <style:table-row-properties fo:keep-together="always"/>
    </style:style>
    <style:style style:name="Таблица41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75pt solid #000000" style:writing-mode="lr-tb"/>
    </style:style>
    <style:style style:name="Таблица41.B2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0.75pt solid #000000" style:writing-mode="lr-tb"/>
    </style:style>
    <style:style style:name="Таблица41.C2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0.5pt solid #000000" style:writing-mode="lr-tb"/>
    </style:style>
    <style:style style:name="Таблица41.3" style:family="table-row">
      <style:table-row-properties fo:keep-together="always"/>
    </style:style>
    <style:style style:name="Таблица41.A3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0.05pt solid #000000" style:writing-mode="lr-tb"/>
    </style:style>
    <style:style style:name="Таблица41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05pt solid #000000" style:writing-mode="lr-tb"/>
    </style:style>
    <style:style style:name="Таблица41.C3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0.5pt solid #000000" fo:border-bottom="0.05pt solid #000000" style:writing-mode="lr-tb"/>
    </style:style>
    <style:style style:name="Таблица41.4" style:family="table-row">
      <style:table-row-properties fo:keep-together="always"/>
    </style:style>
    <style:style style:name="Таблица4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05pt solid #000000" style:writing-mode="lr-tb"/>
    </style:style>
    <style:style style:name="Таблица41.B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05pt solid #000000" style:writing-mode="lr-tb"/>
    </style:style>
    <style:style style:name="Таблица41.C4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none" fo:border-bottom="0.05pt solid #000000" style:writing-mode="lr-tb"/>
    </style:style>
    <style:style style:name="Таблица41.5" style:family="table-row">
      <style:table-row-properties fo:keep-together="always"/>
    </style:style>
    <style:style style:name="Таблица4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Таблица41.B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2.25pt solid #000000" style:writing-mode="lr-tb"/>
    </style:style>
    <style:style style:name="Таблица41.C5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none" fo:border-bottom="2.25pt solid #000000" style:writing-mode="lr-tb"/>
    </style:style>
    <style:style style:name="Таблица42" style:family="table">
      <style:table-properties style:width="17.706cm" table:align="center" style:writing-mode="lr-tb"/>
    </style:style>
    <style:style style:name="Таблица42.A" style:family="table-column">
      <style:table-column-properties style:column-width="1.124cm"/>
    </style:style>
    <style:style style:name="Таблица42.B" style:family="table-column">
      <style:table-column-properties style:column-width="5.251cm"/>
    </style:style>
    <style:style style:name="Таблица42.C" style:family="table-column">
      <style:table-column-properties style:column-width="3.501cm"/>
    </style:style>
    <style:style style:name="Таблица42.D" style:family="table-column">
      <style:table-column-properties style:column-width="2.75cm"/>
    </style:style>
    <style:style style:name="Таблица42.F" style:family="table-column">
      <style:table-column-properties style:column-width="2.33cm"/>
    </style:style>
    <style:style style:name="Таблица42.1" style:family="table-row">
      <style:table-row-properties style:min-row-height="1.226cm" fo:keep-together="always"/>
    </style:style>
    <style:style style:name="Таблица42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Таблица42.B1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2.25pt solid #000000" style:writing-mode="lr-tb"/>
    </style:style>
    <style:style style:name="Таблица42.F1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2.25pt solid #000000" style:writing-mode="lr-tb"/>
    </style:style>
    <style:style style:name="Таблица42.2" style:family="table-row">
      <style:table-row-properties fo:keep-together="always"/>
    </style:style>
    <style:style style:name="Таблица42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75pt solid #000000" style:writing-mode="lr-tb"/>
    </style:style>
    <style:style style:name="Таблица42.B2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0.75pt solid #000000" style:writing-mode="lr-tb"/>
    </style:style>
    <style:style style:name="Таблица42.D2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0.5pt solid #000000" style:writing-mode="lr-tb"/>
    </style:style>
    <style:style style:name="Таблица42.F2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0.75pt solid #000000" style:writing-mode="lr-tb"/>
    </style:style>
    <style:style style:name="Таблица42.3" style:family="table-row">
      <style:table-row-properties fo:keep-together="always"/>
    </style:style>
    <style:style style:name="Таблица42.A3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0.05pt solid #000000" style:writing-mode="lr-tb"/>
    </style:style>
    <style:style style:name="Таблица42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05pt solid #000000" style:writing-mode="lr-tb"/>
    </style:style>
    <style:style style:name="Таблица42.D3" style:family="table-cell">
      <style:table-cell-properties style:vertical-align="top" fo:padding-left="0.123cm" fo:padding-right="0.123cm" fo:padding-top="0cm" fo:padding-bottom="0cm" fo:border-left="0.75pt solid #000000" fo:border-right="none" fo:border-top="0.5pt solid #000000" fo:border-bottom="0.05pt solid #000000" style:writing-mode="lr-tb"/>
    </style:style>
    <style:style style:name="Таблица42.F3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0.75pt solid #000000" fo:border-bottom="0.05pt solid #000000" style:writing-mode="lr-tb"/>
    </style:style>
    <style:style style:name="Таблица42.4" style:family="table-row">
      <style:table-row-properties fo:keep-together="always"/>
    </style:style>
    <style:style style:name="Таблица4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05pt solid #000000" style:writing-mode="lr-tb"/>
    </style:style>
    <style:style style:name="Таблица42.B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05pt solid #000000" style:writing-mode="lr-tb"/>
    </style:style>
    <style:style style:name="Таблица42.F4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none" fo:border-bottom="0.05pt solid #000000" style:writing-mode="lr-tb"/>
    </style:style>
    <style:style style:name="Таблица42.5" style:family="table-row">
      <style:table-row-properties fo:keep-together="always"/>
    </style:style>
    <style:style style:name="Таблица42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Таблица42.B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2.25pt solid #000000" style:writing-mode="lr-tb"/>
    </style:style>
    <style:style style:name="Таблица42.F5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none" fo:border-bottom="2.25pt solid #000000" style:writing-mode="lr-tb"/>
    </style:style>
    <style:style style:name="Таблица43" style:family="table">
      <style:table-properties style:width="17.706cm" table:align="center" style:writing-mode="lr-tb"/>
    </style:style>
    <style:style style:name="Таблица43.A" style:family="table-column">
      <style:table-column-properties style:column-width="1.124cm"/>
    </style:style>
    <style:style style:name="Таблица43.B" style:family="table-column">
      <style:table-column-properties style:column-width="8.752cm"/>
    </style:style>
    <style:style style:name="Таблица43.C" style:family="table-column">
      <style:table-column-properties style:column-width="3.75cm"/>
    </style:style>
    <style:style style:name="Таблица43.D" style:family="table-column">
      <style:table-column-properties style:column-width="4.08cm"/>
    </style:style>
    <style:style style:name="Таблица43.1" style:family="table-row">
      <style:table-row-properties style:min-row-height="1.102cm" fo:keep-together="always"/>
    </style:style>
    <style:style style:name="Таблица43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2.25pt solid #000000" style:writing-mode="lr-tb"/>
    </style:style>
    <style:style style:name="Таблица43.B1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2.25pt solid #000000" style:writing-mode="lr-tb"/>
    </style:style>
    <style:style style:name="Таблица43.D1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2.25pt solid #000000" style:writing-mode="lr-tb"/>
    </style:style>
    <style:style style:name="Таблица43.2" style:family="table-row">
      <style:table-row-properties fo:keep-together="always"/>
    </style:style>
    <style:style style:name="Таблица43.A2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75pt solid #000000" style:writing-mode="lr-tb"/>
    </style:style>
    <style:style style:name="Таблица43.B2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0.75pt solid #000000" style:writing-mode="lr-tb"/>
    </style:style>
    <style:style style:name="Таблица43.C2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0.5pt solid #000000" style:writing-mode="lr-tb"/>
    </style:style>
    <style:style style:name="Таблица43.D2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2.25pt solid #000000" fo:border-bottom="0.75pt solid #000000" style:writing-mode="lr-tb"/>
    </style:style>
    <style:style style:name="Таблица43.3" style:family="table-row">
      <style:table-row-properties fo:keep-together="always"/>
    </style:style>
    <style:style style:name="Таблица43.A3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0.75pt solid #000000" style:writing-mode="lr-tb"/>
    </style:style>
    <style:style style:name="Таблица43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Таблица43.C3" style:family="table-cell">
      <style:table-cell-properties style:vertical-align="top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Таблица43.D3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43.4" style:family="table-row">
      <style:table-row-properties fo:keep-together="always"/>
    </style:style>
    <style:style style:name="Таблица43.5" style:family="table-row">
      <style:table-row-properties fo:keep-together="always"/>
    </style:style>
    <style:style style:name="Таблица43.A5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0.05pt solid #000000" style:writing-mode="lr-tb"/>
    </style:style>
    <style:style style:name="Таблица4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05pt solid #000000" style:writing-mode="lr-tb"/>
    </style:style>
    <style:style style:name="Таблица43.C5" style:family="table-cell">
      <style:table-cell-properties style:vertical-align="top" fo:padding-left="0.123cm" fo:padding-right="0.123cm" fo:padding-top="0cm" fo:padding-bottom="0cm" fo:border-left="0.75pt solid #000000" fo:border-right="none" fo:border-top="0.5pt solid #000000" fo:border-bottom="0.05pt solid #000000" style:writing-mode="lr-tb"/>
    </style:style>
    <style:style style:name="Таблица43.D5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0.75pt solid #000000" fo:border-bottom="0.05pt solid #000000" style:writing-mode="lr-tb"/>
    </style:style>
    <style:style style:name="Таблица43.6" style:family="table-row">
      <style:table-row-properties fo:keep-together="always"/>
    </style:style>
    <style:style style:name="Таблица43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05pt solid #000000" style:writing-mode="lr-tb"/>
    </style:style>
    <style:style style:name="Таблица43.B6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05pt solid #000000" style:writing-mode="lr-tb"/>
    </style:style>
    <style:style style:name="Таблица43.D6" style:family="table-cell">
      <style:table-cell-properties style:vertical-align="top" fo:padding-left="0.123cm" fo:padding-right="0.123cm" fo:padding-top="0cm" fo:padding-bottom="0cm" fo:border-left="0.75pt solid #000000" fo:border-right="2.25pt solid #000000" fo:border-top="none" fo:border-bottom="0.05pt solid #000000" style:writing-mode="lr-tb"/>
    </style:style>
    <style:style style:name="Таблица43.7" style:family="table-row">
      <style:table-row-properties fo:keep-together="always"/>
    </style:style>
    <style:style style:name="Таблица43.8" style:family="table-row">
      <style:table-row-properties fo:keep-together="always"/>
    </style:style>
    <style:style style:name="Таблица43.9" style:family="table-row">
      <style:table-row-properties fo:keep-together="always"/>
    </style:style>
    <style:style style:name="Таблица43.10" style:family="table-row">
      <style:table-row-properties fo:keep-together="always"/>
    </style:style>
    <style:style style:name="Таблица43.11" style:family="table-row">
      <style:table-row-properties fo:keep-together="always"/>
    </style:style>
    <style:style style:name="Таблица44" style:family="table">
      <style:table-properties style:width="18.905cm" fo:margin-left="-0.2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44.A" style:family="table-column">
      <style:table-column-properties style:column-width="1.138cm"/>
    </style:style>
    <style:style style:name="Таблица44.B" style:family="table-column">
      <style:table-column-properties style:column-width="2.884cm"/>
    </style:style>
    <style:style style:name="Таблица44.C" style:family="table-column">
      <style:table-column-properties style:column-width="2.275cm"/>
    </style:style>
    <style:style style:name="Таблица44.D" style:family="table-column">
      <style:table-column-properties style:column-width="2.011cm"/>
    </style:style>
    <style:style style:name="Таблица44.E" style:family="table-column">
      <style:table-column-properties style:column-width="1.799cm"/>
    </style:style>
    <style:style style:name="Таблица44.F" style:family="table-column">
      <style:table-column-properties style:column-width="1.984cm"/>
    </style:style>
    <style:style style:name="Таблица44.G" style:family="table-column">
      <style:table-column-properties style:column-width="2.115cm"/>
    </style:style>
    <style:style style:name="Таблица44.H" style:family="table-column">
      <style:table-column-properties style:column-width="1.79cm"/>
    </style:style>
    <style:style style:name="Таблица44.I" style:family="table-column">
      <style:table-column-properties style:column-width="2.909cm"/>
    </style:style>
    <style:style style:name="Таблица44.1" style:family="table-row">
      <style:table-row-properties fo:keep-together="always"/>
    </style:style>
    <style:style style:name="Таблица44.A1" style:family="table-cell">
      <style:table-cell-properties style:vertical-align="top" style:border-line-width-bottom="0.023cm 0.023cm 0.023cm" fo:padding-left="0.191cm" fo:padding-right="0.191cm" fo:padding-top="0cm" fo:padding-bottom="0cm" fo:border-left="2.25pt solid #000000" fo:border-right="none" fo:border-top="2.25pt solid #000000" fo:border-bottom="1.95pt double #000000" style:writing-mode="lr-tb"/>
    </style:style>
    <style:style style:name="Таблица44.B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none" fo:border-top="2.25pt solid #000000" fo:border-bottom="1.95pt double #000000" style:writing-mode="lr-tb"/>
    </style:style>
    <style:style style:name="Таблица44.D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44.I1" style:family="table-cell">
      <style:table-cell-properties style:vertical-align="top" style:border-line-width-bottom="0.023cm 0.023cm 0.023cm" fo:padding-left="0.191cm" fo:padding-right="0.191cm" fo:padding-top="0cm" fo:padding-bottom="0cm" fo:border-left="0.5pt solid #000000" fo:border-right="2.25pt solid #000000" fo:border-top="2.25pt solid #000000" fo:border-bottom="1.95pt double #000000" style:writing-mode="lr-tb"/>
    </style:style>
    <style:style style:name="Таблица44.2" style:family="table-row">
      <style:table-row-properties style:min-row-height="1.298cm" fo:keep-together="always"/>
    </style:style>
    <style:style style:name="Таблица4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44.A3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0.05pt solid #000000" style:writing-mode="lr-tb"/>
    </style:style>
    <style:style style:name="Таблица44.B3" style:family="table-cell">
      <style:table-cell-properties style:vertical-align="middle" fo:padding-left="0.191cm" fo:padding-right="0.191cm" fo:padding-top="0cm" fo:padding-bottom="0cm" fo:border-left="0.05pt solid #000000" fo:border-right="none" fo:border-top="2.25pt solid #000000" fo:border-bottom="0.05pt solid #000000" style:writing-mode="lr-tb"/>
    </style:style>
    <style:style style:name="Таблица44.I3" style:family="table-cell">
      <style:table-cell-properties style:vertical-align="middle" fo:padding-left="0.191cm" fo:padding-right="0.191cm" fo:padding-top="0cm" fo:padding-bottom="0cm" fo:border-left="0.05pt solid #000000" fo:border-right="2.25pt solid #000000" fo:border-top="2.25pt solid #000000" fo:border-bottom="0.05pt solid #000000" style:writing-mode="lr-tb"/>
    </style:style>
    <style:style style:name="Таблица44.A4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05pt solid #000000" style:writing-mode="lr-tb"/>
    </style:style>
    <style:style style:name="Таблица44.B4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05pt solid #000000" style:writing-mode="lr-tb"/>
    </style:style>
    <style:style style:name="Таблица44.I4" style:family="table-cell">
      <style:table-cell-properties style:vertical-align="middle" fo:padding-left="0.191cm" fo:padding-right="0.191cm" fo:padding-top="0cm" fo:padding-bottom="0cm" fo:border-left="0.05pt solid #000000" fo:border-right="2.25pt solid #000000" fo:border-top="0.5pt solid #000000" fo:border-bottom="0.05pt solid #000000" style:writing-mode="lr-tb"/>
    </style:style>
    <style:style style:name="Таблица44.5" style:family="table-row">
      <style:table-row-properties fo:background-color="transparent" fo:keep-together="always">
        <style:background-image/>
      </style:table-row-properties>
    </style:style>
    <style:style style:name="Таблица44.A5" style:family="table-cell">
      <style:table-cell-properties style:vertical-align="middle" fo:background-color="transparent" fo:padding-left="0.191cm" fo:padding-right="0.191cm" fo:padding-top="0cm" fo:padding-bottom="0cm" fo:border-left="2.25pt solid #000000" fo:border-right="none" fo:border-top="0.5pt solid #000000" fo:border-bottom="0.05pt solid #000000" style:writing-mode="lr-tb">
        <style:background-image/>
      </style:table-cell-properties>
    </style:style>
    <style:style style:name="Таблица44.B5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5pt solid #000000" fo:border-bottom="0.05pt solid #000000" style:writing-mode="lr-tb">
        <style:background-image/>
      </style:table-cell-properties>
    </style:style>
    <style:style style:name="Таблица44.I5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25pt solid #000000" fo:border-top="0.5pt solid #000000" fo:border-bottom="0.05pt solid #000000" style:writing-mode="lr-tb">
        <style:background-image/>
      </style:table-cell-properties>
    </style:style>
    <style:style style:name="Таблица44.6" style:family="table-row">
      <style:table-row-properties fo:background-color="transparent" fo:keep-together="always">
        <style:background-image/>
      </style:table-row-properties>
    </style:style>
    <style:style style:name="Таблица44.A6" style:family="table-cell">
      <style:table-cell-properties style:vertical-align="middle" fo:background-color="transparent" fo:padding-left="0.191cm" fo:padding-right="0.191cm" fo:padding-top="0cm" fo:padding-bottom="0cm" fo:border-left="2.25pt solid #000000" fo:border-right="none" fo:border-top="none" fo:border-bottom="0.05pt solid #000000" style:writing-mode="lr-tb">
        <style:background-image/>
      </style:table-cell-properties>
    </style:style>
    <style:style style:name="Таблица44.B6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44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44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44.F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44.G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44.I6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2.25pt solid #000000" fo:border-top="none" fo:border-bottom="0.05pt solid #000000" style:writing-mode="lr-tb">
        <style:background-image/>
      </style:table-cell-properties>
    </style:style>
    <style:style style:name="Таблица44.A7" style:family="table-cell">
      <style:table-cell-properties style:vertical-align="middle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44.B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C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D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E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F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G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H7" style:family="table-cell">
      <style:table-cell-properties style:vertical-align="middle" fo:padding-left="0.191cm" fo:padding-right="0.191cm" fo:padding-top="0cm" fo:padding-bottom="0cm" fo:border-left="0.05pt solid #000000" fo:border-right="none" fo:border-top="0.5pt solid #000000" fo:border-bottom="0.5pt solid #000000" style:writing-mode="lr-tb"/>
    </style:style>
    <style:style style:name="Таблица44.I7" style:family="table-cell">
      <style:table-cell-properties style:vertical-align="middle" fo:padding-left="0.191cm" fo:padding-right="0.191cm" fo:padding-top="0cm" fo:padding-bottom="0cm" fo:border-left="0.05pt solid #000000" fo:border-right="2.25pt solid #000000" fo:border-top="0.5pt solid #000000" fo:border-bottom="0.5pt solid #000000" style:writing-mode="lr-tb"/>
    </style:style>
    <style:style style:name="Таблица44.A8" style:family="table-cell">
      <style:table-cell-properties style:vertical-align="middle"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Таблица44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F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G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H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2.25pt solid #000000" style:writing-mode="lr-tb"/>
    </style:style>
    <style:style style:name="Таблица44.I8" style:family="table-cell">
      <style:table-cell-properties style:vertical-align="middle" fo:padding-left="0.191cm" fo:padding-right="0.191cm" fo:padding-top="0cm" fo:padding-bottom="0cm" fo:border-left="0.05pt solid #000000" fo:border-right="2.25pt solid #000000" fo:border-top="none" fo:border-bottom="2.25pt solid #000000" style:writing-mode="lr-tb"/>
    </style:style>
    <style:style style:name="Таблица14" style:family="table">
      <style:table-properties style:width="16.041cm" table:align="center" style:writing-mode="lr-tb"/>
    </style:style>
    <style:style style:name="Таблица14.A" style:family="table-column">
      <style:table-column-properties style:column-width="1.757cm"/>
    </style:style>
    <style:style style:name="Таблица14.B" style:family="table-column">
      <style:table-column-properties style:column-width="6.849cm"/>
    </style:style>
    <style:style style:name="Таблица14.C" style:family="table-column">
      <style:table-column-properties style:column-width="7.43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4.C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0.5pt solid #000000" style:writing-mode="lr-tb"/>
    </style:style>
    <style:style style:name="Таблица14.A2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2.2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4.C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Таблица14.A4" style:family="table-cell">
      <style:table-cell-properties style:vertical-align="top" fo:padding-left="0.191cm" fo:padding-right="0.191cm" fo:padding-top="0cm" fo:padding-bottom="0cm" fo:border-left="2.25pt solid #000000" fo:border-right="none" fo:border-top="0.5pt solid #000000" fo:border-bottom="0.5pt solid #000000" style:writing-mode="lr-tb"/>
    </style:style>
    <style:style style:name="Таблица1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C4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Liberation Serif" fo:font-size="10pt" officeooo:paragraph-rsid="0020112d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style:font-name="Liberation Serif" fo:font-size="10pt" officeooo:paragraph-rsid="0020112d" style:font-size-asian="10pt" style:font-size-complex="10pt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Liberation Serif" fo:font-size="10pt" fo:language="en" fo:country="US" officeooo:paragraph-rsid="0020112d" style:font-size-asian="10pt" style:font-size-complex="10pt" style:font-weight-complex="bold"/>
    </style:style>
    <style:style style:name="P6" style:family="paragraph" style:parent-style-name="Footer">
      <style:paragraph-properties fo:margin-left="0cm" fo:margin-right="0.635cm" fo:text-indent="0cm" style:auto-text-indent="false"/>
    </style:style>
    <style:style style:name="P7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19dd0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1e698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0112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1975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26d9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3973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464a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8ea3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36126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3d2cf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5cd47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Serif" fo:font-size="10pt" fo:font-weight="bold" officeooo:paragraph-rsid="00121137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Liberation Serif" fo:font-size="10pt" fo:font-weight="bold" officeooo:paragraph-rsid="001205ab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erif" fo:font-size="10pt" fo:font-weight="bold" officeooo:paragraph-rsid="002464a6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1e698e" style:font-size-asian="10pt" style:font-weight-asian="bold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239733" style:font-size-asian="10pt" style:font-weight-asian="bold" style:font-size-complex="10pt"/>
    </style:style>
    <style:style style:name="P24" style:family="paragraph" style:parent-style-name="Standard">
      <style:text-properties style:font-name="Liberation Serif" fo:font-size="10pt" fo:font-weight="bold" officeooo:paragraph-rsid="00239733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0pt" officeooo:paragraph-rsid="00154615" style:font-size-asian="10pt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19dd01" style:font-size-asian="10pt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12b111" style:font-size-asian="10pt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1205ab" style:font-size-asian="10pt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1e698e" style:font-size-asian="10pt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0112d" style:font-size-asian="10pt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19755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26d99" style:font-size-asian="10pt" style:font-size-complex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39733" style:font-size-asian="10pt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64eaa" style:font-size-asian="10pt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464a6" style:font-size-asian="10pt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8ea32" style:font-size-asian="10pt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8775d9" style:font-size-asian="10pt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992591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0pt" officeooo:paragraph-rsid="00169068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0pt" officeooo:paragraph-rsid="0019dd01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0pt" officeooo:paragraph-rsid="0012b111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pt" officeooo:paragraph-rsid="00121137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0pt" officeooo:paragraph-rsid="001205ab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0pt" officeooo:paragraph-rsid="001e698e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0pt" officeooo:paragraph-rsid="0020112d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0pt" officeooo:paragraph-rsid="00219755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0pt" officeooo:paragraph-rsid="00226d99" style:font-size-asian="10pt" style:font-size-complex="10pt"/>
    </style:style>
    <style:style style:name="P48" style:family="paragraph" style:parent-style-name="Standard">
      <style:paragraph-properties fo:text-align="center" style:justify-single-word="false" style:text-autospace="ideograph-alpha" style:punctuation-wrap="hanging"/>
      <style:text-properties style:font-name="Liberation Serif" fo:font-size="10pt" officeooo:paragraph-rsid="00226d99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0pt" officeooo:paragraph-rsid="00239733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0pt" officeooo:paragraph-rsid="002464a6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0pt" officeooo:paragraph-rsid="00264eaa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0pt" officeooo:paragraph-rsid="0028ea32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0pt" officeooo:paragraph-rsid="00361265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0pt" officeooo:paragraph-rsid="003bf537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0pt" officeooo:paragraph-rsid="003d2cf7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0pt" officeooo:paragraph-rsid="005cd47d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0pt" officeooo:paragraph-rsid="008775d9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0pt" officeooo:paragraph-rsid="00992591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0pt" officeooo:rsid="002b2b2c" officeooo:paragraph-rsid="00264eaa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0pt" officeooo:paragraph-rsid="0020112d" style:font-size-asian="10pt" style:font-size-complex="10pt" style:font-weight-complex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39733" style:font-size-asian="10pt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0pt" officeooo:paragraph-rsid="00239733" style:font-size-asian="10pt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0pt" officeooo:paragraph-rsid="00264eaa" style:font-size-asian="10pt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0pt" officeooo:paragraph-rsid="00226d99" style:font-size-asian="10pt" style:font-size-complex="10pt" style:font-weight-complex="bold"/>
    </style:style>
    <style:style style:name="P65" style:family="paragraph" style:parent-style-name="Standard">
      <style:paragraph-properties style:snap-to-layout-grid="false"/>
      <style:text-properties style:font-name="Liberation Serif" fo:font-size="10pt" officeooo:paragraph-rsid="0012b111" style:font-size-asian="10pt" style:font-size-complex="10pt"/>
    </style:style>
    <style:style style:name="P66" style:family="paragraph" style:parent-style-name="Standard">
      <style:paragraph-properties style:snap-to-layout-grid="false"/>
      <style:text-properties style:font-name="Liberation Serif" fo:font-size="10pt" officeooo:paragraph-rsid="00121137" style:font-size-asian="10pt" style:font-size-complex="10pt"/>
    </style:style>
    <style:style style:name="P67" style:family="paragraph" style:parent-style-name="Standard">
      <style:paragraph-properties style:snap-to-layout-grid="false"/>
      <style:text-properties style:font-name="Liberation Serif" fo:font-size="10pt" officeooo:paragraph-rsid="001205ab" style:font-size-asian="10pt" style:font-size-complex="10pt"/>
    </style:style>
    <style:style style:name="P68" style:family="paragraph" style:parent-style-name="Standard">
      <style:text-properties style:font-name="Liberation Serif" fo:font-size="10pt" officeooo:paragraph-rsid="00121137" style:font-size-asian="10pt" style:font-size-complex="10pt"/>
    </style:style>
    <style:style style:name="P69" style:family="paragraph" style:parent-style-name="Standard">
      <style:text-properties style:font-name="Liberation Serif" fo:font-size="10pt" officeooo:paragraph-rsid="001205ab" style:font-size-asian="10pt" style:font-size-complex="10pt"/>
    </style:style>
    <style:style style:name="P70" style:family="paragraph" style:parent-style-name="Standard">
      <style:text-properties style:font-name="Liberation Serif" fo:font-size="10pt" officeooo:paragraph-rsid="00226d99" style:font-size-asian="10pt" style:font-size-complex="10pt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0pt" officeooo:rsid="00305d31" officeooo:paragraph-rsid="00226d99" style:font-size-asian="10pt" style:font-size-complex="10pt"/>
    </style:style>
    <style:style style:name="P72" style:family="paragraph" style:parent-style-name="Standard">
      <style:text-properties style:font-name="Liberation Serif" fo:font-size="10pt" officeooo:paragraph-rsid="00239733" style:font-size-asian="10pt" style:font-size-complex="10pt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0pt" officeooo:rsid="0029c5b7" officeooo:paragraph-rsid="00239733" style:font-size-asian="10pt" style:font-size-complex="10pt"/>
    </style:style>
    <style:style style:name="P74" style:family="paragraph" style:parent-style-name="Standard">
      <style:text-properties style:font-name="Liberation Serif" fo:font-size="10pt" officeooo:paragraph-rsid="002464a6" style:font-size-asian="10pt" style:font-size-complex="10pt"/>
    </style:style>
    <style:style style:name="P75" style:family="paragraph" style:parent-style-name="Standard">
      <style:text-properties style:font-name="Liberation Serif" fo:font-size="10pt" officeooo:paragraph-rsid="0028ea32" style:font-size-asian="10pt" style:font-size-complex="10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rsid="00458e54" officeooo:paragraph-rsid="00458e54" style:font-size-asian="10pt" style:font-size-complex="10pt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0pt" officeooo:rsid="005532d4" officeooo:paragraph-rsid="005532d4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0pt" officeooo:rsid="00582d58" officeooo:paragraph-rsid="00582d58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0pt" officeooo:rsid="005b2405" officeooo:paragraph-rsid="005b2405" style:font-size-asian="10pt" style:font-size-complex="10pt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rsid="005edad4" officeooo:paragraph-rsid="005edad4" style:font-size-asian="10pt" style:font-size-complex="10pt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0pt" officeooo:rsid="007685fe" officeooo:paragraph-rsid="007685fe" style:font-size-asian="10pt" style:font-size-complex="10pt"/>
    </style:style>
    <style:style style:name="P82" style:family="paragraph" style:parent-style-name="Standard">
      <style:text-properties style:font-name="Liberation Serif" fo:font-size="10pt" officeooo:paragraph-rsid="00979285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0pt" officeooo:rsid="00b08c75" officeooo:paragraph-rsid="00b08c75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0pt" officeooo:rsid="00ce838c" officeooo:paragraph-rsid="00ce838c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0pt" officeooo:rsid="00d0ce8f" officeooo:paragraph-rsid="00d0ce8f" style:font-size-asian="10pt" style:font-size-complex="10pt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219755" style:font-size-asian="10pt" style:font-size-complex="10pt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239733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361265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38e32d" style:font-size-asian="10pt" style:font-size-complex="10pt"/>
    </style:style>
    <style:style style:name="P90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398460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20112d" style:font-size-asian="10pt" style:font-size-complex="10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226d99" style:font-size-asian="10pt" style:font-size-complex="10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rsid="00219755" officeooo:paragraph-rsid="003a962f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officeooo:rsid="0090f9e8" officeooo:paragraph-rsid="005cd47d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97" style:family="paragraph" style:parent-style-name="Standard">
      <style:text-properties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98" style:family="paragraph" style:parent-style-name="Standard"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fo:font-weight="bold" officeooo:paragraph-rsid="0020112d" style:font-size-asian="10pt" style:font-weight-asian="bold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fo:font-weight="bold" officeooo:paragraph-rsid="00219755" style:font-size-asian="10pt" style:font-weight-asian="bold" style:font-size-complex="10pt"/>
    </style:style>
    <style:style style:name="P101" style:family="paragraph" style:parent-style-name="Standard">
      <style:text-properties style:font-name="Liberation Serif" fo:font-size="10pt" style:text-underline-style="solid" style:text-underline-width="auto" style:text-underline-color="font-color" fo:font-weight="bold" officeooo:paragraph-rsid="00219755" style:font-size-asian="10pt" style:font-weight-asian="bold" style:font-size-complex="10pt"/>
    </style:style>
    <style:style style:name="P102" style:family="paragraph" style:parent-style-name="Standard">
      <style:paragraph-properties fo:text-align="center" style:justify-single-word="false" style:snap-to-layout-grid="false"/>
      <style:text-properties style:font-name="Liberation Serif" fo:font-size="10pt" style:text-underline-style="solid" style:text-underline-width="auto" style:text-underline-color="font-color" fo:font-weight="bold" officeooo:paragraph-rsid="0019dd01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text-align="center" style:justify-single-word="false" style:snap-to-layout-grid="false"/>
      <style:text-properties style:font-name="Liberation Serif" fo:font-size="10pt" style:text-underline-style="solid" style:text-underline-width="auto" style:text-underline-color="font-color" fo:font-weight="bold" officeooo:paragraph-rsid="001e698e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fo:font-weight="normal" officeooo:paragraph-rsid="002464a6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size="10pt" style:text-underline-style="solid" style:text-underline-width="auto" style:text-underline-color="font-color" fo:font-weight="normal" officeooo:paragraph-rsid="003d2cf7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center" style:justify-single-word="false" style:snap-to-layout-grid="false"/>
      <style:text-properties style:font-name="Liberation Serif" fo:font-size="10pt" fo:language="en" fo:country="US" officeooo:paragraph-rsid="0019dd01" style:font-size-asian="10pt" style:font-size-complex="10pt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Liberation Serif" fo:font-size="10pt" fo:language="en" fo:country="US" officeooo:paragraph-rsid="0020112d" style:font-size-asian="10pt" style:font-size-complex="10pt"/>
    </style:style>
    <style:style style:name="P108" style:family="paragraph" style:parent-style-name="Standard">
      <style:paragraph-properties fo:text-align="center" style:justify-single-word="false" style:snap-to-layout-grid="false"/>
      <style:text-properties style:font-name="Liberation Serif" fo:font-size="10pt" fo:language="en" fo:country="US" officeooo:paragraph-rsid="00219755" style:font-size-asian="10pt" style:font-size-complex="10pt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Liberation Serif" fo:font-size="10pt" fo:language="en" fo:country="US" officeooo:paragraph-rsid="00226d99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19dd01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20112d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219755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226d99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2464a6" style:font-size-asian="10pt" style:font-size-complex="10pt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Liberation Serif" fo:font-size="10pt" fo:language="en" fo:country="US" officeooo:paragraph-rsid="0020112d" style:font-size-asian="10pt" style:font-size-complex="10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paragraph-rsid="0020112d" style:font-size-asian="10pt" style:font-size-complex="10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Liberation Serif" fo:font-size="10pt" fo:language="en" fo:country="US" officeooo:rsid="00582d58" officeooo:paragraph-rsid="00582d58" style:font-size-asian="10pt" style:font-size-complex="10pt"/>
    </style:style>
    <style:style style:name="P118" style:family="paragraph" style:parent-style-name="Standard">
      <style:paragraph-properties fo:text-align="center" style:justify-single-word="false" style:snap-to-layout-grid="false"/>
      <style:text-properties style:font-name="Liberation Serif" fo:font-size="10pt" fo:font-style="italic" style:text-underline-style="solid" style:text-underline-width="auto" style:text-underline-color="font-color" fo:font-weight="bold" officeooo:paragraph-rsid="0020112d" style:font-size-asian="10pt" style:font-style-asian="italic" style:font-weight-asian="bold" style:font-size-complex="10pt" style:font-style-complex="italic"/>
    </style:style>
    <style:style style:name="P119" style:family="paragraph" style:parent-style-name="Standard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20112d" style:font-size-asian="10pt" style:font-style-asian="italic" style:font-weight-asian="bold" style:font-size-complex="10pt" style:font-style-complex="italic"/>
    </style:style>
    <style:style style:name="P120" style:family="paragraph" style:parent-style-name="Standard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219755" style:font-size-asian="10pt" style:font-style-asian="italic" style:font-weight-asian="bold" style:font-size-complex="10pt"/>
    </style:style>
    <style:style style:name="P121" style:family="paragraph" style:parent-style-name="Standard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226d99" style:font-size-asian="10pt" style:font-style-asian="italic" style:font-weight-asian="bold" style:font-size-complex="10pt"/>
    </style:style>
    <style:style style:name="P122" style:family="paragraph" style:parent-style-name="Standard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239733" style:font-size-asian="10pt" style:font-style-asian="italic" style:font-weight-asian="bold" style:font-size-complex="10pt"/>
    </style:style>
    <style:style style:name="P123" style:family="paragraph" style:parent-style-name="Standard">
      <style:paragraph-properties fo:text-align="center" style:justify-single-word="false"/>
      <style:text-properties style:font-name="Liberation Serif" fo:font-size="10pt" fo:font-style="italic" style:text-underline-style="solid" style:text-underline-width="auto" style:text-underline-color="font-color" fo:font-weight="bold" officeooo:paragraph-rsid="00226d99" style:font-size-asian="10pt" style:font-style-asian="italic" style:font-weight-asian="bold" style:font-size-complex="10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Liberation Serif" fo:font-size="10pt" style:text-underline-style="none" officeooo:paragraph-rsid="002464a6" style:font-size-asian="10pt" style:font-size-complex="10pt"/>
    </style:style>
    <style:style style:name="P125" style:family="paragraph" style:parent-style-name="Standard">
      <style:paragraph-properties fo:text-align="center" style:justify-single-word="false"/>
      <style:text-properties style:font-name="Liberation Serif" fo:font-size="10pt" style:text-underline-style="none" officeooo:paragraph-rsid="0028ea32" style:font-size-asian="10pt" style:font-size-complex="10pt"/>
    </style:style>
    <style:style style:name="P126" style:family="paragraph" style:parent-style-name="Standard">
      <style:paragraph-properties fo:text-align="center" style:justify-single-word="false" style:snap-to-layout-grid="false"/>
      <style:text-properties style:font-name="Liberation Serif" fo:font-size="10pt" officeooo:paragraph-rsid="00226d99" style:font-name-asian="SimSun" style:font-size-asian="10pt" style:language-asian="zh" style:country-asian="CN" style:font-size-complex="10pt"/>
    </style:style>
    <style:style style:name="P127" style:family="paragraph" style:parent-style-name="Standard">
      <style:paragraph-properties fo:text-align="center" style:justify-single-word="false"/>
      <style:text-properties style:font-name="Liberation Serif" fo:font-size="8pt" officeooo:paragraph-rsid="0019dd01" style:font-size-asian="8pt"/>
    </style:style>
    <style:style style:name="P128" style:family="paragraph" style:parent-style-name="Standard">
      <style:paragraph-properties fo:text-align="center" style:justify-single-word="false"/>
      <style:text-properties style:font-name="Liberation Serif" fo:font-size="8pt" officeooo:paragraph-rsid="00121137" style:font-size-asian="8pt"/>
    </style:style>
    <style:style style:name="P129" style:family="paragraph" style:parent-style-name="Standard">
      <style:paragraph-properties fo:text-align="center" style:justify-single-word="false"/>
      <style:text-properties style:font-name="Liberation Serif" fo:font-size="8pt" officeooo:paragraph-rsid="0020112d" style:font-size-asian="8pt"/>
    </style:style>
    <style:style style:name="P130" style:family="paragraph" style:parent-style-name="Standard">
      <style:paragraph-properties fo:text-align="center" style:justify-single-word="false"/>
      <style:text-properties style:font-name="Liberation Serif" fo:font-size="8pt" officeooo:paragraph-rsid="00219755" style:font-size-asian="8pt"/>
    </style:style>
    <style:style style:name="P131" style:family="paragraph" style:parent-style-name="Standard">
      <style:paragraph-properties fo:text-align="center" style:justify-single-word="false"/>
      <style:text-properties style:font-name="Liberation Serif" fo:font-size="8pt" officeooo:paragraph-rsid="002464a6" style:font-size-asian="8pt"/>
    </style:style>
    <style:style style:name="P132" style:family="paragraph" style:parent-style-name="Standard">
      <style:paragraph-properties fo:text-align="center" style:justify-single-word="false"/>
      <style:text-properties style:font-name="Liberation Serif" fo:font-size="8pt" officeooo:paragraph-rsid="00361265" style:font-size-asian="8pt"/>
    </style:style>
    <style:style style:name="P133" style:family="paragraph" style:parent-style-name="Standard">
      <style:paragraph-properties fo:text-align="center" style:justify-single-word="false"/>
      <style:text-properties style:font-name="Liberation Serif" fo:font-size="8pt" officeooo:paragraph-rsid="005cd47d" style:font-size-asian="8pt"/>
    </style:style>
    <style:style style:name="P134" style:family="paragraph" style:parent-style-name="Standard">
      <style:text-properties style:font-name="Liberation Serif" fo:font-size="8pt" officeooo:paragraph-rsid="002464a6" style:font-size-asian="8pt"/>
    </style:style>
    <style:style style:name="P135" style:family="paragraph" style:parent-style-name="Standard">
      <style:paragraph-properties fo:text-align="center" style:justify-single-word="false"/>
      <style:text-properties style:font-name="Liberation Serif" officeooo:paragraph-rsid="0019dd01"/>
    </style:style>
    <style:style style:name="P136" style:family="paragraph" style:parent-style-name="Standard">
      <style:paragraph-properties fo:text-align="center" style:justify-single-word="false"/>
      <style:text-properties style:font-name="Liberation Serif" officeooo:paragraph-rsid="001e698e"/>
    </style:style>
    <style:style style:name="P137" style:family="paragraph" style:parent-style-name="Standard">
      <style:paragraph-properties fo:text-align="center" style:justify-single-word="false"/>
      <style:text-properties style:font-name="Liberation Serif" officeooo:paragraph-rsid="0020112d"/>
    </style:style>
    <style:style style:name="P138" style:family="paragraph" style:parent-style-name="Standard">
      <style:paragraph-properties fo:text-align="center" style:justify-single-word="false"/>
      <style:text-properties style:font-name="Liberation Serif" officeooo:paragraph-rsid="00219755"/>
    </style:style>
    <style:style style:name="P139" style:family="paragraph" style:parent-style-name="Standard">
      <style:paragraph-properties fo:text-align="center" style:justify-single-word="false"/>
      <style:text-properties style:font-name="Liberation Serif" officeooo:paragraph-rsid="00226d99"/>
    </style:style>
    <style:style style:name="P140" style:family="paragraph" style:parent-style-name="Standard">
      <style:paragraph-properties fo:text-align="center" style:justify-single-word="false"/>
      <style:text-properties style:font-name="Liberation Serif" officeooo:paragraph-rsid="002464a6"/>
    </style:style>
    <style:style style:name="P141" style:family="paragraph" style:parent-style-name="Standard">
      <style:paragraph-properties fo:text-align="center" style:justify-single-word="false"/>
      <style:text-properties style:font-name="Liberation Serif" officeooo:paragraph-rsid="0028ea32"/>
    </style:style>
    <style:style style:name="P142" style:family="paragraph" style:parent-style-name="Standard">
      <style:paragraph-properties fo:text-align="center" style:justify-single-word="false"/>
      <style:text-properties style:font-name="Liberation Serif" officeooo:paragraph-rsid="008775d9"/>
    </style:style>
    <style:style style:name="P143" style:family="paragraph" style:parent-style-name="Standard">
      <style:paragraph-properties fo:text-align="center" style:justify-single-word="false"/>
      <style:text-properties style:font-name="Liberation Serif" officeooo:paragraph-rsid="009edff0"/>
    </style:style>
    <style:style style:name="P144" style:family="paragraph" style:parent-style-name="Standard">
      <style:text-properties style:font-name="Liberation Serif" fo:language="en" fo:country="US" officeooo:paragraph-rsid="0019dd01"/>
    </style:style>
    <style:style style:name="P145" style:family="paragraph" style:parent-style-name="Standard">
      <style:text-properties style:font-name="Liberation Serif" fo:language="en" fo:country="US" fo:font-weight="bold" officeooo:paragraph-rsid="0020112d" style:font-weight-asian="bold" style:font-weight-complex="bold"/>
    </style:style>
    <style:style style:name="P146" style:family="paragraph" style:parent-style-name="Standard">
      <style:text-properties style:font-name="Liberation Serif" fo:font-weight="bold" officeooo:paragraph-rsid="00169068" style:font-weight-asian="bold" style:font-weight-complex="bold"/>
    </style:style>
    <style:style style:name="P147" style:family="paragraph" style:parent-style-name="Standard">
      <style:text-properties style:font-name="Liberation Serif" fo:font-weight="bold" officeooo:paragraph-rsid="0019dd01" style:font-weight-asian="bold" style:font-weight-complex="bold"/>
    </style:style>
    <style:style style:name="P148" style:family="paragraph" style:parent-style-name="Standard">
      <style:text-properties style:font-name="Liberation Serif" fo:font-weight="bold" officeooo:paragraph-rsid="0020112d" style:font-weight-asian="bold" style:font-weight-complex="bold"/>
    </style:style>
    <style:style style:name="P149" style:family="paragraph" style:parent-style-name="Standard">
      <style:text-properties style:font-name="Liberation Serif" fo:font-weight="bold" officeooo:paragraph-rsid="00219755" style:font-weight-asian="bold" style:font-weight-complex="bold"/>
    </style:style>
    <style:style style:name="P150" style:family="paragraph" style:parent-style-name="Standard">
      <style:text-properties style:font-name="Liberation Serif" fo:font-weight="bold" officeooo:paragraph-rsid="00226d99" style:font-weight-asian="bold" style:font-weight-complex="bold"/>
    </style:style>
    <style:style style:name="P151" style:family="paragraph" style:parent-style-name="Standard">
      <style:text-properties style:font-name="Liberation Serif" fo:font-weight="bold" officeooo:paragraph-rsid="001e698e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weight="bold" officeooo:paragraph-rsid="0019dd01" style:font-weight-asian="bold"/>
    </style:style>
    <style:style style:name="P153" style:family="paragraph" style:parent-style-name="Standard">
      <style:text-properties style:font-name="Liberation Serif" officeooo:paragraph-rsid="00169068"/>
    </style:style>
    <style:style style:name="P154" style:family="paragraph" style:parent-style-name="Standard">
      <style:text-properties style:font-name="Liberation Serif" officeooo:paragraph-rsid="0019dd01"/>
    </style:style>
    <style:style style:name="P155" style:family="paragraph" style:parent-style-name="Standard">
      <style:text-properties style:font-name="Liberation Serif" fo:font-size="12pt" officeooo:paragraph-rsid="002464a6" style:font-size-asian="12pt"/>
    </style:style>
    <style:style style:name="P156" style:family="paragraph" style:parent-style-name="Standard">
      <style:paragraph-properties fo:text-align="center" style:justify-single-word="false"/>
      <style:text-properties style:font-name="Liberation Serif" fo:font-size="12pt" style:text-underline-style="none" officeooo:paragraph-rsid="005cd47d" style:font-size-asian="12pt" style:font-size-complex="12pt"/>
    </style:style>
    <style:style style:name="P157" style:family="paragraph" style:parent-style-name="Standard">
      <style:text-properties style:font-name="Liberation Serif" officeooo:paragraph-rsid="00121137"/>
    </style:style>
    <style:style style:name="P158" style:family="paragraph" style:parent-style-name="Standard">
      <style:text-properties style:font-name="Liberation Serif" style:text-underline-style="solid" style:text-underline-width="auto" style:text-underline-color="font-color" officeooo:paragraph-rsid="002464a6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paragraph-rsid="002464a6"/>
    </style:style>
    <style:style style:name="P160" style:family="paragraph" style:parent-style-name="Standard">
      <style:paragraph-properties fo:text-align="start" style:justify-single-word="false"/>
      <style:text-properties style:font-name="Liberation Serif" officeooo:paragraph-rsid="002464a6"/>
    </style:style>
    <style:style style:name="P161" style:family="paragraph" style:parent-style-name="Standard">
      <style:text-properties style:font-name="Liberation Serif" officeooo:paragraph-rsid="001e698e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Liberation Serif" fo:font-size="9pt" officeooo:paragraph-rsid="002464a6" style:font-size-asian="9pt"/>
    </style:style>
    <style:style style:name="P163" style:family="paragraph" style:parent-style-name="Standard">
      <style:paragraph-properties fo:text-align="center" style:justify-single-word="false"/>
      <style:text-properties style:font-name="Liberation Serif" fo:font-size="9pt" officeooo:paragraph-rsid="002464a6" style:font-size-asian="9pt"/>
    </style:style>
    <style:style style:name="P164" style:family="paragraph" style:parent-style-name="Standard">
      <style:text-properties style:font-name="Liberation Serif" fo:font-size="9pt" fo:language="en" fo:country="US" style:text-underline-style="solid" style:text-underline-width="auto" style:text-underline-color="font-color" officeooo:paragraph-rsid="00226d99" style:font-size-asian="9pt"/>
    </style:style>
    <style:style style:name="P165" style:family="paragraph" style:parent-style-name="Standard">
      <style:text-properties style:font-name="Liberation Serif" fo:font-size="11pt" fo:language="en" fo:country="US" officeooo:paragraph-rsid="0020112d" style:font-size-asian="11pt" style:font-name-complex="Arial" style:font-size-complex="11pt"/>
    </style:style>
    <style:style style:name="P166" style:family="paragraph" style:parent-style-name="Standard">
      <style:text-properties style:font-name="Liberation Serif" fo:font-size="11pt" fo:language="en" fo:country="US" officeooo:paragraph-rsid="00219755" style:font-size-asian="11pt" style:font-name-complex="Arial" style:font-size-complex="11pt"/>
    </style:style>
    <style:style style:name="P167" style:family="paragraph" style:parent-style-name="Standard">
      <style:paragraph-properties fo:text-align="center" style:justify-single-word="false"/>
      <style:text-properties style:font-name="Liberation Serif" fo:font-size="11pt" style:text-underline-style="solid" style:text-underline-width="auto" style:text-underline-color="font-color" officeooo:paragraph-rsid="0020112d" style:font-size-asian="11pt" style:font-size-complex="11pt" style:font-weight-complex="bold"/>
    </style:style>
    <style:style style:name="P168" style:family="paragraph" style:parent-style-name="Standard">
      <style:text-properties style:font-name="Liberation Serif" fo:font-size="11pt" fo:font-weight="bold" officeooo:paragraph-rsid="0020112d" style:font-size-asian="11pt" style:font-weight-asian="bold" style:font-size-complex="11pt" style:font-weight-complex="bold"/>
    </style:style>
    <style:style style:name="P169" style:family="paragraph" style:parent-style-name="Standard">
      <style:text-properties style:font-name="Liberation Serif" fo:font-size="11pt" fo:font-weight="bold" officeooo:paragraph-rsid="00219755" style:font-size-asian="11pt" style:font-weight-asian="bold" style:font-size-complex="11pt" style:font-weight-complex="bold"/>
    </style:style>
    <style:style style:name="P170" style:family="paragraph" style:parent-style-name="Standard">
      <style:text-properties style:font-name="Liberation Serif" fo:font-size="11pt" fo:font-weight="bold" officeooo:paragraph-rsid="00226d99" style:font-size-asian="11pt" style:font-weight-asian="bold" style:font-size-complex="11pt" style:font-weight-complex="bold"/>
    </style:style>
    <style:style style:name="P171" style:family="paragraph" style:parent-style-name="Standard">
      <style:text-properties style:font-name="Liberation Serif" fo:font-size="11pt" officeooo:paragraph-rsid="0020112d" style:font-size-asian="11pt" style:font-size-complex="11pt"/>
    </style:style>
    <style:style style:name="P172" style:family="paragraph" style:parent-style-name="Standard">
      <style:text-properties style:font-name="Liberation Serif" fo:font-size="11pt" officeooo:paragraph-rsid="00219755" style:font-size-asian="11pt" style:font-size-complex="11pt"/>
    </style:style>
    <style:style style:name="P173" style:family="paragraph" style:parent-style-name="Standard">
      <style:paragraph-properties fo:text-align="center" style:justify-single-word="false"/>
      <style:text-properties style:font-name="Liberation Serif" fo:font-size="11pt" officeooo:paragraph-rsid="002464a6" style:font-size-asian="11pt" style:font-size-complex="11pt"/>
    </style:style>
    <style:style style:name="P174" style:family="paragraph" style:parent-style-name="Standard">
      <style:text-properties style:font-name="Liberation Serif" fo:font-size="11pt" officeooo:paragraph-rsid="00219755" style:font-size-asian="11pt" style:font-name-complex="Arial" style:font-size-complex="11pt"/>
    </style:style>
    <style:style style:name="P175" style:family="paragraph" style:parent-style-name="Standard">
      <style:text-properties style:font-name="Liberation Serif" fo:font-size="11pt" officeooo:rsid="001d689c" officeooo:paragraph-rsid="00226d99" style:font-size-asian="11pt" style:font-name-complex="Arial" style:font-size-complex="11pt"/>
    </style:style>
    <style:style style:name="P176" style:family="paragraph" style:parent-style-name="Standard">
      <style:text-properties style:font-name="Liberation Serif" officeooo:paragraph-rsid="0020112d"/>
    </style:style>
    <style:style style:name="P177" style:family="paragraph" style:parent-style-name="Standard">
      <style:text-properties style:font-name="Liberation Serif" officeooo:paragraph-rsid="00219755"/>
    </style:style>
    <style:style style:name="P178" style:family="paragraph" style:parent-style-name="Standard">
      <style:text-properties style:font-name="Liberation Serif" officeooo:paragraph-rsid="00226d99"/>
    </style:style>
    <style:style style:name="P179" style:family="paragraph" style:parent-style-name="Standard">
      <style:text-properties style:font-name="Liberation Serif" officeooo:paragraph-rsid="002464a6"/>
    </style:style>
    <style:style style:name="P180" style:family="paragraph" style:parent-style-name="Standard">
      <style:text-properties style:text-position="super 58%" style:font-name="Liberation Serif" officeooo:paragraph-rsid="00169068"/>
    </style:style>
    <style:style style:name="P181" style:family="paragraph" style:parent-style-name="Standard">
      <style:text-properties style:text-position="super 58%" style:font-name="Liberation Serif" officeooo:paragraph-rsid="0019dd01"/>
    </style:style>
    <style:style style:name="P182" style:family="paragraph" style:parent-style-name="Standard">
      <style:text-properties style:text-position="super 58%" style:font-name="Liberation Serif" fo:font-size="10pt" officeooo:paragraph-rsid="00121137" style:font-size-asian="10pt" style:font-size-complex="10pt"/>
    </style:style>
    <style:style style:name="P183" style:family="paragraph" style:parent-style-name="Standard">
      <style:text-properties style:text-position="super 58%" style:font-name="Liberation Serif" fo:font-size="10pt" officeooo:paragraph-rsid="001205ab" style:font-size-asian="10pt" style:font-size-complex="10pt"/>
    </style:style>
    <style:style style:name="P184" style:family="paragraph" style:parent-style-name="Standard">
      <style:text-properties style:text-position="super 58%" style:font-name="Liberation Serif" fo:font-size="10pt" officeooo:paragraph-rsid="002464a6" style:font-size-asian="10pt" style:font-size-complex="10pt"/>
    </style:style>
    <style:style style:name="P185" style:family="paragraph" style:parent-style-name="Standard">
      <style:text-properties style:text-position="super 58%"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186" style:family="paragraph" style:parent-style-name="Standard">
      <style:text-properties style:text-position="super 58%"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187" style:family="paragraph" style:parent-style-name="Standard">
      <style:paragraph-properties fo:text-align="center" style:justify-single-word="false"/>
      <style:text-properties fo:font-size="10pt" officeooo:paragraph-rsid="0019dd01" style:font-size-asian="10pt" style:font-size-complex="10pt"/>
    </style:style>
    <style:style style:name="P188" style:family="paragraph" style:parent-style-name="Standard">
      <style:paragraph-properties fo:text-align="center" style:justify-single-word="false"/>
      <style:text-properties fo:font-size="10pt" officeooo:paragraph-rsid="0012b111" style:font-size-asian="10pt" style:font-size-complex="10pt"/>
    </style:style>
    <style:style style:name="P189" style:family="paragraph" style:parent-style-name="Standard">
      <style:paragraph-properties fo:text-align="center" style:justify-single-word="false"/>
      <style:text-properties fo:font-size="10pt" officeooo:paragraph-rsid="00121137" style:font-size-asian="10pt" style:font-size-complex="10pt"/>
    </style:style>
    <style:style style:name="P190" style:family="paragraph" style:parent-style-name="Standard">
      <style:paragraph-properties fo:text-align="center" style:justify-single-word="false"/>
      <style:text-properties fo:font-size="10pt" officeooo:paragraph-rsid="00226d99" style:font-size-asian="10pt" style:font-size-complex="10pt"/>
    </style:style>
    <style:style style:name="P191" style:family="paragraph" style:parent-style-name="Standard">
      <style:paragraph-properties fo:text-align="center" style:justify-single-word="false" style:snap-to-layout-grid="false"/>
      <style:text-properties fo:font-size="10pt" officeooo:paragraph-rsid="005cd47d" style:font-size-asian="10pt" style:font-size-complex="10pt"/>
    </style:style>
    <style:style style:name="P192" style:family="paragraph" style:parent-style-name="Standard">
      <style:paragraph-properties fo:text-align="center" style:justify-single-word="false"/>
      <style:text-properties fo:font-size="10pt" officeooo:paragraph-rsid="005cd47d" style:font-size-asian="10pt" style:font-size-complex="10pt"/>
    </style:style>
    <style:style style:name="P193" style:family="paragraph" style:parent-style-name="Standard">
      <style:paragraph-properties fo:text-align="center" style:justify-single-word="false"/>
      <style:text-properties fo:font-size="10pt" officeooo:paragraph-rsid="008775d9" style:font-size-asian="10pt" style:font-size-complex="10pt"/>
    </style:style>
    <style:style style:name="P194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195" style:family="paragraph" style:parent-style-name="Standard">
      <style:paragraph-properties fo:text-align="center" style:justify-single-word="false"/>
      <style:text-properties fo:font-size="10pt" officeooo:paragraph-rsid="00121137" style:font-size-asian="10pt" style:font-size-complex="10pt" style:font-weight-complex="bold"/>
    </style:style>
    <style:style style:name="P196" style:family="paragraph" style:parent-style-name="Standard">
      <style:paragraph-properties fo:text-align="center" style:justify-single-word="false"/>
      <style:text-properties fo:font-size="10pt" officeooo:rsid="003bdc7e" officeooo:paragraph-rsid="0012b111" style:font-size-asian="10pt" style:font-size-complex="10pt" style:font-weight-complex="bold"/>
    </style:style>
    <style:style style:name="P197" style:family="paragraph" style:parent-style-name="Standard">
      <style:text-properties fo:font-size="10pt" officeooo:paragraph-rsid="00169068" style:font-size-asian="10pt" style:font-size-complex="10pt"/>
    </style:style>
    <style:style style:name="P198" style:family="paragraph" style:parent-style-name="Standard">
      <style:paragraph-properties fo:text-align="center" style:justify-single-word="false"/>
      <style:text-properties fo:font-size="10pt" officeooo:rsid="002e20a4" officeooo:paragraph-rsid="0019dd01" style:font-size-asian="10pt" style:font-size-complex="10pt"/>
    </style:style>
    <style:style style:name="P199" style:family="paragraph" style:parent-style-name="Standard">
      <style:text-properties fo:font-size="10pt" officeooo:paragraph-rsid="001e698e" style:font-size-asian="10pt" style:font-size-complex="10pt"/>
    </style:style>
    <style:style style:name="P200" style:family="paragraph" style:parent-style-name="Standard">
      <style:paragraph-properties fo:text-align="center" style:justify-single-word="false"/>
      <style:text-properties fo:font-size="10pt" officeooo:rsid="0028802b" officeooo:paragraph-rsid="008775d9" style:font-size-asian="10pt" style:font-size-complex="10pt"/>
    </style:style>
    <style:style style:name="P201" style:family="paragraph" style:parent-style-name="Standard">
      <style:paragraph-properties fo:text-align="center" style:justify-single-word="false"/>
      <style:text-properties fo:font-size="10pt" officeooo:rsid="003253cd" officeooo:paragraph-rsid="00226d99" style:font-size-asian="10pt" style:font-size-complex="10pt"/>
    </style:style>
    <style:style style:name="P202" style:family="paragraph" style:parent-style-name="Standard">
      <style:paragraph-properties fo:text-align="center" style:justify-single-word="false"/>
      <style:text-properties fo:font-size="10pt" officeooo:rsid="007bb394" officeooo:paragraph-rsid="007bb394" style:font-size-asian="10pt" style:font-size-complex="10pt"/>
    </style:style>
    <style:style style:name="P203" style:family="paragraph" style:parent-style-name="Standard">
      <style:paragraph-properties fo:text-align="center" style:justify-single-word="false"/>
      <style:text-properties fo:font-size="10pt" officeooo:rsid="007cf381" officeooo:paragraph-rsid="007cf381" style:font-size-asian="10pt" style:font-size-complex="10pt"/>
    </style:style>
    <style:style style:name="P204" style:family="paragraph" style:parent-style-name="Standard">
      <style:paragraph-properties fo:text-align="center" style:justify-single-word="false" style:snap-to-layout-grid="false"/>
      <style:text-properties fo:font-size="10pt" officeooo:rsid="00a71156" officeooo:paragraph-rsid="005cd47d" style:font-size-asian="10pt" style:font-size-complex="10pt"/>
    </style:style>
    <style:style style:name="P205" style:family="paragraph" style:parent-style-name="Standard">
      <style:paragraph-properties fo:text-align="center" style:justify-single-word="false"/>
      <style:text-properties fo:font-size="10pt" officeooo:rsid="00a71156" officeooo:paragraph-rsid="005cd47d" style:font-size-asian="10pt" style:font-size-complex="10pt"/>
    </style:style>
    <style:style style:name="P206" style:family="paragraph" style:parent-style-name="Standard">
      <style:paragraph-properties fo:text-align="center" style:justify-single-word="false" style:snap-to-layout-grid="false"/>
      <style:text-properties fo:font-size="10pt" officeooo:rsid="00b97902" officeooo:paragraph-rsid="005cd47d" style:font-size-asian="10pt" style:font-size-complex="10pt"/>
    </style:style>
    <style:style style:name="P207" style:family="paragraph" style:parent-style-name="Standard">
      <style:paragraph-properties fo:text-align="center" style:justify-single-word="false"/>
      <style:text-properties fo:font-size="10pt" officeooo:rsid="00b97902" officeooo:paragraph-rsid="005cd47d" style:font-size-asian="10pt" style:font-size-complex="10pt"/>
    </style:style>
    <style:style style:name="P208" style:family="paragraph" style:parent-style-name="Standard">
      <style:paragraph-properties fo:text-align="center" style:justify-single-word="false" style:snap-to-layout-grid="false"/>
      <style:text-properties fo:font-size="10pt" officeooo:rsid="009dd94e" officeooo:paragraph-rsid="005cd47d" style:font-size-asian="10pt" style:font-size-complex="10pt"/>
    </style:style>
    <style:style style:name="P209" style:family="paragraph" style:parent-style-name="Standard">
      <style:paragraph-properties fo:text-align="center" style:justify-single-word="false"/>
      <style:text-properties fo:font-size="10pt" officeooo:rsid="009dd94e" officeooo:paragraph-rsid="005cd47d" style:font-size-asian="10pt" style:font-size-complex="10pt"/>
    </style:style>
    <style:style style:name="P210" style:family="paragraph" style:parent-style-name="Standard">
      <style:paragraph-properties fo:text-align="center" style:justify-single-word="false"/>
      <style:text-properties fo:font-size="10pt" officeooo:rsid="00744ff8" officeooo:paragraph-rsid="00815da5" style:font-size-asian="10pt" style:font-size-complex="10pt"/>
    </style:style>
    <style:style style:name="P211" style:family="paragraph" style:parent-style-name="Standard">
      <style:paragraph-properties fo:text-align="center" style:justify-single-word="false"/>
      <style:text-properties fo:font-size="10pt" officeooo:rsid="008ac6f5" officeooo:paragraph-rsid="008775d9" style:font-size-asian="10pt" style:font-size-complex="10pt"/>
    </style:style>
    <style:style style:name="P212" style:family="paragraph" style:parent-style-name="Standard">
      <style:paragraph-properties fo:text-align="center" style:justify-single-word="false"/>
      <style:text-properties fo:font-size="10pt" officeooo:rsid="008fc7c3" officeooo:paragraph-rsid="008775d9" style:font-size-asian="10pt" style:font-size-complex="10pt"/>
    </style:style>
    <style:style style:name="P213" style:family="paragraph" style:parent-style-name="Standard">
      <style:paragraph-properties fo:text-align="center" style:justify-single-word="false"/>
      <style:text-properties fo:font-size="10pt" officeooo:rsid="0090326a" officeooo:paragraph-rsid="008775d9" style:font-size-asian="10pt" style:font-size-complex="10pt"/>
    </style:style>
    <style:style style:name="P214" style:family="paragraph" style:parent-style-name="Standard">
      <style:paragraph-properties fo:text-align="center" style:justify-single-word="false"/>
      <style:text-properties fo:font-size="10pt" officeooo:rsid="0097b179" officeooo:paragraph-rsid="0097b179" style:font-size-asian="10pt" style:font-size-complex="10pt"/>
    </style:style>
    <style:style style:name="P215" style:family="paragraph" style:parent-style-name="Standard">
      <style:paragraph-properties fo:text-align="center" style:justify-single-word="false"/>
      <style:text-properties fo:font-size="10pt" officeooo:rsid="00a40def" officeooo:paragraph-rsid="00a40def" style:font-size-asian="10pt" style:font-size-complex="10pt"/>
    </style:style>
    <style:style style:name="P216" style:family="paragraph" style:parent-style-name="Standard">
      <style:paragraph-properties fo:text-align="center" style:justify-single-word="false"/>
      <style:text-properties fo:font-size="10pt" officeooo:rsid="00a52fa8" officeooo:paragraph-rsid="00a52fa8" style:font-size-asian="10pt" style:font-size-complex="10pt"/>
    </style:style>
    <style:style style:name="P217" style:family="paragraph" style:parent-style-name="Standard">
      <style:paragraph-properties fo:text-align="center" style:justify-single-word="false"/>
      <style:text-properties fo:font-size="10pt" officeooo:rsid="00ce838c" officeooo:paragraph-rsid="00ce838c" style:font-size-asian="10pt" style:font-size-complex="10pt"/>
    </style:style>
    <style:style style:name="P218" style:family="paragraph" style:parent-style-name="Standard">
      <style:paragraph-properties fo:text-align="center" style:justify-single-word="false"/>
      <style:text-properties fo:font-size="10pt" officeooo:rsid="00d09fe3" officeooo:paragraph-rsid="00d09fe3" style:font-size-asian="10pt" style:font-size-complex="10pt"/>
    </style:style>
    <style:style style:name="P219" style:family="paragraph" style:parent-style-name="Standard">
      <style:paragraph-properties fo:text-align="center" style:justify-single-word="false"/>
      <style:text-properties fo:font-size="10pt" officeooo:rsid="00d17e6e" officeooo:paragraph-rsid="00d17e6e" style:font-size-asian="10pt" style:font-size-complex="10pt"/>
    </style:style>
    <style:style style:name="P22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paragraph-rsid="00226d99" style:font-size-asian="10pt" style:font-weight-asian="bold" style:font-size-complex="10pt"/>
    </style:style>
    <style:style style:name="P221" style:family="paragraph" style:parent-style-name="Standard">
      <style:paragraph-properties fo:text-align="center" style:justify-single-word="false" style:snap-to-layout-grid="false"/>
      <style:text-properties fo:font-size="10pt" style:text-underline-style="solid" style:text-underline-width="auto" style:text-underline-color="font-color" fo:font-weight="bold" officeooo:rsid="009dd94e" officeooo:paragraph-rsid="005cd47d" style:font-size-asian="10pt" style:font-weight-asian="bold" style:font-size-complex="10pt" style:font-weight-complex="bold"/>
    </style:style>
    <style:style style:name="P22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9dd94e" officeooo:paragraph-rsid="005cd47d" style:font-size-asian="10pt" style:font-weight-asian="bold" style:font-size-complex="10pt" style:font-weight-complex="bold"/>
    </style:style>
    <style:style style:name="P223" style:family="paragraph" style:parent-style-name="Standard">
      <style:paragraph-properties fo:text-align="center" style:justify-single-word="false"/>
      <style:text-properties fo:font-size="10pt" fo:font-weight="bold" officeooo:paragraph-rsid="005cd47d" style:font-size-asian="10pt" style:font-weight-asian="bold" style:font-size-complex="10pt" style:font-weight-complex="bold"/>
    </style:style>
    <style:style style:name="P224" style:family="paragraph" style:parent-style-name="Standard">
      <style:text-properties fo:font-size="10pt" fo:font-weight="bold" officeooo:paragraph-rsid="005cd47d" style:font-size-asian="10pt" style:font-weight-asian="bold" style:font-size-complex="10pt"/>
    </style:style>
    <style:style style:name="P225" style:family="paragraph" style:parent-style-name="Standard">
      <style:paragraph-properties fo:text-align="center" style:justify-single-word="false"/>
      <style:text-properties style:use-window-font-color="true" style:font-name="Times New Roman" fo:font-size="10pt" fo:language="ru" fo:country="RU" officeooo:paragraph-rsid="0019dd0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26" style:family="paragraph" style:parent-style-name="Standard">
      <style:paragraph-properties fo:text-align="center" style:justify-single-word="false"/>
      <style:text-properties style:use-window-font-color="true" style:font-name="Times New Roman" fo:font-size="10pt" fo:language="ru" fo:country="RU" officeooo:rsid="00744ff8" officeooo:paragraph-rsid="00744ff8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27" style:family="paragraph" style:parent-style-name="Standard">
      <style:paragraph-properties fo:text-align="center" style:justify-single-word="false"/>
      <style:text-properties style:use-window-font-color="true" style:font-name="Times New Roman" fo:font-size="10pt" fo:language="ru" fo:country="RU" officeooo:rsid="0076b6be" officeooo:paragraph-rsid="0019dd0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28" style:family="paragraph" style:parent-style-name="Standard">
      <style:paragraph-properties fo:text-align="center" style:justify-single-word="false" style:snap-to-layout-grid="false"/>
      <style:text-properties fo:color="#008000" style:font-name="Liberation Serif" fo:font-size="10pt" fo:language="en" fo:country="US" officeooo:paragraph-rsid="0020112d" style:font-size-asian="10pt" style:font-size-complex="10pt" style:font-weight-complex="bold"/>
    </style:style>
    <style:style style:name="P229" style:family="paragraph" style:parent-style-name="Standard">
      <style:paragraph-properties fo:text-align="center" style:justify-single-word="false" style:snap-to-layout-grid="false"/>
      <style:text-properties fo:color="#008000" style:font-name="Liberation Serif" fo:font-size="10pt" fo:language="en" fo:country="US" officeooo:paragraph-rsid="00226d99" style:font-size-asian="10pt" style:font-size-complex="10pt"/>
    </style:style>
    <style:style style:name="P230" style:family="paragraph" style:parent-style-name="Standard">
      <style:paragraph-properties fo:text-align="center" style:justify-single-word="false" style:snap-to-layout-grid="false"/>
      <style:text-properties fo:color="#008000" style:font-name="Liberation Serif" fo:font-size="10pt" style:text-underline-style="solid" style:text-underline-width="auto" style:text-underline-color="font-color" fo:font-weight="bold" officeooo:paragraph-rsid="0020112d" style:font-size-asian="10pt" style:font-weight-asian="bold" style:font-size-complex="10pt"/>
    </style:style>
    <style:style style:name="P231" style:family="paragraph" style:parent-style-name="Standard">
      <style:paragraph-properties fo:text-align="center" style:justify-single-word="false"/>
      <style:text-properties officeooo:paragraph-rsid="005cd47d"/>
    </style:style>
    <style:style style:name="P232" style:family="paragraph" style:parent-style-name="Standard">
      <style:paragraph-properties fo:text-align="center" style:justify-single-word="false"/>
      <style:text-properties officeooo:paragraph-rsid="00b08c75"/>
    </style:style>
    <style:style style:name="P233" style:family="paragraph" style:parent-style-name="Standard">
      <style:paragraph-properties fo:text-align="center" style:justify-single-word="false">
        <style:tab-stops/>
      </style:paragraph-properties>
    </style:style>
    <style:style style:name="P234" style:family="paragraph" style:parent-style-name="Standard">
      <style:text-properties officeooo:paragraph-rsid="005cd47d"/>
    </style:style>
    <style:style style:name="P235" style:family="paragraph" style:parent-style-name="Standard">
      <style:text-properties style:text-position="0% 100%"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236" style:family="paragraph" style:parent-style-name="Standard">
      <style:text-properties style:text-position="0% 100%"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237" style:family="paragraph" style:parent-style-name="Основной_20_текст_20_2">
      <style:paragraph-properties fo:margin-left="0.635cm" fo:margin-right="0cm" fo:text-indent="-0.635cm" style:auto-text-indent="false"/>
      <style:text-properties style:font-name="Liberation Serif" fo:font-weight="bold" officeooo:paragraph-rsid="00169068" style:font-weight-asian="bold" style:font-weight-complex="bold"/>
    </style:style>
    <style:style style:name="P238" style:family="paragraph" style:parent-style-name="Основной_20_текст_20_2">
      <style:paragraph-properties fo:margin-left="0.635cm" fo:margin-right="0cm" fo:text-indent="-0.635cm" style:auto-text-indent="false"/>
      <style:text-properties style:font-name="Liberation Serif" fo:font-weight="bold" officeooo:paragraph-rsid="0019dd01" style:font-weight-asian="bold" style:font-weight-complex="bold"/>
    </style:style>
    <style:style style:name="P239" style:family="paragraph" style:parent-style-name="Основной_20_текст_20_2">
      <style:paragraph-properties fo:margin-left="0.635cm" fo:margin-right="0cm" fo:text-indent="-0.635cm" style:auto-text-indent="false"/>
      <style:text-properties style:font-name="Liberation Serif" fo:font-weight="bold" officeooo:paragraph-rsid="001e698e" style:font-weight-asian="bold" style:font-weight-complex="bold"/>
    </style:style>
    <style:style style:name="P240" style:family="paragraph" style:parent-style-name="Основной_20_текст_20_2">
      <style:paragraph-properties fo:margin-left="0.635cm" fo:margin-right="0cm" fo:text-indent="-0.635cm" style:auto-text-indent="false"/>
      <style:text-properties style:font-name="Liberation Serif" fo:font-size="10pt" fo:font-weight="bold" officeooo:paragraph-rsid="00121137" style:font-size-asian="10pt" style:font-weight-asian="bold" style:font-size-complex="10pt" style:font-weight-complex="bold"/>
    </style:style>
    <style:style style:name="P241" style:family="paragraph" style:parent-style-name="Основной_20_текст_20_2">
      <style:paragraph-properties fo:margin-left="0.635cm" fo:margin-right="0cm" fo:text-indent="-0.635cm" style:auto-text-indent="false"/>
      <style:text-properties style:font-name="Liberation Serif" fo:font-size="10pt" fo:font-weight="bold" officeooo:paragraph-rsid="001205ab" style:font-size-asian="10pt" style:font-weight-asian="bold" style:font-size-complex="10pt" style:font-weight-complex="bold"/>
    </style:style>
    <style:style style:name="P242" style:family="paragraph" style:parent-style-name="Основной_20_текст_20_2" style:master-page-name="">
      <style:paragraph-properties fo:margin-left="0.635cm" fo:margin-right="0cm" fo:text-indent="-0.635cm" style:auto-text-indent="false" style:page-number="auto"/>
      <style:text-properties style:font-name="Liberation Serif" fo:font-size="10pt" fo:font-weight="bold" officeooo:paragraph-rsid="002464a6" style:font-size-asian="10pt" style:font-weight-asian="bold" style:font-size-complex="10pt" style:font-weight-complex="bold"/>
    </style:style>
    <style:style style:name="P243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fo:font-size="10pt" style:font-size-asian="10pt" style:font-size-complex="10pt"/>
    </style:style>
    <style:style style:name="P244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  <style:text-properties fo:font-size="10pt" style:font-size-asian="10pt" style:font-size-complex="10pt"/>
    </style:style>
    <style:style style:name="P245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  <style:text-properties fo:font-size="10pt" officeooo:paragraph-rsid="00153d9d" style:font-size-asian="10pt" style:font-size-complex="10pt"/>
    </style:style>
    <style:style style:name="P246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  <style:text-properties fo:font-size="10pt" officeooo:paragraph-rsid="003d2cf7" style:font-size-asian="10pt" style:font-size-complex="10pt"/>
    </style:style>
    <style:style style:name="P247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48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9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</style:style>
    <style:style style:name="P250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officeooo:paragraph-rsid="0012b111"/>
    </style:style>
    <style:style style:name="P251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</style:style>
    <style:style style:name="P252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fo:font-size="11pt" style:font-size-asian="11pt" style:font-size-complex="11pt"/>
    </style:style>
    <style:style style:name="P253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4" style:family="paragraph" style:parent-style-name="Text_20_body">
      <style:paragraph-properties fo:margin-left="0cm" fo:margin-right="0cm" fo:margin-top="0cm" fo:margin-bottom="0.25cm" loext:contextual-spacing="true" fo:line-height="100%" fo:text-indent="1cm" style:auto-text-indent="false"/>
      <style:text-properties fo:font-size="11pt" fo:font-weight="bold" officeooo:paragraph-rsid="0012b111" style:font-size-asian="11pt" style:font-weight-asian="bold" style:font-size-complex="11pt" style:font-weight-complex="bold"/>
    </style:style>
    <style:style style:name="P255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/>
      <style:text-properties fo:font-size="8pt" style:font-size-asian="8pt" style:font-size-complex="8pt"/>
    </style:style>
    <style:style style:name="P256" style:family="paragraph" style:parent-style-name="Text_20_body">
      <style:paragraph-properties fo:margin-left="0cm" fo:margin-right="0cm" fo:margin-top="0cm" fo:margin-bottom="0.25cm" loext:contextual-spacing="true" fo:line-height="100%" fo:text-align="justify" style:justify-single-word="false" fo:text-indent="1cm" style:auto-text-indent="false" style:shadow="none"/>
      <style:text-properties officeooo:rsid="001205ab" officeooo:paragraph-rsid="001205ab"/>
    </style:style>
    <style:style style:name="P257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 style:shadow="none"/>
      <style:text-properties fo:font-size="12pt" officeooo:paragraph-rsid="003e8d28" style:font-size-asian="12pt" style:font-size-complex="12pt"/>
    </style:style>
    <style:style style:name="P258" style:family="paragraph" style:parent-style-name="Text_20_body">
      <style:paragraph-properties fo:margin-left="0cm" fo:margin-right="0cm" fo:margin-top="0cm" fo:margin-bottom="0.25cm" loext:contextual-spacing="true" fo:line-height="100%" fo:text-align="justify" style:justify-single-word="false" fo:text-indent="1cm" style:auto-text-indent="false" style:shadow="none"/>
      <style:text-properties fo:font-size="12pt" officeooo:paragraph-rsid="003e8d28" style:font-size-asian="12pt" style:font-size-complex="12pt"/>
    </style:style>
    <style:style style:name="P259" style:family="paragraph" style:parent-style-name="Text_20_body">
      <style:paragraph-properties fo:margin-left="0cm" fo:margin-right="0cm" fo:margin-top="0cm" fo:margin-bottom="0.25cm" loext:contextual-spacing="true" fo:line-height="100%" fo:text-align="justify" style:justify-single-word="false" fo:text-indent="1cm" style:auto-text-indent="false" style:shadow="none"/>
      <style:text-properties fo:font-size="12pt" officeooo:paragraph-rsid="0072f328" style:font-size-asian="12pt" style:font-size-complex="12pt"/>
    </style:style>
    <style:style style:name="P260" style:family="paragraph" style:parent-style-name="Text_20_body">
      <style:paragraph-properties fo:margin-left="0cm" fo:margin-right="0cm" fo:margin-top="0cm" fo:margin-bottom="0.25cm" loext:contextual-spacing="true" fo:line-height="100%" fo:text-align="justify" style:justify-single-word="false" fo:text-indent="1cm" style:auto-text-indent="false" style:shadow="none"/>
      <style:text-properties style:font-name="Liberation Serif" fo:font-size="12pt" officeooo:paragraph-rsid="003e8d28" style:font-size-asian="12pt" style:font-size-complex="12pt"/>
    </style:style>
    <style:style style:name="P261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 style:shadow="none"/>
      <style:text-properties style:font-name="Liberation Serif" fo:font-size="12pt" officeooo:paragraph-rsid="003e8d28" style:font-size-asian="12pt" style:font-size-complex="12pt"/>
    </style:style>
    <style:style style:name="P262" style:family="paragraph" style:parent-style-name="Text_20_body">
      <style:paragraph-properties fo:margin-left="0cm" fo:margin-right="0cm" fo:margin-top="0cm" fo:margin-bottom="0.25cm" loext:contextual-spacing="true" fo:line-height="100%" fo:text-align="justify" style:justify-single-word="false" fo:text-indent="1cm" style:auto-text-indent="false" style:shadow="none" fo:keep-with-next="always"/>
      <style:text-properties fo:font-size="12pt" officeooo:paragraph-rsid="003e8d28" style:font-size-asian="12pt" style:font-size-complex="12pt"/>
    </style:style>
    <style:style style:name="P263" style:family="paragraph" style:parent-style-name="Text_20_body">
      <style:paragraph-properties fo:margin-left="0cm" fo:margin-right="0cm" fo:margin-top="0cm" fo:margin-bottom="0.25cm" loext:contextual-spacing="true" fo:line-height="100%" fo:text-align="center" style:justify-single-word="false" fo:text-indent="1cm" style:auto-text-indent="false" style:shadow="none" fo:keep-with-next="always"/>
      <style:text-properties fo:font-size="12pt" officeooo:paragraph-rsid="003e8d28" style:font-size-asian="12pt" style:font-size-complex="12pt"/>
    </style:style>
    <style:style style:name="P264" style:family="paragraph" style:parent-style-name="Text_20_body" style:master-page-name="">
      <style:paragraph-properties fo:margin-left="0cm" fo:margin-right="0cm" fo:margin-top="0cm" fo:margin-bottom="0.25cm" loext:contextual-spacing="true" fo:line-height="100%" fo:text-align="center" style:justify-single-word="false" fo:keep-together="always" fo:text-indent="1cm" style:auto-text-indent="false" style:page-number="auto" style:shadow="none"/>
      <style:text-properties fo:font-size="12pt" officeooo:paragraph-rsid="003e8d28" style:font-size-asian="12pt" style:font-size-complex="12pt"/>
    </style:style>
    <style:style style:name="P265" style:family="paragraph" style:parent-style-name="Text_20_body" style:master-page-name="">
      <style:paragraph-properties fo:margin-left="0cm" fo:margin-right="0cm" fo:margin-top="0cm" fo:margin-bottom="0.25cm" loext:contextual-spacing="true" fo:line-height="100%" fo:text-align="justify" style:justify-single-word="false" style:register-true="true" fo:text-indent="1cm" style:auto-text-indent="false" style:page-number="auto" style:shadow="none" fo:keep-with-next="always"/>
      <style:text-properties fo:font-size="12pt" officeooo:paragraph-rsid="003e8d28" style:font-size-asian="12pt" style:font-size-complex="12pt"/>
    </style:style>
    <style:style style:name="P26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Liberation Serif" fo:font-size="10pt" officeooo:rsid="000f0281" officeooo:paragraph-rsid="00121137" style:font-size-asian="10pt" style:font-size-complex="10pt"/>
    </style:style>
    <style:style style:name="P26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Liberation Serif" fo:font-size="10pt" officeooo:rsid="000f0281" officeooo:paragraph-rsid="001205ab" style:font-size-asian="10pt" style:font-size-complex="10pt"/>
    </style:style>
    <style:style style:name="P268" style:family="paragraph" style:parent-style-name="Standard">
      <style:paragraph-properties fo:margin-left="0.741cm" fo:margin-right="0cm" fo:text-indent="0cm" style:auto-text-indent="false"/>
      <style:text-properties style:font-name="Liberation Serif" officeooo:paragraph-rsid="0019dd01"/>
    </style:style>
    <style:style style:name="P269" style:family="paragraph" style:parent-style-name="Standard">
      <style:paragraph-properties fo:margin-left="0.741cm" fo:margin-right="0cm" fo:text-indent="0cm" style:auto-text-indent="false"/>
      <style:text-properties style:font-name="Liberation Serif" officeooo:paragraph-rsid="00121137"/>
    </style:style>
    <style:style style:name="P270" style:family="paragraph" style:parent-style-name="Standard">
      <style:paragraph-properties fo:margin-left="0.741cm" fo:margin-right="0cm" fo:text-indent="0cm" style:auto-text-indent="false"/>
      <style:text-properties style:font-name="Liberation Serif" fo:language="en" fo:country="US" officeooo:paragraph-rsid="00239733"/>
    </style:style>
    <style:style style:name="P271" style:family="paragraph" style:parent-style-name="Standard">
      <style:paragraph-properties fo:margin-left="0.741cm" fo:margin-right="0cm" fo:text-indent="0cm" style:auto-text-indent="false"/>
      <style:text-properties style:font-name="Liberation Serif" fo:font-size="11pt" fo:font-weight="bold" officeooo:paragraph-rsid="00239733" style:font-size-asian="11pt" style:font-weight-asian="bold" style:font-size-complex="11pt"/>
    </style:style>
    <style:style style:name="P272" style:family="paragraph" style:parent-style-name="Standard">
      <style:paragraph-properties fo:margin-left="0.741cm" fo:margin-right="0cm" fo:text-indent="0cm" style:auto-text-indent="false"/>
      <style:text-properties style:font-name="Liberation Serif" fo:font-weight="bold" officeooo:paragraph-rsid="0019dd01" style:font-weight-asian="bold"/>
    </style:style>
    <style:style style:name="P273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Liberation Serif" fo:font-size="10pt" officeooo:paragraph-rsid="00264eaa" style:font-size-asian="10pt" style:font-size-complex="10pt"/>
    </style:style>
    <style:style style:name="P274" style:family="paragraph" style:parent-style-name="Standard">
      <style:paragraph-properties fo:margin-left="-0.191cm" fo:margin-right="-0.191cm" fo:text-align="center" style:justify-single-word="false" fo:text-indent="0cm" style:auto-text-indent="false">
        <style:tab-stops/>
      </style:paragraph-properties>
      <style:text-properties style:font-name="Liberation Serif" fo:font-size="10pt" officeooo:paragraph-rsid="00226d99" style:font-size-asian="10pt" style:font-size-complex="10pt" style:text-rotation-angle="90" style:text-rotation-scale="line-height"/>
    </style:style>
    <style:style style:name="P275" style:family="paragraph" style:parent-style-name="Standard">
      <style:paragraph-properties fo:margin-left="-0.191cm" fo:margin-right="-0.191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276" style:family="paragraph" style:parent-style-name="Standard">
      <style:paragraph-properties fo:margin-left="-0.191cm" fo:margin-right="-0.191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277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officeooo:paragraph-rsid="00a71e2c"/>
    </style:style>
    <style:style style:name="P278" style:family="paragraph" style:parent-style-name="Text_20_body">
      <style:paragraph-properties fo:text-align="center" style:justify-single-word="false"/>
      <style:text-properties officeooo:paragraph-rsid="00154615"/>
    </style:style>
    <style:style style:name="P279" style:family="paragraph" style:parent-style-name="Text_20_body">
      <style:paragraph-properties fo:text-align="center" style:justify-single-word="false"/>
      <style:text-properties officeooo:paragraph-rsid="000ba994"/>
    </style:style>
    <style:style style:name="P280" style:family="paragraph" style:parent-style-name="Text_20_body">
      <style:paragraph-properties fo:text-align="start" style:justify-single-word="false"/>
      <style:text-properties style:font-name="Liberation Serif" fo:font-weight="bold" officeooo:paragraph-rsid="00169068" style:font-weight-asian="bold"/>
    </style:style>
    <style:style style:name="P281" style:family="paragraph" style:parent-style-name="Text_20_body">
      <style:paragraph-properties fo:text-align="start" style:justify-single-word="false"/>
      <style:text-properties style:font-name="Liberation Serif" fo:font-weight="bold" officeooo:paragraph-rsid="002464a6" style:font-weight-asian="bold"/>
    </style:style>
    <style:style style:name="P282" style:family="paragraph" style:parent-style-name="Text_20_body">
      <style:paragraph-properties fo:text-align="start" style:justify-single-word="false"/>
      <style:text-properties style:font-name="Liberation Serif" fo:font-weight="bold" officeooo:paragraph-rsid="0019dd01" style:font-weight-asian="bold"/>
    </style:style>
    <style:style style:name="P283" style:family="paragraph" style:parent-style-name="Text_20_body">
      <style:paragraph-properties fo:text-align="center" style:justify-single-word="false"/>
      <style:text-properties style:font-name="Liberation Serif" fo:font-weight="bold" officeooo:paragraph-rsid="00121137" style:font-weight-asian="bold" style:font-weight-complex="bold"/>
    </style:style>
    <style:style style:name="P284" style:family="paragraph" style:parent-style-name="Text_20_body">
      <style:paragraph-properties fo:text-align="start" style:justify-single-word="false"/>
      <style:text-properties style:font-name="Liberation Serif" officeooo:paragraph-rsid="00169068"/>
    </style:style>
    <style:style style:name="P285" style:family="paragraph" style:parent-style-name="Text_20_body">
      <style:paragraph-properties fo:text-align="start" style:justify-single-word="false"/>
      <style:text-properties style:font-name="Liberation Serif" officeooo:paragraph-rsid="0019dd01"/>
    </style:style>
    <style:style style:name="P286" style:family="paragraph" style:parent-style-name="Text_20_body">
      <style:paragraph-properties fo:text-align="start" style:justify-single-word="false"/>
      <style:text-properties style:font-name="Liberation Serif" officeooo:paragraph-rsid="00239733"/>
    </style:style>
    <style:style style:name="P287" style:family="paragraph" style:parent-style-name="Text_20_body">
      <style:paragraph-properties fo:text-align="center" style:justify-single-word="false"/>
      <style:text-properties style:font-name="Liberation Serif" fo:font-size="11pt" style:text-underline-style="solid" style:text-underline-width="auto" style:text-underline-color="font-color" officeooo:paragraph-rsid="002464a6" style:font-size-asian="11pt" style:font-size-complex="11pt"/>
    </style:style>
    <style:style style:name="P288" style:family="paragraph" style:parent-style-name="Text_20_body">
      <style:paragraph-properties fo:line-height="100%" fo:text-align="center" style:justify-single-word="false"/>
      <style:text-properties style:font-name="Liberation Serif" fo:font-size="12pt" fo:font-weight="bold" officeooo:paragraph-rsid="0019dd01" style:font-size-asian="12pt" style:font-weight-asian="bold" style:font-size-complex="12pt"/>
    </style:style>
    <style:style style:name="P289" style:family="paragraph" style:parent-style-name="Text_20_body">
      <style:paragraph-properties fo:text-align="start" style:justify-single-word="false"/>
      <style:text-properties style:font-name="Liberation Serif" fo:font-size="12pt" officeooo:paragraph-rsid="001205ab" style:font-size-asian="12pt" style:font-size-complex="12pt"/>
    </style:style>
    <style:style style:name="P290" style:family="paragraph" style:parent-style-name="Text_20_body">
      <style:paragraph-properties style:line-height-at-least="0.019cm" fo:text-align="center" style:justify-single-word="false"/>
      <style:text-properties style:font-name="Liberation Serif" fo:font-size="10pt" style:text-underline-style="solid" style:text-underline-width="auto" style:text-underline-color="font-color" officeooo:paragraph-rsid="0019dd01" style:font-size-asian="10pt" style:font-size-complex="10pt"/>
    </style:style>
    <style:style style:name="P291" style:family="paragraph" style:parent-style-name="Text_20_body">
      <style:paragraph-properties style:line-height-at-least="0cm" fo:text-align="center" style:justify-single-word="false"/>
      <style:text-properties style:font-name="Liberation Serif" fo:font-size="10pt" officeooo:paragraph-rsid="001e698e" style:font-size-asian="10pt"/>
    </style:style>
    <style:style style:name="P292" style:family="paragraph" style:parent-style-name="Text_20_body">
      <style:text-properties style:font-name="Liberation Serif" fo:font-size="10pt" officeooo:paragraph-rsid="002464a6" style:font-size-asian="10pt"/>
    </style:style>
    <style:style style:name="P293" style:family="paragraph" style:parent-style-name="Text_20_body">
      <style:text-properties style:font-name="Liberation Serif" officeooo:paragraph-rsid="00121137"/>
    </style:style>
    <style:style style:name="P294" style:family="paragraph" style:parent-style-name="Text_20_body">
      <style:paragraph-properties fo:text-align="start" style:justify-single-word="false"/>
      <style:text-properties style:font-name="Liberation Serif" fo:language="en" fo:country="US" fo:font-weight="bold" officeooo:paragraph-rsid="00239733" style:font-weight-asian="bold"/>
    </style:style>
    <style:style style:name="P295" style:family="paragraph" style:parent-style-name="Text_20_body">
      <style:paragraph-properties fo:text-align="start" style:justify-single-word="false"/>
      <style:text-properties officeooo:paragraph-rsid="005cd47d"/>
    </style:style>
    <style:style style:name="P296" style:family="paragraph" style:parent-style-name="Standard">
      <style:paragraph-properties fo:text-align="center" style:justify-single-word="false" fo:keep-with-next="always" style:snap-to-layout-grid="false"/>
      <style:text-properties style:font-name="Liberation Serif" fo:font-size="10pt" officeooo:paragraph-rsid="00169068" style:font-size-asian="10pt" style:font-size-complex="10pt"/>
    </style:style>
    <style:style style:name="P297" style:family="paragraph" style:parent-style-name="Standard">
      <style:paragraph-properties fo:text-align="center" style:justify-single-word="false" fo:keep-with-next="always"/>
      <style:text-properties style:font-name="Liberation Serif" fo:font-size="10pt" officeooo:paragraph-rsid="00169068" style:font-size-asian="10pt" style:font-size-complex="10pt"/>
    </style:style>
    <style:style style:name="P298" style:family="paragraph" style:parent-style-name="Standard">
      <style:paragraph-properties fo:text-align="center" style:justify-single-word="false" fo:keep-with-next="always"/>
      <style:text-properties style:font-name="Liberation Serif" fo:font-size="10pt" officeooo:paragraph-rsid="00219755" style:font-size-asian="10pt" style:font-size-complex="10pt"/>
    </style:style>
    <style:style style:name="P299" style:family="paragraph" style:parent-style-name="Standard">
      <style:paragraph-properties fo:text-align="center" style:justify-single-word="false" fo:keep-with-next="always"/>
      <style:text-properties style:font-name="Liberation Serif" fo:font-size="10pt" fo:language="en" fo:country="US" officeooo:paragraph-rsid="00169068" style:font-size-asian="10pt" style:font-size-complex="10pt"/>
    </style:style>
    <style:style style:name="P300" style:family="paragraph" style:parent-style-name="Standard">
      <style:paragraph-properties fo:text-align="center" style:justify-single-word="false" fo:keep-with-next="always" style:snap-to-layout-grid="false"/>
      <style:text-properties style:font-name="Liberation Serif" fo:font-size="10pt" fo:language="en" fo:country="US" officeooo:paragraph-rsid="00169068" style:font-size-asian="10pt" style:font-size-complex="10pt"/>
    </style:style>
    <style:style style:name="P301" style:family="paragraph" style:parent-style-name="Standard">
      <style:paragraph-properties fo:text-align="center" style:justify-single-word="false" fo:keep-with-next="always"/>
      <style:text-properties style:font-name="Liberation Serif" fo:font-size="10pt" fo:font-weight="bold" officeooo:paragraph-rsid="00169068" style:font-size-asian="10pt" style:font-weight-asian="bold" style:font-size-complex="10pt" style:font-weight-complex="bold"/>
    </style:style>
    <style:style style:name="P302" style:family="paragraph" style:parent-style-name="Standard">
      <style:paragraph-properties fo:text-align="center" style:justify-single-word="false" fo:keep-with-next="always" style:snap-to-layout-grid="false"/>
      <style:text-properties style:font-name="Liberation Serif" fo:font-size="10pt" style:text-underline-style="solid" style:text-underline-width="auto" style:text-underline-color="font-color" fo:font-weight="bold" officeooo:paragraph-rsid="00169068" style:font-size-asian="10pt" style:font-weight-asian="bold" style:font-size-complex="10pt" style:font-weight-complex="bold"/>
    </style:style>
    <style:style style:name="P303" style:family="paragraph" style:parent-style-name="Standard">
      <style:paragraph-properties fo:text-align="center" style:justify-single-word="false" fo:keep-with-next="always" style:snap-to-layout-grid="false"/>
      <style:text-properties style:font-name="Liberation Serif" fo:font-size="10pt" style:text-underline-style="solid" style:text-underline-width="auto" style:text-underline-color="font-color" fo:font-weight="bold" officeooo:rsid="00cbb115" officeooo:paragraph-rsid="00cbb115" style:font-size-asian="10pt" style:font-weight-asian="bold" style:font-size-complex="10pt" style:font-weight-complex="bold"/>
    </style:style>
    <style:style style:name="P304" style:family="paragraph" style:parent-style-name="Standard">
      <style:paragraph-properties fo:margin-left="0cm" fo:margin-right="-0.291cm" fo:margin-top="0cm" fo:margin-bottom="0cm" loext:contextual-spacing="false" style:line-height-at-least="0cm" fo:text-align="center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Liberation Serif" fo:font-size="11pt" style:text-underline-style="solid" style:text-underline-width="auto" style:text-underline-color="font-color" officeooo:paragraph-rsid="0019dd01" style:font-size-asian="11pt" style:font-name-complex="Times New Roman1" style:font-size-complex="11pt"/>
    </style:style>
    <style:style style:name="P305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Liberation Serif" fo:font-size="10pt" officeooo:paragraph-rsid="0019dd01" style:font-size-asian="10pt" style:font-size-complex="10pt" style:text-rotation-angle="90" style:text-rotation-scale="line-height"/>
    </style:style>
    <style:style style:name="P306" style:family="paragraph" style:parent-style-name="Standard">
      <style:paragraph-properties fo:margin-left="0.199cm" fo:margin-right="0.199cm" fo:text-align="center" style:justify-single-word="false" fo:text-indent="0cm" style:auto-text-indent="false">
        <style:tab-stops>
          <style:tab-stop style:position="10.874cm"/>
        </style:tab-stops>
      </style:paragraph-properties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07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08" style:family="paragraph" style:parent-style-name="Standard">
      <style:paragraph-properties fo:margin-left="0.199cm" fo:margin-right="0.199cm" fo:text-align="start" style:justify-single-word="false" fo:text-indent="0cm" style:auto-text-indent="false"/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09" style:family="paragraph" style:parent-style-name="Standard">
      <style:paragraph-properties fo:margin-left="0.199cm" fo:margin-right="0.199cm" fo:text-indent="0cm" style:auto-text-indent="false"/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10" style:family="paragraph" style:parent-style-name="Standard">
      <style:paragraph-properties fo:margin-left="0.053cm" fo:margin-right="-0.026cm" fo:text-align="justify" style:justify-single-word="false" fo:text-indent="-0.053cm" style:auto-text-indent="false">
        <style:tab-stops>
          <style:tab-stop style:position="9.631cm"/>
        </style:tab-stops>
      </style:paragraph-properties>
      <style:text-properties style:font-name="Liberation Serif" fo:font-size="10pt" officeooo:paragraph-rsid="0019dd01" style:font-size-asian="10pt" style:font-size-complex="10pt" style:text-rotation-angle="90" style:text-rotation-scale="line-height"/>
    </style:style>
    <style:style style:name="P311" style:family="paragraph" style:parent-style-name="Standard">
      <style:paragraph-properties fo:margin-left="0.053cm" fo:margin-right="0cm" fo:text-align="justify" style:justify-single-word="false" fo:text-indent="0cm" style:auto-text-indent="false">
        <style:tab-stops>
          <style:tab-stop style:position="11.748cm"/>
        </style:tab-stops>
      </style:paragraph-properties>
      <style:text-properties style:font-name="Liberation Serif" fo:font-size="10pt" officeooo:paragraph-rsid="0019dd01" style:font-size-asian="10pt" style:font-size-complex="10pt" style:text-rotation-angle="90" style:text-rotation-scale="line-height"/>
    </style:style>
    <style:style style:name="P312" style:family="paragraph" style:parent-style-name="Основной_20_текст_20_2">
      <style:paragraph-properties fo:margin-left="0.635cm" fo:margin-right="0cm" fo:text-indent="0cm" style:auto-text-indent="false"/>
      <style:text-properties style:font-name="Liberation Serif" officeooo:paragraph-rsid="00169068"/>
    </style:style>
    <style:style style:name="P313" style:family="paragraph" style:parent-style-name="Основной_20_текст_20_2">
      <style:paragraph-properties fo:margin-left="0.635cm" fo:margin-right="0cm" fo:text-indent="0cm" style:auto-text-indent="false"/>
      <style:text-properties style:font-name="Liberation Serif" officeooo:paragraph-rsid="001e698e"/>
    </style:style>
    <style:style style:name="P314" style:family="paragraph" style:parent-style-name="Основной_20_текст_20_2">
      <style:paragraph-properties fo:margin-left="0.635cm" fo:margin-right="0cm" fo:text-indent="0cm" style:auto-text-indent="false"/>
      <style:text-properties style:font-name="Liberation Serif" officeooo:paragraph-rsid="0020112d"/>
    </style:style>
    <style:style style:name="P315" style:family="paragraph" style:parent-style-name="Основной_20_текст_20_2">
      <style:paragraph-properties fo:margin-left="0.635cm" fo:margin-right="0cm" fo:text-indent="0cm" style:auto-text-indent="false"/>
      <style:text-properties style:font-name="Liberation Serif" officeooo:paragraph-rsid="00219755"/>
    </style:style>
    <style:style style:name="P316" style:family="paragraph" style:parent-style-name="Основной_20_текст_20_2">
      <style:paragraph-properties fo:margin-left="0.635cm" fo:margin-right="0cm" fo:text-indent="0cm" style:auto-text-indent="false"/>
      <style:text-properties officeooo:paragraph-rsid="005cd47d"/>
    </style:style>
    <style:style style:name="P317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officeooo:paragraph-rsid="001e698e" style:font-weight-asian="bold"/>
    </style:style>
    <style:style style:name="P318" style:family="paragraph" style:parent-style-name="Text_20_body">
      <style:paragraph-properties fo:margin-left="0.635cm" fo:margin-right="0cm" fo:margin-top="0cm" fo:margin-bottom="0.25cm" loext:contextual-spacing="true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officeooo:paragraph-rsid="001e698e" style:font-weight-asian="bold"/>
    </style:style>
    <style:style style:name="P319" style:family="paragraph" style:parent-style-name="Text_20_body">
      <style:paragraph-properties fo:margin-left="0.635cm" fo:margin-right="0cm" fo:margin-top="0cm" fo:margin-bottom="0.25cm" loext:contextual-spacing="true" fo:text-align="start" style:justify-single-word="false" fo:text-indent="0cm" style:auto-text-indent="false"/>
      <style:text-properties style:font-name="Liberation Serif" officeooo:paragraph-rsid="001e698e"/>
    </style:style>
    <style:style style:name="P320" style:family="paragraph" style:parent-style-name="Text_20_body">
      <style:paragraph-properties fo:margin-left="0.635cm" fo:margin-right="0cm" fo:margin-top="0cm" fo:margin-bottom="0.25cm" loext:contextual-spacing="true" fo:line-height="100%" fo:text-align="start" style:justify-single-word="false" fo:text-indent="0cm" style:auto-text-indent="false" fo:keep-with-next="auto"/>
      <style:text-properties style:font-name="Liberation Serif" style:text-underline-style="solid" style:text-underline-width="auto" style:text-underline-color="font-color" fo:font-weight="bold" officeooo:paragraph-rsid="00169068" style:font-weight-asian="bold"/>
    </style:style>
    <style:style style:name="P3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officeooo:paragraph-rsid="001e698e" style:font-weight-asian="bold"/>
    </style:style>
    <style:style style:name="P322" style:family="paragraph" style:parent-style-name="Standard" style:master-page-name="">
      <style:paragraph-properties fo:margin-left="0cm" fo:margin-right="0cm" fo:text-align="center" style:justify-single-word="false" style:register-true="true" fo:text-indent="0.3cm" style:auto-text-indent="false" style:page-number="auto" fo:keep-with-next="always"/>
      <style:text-properties style:font-name="Liberation Serif" fo:font-size="10pt" officeooo:paragraph-rsid="00121137" style:font-size-asian="10pt" style:font-size-complex="10pt"/>
    </style:style>
    <style:style style:name="P323" style:family="paragraph" style:parent-style-name="Standard">
      <style:paragraph-properties fo:margin-left="-0.206cm" fo:margin-right="-0.099cm" fo:text-indent="0cm" style:auto-text-indent="false"/>
      <style:text-properties style:font-name="Liberation Serif" fo:font-size="10pt" officeooo:paragraph-rsid="001205ab" style:font-size-asian="10pt" style:font-size-complex="10pt"/>
    </style:style>
    <style:style style:name="P324" style:family="paragraph" style:parent-style-name="Standard">
      <style:paragraph-properties fo:margin-left="-0.206cm" fo:margin-right="-0.099cm" fo:text-indent="0cm" style:auto-text-indent="false" style:snap-to-layout-grid="false"/>
      <style:text-properties style:font-name="Liberation Serif" fo:font-size="10pt" officeooo:paragraph-rsid="001205ab" style:font-size-asian="10pt" style:font-size-complex="10pt"/>
    </style:style>
    <style:style style:name="P325" style:family="paragraph" style:parent-style-name="Footer">
      <style:paragraph-properties fo:margin-left="-0.206cm" fo:margin-right="-0.099cm" fo:text-indent="0cm" style:auto-text-indent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Liberation Serif" fo:font-size="10pt" officeooo:paragraph-rsid="001205ab" style:font-size-asian="10pt" style:font-size-complex="10pt"/>
    </style:style>
    <style:style style:name="P326" style:family="paragraph" style:parent-style-name="Standard">
      <style:paragraph-properties fo:margin-left="-0.053cm" fo:margin-right="0.026cm" fo:text-align="center" style:justify-single-word="false" fo:text-indent="0cm" style:auto-text-indent="false">
        <style:tab-stops>
          <style:tab-stop style:position="9.128cm"/>
        </style:tab-stops>
      </style:paragraph-properties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27" style:family="paragraph" style:parent-style-name="Standard">
      <style:paragraph-properties fo:margin-left="0.053cm" fo:margin-right="0cm" fo:text-align="center" style:justify-single-word="false" fo:text-indent="0.026cm" style:auto-text-indent="false">
        <style:tab-stops>
          <style:tab-stop style:position="10.716cm"/>
        </style:tab-stops>
      </style:paragraph-properties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28" style:family="paragraph" style:parent-style-name="Standard">
      <style:paragraph-properties fo:margin-left="0.026cm" fo:margin-right="0.026cm" fo:text-align="center" style:justify-single-word="false" fo:text-indent="-0.026cm" style:auto-text-indent="false">
        <style:tab-stops>
          <style:tab-stop style:position="13.494cm"/>
        </style:tab-stops>
      </style:paragraph-properties>
      <style:text-properties style:font-name="Liberation Serif" fo:font-size="10pt" officeooo:paragraph-rsid="001e698e" style:font-size-asian="10pt" style:font-size-complex="10pt" style:text-rotation-angle="90" style:text-rotation-scale="line-height"/>
    </style:style>
    <style:style style:name="P329" style:family="paragraph" style:parent-style-name="Standard">
      <style:paragraph-properties fo:margin-top="0cm" fo:margin-bottom="0cm" loext:contextual-spacing="true"/>
      <style:text-properties style:font-name="Liberation Serif" fo:font-size="12pt" fo:font-weight="bold" officeooo:paragraph-rsid="0019dd01" style:font-size-asian="12pt" style:font-weight-asian="bold"/>
    </style:style>
    <style:style style:name="P330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2pt" style:text-underline-style="none" fo:font-weight="bold" officeooo:paragraph-rsid="002464a6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226d99" style:font-size-asian="10pt" style:font-size-complex="10pt"/>
    </style:style>
    <style:style style:name="P332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219755" style:font-size-asian="10pt" style:font-size-complex="10pt"/>
    </style:style>
    <style:style style:name="P333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361265" style:font-size-asian="10pt" style:font-size-complex="10pt"/>
    </style:style>
    <style:style style:name="P334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38e32d" style:font-size-asian="10pt" style:font-size-complex="10pt"/>
    </style:style>
    <style:style style:name="P335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398460" style:font-size-asian="10pt" style:font-size-complex="10pt"/>
    </style:style>
    <style:style style:name="P336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3a962f" style:font-size-asian="10pt" style:font-size-complex="10pt"/>
    </style:style>
    <style:style style:name="P337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3bf537" style:font-size-asian="10pt" style:font-size-complex="10pt"/>
    </style:style>
    <style:style style:name="P338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officeooo:paragraph-rsid="005cd47d" style:font-size-asian="10pt" style:font-size-complex="10pt"/>
    </style:style>
    <style:style style:name="P339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226d99" style:font-size-asian="10pt" style:font-weight-asian="bold" style:font-size-complex="10pt" style:font-weight-complex="bold"/>
    </style:style>
    <style:style style:name="P340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219755" style:font-size-asian="10pt" style:font-weight-asian="bold" style:font-size-complex="10pt" style:font-weight-complex="bold"/>
    </style:style>
    <style:style style:name="P341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361265" style:font-size-asian="10pt" style:font-weight-asian="bold" style:font-size-complex="10pt" style:font-weight-complex="bold"/>
    </style:style>
    <style:style style:name="P342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38e32d" style:font-size-asian="10pt" style:font-weight-asian="bold" style:font-size-complex="10pt" style:font-weight-complex="bold"/>
    </style:style>
    <style:style style:name="P343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398460" style:font-size-asian="10pt" style:font-weight-asian="bold" style:font-size-complex="10pt" style:font-weight-complex="bold"/>
    </style:style>
    <style:style style:name="P344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3a962f" style:font-size-asian="10pt" style:font-weight-asian="bold" style:font-size-complex="10pt" style:font-weight-complex="bold"/>
    </style:style>
    <style:style style:name="P345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3bf537" style:font-size-asian="10pt" style:font-weight-asian="bold" style:font-size-complex="10pt" style:font-weight-complex="bold"/>
    </style:style>
    <style:style style:name="P346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0pt" fo:font-weight="bold" officeooo:paragraph-rsid="005cd47d" style:font-size-asian="10pt" style:font-weight-asian="bold" style:font-size-complex="10pt" style:font-weight-complex="bold"/>
    </style:style>
    <style:style style:name="P347" style:family="paragraph" style:parent-style-name="Text_20_body">
      <style:paragraph-properties fo:margin-top="0cm" fo:margin-bottom="0cm" loext:contextual-spacing="true" fo:text-align="center" style:justify-single-word="false"/>
    </style:style>
    <style:style style:name="P348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361265"/>
    </style:style>
    <style:style style:name="P349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38e32d"/>
    </style:style>
    <style:style style:name="P350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398460"/>
    </style:style>
    <style:style style:name="P351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3a962f"/>
    </style:style>
    <style:style style:name="P352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3bf537"/>
    </style:style>
    <style:style style:name="P353" style:family="paragraph" style:parent-style-name="Text_20_body">
      <style:paragraph-properties fo:margin-top="0cm" fo:margin-bottom="0cm" loext:contextual-spacing="true" fo:text-align="center" style:justify-single-word="false"/>
      <style:text-properties officeooo:paragraph-rsid="005cd47d"/>
    </style:style>
    <style:style style:name="P354" style:family="paragraph" style:parent-style-name="Text_20_body">
      <style:paragraph-properties fo:margin-top="0cm" fo:margin-bottom="0cm" loext:contextual-spacing="true" fo:text-align="start" style:justify-single-word="false"/>
      <style:text-properties style:font-name="Liberation Serif" fo:font-weight="bold" officeooo:paragraph-rsid="00451023" style:font-weight-asian="bold"/>
    </style:style>
    <style:style style:name="P355" style:family="paragraph" style:parent-style-name="Text_20_body">
      <style:paragraph-properties fo:margin-top="0cm" fo:margin-bottom="0cm" loext:contextual-spacing="true" fo:text-align="start" style:justify-single-word="false"/>
      <style:text-properties style:font-name="Liberation Serif" officeooo:paragraph-rsid="002464a6"/>
    </style:style>
    <style:style style:name="P356" style:family="paragraph" style:parent-style-name="Text_20_body" style:master-page-name="">
      <style:paragraph-properties fo:margin-top="0cm" fo:margin-bottom="0cm" loext:contextual-spacing="true" style:page-number="auto"/>
    </style:style>
    <style:style style:name="P357" style:family="paragraph" style:parent-style-name="Text_20_body" style:master-page-name="">
      <style:paragraph-properties fo:margin-top="0cm" fo:margin-bottom="0cm" loext:contextual-spacing="true" fo:text-align="justify" style:justify-single-word="false" style:page-number="auto"/>
      <style:text-properties style:font-name="Liberation Serif" officeooo:paragraph-rsid="002464a6"/>
    </style:style>
    <style:style style:name="P358" style:family="paragraph" style:parent-style-name="Standard">
      <style:paragraph-properties fo:margin-left="1.376cm" fo:margin-right="0cm" fo:text-indent="0cm" style:auto-text-indent="false"/>
      <style:text-properties style:font-name="Liberation Serif" fo:font-weight="bold" officeooo:paragraph-rsid="0020112d" style:font-weight-asian="bold"/>
    </style:style>
    <style:style style:name="P359" style:family="paragraph" style:parent-style-name="Standard">
      <style:paragraph-properties fo:margin-left="1.376cm" fo:margin-right="0cm" fo:text-indent="0cm" style:auto-text-indent="false"/>
      <style:text-properties style:font-name="Liberation Serif" fo:font-size="11pt" fo:font-weight="bold" officeooo:paragraph-rsid="0020112d" style:font-size-asian="11pt" style:font-weight-asian="bold" style:font-size-complex="11pt"/>
    </style:style>
    <style:style style:name="P360" style:family="paragraph" style:parent-style-name="Standard">
      <style:paragraph-properties fo:margin-left="1.376cm" fo:margin-right="0cm" fo:text-indent="0cm" style:auto-text-indent="false"/>
      <style:text-properties style:font-name="Liberation Serif" fo:font-size="11pt" fo:font-weight="bold" officeooo:paragraph-rsid="00219755" style:font-size-asian="11pt" style:font-weight-asian="bold" style:font-size-complex="11pt"/>
    </style:style>
    <style:style style:name="P361" style:family="paragraph" style:parent-style-name="Standard">
      <style:paragraph-properties fo:margin-left="1.376cm" fo:margin-right="0cm" fo:text-indent="0cm" style:auto-text-indent="false"/>
      <style:text-properties style:font-name="Liberation Serif" fo:font-size="11pt" fo:font-weight="bold" officeooo:paragraph-rsid="00226d99" style:font-size-asian="11pt" style:font-weight-asian="bold" style:font-size-complex="11pt"/>
    </style:style>
    <style:style style:name="P362" style:family="paragraph" style:parent-style-name="Standard">
      <style:paragraph-properties fo:margin-left="2.251cm" fo:margin-right="0cm" fo:text-indent="0cm" style:auto-text-indent="false"/>
      <style:text-properties style:font-name="Liberation Serif" officeooo:paragraph-rsid="0020112d"/>
    </style:style>
    <style:style style:name="P363" style:family="paragraph" style:parent-style-name="Standard">
      <style:paragraph-properties fo:margin-left="2.251cm" fo:margin-right="0cm" fo:text-indent="0cm" style:auto-text-indent="false"/>
      <style:text-properties style:font-name="Liberation Serif" officeooo:paragraph-rsid="00219755"/>
    </style:style>
    <style:style style:name="P364" style:family="paragraph" style:parent-style-name="Standard">
      <style:paragraph-properties fo:margin-left="2.251cm" fo:margin-right="0cm" fo:text-indent="0cm" style:auto-text-indent="false"/>
      <style:text-properties style:font-name="Liberation Serif" fo:font-size="10pt" officeooo:paragraph-rsid="00226d99" style:font-size-asian="10pt" style:font-size-complex="10pt"/>
    </style:style>
    <style:style style:name="P365" style:family="paragraph" style:parent-style-name="Standard">
      <style:paragraph-properties fo:margin-left="2.251cm" fo:margin-right="0cm" fo:text-indent="0cm" style:auto-text-indent="false"/>
      <style:text-properties style:font-name="Liberation Serif" fo:font-size="10pt" officeooo:paragraph-rsid="00239733" style:font-size-asian="10pt" style:font-size-complex="10pt"/>
    </style:style>
    <style:style style:name="P366" style:family="paragraph" style:parent-style-name="Standard">
      <style:paragraph-properties fo:margin-left="2.251cm" fo:margin-right="0cm" fo:text-indent="0cm" style:auto-text-indent="false"/>
      <style:text-properties officeooo:paragraph-rsid="005cd47d"/>
    </style:style>
    <style:style style:name="P367" style:family="paragraph" style:parent-style-name="Standard">
      <style:paragraph-properties fo:margin-left="0.318cm" fo:margin-right="0cm" fo:text-align="center" style:justify-single-word="false" fo:text-indent="0cm" style:auto-text-indent="false" style:snap-to-layout-grid="false"/>
      <style:text-properties style:font-name="Liberation Serif" fo:font-size="10pt" fo:language="en" fo:country="US" officeooo:paragraph-rsid="00219755" style:font-name-asian="SimSun" style:font-size-asian="10pt" style:language-asian="zh" style:country-asian="CN" style:font-size-complex="10pt"/>
    </style:style>
    <style:style style:name="P368" style:family="paragraph" style:parent-style-name="Standard">
      <style:paragraph-properties fo:margin-left="0.318cm" fo:margin-right="0cm" fo:text-indent="0cm" style:auto-text-indent="false" style:snap-to-layout-grid="false"/>
      <style:text-properties style:font-name="Liberation Serif" fo:font-size="10pt" fo:language="en" fo:country="US" officeooo:paragraph-rsid="00219755" style:font-name-asian="SimSun" style:font-size-asian="10pt" style:language-asian="zh" style:country-asian="CN" style:font-size-complex="10pt"/>
    </style:style>
    <style:style style:name="P369" style:family="paragraph" style:parent-style-name="Standard">
      <style:paragraph-properties fo:margin-left="0.318cm" fo:margin-right="0cm" fo:text-align="center" style:justify-single-word="false" fo:text-indent="0cm" style:auto-text-indent="false" style:snap-to-layout-grid="false"/>
      <style:text-properties style:font-name="Liberation Serif" fo:font-size="10pt" fo:language="en" fo:country="US" officeooo:paragraph-rsid="00219755" style:font-size-asian="10pt" style:font-size-complex="10pt"/>
    </style:style>
    <style:style style:name="P370" style:family="paragraph" style:parent-style-name="Standard">
      <style:paragraph-properties fo:margin-left="0.318cm" fo:margin-right="0cm" fo:text-indent="0cm" style:auto-text-indent="false" style:snap-to-layout-grid="false"/>
      <style:text-properties style:font-name="Liberation Serif" fo:font-size="10pt" fo:language="en" fo:country="US" officeooo:paragraph-rsid="00219755" style:font-size-asian="10pt" style:font-size-complex="10pt"/>
    </style:style>
    <style:style style:name="P371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style:font-name="Liberation Serif" fo:font-size="10pt" officeooo:paragraph-rsid="00219755" style:font-size-asian="10pt" style:font-size-complex="10pt"/>
    </style:style>
    <style:style style:name="P372" style:family="paragraph" style:parent-style-name="Standard">
      <style:paragraph-properties fo:margin-left="0.318cm" fo:margin-right="0cm" fo:text-indent="0cm" style:auto-text-indent="false"/>
      <style:text-properties style:font-name="Liberation Serif" fo:font-size="10pt" officeooo:paragraph-rsid="00219755" style:font-size-asian="10pt" style:font-size-complex="10pt"/>
    </style:style>
    <style:style style:name="P373" style:family="paragraph" style:parent-style-name="Standard">
      <style:paragraph-properties fo:margin-left="0.318cm" fo:margin-right="0cm" fo:text-indent="0cm" style:auto-text-indent="false" style:snap-to-layout-grid="false"/>
      <style:text-properties style:font-name="Liberation Serif" fo:font-size="10pt" officeooo:paragraph-rsid="00219755" style:font-size-asian="10pt" style:font-size-complex="10pt"/>
    </style:style>
    <style:style style:name="P374" style:family="paragraph" style:parent-style-name="Standard">
      <style:paragraph-properties fo:margin-left="0.318cm" fo:margin-right="0cm" fo:text-indent="0cm" style:auto-text-indent="false" style:snap-to-layout-grid="false"/>
      <style:text-properties fo:color="#008000" style:font-name="Liberation Serif" fo:font-size="10pt" officeooo:paragraph-rsid="00219755" style:font-size-asian="10pt" style:font-size-complex="10pt"/>
    </style:style>
    <style:style style:name="P375" style:family="paragraph" style:parent-style-name="Standard">
      <style:paragraph-properties fo:margin-left="-0.191cm" fo:margin-right="-0.196cm" fo:text-align="start" style:justify-single-word="false" fo:text-indent="0cm" style:auto-text-indent="false">
        <style:tab-stops/>
      </style:paragraph-properties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76" style:family="paragraph" style:parent-style-name="Standard">
      <style:paragraph-properties fo:margin-left="-0.138cm" fo:margin-right="-0.111cm" fo:text-align="justify" style:justify-single-word="false" fo:text-indent="0cm" style:auto-text-indent="false">
        <style:tab-stops/>
      </style:paragraph-properties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77" style:family="paragraph" style:parent-style-name="Standard">
      <style:paragraph-properties fo:margin-left="-0.138cm" fo:margin-right="-0.111cm" fo:text-align="justify" style:justify-single-word="false" fo:text-indent="0cm" style:auto-text-indent="false">
        <style:tab-stops/>
      </style:paragraph-properties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78" style:family="paragraph" style:parent-style-name="Standard">
      <style:paragraph-properties fo:margin-left="-0.217cm" fo:margin-right="-0.191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79" style:family="paragraph" style:parent-style-name="Standard">
      <style:paragraph-properties fo:margin-left="-0.217cm" fo:margin-right="-0.191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0" style:family="paragraph" style:parent-style-name="Standard">
      <style:paragraph-properties fo:margin-left="-0.217cm" fo:margin-right="-0.2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1" style:family="paragraph" style:parent-style-name="Standard">
      <style:paragraph-properties fo:margin-left="-0.217cm" fo:margin-right="-0.2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2" style:family="paragraph" style:parent-style-name="Standard">
      <style:paragraph-properties fo:margin-left="-0.138cm" fo:margin-right="-0.21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3" style:family="paragraph" style:parent-style-name="Standard">
      <style:paragraph-properties fo:margin-left="-0.138cm" fo:margin-right="-0.21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4" style:family="paragraph" style:parent-style-name="Standard">
      <style:paragraph-properties fo:margin-left="-0.164cm" fo:margin-right="-0.164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5" style:family="paragraph" style:parent-style-name="Standard">
      <style:paragraph-properties fo:margin-left="-0.164cm" fo:margin-right="-0.164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6" style:family="paragraph" style:parent-style-name="Standard">
      <style:paragraph-properties fo:margin-left="-0.217cm" fo:margin-right="-0.21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7" style:family="paragraph" style:parent-style-name="Standard">
      <style:paragraph-properties fo:margin-left="-0.217cm" fo:margin-right="-0.217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8" style:family="paragraph" style:parent-style-name="Standard">
      <style:paragraph-properties fo:margin-left="-0.164cm" fo:margin-right="-0.191cm" fo:text-align="justify" style:justify-single-word="false" fo:text-indent="-0.053cm" style:auto-text-indent="false">
        <style:tab-stops>
          <style:tab-stop style:position="23.601cm"/>
        </style:tab-stops>
      </style:paragraph-properties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89" style:family="paragraph" style:parent-style-name="Standard">
      <style:paragraph-properties fo:margin-left="-0.164cm" fo:margin-right="-0.191cm" fo:text-align="justify" style:justify-single-word="false" fo:text-indent="-0.053cm" style:auto-text-indent="false">
        <style:tab-stops>
          <style:tab-stop style:position="23.601cm"/>
        </style:tab-stops>
      </style:paragraph-properties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90" style:family="paragraph" style:parent-style-name="Standard">
      <style:paragraph-properties fo:margin-left="-0.217cm" fo:margin-right="-0.005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19755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91" style:family="paragraph" style:parent-style-name="Standard">
      <style:paragraph-properties fo:margin-left="-0.217cm" fo:margin-right="-0.005cm" fo:text-align="justify" style:justify-single-word="false" fo:text-indent="0cm" style:auto-text-indent="false"/>
      <style:text-properties style:use-window-font-color="true" style:font-name="Liberation Serif" fo:font-size="10pt" fo:language="ru" fo:country="RU" officeooo:paragraph-rsid="00226d99" style:font-name-asian="Times New Roman" style:font-size-asian="10pt" style:language-asian="zh" style:country-asian="CN" style:font-name-complex="Times New Roman" style:font-size-complex="10pt" style:language-complex="ar" style:country-complex="SA" style:text-rotation-angle="90" style:text-rotation-scale="line-height"/>
    </style:style>
    <style:style style:name="P392" style:family="paragraph" style:parent-style-name="Standard">
      <style:paragraph-properties fo:margin-left="1.501cm" fo:margin-right="0cm" fo:text-indent="0cm" style:auto-text-indent="false"/>
      <style:text-properties style:font-name="Liberation Serif" fo:font-size="11pt" officeooo:paragraph-rsid="00226d99" style:font-size-asian="11pt" style:font-size-complex="11pt"/>
    </style:style>
    <style:style style:name="P393" style:family="paragraph" style:parent-style-name="Standard" style:master-page-name="">
      <style:paragraph-properties fo:margin-left="0.7cm" fo:margin-right="0cm" fo:text-align="start" style:justify-single-word="false" style:register-true="true" fo:text-indent="0cm" style:auto-text-indent="false" style:page-number="auto" style:text-autospace="ideograph-alpha" style:punctuation-wrap="hanging" style:vertical-align="auto"/>
      <style:text-properties style:font-name="Liberation Serif" fo:font-size="11pt" officeooo:paragraph-rsid="002464a6" style:font-size-asian="11pt" style:font-size-complex="11pt"/>
    </style:style>
    <style:style style:name="P394" style:family="paragraph" style:parent-style-name="Standard" style:master-page-name="">
      <style:paragraph-properties fo:margin-left="1.9cm" fo:margin-right="0cm" fo:text-align="start" style:justify-single-word="false" style:register-true="true" fo:text-indent="-1.199cm" style:auto-text-indent="false" style:page-number="auto" fo:keep-with-next="always" style:text-autospace="ideograph-alpha" style:punctuation-wrap="hanging" style:vertical-align="auto"/>
      <style:text-properties style:font-name="Liberation Serif" fo:font-size="11pt" officeooo:paragraph-rsid="002464a6" style:font-size-asian="11pt" style:font-size-complex="11pt"/>
    </style:style>
    <style:style style:name="P395" style:family="paragraph" style:parent-style-name="Text_20_body">
      <style:paragraph-properties fo:margin-left="0cm" fo:margin-right="0cm" fo:margin-top="0cm" fo:margin-bottom="0.25cm" loext:contextual-spacing="true" style:line-height-at-least="0.019cm" fo:text-indent="0cm" style:auto-text-indent="false"/>
      <style:text-properties fo:font-size="11pt" officeooo:paragraph-rsid="0012b111" style:font-size-asian="11pt" style:font-size-complex="11pt"/>
    </style:style>
    <style:style style:name="P396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beration Serif" fo:font-size="10pt" fo:font-weight="bold" officeooo:paragraph-rsid="00264eaa" style:font-size-asian="10pt" style:font-weight-asian="bold"/>
    </style:style>
    <style:style style:name="P397" style:family="paragraph" style:parent-style-name="Text_20_body">
      <style:paragraph-properties fo:margin-left="0.751cm" fo:margin-right="0cm" fo:margin-top="0cm" fo:margin-bottom="0.25cm" loext:contextual-spacing="true" fo:text-align="start" style:justify-single-word="false" fo:text-indent="0cm" style:auto-text-indent="false"/>
      <style:text-properties style:font-name="Liberation Serif" officeooo:paragraph-rsid="001e698e"/>
    </style:style>
    <style:style style:name="P398" style:family="paragraph" style:parent-style-name="Text_20_body" style:master-page-name="">
      <style:paragraph-properties fo:margin-top="0cm" fo:margin-bottom="0.25cm" loext:contextual-spacing="true" fo:text-align="start" style:justify-single-word="false" style:page-number="auto">
        <style:tab-stops/>
      </style:paragraph-properties>
      <style:text-properties style:font-name="Liberation Serif" fo:font-weight="bold" officeooo:paragraph-rsid="001e698e" style:font-weight-asian="bold"/>
    </style:style>
    <style:style style:name="P399" style:family="paragraph" style:parent-style-name="Text_20_body" style:master-page-name="">
      <style:paragraph-properties fo:margin-top="0cm" fo:margin-bottom="0.25cm" loext:contextual-spacing="true" fo:text-align="start" style:justify-single-word="false" style:page-number="auto"/>
      <style:text-properties style:font-name="Liberation Serif" officeooo:paragraph-rsid="002464a6"/>
    </style:style>
    <style:style style:name="P400" style:family="paragraph" style:parent-style-name="Text_20_body" style:master-page-name="">
      <style:paragraph-properties fo:margin-top="0cm" fo:margin-bottom="0.25cm" loext:contextual-spacing="true" fo:text-align="start" style:justify-single-word="false" style:page-number="auto"/>
      <style:text-properties style:font-name="Liberation Serif" fo:font-size="11pt" officeooo:paragraph-rsid="008775d9" style:font-size-asian="11pt" style:font-size-complex="11pt"/>
    </style:style>
    <style:style style:name="P401" style:family="paragraph" style:parent-style-name="Text_20_body">
      <style:paragraph-properties fo:margin-top="0cm" fo:margin-bottom="0.25cm" loext:contextual-spacing="true" fo:text-align="start" style:justify-single-word="false">
        <style:tab-stops/>
      </style:paragraph-properties>
      <style:text-properties style:font-name="Liberation Serif" officeooo:paragraph-rsid="001e698e"/>
    </style:style>
    <style:style style:name="P402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officeooo:paragraph-rsid="0020112d"/>
    </style:style>
    <style:style style:name="P403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officeooo:paragraph-rsid="00219755"/>
    </style:style>
    <style:style style:name="P404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officeooo:paragraph-rsid="00239733"/>
    </style:style>
    <style:style style:name="P405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officeooo:paragraph-rsid="002464a6"/>
    </style:style>
    <style:style style:name="P406" style:family="paragraph" style:parent-style-name="Text_20_body">
      <style:paragraph-properties fo:margin-top="0cm" fo:margin-bottom="0.25cm" loext:contextual-spacing="true" fo:text-align="center" style:justify-single-word="false"/>
      <style:text-properties style:font-name="Liberation Serif" fo:font-size="10pt" fo:font-weight="bold" officeooo:paragraph-rsid="00154615" style:font-size-asian="10pt" style:font-weight-asian="bold" style:font-size-complex="10pt"/>
    </style:style>
    <style:style style:name="P407" style:family="paragraph" style:parent-style-name="Text_20_body">
      <style:paragraph-properties fo:margin-top="0cm" fo:margin-bottom="0.25cm" loext:contextual-spacing="true" fo:text-align="center" style:justify-single-word="false"/>
      <style:text-properties style:font-name="Liberation Serif" fo:font-size="10pt" style:text-underline-style="solid" style:text-underline-width="auto" style:text-underline-color="font-color" fo:font-weight="normal" officeooo:paragraph-rsid="00154615" style:font-size-asian="10pt" style:font-weight-asian="normal" style:font-size-complex="10pt" style:font-weight-complex="normal"/>
    </style:style>
    <style:style style:name="P408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fo:font-size="12pt" officeooo:paragraph-rsid="001e698e" style:font-size-asian="12pt" style:font-size-complex="12pt"/>
    </style:style>
    <style:style style:name="P409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fo:font-size="12pt" officeooo:paragraph-rsid="001e698e" style:font-size-asian="12pt"/>
    </style:style>
    <style:style style:name="P410" style:family="paragraph" style:parent-style-name="Text_20_body">
      <style:paragraph-properties fo:margin-top="0cm" fo:margin-bottom="0.25cm" loext:contextual-spacing="true" fo:text-align="start" style:justify-single-word="false"/>
      <style:text-properties style:font-name="Liberation Serif" fo:font-size="11pt" officeooo:paragraph-rsid="00226d99" style:font-size-asian="11pt" style:font-size-complex="11pt"/>
    </style:style>
    <style:style style:name="P411" style:family="paragraph" style:parent-style-name="Text_20_body">
      <style:paragraph-properties fo:margin-top="0cm" fo:margin-bottom="0.25cm" loext:contextual-spacing="true" fo:text-align="justify" style:justify-single-word="false"/>
      <style:text-properties style:font-name="Liberation Serif" fo:font-size="8pt" officeooo:paragraph-rsid="002464a6" style:font-size-asian="8pt"/>
    </style:style>
    <style:style style:name="P412" style:family="paragraph" style:parent-style-name="Text_20_body">
      <style:paragraph-properties fo:margin-left="0cm" fo:margin-right="0cm" fo:margin-top="0cm" fo:margin-bottom="0cm" loext:contextual-spacing="true" fo:text-align="center" style:justify-single-word="false" fo:text-indent="1.972cm" style:auto-text-indent="false"/>
      <style:text-properties style:font-name="Liberation Serif" fo:font-size="10pt" officeooo:paragraph-rsid="002464a6" style:font-size-asian="10pt" style:font-size-complex="10pt"/>
    </style:style>
    <style:style style:name="P413" style:family="paragraph" style:parent-style-name="Text_20_body">
      <style:paragraph-properties fo:margin-left="0cm" fo:margin-right="0cm" fo:margin-top="0cm" fo:margin-bottom="0cm" loext:contextual-spacing="true" fo:text-align="center" style:justify-single-word="false" fo:text-indent="0.026cm" style:auto-text-indent="false"/>
      <style:text-properties style:font-name="Liberation Serif" fo:font-size="11pt" officeooo:paragraph-rsid="002464a6" style:font-size-asian="11pt" style:font-size-complex="11pt"/>
    </style:style>
    <style:style style:name="P414" style:family="paragraph" style:parent-style-name="Text_20_body">
      <style:paragraph-properties fo:text-align="start" style:justify-single-word="false" fo:keep-with-next="auto"/>
      <style:text-properties style:font-name="Liberation Serif" officeooo:paragraph-rsid="00169068"/>
    </style:style>
    <style:style style:name="P415" style:family="paragraph" style:parent-style-name="Header">
      <style:paragraph-properties fo:text-align="center" style:justify-single-word="false"/>
      <style:text-properties style:font-name="Liberation Serif" fo:font-size="10pt" officeooo:paragraph-rsid="0020112d" style:font-size-asian="10pt" style:font-size-complex="10pt"/>
    </style:style>
    <style:style style:name="P416" style:family="paragraph" style:parent-style-name="Header">
      <style:paragraph-properties fo:text-align="center" style:justify-single-word="false"/>
      <style:text-properties style:font-name="Liberation Serif" fo:font-size="10pt" officeooo:paragraph-rsid="00219755" style:font-size-asian="10pt" style:font-size-complex="10pt"/>
    </style:style>
    <style:style style:name="P417" style:family="paragraph" style:parent-style-name="Standard">
      <style:paragraph-properties fo:margin-left="-1.251cm" fo:margin-right="-1.501cm" fo:text-indent="0cm" style:auto-text-indent="false"/>
      <style:text-properties style:font-name="Liberation Serif" officeooo:paragraph-rsid="0028ea32"/>
    </style:style>
    <style:style style:name="P418" style:family="paragraph" style:parent-style-name="Standard">
      <style:paragraph-properties fo:margin-left="-1.251cm" fo:margin-right="-1.501cm" fo:text-indent="0cm" style:auto-text-indent="false"/>
      <style:text-properties style:font-name="Liberation Serif" fo:font-size="10pt" officeooo:paragraph-rsid="0028ea32" style:font-size-asian="10pt" style:font-size-complex="10pt"/>
    </style:style>
    <style:style style:name="P419" style:family="paragraph" style:parent-style-name="Standard">
      <style:paragraph-properties fo:margin-left="-1.251cm" fo:margin-right="-1.501cm" fo:text-indent="0cm" style:auto-text-indent="false"/>
      <style:text-properties style:text-position="super 58%" style:font-name="Liberation Serif" fo:font-size="10pt" officeooo:paragraph-rsid="0028ea32" style:font-size-asian="10pt" style:font-size-complex="10pt"/>
    </style:style>
    <style:style style:name="P420" style:family="paragraph" style:parent-style-name="Standard">
      <style:paragraph-properties fo:margin-left="-1.251cm" fo:margin-right="-1.501cm" fo:text-indent="2.251cm" style:auto-text-indent="false"/>
      <style:text-properties style:font-name="Liberation Serif" fo:font-size="10pt" officeooo:paragraph-rsid="0028ea32" style:font-size-asian="10pt" style:font-size-complex="10pt"/>
    </style:style>
    <style:style style:name="P421" style:family="paragraph" style:parent-style-name="Standard" style:master-page-name="">
      <style:paragraph-properties fo:margin-left="0.6cm" fo:margin-right="0cm" fo:text-align="justify" style:justify-single-word="false" style:register-true="true" fo:text-indent="0.6cm" style:auto-text-indent="false" style:page-number="auto"/>
      <style:text-properties officeooo:paragraph-rsid="001205ab"/>
    </style:style>
    <style:style style:name="P422" style:family="paragraph" style:parent-style-name="Text_20_body" style:master-page-name="">
      <style:paragraph-properties fo:margin-left="0cm" fo:margin-right="0cm" fo:margin-top="0cm" fo:margin-bottom="0.25cm" loext:contextual-spacing="true" fo:line-height="100%" fo:text-align="justify" style:justify-single-word="false" style:register-true="true" fo:text-indent="1.101cm" style:auto-text-indent="false" style:page-number="auto" style:shadow="none" fo:keep-with-next="always"/>
      <style:text-properties fo:font-size="12pt" officeooo:paragraph-rsid="003e8d28" style:font-size-asian="12pt" style:font-size-complex="12pt"/>
    </style:style>
    <style:style style:name="P423" style:family="paragraph" style:parent-style-name="Text_20_body">
      <style:paragraph-properties fo:margin-top="0cm" fo:margin-bottom="0cm" loext:contextual-spacing="false" style:line-height-at-least="0cm" fo:text-align="center" style:justify-single-word="false"/>
      <style:text-properties style:font-name="Liberation Serif" fo:font-weight="bold" officeooo:paragraph-rsid="0019dd01" style:font-weight-asian="bold"/>
    </style:style>
    <style:style style:name="P424" style:family="paragraph" style:parent-style-name="Standard" style:master-page-name="">
      <style:paragraph-properties fo:margin-left="0cm" fo:margin-right="0cm" fo:text-align="start" style:justify-single-word="false" style:register-true="true" fo:text-indent="0.7cm" style:auto-text-indent="false" style:page-number="auto" fo:keep-with-next="always"/>
      <style:text-properties style:font-name="Liberation Serif" fo:font-size="11pt" officeooo:paragraph-rsid="002464a6" style:font-size-asian="11pt"/>
    </style:style>
    <style:style style:name="P425" style:family="paragraph" style:parent-style-name="Standard">
      <style:paragraph-properties fo:margin-left="0cm" fo:margin-right="0cm" fo:text-align="end" style:justify-single-word="false" style:register-true="true" fo:text-indent="-0.199cm" style:auto-text-indent="false"/>
      <style:text-properties style:font-name="Liberation Serif" fo:font-size="10pt" officeooo:paragraph-rsid="0012b111" style:font-size-asian="10pt" style:font-size-complex="10pt"/>
    </style:style>
    <style:style style:name="P426" style:family="paragraph" style:parent-style-name="Standard">
      <style:paragraph-properties fo:margin-left="0cm" fo:margin-right="0cm" fo:text-align="center" style:justify-single-word="false" style:register-true="true" fo:text-indent="-0.199cm" style:auto-text-indent="false"/>
      <style:text-properties fo:font-size="10pt" officeooo:rsid="00a40def" officeooo:paragraph-rsid="00a40def" style:font-size-asian="10pt" style:font-size-complex="10pt"/>
    </style:style>
    <style:style style:name="P427" style:family="paragraph" style:parent-style-name="Standard">
      <style:paragraph-properties fo:margin-left="0cm" fo:margin-right="0cm" fo:text-align="center" style:justify-single-word="false" style:register-true="true" fo:text-indent="-0.101cm" style:auto-text-indent="false"/>
      <style:text-properties style:font-name="Liberation Serif" fo:font-size="10pt" officeooo:rsid="002b2b2c" officeooo:paragraph-rsid="00264eaa" style:font-size-asian="10pt" style:font-size-complex="10pt"/>
    </style:style>
    <style:style style:name="P428" style:family="paragraph" style:parent-style-name="Standard">
      <loext:graphic-properties draw:fill="none"/>
      <style:paragraph-properties fo:margin-left="0cm" fo:margin-right="0cm" fo:text-align="center" style:justify-single-word="false" style:register-true="true" fo:text-indent="-0.101cm" style:auto-text-indent="false" fo:background-color="transparent"/>
      <style:text-properties style:use-window-font-color="true" style:font-name="Times New Roman" fo:font-size="10pt" fo:language="ru" fo:country="RU" officeooo:rsid="00744ff8" officeooo:paragraph-rsid="0019dd0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29" style:family="paragraph" style:parent-style-name="Standard">
      <loext:graphic-properties draw:fill="none"/>
      <style:paragraph-properties fo:margin-left="0cm" fo:margin-right="0cm" fo:text-align="center" style:justify-single-word="false" style:register-true="true" fo:text-indent="-0.101cm" style:auto-text-indent="false" fo:background-color="transparent"/>
      <style:text-properties style:use-window-font-color="true" style:font-name="Times New Roman" fo:font-size="10pt" fo:language="ru" fo:country="RU" officeooo:rsid="00744ff8" officeooo:paragraph-rsid="0098e692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30" style:family="paragraph" style:parent-style-name="Standard">
      <style:paragraph-properties fo:margin-left="0cm" fo:margin-right="0cm" fo:text-align="center" style:justify-single-word="false" style:register-true="true" fo:text-indent="-0.101cm" style:auto-text-indent="false"/>
      <style:text-properties style:use-window-font-color="true" style:font-name="Times New Roman" fo:font-size="10pt" fo:language="ru" fo:country="RU" officeooo:rsid="0076b6be" officeooo:paragraph-rsid="0019dd01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31" style:family="paragraph" style:parent-style-name="Standard">
      <style:paragraph-properties fo:margin-left="-0.118cm" fo:margin-right="-0.023cm" fo:text-align="center" style:justify-single-word="false" fo:text-indent="0cm" style:auto-text-indent="false"/>
      <style:text-properties fo:font-size="10pt" officeooo:paragraph-rsid="005cd47d" style:font-size-asian="10pt" style:font-size-complex="10pt"/>
    </style:style>
    <style:style style:name="P432" style:family="paragraph" style:parent-style-name="Contents_20_2" style:master-page-name="">
      <style:paragraph-properties style:page-number="auto">
        <style:tab-stops>
          <style:tab-stop style:position="18.501cm" style:type="right" style:leader-style="dotted" style:leader-text="."/>
        </style:tab-stops>
      </style:paragraph-properties>
    </style:style>
    <style:style style:name="P433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5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font-name="Liberation Serif" officeooo:paragraph-rsid="009691be"/>
    </style:style>
    <style:style style:name="P436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font-name="Liberation Serif" officeooo:paragraph-rsid="00979285"/>
    </style:style>
    <style:style style:name="P437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font-name="Liberation Serif" fo:font-size="10pt" officeooo:paragraph-rsid="00979285" style:font-size-asian="10pt" style:font-size-complex="10pt"/>
    </style:style>
    <style:style style:name="P438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font-name="Liberation Serif" fo:font-size="10pt" style:text-underline-style="none" officeooo:paragraph-rsid="00979285" style:font-size-asian="10pt" style:font-size-complex="10pt"/>
    </style:style>
    <style:style style:name="P439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font-name="Liberation Serif" fo:font-size="11pt" officeooo:paragraph-rsid="00979285" style:font-size-asian="11pt"/>
    </style:style>
    <style:style style:name="P440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text-position="0% 100%"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441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text-position="0% 100%"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42" style:family="paragraph" style:parent-style-name="Standard">
      <style:paragraph-properties fo:margin-left="-0.026cm" fo:margin-right="0cm" fo:text-align="start" style:justify-single-word="false" fo:text-indent="0cm" style:auto-text-indent="false">
        <style:tab-stops>
          <style:tab-stop style:position="16.773cm"/>
        </style:tab-stops>
      </style:paragraph-properties>
      <style:text-properties style:text-position="0% 100%" style:font-name="Liberation Serif" fo:font-size="10pt" fo:font-style="normal" style:text-underline-style="none" fo:font-weight="bold" officeooo:rsid="005ef341" officeooo:paragraph-rsid="00979285" style:font-size-asian="10pt" style:font-style-asian="normal" style:font-weight-asian="bold" style:font-size-complex="10pt" style:font-style-complex="normal" style:font-weight-complex="bold"/>
    </style:style>
    <style:style style:name="P443" style:family="paragraph" style:parent-style-name="Standard">
      <style:paragraph-properties fo:text-align="justify" style:justify-single-word="false" fo:break-before="column"/>
      <style:text-properties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444" style:family="paragraph" style:parent-style-name="Standard">
      <style:paragraph-properties fo:text-align="justify" style:justify-single-word="false" fo:break-before="column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45" style:family="paragraph" style:parent-style-name="Text_20_body">
      <style:paragraph-properties fo:text-align="start" style:justify-single-word="false" fo:break-before="auto" fo:break-after="auto"/>
      <style:text-properties officeooo:paragraph-rsid="00992591"/>
    </style:style>
    <style:style style:name="P446" style:family="paragraph" style:parent-style-name="Standard">
      <style:paragraph-properties fo:margin-left="0cm" fo:margin-right="0cm" fo:text-align="end" style:justify-single-word="false" fo:text-indent="-0.293cm" style:auto-text-indent="false" style:snap-to-layout-grid="false"/>
      <style:text-properties style:font-name="Liberation Serif" fo:font-size="10pt" style:text-underline-style="solid" style:text-underline-width="auto" style:text-underline-color="font-color" fo:font-weight="bold" officeooo:paragraph-rsid="001e698e" style:font-size-asian="10pt" style:font-weight-asian="bold" style:font-size-complex="10pt" style:font-weight-complex="bold"/>
    </style:style>
    <style:style style:name="P447" style:family="paragraph" style:parent-style-name="Standard">
      <style:paragraph-properties fo:margin-left="0cm" fo:margin-right="0cm" fo:text-align="center" style:justify-single-word="false" fo:text-indent="-0.441cm" style:auto-text-indent="false"/>
      <style:text-properties officeooo:paragraph-rsid="00121137"/>
    </style:style>
    <style:style style:name="P448" style:family="paragraph" style:parent-style-name="Heading_20_1">
      <style:paragraph-properties fo:text-align="center" style:justify-single-word="false"/>
      <style:text-properties fo:font-size="14pt" officeooo:paragraph-rsid="001205ab" style:font-size-asian="14pt" style:font-size-complex="14pt"/>
    </style:style>
    <style:style style:name="P449" style:family="paragraph" style:parent-style-name="Heading_20_1">
      <style:paragraph-properties fo:text-align="center" style:justify-single-word="false"/>
      <style:text-properties fo:font-size="14pt" officeooo:paragraph-rsid="003d2cf7" style:font-size-asian="14pt" style:font-size-complex="14pt"/>
    </style:style>
    <style:style style:name="P450" style:family="paragraph" style:parent-style-name="Heading_20_1">
      <style:paragraph-properties fo:text-align="center" style:justify-single-word="false"/>
      <style:text-properties fo:font-size="14pt" officeooo:paragraph-rsid="003a962f" style:font-size-asian="14pt" style:font-size-complex="14pt"/>
    </style:style>
    <style:style style:name="P451" style:family="paragraph" style:parent-style-name="Heading_20_1">
      <style:paragraph-properties fo:text-align="center" style:justify-single-word="false"/>
      <style:text-properties fo:font-size="14pt" officeooo:paragraph-rsid="005cd47d" style:font-size-asian="14pt" style:font-size-complex="14pt"/>
    </style:style>
    <style:style style:name="P452" style:family="paragraph" style:parent-style-name="Heading_20_1">
      <style:paragraph-properties fo:text-align="center" style:justify-single-word="false"/>
      <style:text-properties fo:font-size="14pt" officeooo:paragraph-rsid="00398460" style:font-size-asian="14pt" style:font-size-complex="14pt"/>
    </style:style>
    <style:style style:name="P453" style:family="paragraph" style:parent-style-name="Heading_20_1">
      <style:paragraph-properties fo:text-align="center" style:justify-single-word="false"/>
      <style:text-properties fo:font-size="14pt" officeooo:paragraph-rsid="0038e32d" style:font-size-asian="14pt" style:font-size-complex="14pt"/>
    </style:style>
    <style:style style:name="P454" style:family="paragraph" style:parent-style-name="Heading_20_1">
      <style:paragraph-properties fo:text-align="center" style:justify-single-word="false"/>
      <style:text-properties fo:font-size="14pt" officeooo:paragraph-rsid="00361265" style:font-size-asian="14pt" style:font-size-complex="14pt"/>
    </style:style>
    <style:style style:name="P455" style:family="paragraph" style:parent-style-name="Heading_20_1">
      <style:paragraph-properties fo:text-align="center" style:justify-single-word="false"/>
      <style:text-properties fo:font-size="14pt" officeooo:paragraph-rsid="00239733" style:font-size-asian="14pt" style:font-size-complex="14pt"/>
    </style:style>
    <style:style style:name="P456" style:family="paragraph" style:parent-style-name="Heading_20_1">
      <style:paragraph-properties fo:text-align="center" style:justify-single-word="false"/>
      <style:text-properties fo:font-size="14pt" officeooo:paragraph-rsid="00345f35" style:font-size-asian="14pt" style:font-size-complex="14pt"/>
    </style:style>
    <style:style style:name="P457" style:family="paragraph" style:parent-style-name="Heading_20_1">
      <style:paragraph-properties fo:text-align="center" style:justify-single-word="false"/>
      <style:text-properties fo:font-size="14pt" officeooo:rsid="00361265" officeooo:paragraph-rsid="003bf537" style:font-size-asian="14pt" style:font-size-complex="14pt"/>
    </style:style>
    <style:style style:name="P458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name="P459" style:family="paragraph" style:parent-style-name="Heading_20_2" style:master-page-name="First_20_Page">
      <style:paragraph-properties fo:text-align="center" style:justify-single-word="false" style:page-number="3"/>
      <style:text-properties fo:font-size="14pt" style:font-size-asian="14pt" style:font-size-complex="14pt"/>
    </style:style>
    <style:style style:name="P460" style:family="paragraph" style:parent-style-name="Heading_20_2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61" style:family="paragraph" style:parent-style-name="Heading_20_2">
      <style:paragraph-properties fo:text-align="center" style:justify-single-word="false" fo:break-before="page"/>
      <style:text-properties fo:font-size="14pt" officeooo:paragraph-rsid="003e8d28" style:font-size-asian="14pt" style:font-size-complex="14pt"/>
    </style:style>
    <style:style style:name="P462" style:family="paragraph" style:parent-style-name="Heading_20_3">
      <style:paragraph-properties style:snap-to-layout-grid="false"/>
      <style:text-properties style:font-name="Liberation Serif" fo:font-size="10pt" officeooo:paragraph-rsid="002464a6" style:font-size-asian="10pt" style:font-size-complex="10pt"/>
    </style:style>
    <style:style style:name="P463" style:family="paragraph" style:parent-style-name="Standard" style:master-page-name="Standard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64" style:family="paragraph" style:parent-style-name="Standard" style:list-style-name="WW8Num16">
      <style:text-properties style:font-name="Liberation Serif" fo:font-size="10pt" fo:font-weight="bold" officeooo:paragraph-rsid="00121137" style:font-size-asian="10pt" style:font-weight-asian="bold" style:font-size-complex="10pt" style:font-weight-complex="bold"/>
    </style:style>
    <style:style style:name="P465" style:family="paragraph" style:parent-style-name="Standard" style:list-style-name="WW8Num2">
      <style:text-properties style:font-name="Liberation Serif" fo:font-size="10pt" fo:font-weight="bold" officeooo:paragraph-rsid="0019dd01" style:font-size-asian="10pt" style:font-weight-asian="bold" style:font-size-complex="10pt"/>
    </style:style>
    <style:style style:name="P466" style:family="paragraph" style:parent-style-name="Standard" style:list-style-name="WW8Num11">
      <style:text-properties style:font-name="Liberation Serif" fo:font-size="10pt" fo:font-weight="bold" officeooo:paragraph-rsid="001e698e" style:font-size-asian="10pt" style:font-weight-asian="bold" style:font-size-complex="10pt"/>
    </style:style>
    <style:style style:name="P467" style:family="paragraph" style:parent-style-name="Standard" style:list-style-name="WW8Num11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fo:font-weight="bold" officeooo:paragraph-rsid="001e698e" style:font-size-asian="10pt" style:font-weight-asian="bold" style:font-size-complex="10pt"/>
    </style:style>
    <style:style style:name="P468" style:family="paragraph" style:parent-style-name="Standard" style:list-style-name="L1">
      <style:paragraph-properties fo:text-align="start" style:justify-single-word="false"/>
      <style:text-properties style:font-name="Liberation Serif" fo:font-size="10pt" officeooo:paragraph-rsid="00239733" style:font-size-asian="10pt" style:font-size-complex="10pt"/>
    </style:style>
    <style:style style:name="P469" style:family="paragraph" style:parent-style-name="Standard" style:list-style-name="L2">
      <style:paragraph-properties fo:text-align="center" style:justify-single-word="false">
        <style:tab-stops/>
      </style:paragraph-properties>
      <style:text-properties style:font-name="Liberation Serif" fo:font-size="10pt" officeooo:paragraph-rsid="002464a6" style:font-size-asian="10pt" style:font-size-complex="10pt"/>
    </style:style>
    <style:style style:name="P470" style:family="paragraph" style:parent-style-name="Standard" style:list-style-name="L3">
      <style:paragraph-properties fo:text-align="center" style:justify-single-word="false"/>
      <style:text-properties style:font-name="Liberation Serif" fo:font-size="10pt" officeooo:paragraph-rsid="002464a6" style:font-size-asian="10pt" style:font-size-complex="10pt"/>
    </style:style>
    <style:style style:name="P471" style:family="paragraph" style:parent-style-name="Standard" style:list-style-name="WW8Num17">
      <style:paragraph-properties fo:text-align="start" style:justify-single-word="false"/>
      <style:text-properties style:font-name="Liberation Serif" fo:font-size="11pt" fo:font-weight="bold" officeooo:paragraph-rsid="00154615" style:font-size-asian="11pt" style:font-weight-asian="bold" style:font-size-complex="11pt" style:font-weight-complex="bold"/>
    </style:style>
    <style:style style:name="P472" style:family="paragraph" style:parent-style-name="Standard" style:list-style-name="WW8Num9">
      <style:text-properties style:font-name="Liberation Serif" fo:font-size="11pt" fo:font-weight="bold" officeooo:paragraph-rsid="0020112d" style:font-size-asian="11pt" style:font-weight-asian="bold" style:font-size-complex="11pt" style:font-weight-complex="bold"/>
    </style:style>
    <style:style style:name="P473" style:family="paragraph" style:parent-style-name="Standard" style:list-style-name="WW8Num9">
      <style:text-properties style:font-name="Liberation Serif" fo:font-size="11pt" fo:font-weight="bold" officeooo:paragraph-rsid="00219755" style:font-size-asian="11pt" style:font-weight-asian="bold" style:font-size-complex="11pt" style:font-weight-complex="bold"/>
    </style:style>
    <style:style style:name="P474" style:family="paragraph" style:parent-style-name="Standard" style:list-style-name="WW8Num9">
      <style:text-properties style:font-name="Liberation Serif" fo:font-size="11pt" fo:font-weight="bold" officeooo:paragraph-rsid="00226d99" style:font-size-asian="11pt" style:font-weight-asian="bold" style:font-size-complex="11pt" style:font-weight-complex="bold"/>
    </style:style>
    <style:style style:name="P475" style:family="paragraph" style:parent-style-name="Standard" style:list-style-name="WW8Num17">
      <style:text-properties style:font-name="Liberation Serif" fo:font-size="11pt" fo:font-weight="bold" officeooo:paragraph-rsid="00169068" style:font-size-asian="11pt" style:font-weight-asian="bold" style:font-size-complex="11pt"/>
    </style:style>
    <style:style style:name="P476" style:family="paragraph" style:parent-style-name="Standard" style:list-style-name="WW8Num12">
      <style:text-properties style:font-name="Liberation Serif" fo:font-size="11pt" officeooo:paragraph-rsid="00226d99" style:font-size-asian="11pt" style:font-size-complex="11pt"/>
    </style:style>
    <style:style style:name="P477" style:family="paragraph" style:parent-style-name="Standard" style:list-style-name="WW8Num6">
      <style:text-properties style:font-name="Liberation Serif" fo:font-weight="bold" officeooo:paragraph-rsid="0019dd01" style:font-weight-asian="bold"/>
    </style:style>
    <style:style style:name="P478" style:family="paragraph" style:parent-style-name="Standard" style:list-style-name="WW8Num17">
      <style:paragraph-properties style:text-autospace="ideograph-alpha" style:punctuation-wrap="hanging" style:vertical-align="auto"/>
      <style:text-properties style:font-name="Liberation Serif" fo:font-size="12pt" style:text-underline-style="solid" style:text-underline-width="auto" style:text-underline-color="font-color" fo:font-weight="bold" officeooo:paragraph-rsid="002464a6" style:font-size-asian="12pt" style:font-weight-asian="bold"/>
    </style:style>
    <style:style style:name="P479" style:family="paragraph" style:parent-style-name="Standard" style:list-style-name="WW8Num14">
      <style:text-properties style:font-name="Liberation Serif" fo:font-size="12pt" fo:font-weight="bold" officeooo:paragraph-rsid="002464a6" style:font-size-asian="12pt" style:font-weight-asian="bold" style:font-size-complex="12pt" style:font-weight-complex="bold"/>
    </style:style>
    <style:style style:name="P480" style:family="paragraph" style:parent-style-name="Standard" style:list-style-name="WW8Num1">
      <style:paragraph-properties style:text-autospace="ideograph-alpha" style:punctuation-wrap="hanging" style:vertical-align="auto"/>
      <style:text-properties fo:font-weight="bold" officeooo:paragraph-rsid="005cd47d" style:font-weight-asian="bold"/>
    </style:style>
    <style:style style:name="P481" style:family="paragraph" style:parent-style-name="Standard" style:list-style-name="WW8Num1">
      <style:text-properties fo:font-size="10pt" fo:font-weight="bold" officeooo:paragraph-rsid="005cd47d" style:font-size-asian="10pt" style:font-weight-asian="bold" style:font-size-complex="10pt"/>
    </style:style>
    <style:style style:name="P482" style:family="paragraph" style:parent-style-name="Standard" style:list-style-name="WW8Num12" style:master-page-name="">
      <style:paragraph-properties fo:margin-left="1.199cm" fo:margin-right="0cm" fo:text-align="justify" style:justify-single-word="false" style:register-true="true" fo:text-indent="0.7cm" style:auto-text-indent="false" style:page-number="auto" fo:keep-with-next="always"/>
      <style:text-properties style:font-name="Liberation Serif" fo:font-size="10pt" officeooo:paragraph-rsid="001205ab" style:font-size-asian="10pt" style:font-size-complex="10pt"/>
    </style:style>
    <style:style style:name="P483" style:family="paragraph" style:parent-style-name="Standard" style:master-page-name="Преобразование_20_1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691be" style:font-size-asian="10pt" style:font-size-complex="10pt"/>
    </style:style>
    <style:style style:name="P484" style:family="paragraph" style:parent-style-name="Standard" style:master-page-name="Landscape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85" style:family="paragraph" style:parent-style-name="Standard" style:master-page-name="Преобразование_20_3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86" style:family="paragraph" style:parent-style-name="Standard" style:master-page-name="Преобразование_20_2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87" style:family="paragraph" style:parent-style-name="Standard" style:master-page-name="Преобразование_20_5">
      <style:paragraph-properties style:page-number="auto" fo:break-before="page"/>
      <style:text-properties style:font-name="Liberation Serif" fo:font-size="10pt" style:text-underline-style="solid" style:text-underline-width="auto" style:text-underline-color="font-color" officeooo:paragraph-rsid="00979285" style:font-size-asian="10pt" style:font-size-complex="10pt"/>
    </style:style>
    <style:style style:name="P488" style:family="paragraph" style:parent-style-name="Standard" style:list-style-name="WW8Num8">
      <style:paragraph-properties fo:margin-left="0.746cm" fo:margin-right="0cm" fo:text-indent="-0.649cm" style:auto-text-indent="false">
        <style:tab-stops/>
      </style:paragraph-properties>
      <style:text-properties style:font-name="Liberation Serif" fo:font-size="11pt" fo:font-weight="bold" officeooo:paragraph-rsid="00239733" style:font-size-asian="11pt" style:font-weight-asian="bold" style:font-size-complex="11pt"/>
    </style:style>
    <style:style style:name="P489" style:family="paragraph" style:parent-style-name="Text_20_body" style:list-style-name="WW8Num15">
      <style:paragraph-properties fo:margin-left="0cm" fo:margin-right="0cm" fo:margin-top="0cm" fo:margin-bottom="0.25cm" loext:contextual-spacing="true" fo:line-height="100%" fo:text-indent="1cm" style:auto-text-indent="false"/>
    </style:style>
    <style:style style:name="P490" style:family="paragraph" style:parent-style-name="Text_20_body" style:list-style-name="WW8Num15">
      <style:paragraph-properties fo:margin-left="0cm" fo:margin-right="0cm" fo:margin-top="0cm" fo:margin-bottom="0.25cm" loext:contextual-spacing="true" fo:line-height="100%" fo:text-indent="1cm" style:auto-text-indent="false"/>
      <style:text-properties fo:font-size="11pt" style:font-size-asian="11pt" style:font-size-complex="11pt"/>
    </style:style>
    <style:style style:name="P491" style:family="paragraph" style:parent-style-name="Text_20_body" style:list-style-name="WW8Num15">
      <style:paragraph-properties fo:margin-left="0cm" fo:margin-right="0cm" fo:margin-top="0cm" fo:margin-bottom="0.25cm" loext:contextual-spacing="true" fo:line-height="100%" fo:text-indent="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92" style:family="paragraph" style:parent-style-name="Text_20_body" style:list-style-name="WW8Num15" style:master-page-name="">
      <style:paragraph-properties fo:margin-left="0cm" fo:margin-right="0cm" fo:margin-top="0cm" fo:margin-bottom="0.25cm" loext:contextual-spacing="true" style:line-height-at-least="0.019cm" fo:text-indent="1cm" style:auto-text-indent="false" style:page-number="auto"/>
      <style:text-properties fo:font-size="11pt" officeooo:paragraph-rsid="0012b111" style:font-size-asian="11pt" style:font-size-complex="11pt"/>
    </style:style>
    <style:style style:name="P493" style:family="paragraph" style:parent-style-name="Text_20_body" style:list-style-name="WW8Num17" style:master-page-name="">
      <style:paragraph-properties fo:margin-top="0cm" fo:margin-bottom="0.25cm" loext:contextual-spacing="true" fo:line-height="100%" fo:text-align="start" style:justify-single-word="false" style:page-number="auto" fo:keep-with-next="auto"/>
      <style:text-properties style:font-name="Liberation Serif" fo:font-size="11pt" fo:font-weight="bold" officeooo:paragraph-rsid="00264eaa" style:font-size-asian="11pt" style:font-weight-asian="bold" style:font-size-complex="11pt"/>
    </style:style>
    <style:style style:name="P494" style:family="paragraph" style:parent-style-name="Text_20_body" style:list-style-name="WW8Num17">
      <style:paragraph-properties fo:margin-top="0cm" fo:margin-bottom="0.25cm" loext:contextual-spacing="true" fo:line-height="100%" fo:text-align="start" style:justify-single-word="false"/>
      <style:text-properties style:font-name="Liberation Serif" fo:font-size="11pt" fo:font-weight="bold" officeooo:paragraph-rsid="00264eaa" style:font-size-asian="11pt" style:font-weight-asian="bold" style:font-size-complex="11pt"/>
    </style:style>
    <style:style style:name="P495" style:family="paragraph" style:parent-style-name="Text_20_body" style:list-style-name="WW8Num11">
      <style:paragraph-properties fo:margin-top="0cm" fo:margin-bottom="0.25cm" loext:contextual-spacing="true" fo:text-align="start" style:justify-single-word="false"/>
      <style:text-properties style:font-name="Liberation Serif" fo:font-size="10pt" fo:font-weight="bold" officeooo:paragraph-rsid="001e698e" style:font-size-asian="10pt" style:font-weight-asian="bold"/>
    </style:style>
    <style:style style:name="P496" style:family="paragraph" style:parent-style-name="Text_20_body" style:list-style-name="WW8Num11">
      <style:paragraph-properties fo:margin-top="0cm" fo:margin-bottom="0.25cm" loext:contextual-spacing="true" fo:text-align="start" style:justify-single-word="false"/>
      <style:text-properties style:font-name="Liberation Serif" officeooo:paragraph-rsid="001e698e"/>
    </style:style>
    <style:style style:name="P497" style:family="paragraph" style:parent-style-name="Text_20_body" style:list-style-name="WW8Num4">
      <style:paragraph-properties fo:margin-top="0cm" fo:margin-bottom="0.25cm" loext:contextual-spacing="true" fo:line-height="100%" fo:text-align="start" style:justify-single-word="false" fo:keep-with-next="auto"/>
      <style:text-properties style:font-name="Liberation Serif" fo:font-size="11pt" fo:font-weight="bold" officeooo:paragraph-rsid="00169068" style:font-size-asian="11pt" style:font-weight-asian="bold" style:font-size-complex="11pt" style:font-weight-complex="bold"/>
    </style:style>
    <style:style style:name="P498" style:family="paragraph" style:parent-style-name="Text_20_body" style:list-style-name="WW8Num4">
      <style:paragraph-properties fo:margin-top="0cm" fo:margin-bottom="0.25cm" loext:contextual-spacing="true" fo:line-height="100%" fo:text-align="start" style:justify-single-word="false" fo:keep-with-next="auto"/>
      <style:text-properties style:font-name="Liberation Serif" fo:font-size="11pt" fo:font-weight="bold" officeooo:paragraph-rsid="0018374c" style:font-size-asian="11pt" style:font-weight-asian="bold" style:font-size-complex="11pt"/>
    </style:style>
    <style:style style:name="P499" style:family="paragraph" style:parent-style-name="Text_20_body" style:list-style-name="WW8Num4">
      <style:paragraph-properties fo:margin-top="0cm" fo:margin-bottom="0.25cm" loext:contextual-spacing="true" fo:line-height="100%" fo:text-align="start" style:justify-single-word="false" fo:keep-with-next="auto"/>
      <style:text-properties style:font-name="Liberation Serif" fo:font-size="11pt" officeooo:paragraph-rsid="0018374c" style:font-size-asian="11pt" style:font-size-complex="11pt"/>
    </style:style>
    <style:style style:name="P500" style:family="paragraph" style:parent-style-name="Text_20_body" style:list-style-name="WW8Num17">
      <style:paragraph-properties fo:margin-left="1.27cm" fo:margin-right="0cm" fo:margin-top="0cm" fo:margin-bottom="0.25cm" loext:contextual-spacing="true" fo:line-height="100%" fo:text-align="start" style:justify-single-word="false" fo:text-indent="-0.635cm" style:auto-text-indent="false" fo:keep-with-next="auto"/>
      <style:text-properties style:font-name="Liberation Serif" fo:font-size="11pt" officeooo:paragraph-rsid="00169068" style:font-size-asian="11pt" style:font-size-complex="11pt"/>
    </style:style>
    <style:style style:name="P501" style:family="paragraph" style:parent-style-name="Text_20_body" style:list-style-name="WW8Num14">
      <style:paragraph-properties fo:margin-top="0cm" fo:margin-bottom="0cm" loext:contextual-spacing="true" fo:text-align="start" style:justify-single-word="false"/>
      <style:text-properties style:font-name="Liberation Serif" officeooo:paragraph-rsid="002464a6"/>
    </style:style>
    <style:style style:name="P502" style:family="paragraph" style:parent-style-name="Основной_20_текст_20_2" style:list-style-name="WW8Num7">
      <style:text-properties style:font-name="Liberation Serif" fo:font-size="10pt" officeooo:paragraph-rsid="00121137" style:font-size-asian="10pt" style:font-size-complex="10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name-complex="Times New Roman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361265" style:font-size-asian="12pt" style:font-size-complex="12pt"/>
    </style:style>
    <style:style style:name="T6" style:family="text">
      <style:text-properties fo:font-size="12pt" officeooo:rsid="00398460" style:font-size-asian="12pt" style:font-size-complex="12pt"/>
    </style:style>
    <style:style style:name="T7" style:family="text">
      <style:text-properties fo:font-size="12pt" officeooo:rsid="003a962f" style:font-size-asian="12pt" style:font-size-complex="12pt"/>
    </style:style>
    <style:style style:name="T8" style:family="text">
      <style:text-properties fo:font-size="12pt" officeooo:rsid="00b83ce7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name-complex="Times New Roman" style:font-size-complex="12pt"/>
    </style:style>
    <style:style style:name="T11" style:family="text">
      <style:text-properties fo:font-weight="normal" style:font-weight-asian="normal" style:font-size-complex="11pt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font-name="Liberation Serif" style:text-underline-style="none"/>
    </style:style>
    <style:style style:name="T15" style:family="text">
      <style:text-properties style:font-name="Liberation Serif" style:text-underline-style="none" officeooo:rsid="0072f328"/>
    </style:style>
    <style:style style:name="T16" style:family="text">
      <style:text-properties style:font-name="Liberation Serif" fo:font-size="10pt" style:font-size-asian="10pt" style:font-size-complex="10pt"/>
    </style:style>
    <style:style style:name="T17" style:family="text">
      <style:text-properties style:font-name="Liberation Serif" fo:font-size="10pt" officeooo:rsid="002c21f4" style:font-size-asian="10pt" style:font-size-complex="10pt"/>
    </style:style>
    <style:style style:name="T18" style:family="text">
      <style:text-properties style:font-name="Liberation Serif" fo:font-size="10pt" officeooo:rsid="00ce838c" style:font-size-asian="10pt" style:font-size-complex="10pt"/>
    </style:style>
    <style:style style:name="T19" style:family="text">
      <style:text-properties style:font-name="Liberation Serif" fo:font-size="10pt" officeooo:rsid="00b08c75" style:font-size-asian="10pt" style:font-size-complex="10pt"/>
    </style:style>
    <style:style style:name="T20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Liberation Serif" officeooo:rsid="000f0281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fo:font-weight="bold" style:font-size-asian="11pt" style:font-weight-asian="bold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6" style:family="text">
      <style:text-properties fo:font-size="11pt" style:text-underline-style="none" officeooo:rsid="00451023" style:font-size-asian="11pt" style:font-name-complex="Times New Roman1" style:font-size-complex="11pt"/>
    </style:style>
    <style:style style:name="T27" style:family="text">
      <style:text-properties style:text-position="10% 100%" style:font-name="Liberation Serif" fo:language="en" fo:country="US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style:font-name-complex="Times New Roman1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officeooo:rsid="005dd804"/>
    </style:style>
    <style:style style:name="T34" style:family="text">
      <style:text-properties style:text-position="super 58%"/>
    </style:style>
    <style:style style:name="T35" style:family="text">
      <style:text-properties style:text-position="super 58%" fo:font-size="15pt" style:font-size-asian="15pt" style:font-size-complex="15pt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d689c" style:font-weight-asian="bold" style:font-weight-complex="bold"/>
    </style:style>
    <style:style style:name="T39" style:family="text">
      <style:text-properties fo:font-weight="bold" officeooo:rsid="009691be" style:font-weight-asian="bold" style:font-weight-complex="bold"/>
    </style:style>
    <style:style style:name="T40" style:family="text">
      <style:text-properties fo:font-weight="bold" style:font-weight-asian="bold" style:font-size-complex="10pt"/>
    </style:style>
    <style:style style:name="T41" style:family="text">
      <style:text-properties fo:font-weight="bold" style:font-weight-asian="bold" style:font-size-complex="12pt"/>
    </style:style>
    <style:style style:name="T42" style:family="text">
      <style:text-properties fo:font-weight="bold" officeooo:rsid="009691be" style:font-weight-asian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bold" style:font-weight-asian="bold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T4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fo:font-weight="normal" officeooo:rsid="00888e50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style:font-weight-complex="bold"/>
    </style:style>
    <style:style style:name="T50" style:family="text">
      <style:text-properties style:text-underline-style="solid" style:text-underline-width="auto" style:text-underline-color="font-color" officeooo:rsid="00219755"/>
    </style:style>
    <style:style style:name="T51" style:family="text">
      <style:text-properties style:text-underline-style="solid" style:text-underline-width="auto" style:text-underline-color="font-color" officeooo:rsid="00451023"/>
    </style:style>
    <style:style style:name="T52" style:family="text">
      <style:text-properties style:text-underline-style="solid" style:text-underline-width="auto" style:text-underline-color="font-color" style:font-size-complex="12pt"/>
    </style:style>
    <style:style style:name="T53" style:family="text">
      <style:text-properties style:text-underline-style="solid" style:text-underline-width="auto" style:text-underline-color="font-color" officeooo:rsid="00572e66"/>
    </style:style>
    <style:style style:name="T54" style:family="text">
      <style:text-properties style:text-underline-style="solid" style:text-underline-width="auto" style:text-underline-color="font-color" officeooo:rsid="005dd804"/>
    </style:style>
    <style:style style:name="T55" style:family="text">
      <style:text-properties style:text-underline-style="solid" style:text-underline-width="auto" style:text-underline-color="font-color" officeooo:rsid="006dff8a"/>
    </style:style>
    <style:style style:name="T56" style:family="text">
      <style:text-properties style:text-underline-style="solid" style:text-underline-width="auto" style:text-underline-color="font-color" officeooo:rsid="0072f328"/>
    </style:style>
    <style:style style:name="T57" style:family="text">
      <style:text-properties style:text-underline-style="solid" style:text-underline-width="auto" style:text-underline-color="font-color" officeooo:rsid="00888e50"/>
    </style:style>
    <style:style style:name="T58" style:family="text">
      <style:text-properties style:font-weight-complex="bold"/>
    </style:style>
    <style:style style:name="T59" style:family="text">
      <style:text-properties style:font-name-complex="Symbol2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weight="bold" style:font-weight-asian="bold" style:font-weight-complex="bold"/>
    </style:style>
    <style:style style:name="T62" style:family="text">
      <style:text-properties fo:language="en" fo:country="US" fo:font-weight="bold" officeooo:rsid="00d65c18" style:font-weight-asian="bold" style:font-weight-complex="bold"/>
    </style:style>
    <style:style style:name="T6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4" style:family="text">
      <style:text-properties fo:language="en" fo:country="US" style:font-weight-complex="bold"/>
    </style:style>
    <style:style style:name="T65" style:family="text">
      <style:text-properties style:font-name="Courier New" style:font-name-complex="Courier New" style:font-weight-complex="bold"/>
    </style:style>
    <style:style style:name="T66" style:family="text">
      <style:text-properties fo:font-size="10pt" fo:font-weight="bold" style:font-size-asian="10pt" style:font-weight-asian="bold"/>
    </style:style>
    <style:style style:name="T67" style:family="text">
      <style:text-properties fo:font-size="10pt" fo:font-weight="bold" style:font-size-asian="10pt" style:font-weight-asian="bold" style:font-size-complex="10pt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1" style:family="text">
      <style:text-properties fo:font-size="10pt" style:text-underline-style="solid" style:text-underline-width="auto" style:text-underline-color="font-color" fo:font-weight="bold" officeooo:rsid="00b7fd9f" style:font-size-asian="10pt" style:font-weight-asian="bold" style:font-size-complex="10pt" style:font-weight-complex="bold"/>
    </style:style>
    <style:style style:name="T72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Times New Roman"/>
    </style:style>
    <style:style style:name="T73" style:family="text">
      <style:text-properties fo:font-size="10pt" style:text-underline-style="solid" style:text-underline-width="auto" style:text-underline-color="font-color" style:font-size-asian="8.75pt" style:font-size-complex="10pt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font-size-asian="10pt" style:font-size-complex="10pt" style:font-weight-complex="bold"/>
    </style:style>
    <style:style style:name="T77" style:family="text">
      <style:text-properties fo:font-size="10pt" officeooo:rsid="00ce838c" style:font-size-asian="10pt" style:font-size-complex="10pt" style:font-weight-complex="bold"/>
    </style:style>
    <style:style style:name="T78" style:family="text">
      <style:text-properties fo:font-size="10pt" officeooo:rsid="00a71e2c" style:font-size-asian="10pt" style:font-size-complex="10pt" style:font-weight-complex="bold"/>
    </style:style>
    <style:style style:name="T79" style:family="text">
      <style:text-properties fo:font-size="10pt" officeooo:rsid="00d1c3ac" style:font-size-asian="10pt" style:font-size-complex="10pt"/>
    </style:style>
    <style:style style:name="T80" style:family="text">
      <style:text-properties fo:font-size="10pt" officeooo:rsid="007b08c0" style:font-size-asian="10pt"/>
    </style:style>
    <style:style style:name="T81" style:family="text">
      <style:text-properties fo:font-size="10pt" fo:language="en" fo:country="US" fo:font-weight="bold" style:font-size-asian="10pt" style:font-weight-asian="bold"/>
    </style:style>
    <style:style style:name="T82" style:family="text">
      <style:text-properties officeooo:rsid="0010a910"/>
    </style:style>
    <style:style style:name="T83" style:family="text">
      <style:text-properties officeooo:rsid="00131fbd"/>
    </style:style>
    <style:style style:name="T84" style:family="text">
      <style:text-properties officeooo:rsid="0015f0b4"/>
    </style:style>
    <style:style style:name="T85" style:family="text">
      <style:text-properties style:use-window-font-color="true" fo:language="ru" fo:country="RU" style:font-name-asian="Times New Roman" style:language-asian="zh" style:country-asian="CN" style:font-name-complex="Times New Roman" style:language-complex="ar" style:country-complex="SA"/>
    </style:style>
    <style:style style:name="T86" style:family="text">
      <style:text-properties officeooo:rsid="000dd7a9"/>
    </style:style>
    <style:style style:name="T87" style:family="text">
      <style:text-properties style:text-position="sub 58%"/>
    </style:style>
    <style:style style:name="T88" style:family="text">
      <style:text-properties fo:color="#000000"/>
    </style:style>
    <style:style style:name="T89" style:family="text">
      <style:text-properties fo:color="#000000" fo:language="en" fo:country="US"/>
    </style:style>
    <style:style style:name="T90" style:family="text">
      <style:text-properties fo:color="#000000" style:text-position="sub 58%"/>
    </style:style>
    <style:style style:name="T91" style:family="text">
      <style:text-properties fo:font-size="8pt" style:font-size-asian="8pt"/>
    </style:style>
    <style:style style:name="T92" style:family="text">
      <style:text-properties fo:font-size="8pt" fo:font-weight="normal" style:font-size-asian="8pt" style:font-weight-asian="normal" style:font-name-complex="Times New Roman" style:font-size-complex="8pt"/>
    </style:style>
    <style:style style:name="T93" style:family="text">
      <style:text-properties officeooo:rsid="00219755"/>
    </style:style>
    <style:style style:name="T94" style:family="text">
      <style:text-properties style:text-position="0% 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style:text-position="0% 100%" fo:font-size="10pt" fo:font-style="normal" style:text-underline-style="solid" style:text-underline-width="auto" style:text-underline-color="font-color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6" style:family="text">
      <style:text-properties style:text-position="0% 100%" fo:font-size="10pt" fo:font-style="normal" style:text-underline-style="solid" style:text-underline-width="auto" style:text-underline-color="font-color" fo:font-weight="bold" officeooo:rsid="009691be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7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98" style:family="text">
      <style:text-properties style:text-position="0% 100%" fo:font-style="normal" style:text-underline-style="none" fo:font-weight="bold" officeooo:rsid="005ef341" style:font-style-asian="normal" style:font-weight-asian="bold" style:font-style-complex="normal" style:font-weight-complex="bold"/>
    </style:style>
    <style:style style:name="T99" style:family="text">
      <style:text-properties style:text-position="0% 100%" fo:font-style="normal" style:text-underline-style="none" fo:font-weight="bold" officeooo:rsid="005dd804" style:font-style-asian="normal" style:font-weight-asian="bold" style:font-style-complex="normal" style:font-weight-complex="bold"/>
    </style:style>
    <style:style style:name="T10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style:text-position="0% 100%" fo:font-size="11pt" fo:font-style="normal" style:text-underline-style="none" fo:font-weight="bold" style:font-size-asian="11pt" style:font-style-asian="normal" style:font-weight-asian="bold" style:font-style-complex="normal" style:font-weight-complex="bold"/>
    </style:style>
    <style:style style:name="T102" style:family="text">
      <style:text-properties style:text-position="0% 100%" fo:font-size="11pt" fo:font-style="normal" style:text-underline-style="none" fo:font-weight="bold" officeooo:rsid="005ef341" style:font-size-asian="11pt" style:font-style-asian="normal" style:font-weight-asian="bold" style:font-style-complex="normal" style:font-weight-complex="bold"/>
    </style:style>
    <style:style style:name="T103" style:family="text">
      <style:text-properties style:text-position="0% 100%" fo:font-size="11pt" fo:font-style="normal" style:text-underline-style="none" fo:font-weight="bold" officeooo:rsid="005dd804" style:font-size-asian="11pt" style:font-style-asian="normal" style:font-weight-asian="bold" style:font-style-complex="normal" style:font-weight-complex="bold"/>
    </style:style>
    <style:style style:name="T104" style:family="text">
      <style:text-properties style:text-position="0% 100%" fo:font-size="11pt" fo:font-style="normal" style:text-underline-style="none" fo:font-weight="bold" style:font-size-asian="11pt" style:font-style-asian="normal" style:font-weight-asian="bold" style:font-size-complex="10pt" style:font-style-complex="normal" style:font-weight-complex="bold"/>
    </style:style>
    <style:style style:name="T105" style:family="text">
      <style:text-properties style:text-position="0% 100%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106" style:family="text">
      <style:text-properties fo:font-size="6pt" style:font-size-asian="6pt" style:font-size-complex="6pt"/>
    </style:style>
    <style:style style:name="T107" style:family="text">
      <style:text-properties fo:language="ru" fo:country="RU"/>
    </style:style>
    <style:style style:name="T108" style:family="text">
      <style:text-properties style:font-size-complex="11pt"/>
    </style:style>
    <style:style style:name="T109" style:family="text">
      <style:text-properties officeooo:rsid="002c21f4"/>
    </style:style>
    <style:style style:name="T110" style:family="text">
      <style:text-properties officeooo:rsid="00361265"/>
    </style:style>
    <style:style style:name="T111" style:family="text">
      <style:text-properties officeooo:rsid="003d2cf7"/>
    </style:style>
    <style:style style:name="T112" style:family="text">
      <style:text-properties officeooo:rsid="00451023"/>
    </style:style>
    <style:style style:name="T113" style:family="text">
      <style:text-properties officeooo:rsid="007bb394"/>
    </style:style>
    <style:style style:name="T114" style:family="text">
      <style:text-properties officeooo:rsid="005532d4"/>
    </style:style>
    <style:style style:name="T115" style:family="text">
      <style:text-properties officeooo:rsid="0065baa8"/>
    </style:style>
    <style:style style:name="T116" style:family="text">
      <style:text-properties officeooo:rsid="0091ad75"/>
    </style:style>
    <style:style style:name="T117" style:family="text">
      <style:text-properties officeooo:rsid="0090326a"/>
    </style:style>
    <style:style style:name="T118" style:family="text">
      <style:text-properties officeooo:rsid="008c8884"/>
    </style:style>
    <style:style style:name="T119" style:family="text">
      <style:text-properties officeooo:rsid="008edd5f"/>
    </style:style>
    <style:style style:name="T1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style:font-style-asian="normal" style:font-weight-asian="bold" style:font-name-complex="Courier New" style:font-style-complex="normal" style:font-weight-complex="bold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officeooo:rsid="0097b179"/>
    </style:style>
    <style:style style:name="T125" style:family="text">
      <style:text-properties officeooo:rsid="009cb058"/>
    </style:style>
    <style:style style:name="T126" style:family="text">
      <style:text-properties officeooo:rsid="00a22537"/>
    </style:style>
    <style:style style:name="T127" style:family="text">
      <style:text-properties officeooo:rsid="00a7ff14"/>
    </style:style>
    <style:style style:name="T128" style:family="text">
      <style:text-properties officeooo:rsid="00aa4d96"/>
    </style:style>
    <style:style style:name="T129" style:family="text">
      <style:text-properties officeooo:rsid="00b61535"/>
    </style:style>
    <style:style style:name="T130" style:family="text">
      <style:text-properties officeooo:rsid="00ce838c"/>
    </style:style>
    <style:style style:name="T131" style:family="text">
      <style:text-properties officeooo:rsid="00cfeac8"/>
    </style:style>
    <style:style style:name="T132" style:family="text">
      <style:text-properties officeooo:rsid="00d09fe3"/>
    </style:style>
    <style:style style:name="T133" style:family="text">
      <style:text-properties officeooo:rsid="00d0ce8f"/>
    </style:style>
    <style:style style:name="T134" style:family="text">
      <style:text-properties officeooo:rsid="00d17e6e"/>
    </style:style>
    <style:style style:name="T13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fo:text-indent="-0.84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8cm" fo:text-indent="-0.887cm" fo:margin-left="1.19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cm" fo:text-indent="-0.635cm" fo:margin-left="1.83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cm" fo:text-indent="-0.635cm" fo:margin-left="2.46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03cm" fo:text-indent="-0.635cm" fo:margin-left="3.10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8cm" fo:text-indent="-0.635cm" fo:margin-left="3.7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73cm" fo:text-indent="-0.635cm" fo:margin-left="4.37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8cm" fo:text-indent="-0.635cm" fo:margin-left="5.0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8cm" fo:text-indent="-0.635cm" fo:margin-left="6.2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0.9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9" text:outline-level="2"><text:bookmark-start text:name="__RefHeading__79849_768648982"/>Оглавление<text:bookmark-end text:name="__RefHeading__79849_768648982"/></text:h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2"><text:a xlink:type="simple" xlink:href="#__RefHeading__79849_768648982" text:style-name="Index_20_Link" text:visited-style-name="Index_20_Link"><text:span text:style-name="T37">Оглавление<text:tab/>3</text:span></text:a></text:p>
          <text:p text:style-name="P434"><text:a xlink:type="simple" xlink:href="#__RefHeading__30567_697036123" text:style-name="Index_20_Link" text:visited-style-name="Index_20_Link"><text:span text:style-name="T37">Пояснительная записка<text:tab/>4</text:span></text:a></text:p>
          <text:p text:style-name="P433"><text:a xlink:type="simple" xlink:href="#__RefHeading__5_622321495" text:style-name="Index_20_Link" text:visited-style-name="Index_20_Link"><text:span text:style-name="T37">Протокол №1 визуального осмотра<text:tab/>6</text:span></text:a></text:p>
          <text:p text:style-name="P433"><text:a xlink:type="simple" xlink:href="#__RefHeading__239203_4912508451" text:style-name="Index_20_Link" text:visited-style-name="Index_20_Link"><text:span text:style-name="T37">Протокол №2 проверки наличия цепи между заземленной электроустановкой и элементами заземленной электроустановки<text:tab/>8</text:span></text:a></text:p>
          <text:p text:style-name="P433"><text:a xlink:type="simple" xlink:href="#__RefHeading__239203_4912508452" text:style-name="Index_20_Link" text:visited-style-name="Index_20_Link"><text:span text:style-name="T37">Протокол №3 проверки сопротивлений заземлителей и заземляющих устройств<text:tab/>10</text:span></text:a></text:p>
          <text:p text:style-name="P434"><text:a xlink:type="simple" xlink:href="#__RefHeading__79851_768648982" text:style-name="Index_20_Link" text:visited-style-name="Index_20_Link"><text:span text:style-name="T37">Схема измерения сопротивления заземляющего устройства<text:tab/>12</text:span></text:a></text:p>
          <text:p text:style-name="P433"><text:a xlink:type="simple" xlink:href="#__RefHeading__30569_697036123" text:style-name="Index_20_Link" text:visited-style-name="Index_20_Link"><text:span text:style-name="T37">Протокол №4 проверки согласования параметров цепи «фаза-нуль» с характеристиками аппаратов защиты и непрерывности защитных проводников<text:tab/>13</text:span></text:a></text:p>
          <text:p text:style-name="P433"><text:a xlink:type="simple" xlink:href="#__RefHeading__30571_697036123" text:style-name="Index_20_Link" text:visited-style-name="Index_20_Link"><text:span text:style-name="T37">Протокол №5 проверки сопротивления изоляции проводов, кабелей и обмоток электрических машин<text:tab/>16</text:span></text:a></text:p>
          <text:p text:style-name="P433"><text:a xlink:type="simple" xlink:href="#__RefHeading__30579_6970361231" text:style-name="Index_20_Link" text:visited-style-name="Index_20_Link"><text:span text:style-name="T37">Протокол №6 проверки сопротивления изоляции электрических аппаратов<text:tab/>18</text:span></text:a></text:p>
          <text:p text:style-name="P433"><text:a xlink:type="simple" xlink:href="#__RefHeading__30573_697036123" text:style-name="Index_20_Link" text:visited-style-name="Index_20_Link"><text:span text:style-name="T37">Протокол №7 проверки и испытаний выключателей автоматических, управляемых дифференциальным током<text:tab/>21</text:span></text:a></text:p>
          <text:p text:style-name="P433"><text:a xlink:type="simple" xlink:href="#__RefHeading__30575_697036123" text:style-name="Index_20_Link" text:visited-style-name="Index_20_Link"><text:span text:style-name="T37">Протокол №8 проверки автоматических выключателей напряжением до 1000 В<text:tab/>24</text:span></text:a></text:p>
          <text:p text:style-name="P433"><text:a xlink:type="simple" xlink:href="#__RefHeading__30577_697036123" text:style-name="Index_20_Link" text:visited-style-name="Index_20_Link"><text:span text:style-name="T37">Протокол №9 тестирования автоматических выключателей напряжением до 1000 В с электронными расцепителями<text:tab/>27</text:span></text:a></text:p>
          <text:p text:style-name="P433"><text:a xlink:type="simple" xlink:href="#__RefHeading__30579_697036123" text:style-name="Index_20_Link" text:visited-style-name="Index_20_Link"><text:span text:style-name="T37">Протокол №10 тестирования автоматических выключателей напряжением до 1000 В с электронными расцепителями<text:tab/>31</text:span></text:a></text:p>
          <text:p text:style-name="P433"><text:a xlink:type="simple" xlink:href="#__RefHeading__30581_697036123" text:style-name="Index_20_Link" text:visited-style-name="Index_20_Link"><text:span text:style-name="T37">Протокол №11 тестирования автоматических выключателей напряжением до 1000 В с электронными расцепителями<text:tab/>36</text:span></text:a></text:p>
          <text:p text:style-name="P433"><text:a xlink:type="simple" xlink:href="#__RefHeading__79857_768648982" text:style-name="Index_20_Link" text:visited-style-name="Index_20_Link"><text:span text:style-name="T37">Протокол №12 проверки работоспособности системы АВР<text:tab/>41</text:span></text:a></text:p>
          <text:p text:style-name="P433"><text:a xlink:type="simple" xlink:href="#__RefHeading__239203_491250845" text:style-name="Index_20_Link" text:visited-style-name="Index_20_Link"><text:span text:style-name="T37">Протокол №13 проверки работоспособности системы АВР<text:tab/>43</text:span></text:a></text:p>
          <text:p text:style-name="P434"><text:a xlink:type="simple" xlink:href="#__RefHeading__19_622321495" text:style-name="Index_20_Link" text:visited-style-name="Index_20_Link"><text:span text:style-name="T37">ВЕДОМОСТЬ ДЕФЕКТОВ<text:tab/>47</text:span></text:a></text:p>
        </text:index-body>
      </text:table-of-content>
      <text:p text:style-name="P279"/>
      <text:h text:style-name="P461" text:outline-level="2"><text:bookmark-start text:name="__RefHeading__30567_697036123"/>Пояснительная записка<text:bookmark-end text:name="__RefHeading__30567_697036123"/></text:h>
      <text:p text:style-name="P264">I. Общая часть.</text:p>
      <text:p text:style-name="P257">Ццц электроизмерительные работы по проверке сопротивления изоляции и защитного заземления сетей и электрооборудования были проведены на объекте: ааа. Объект расположен по адресу: г. Москва, ууу.</text:p>
      <text:p text:style-name="P257">II. Цель работ.</text:p>
      <text:p text:style-name="P258">Выполнение указанных работ ставило своей целью определить пригодность к дальнейшей эксплуатации сетей и электрооборудования в соответствии с требованиями ПУЭ, ПТЭЭП.</text:p>
      <text:p text:style-name="P257">III. Объем выполнения работ.</text:p>
      <text:p text:style-name="P258">На объекте были проведены следующие виды работ:</text:p>
      <text:p text:style-name="P258">1. Проверка <text:span text:style-name="T12">наличия цепи между заземленной электроустановкой и элементами заземленной установки.</text:span></text:p>
      <text:p text:style-name="P260">2. Проверка согласования параметров цепи «фаза-нуль» с характеристиками аппаратов защиты и непрерывности проводников.</text:p>
      <text:p text:style-name="P260">3. Измерение сопротивления изоляции проводов, кабелей, <text:s/>аппаратов и обмоток электрических машин.</text:p>
      <text:p text:style-name="P260">4. Проверка сопротивлений заземлителей и заземляющих устройств.</text:p>
      <text:p text:style-name="P260">5. Проверка автоматических выключателей низкого напряжения.</text:p>
      <text:p text:style-name="P260">6. Проверка устройств защитного отключения.</text:p>
      <text:p text:style-name="P260">7. Проверка работоспособности системы АВР.</text:p>
      <text:p text:style-name="P261">IV. Характеристика здания.</text:p>
      <text:p text:style-name="P258">Объект находится в <text:s/>.. этажном здании <text:s/>построенном в... из .... предназначенном для ... целей. Помещение в отношении опасности поражения людей электрическим током относится к помещениям.</text:p>
      <text:p text:style-name="P257">V. Техническая характеристика объекта.</text:p>
      <text:p text:style-name="P258"><text:span text:style-name="T12">1. Электроснабжение предприятия осуществляется от ТП № <text:s/>напряжением 3 </text:span><text:span text:style-name="T27">x</text:span><text:span text:style-name="T12"> 380 / 220 вольт, от трансформатора с глухозаземленной нейтралью.</text:span></text:p>
      <text:p text:style-name="P260">2. Учет электроэнергии осуществляется:</text:p>
      <text:p text:style-name="P260"><text:s/>счетчиками активной энергии типа СА</text:p>
      <text:p text:style-name="P258">счетчиками реактивной энергии типа СР</text:p>
      <text:p text:style-name="P258">трансформаторами тока</text:p>
      <text:p text:style-name="P258">3. Потребителями электрической энергии являются:</text:p>
      <text:p text:style-name="P258">4. Электроцепи выполнены проводом и кабелем, проложенным</text:p>
      <text:p text:style-name="P258">5. Защита сетей и электрооборудования от токов короткого замыкания осуществляется:</text:p>
      <text:p text:style-name="P258">автоматическими выключателями:</text:p>
      <text:p text:style-name="P258"><text:soft-page-break/>плавкими вставками предохранителей:</text:p>
      <text:p text:style-name="P258">защитное заземление выполнено:</text:p>
      <text:p text:style-name="P257">VI. Проведение работ.</text:p>
      <text:p text:style-name="P257">1. Проверка наличия цепи между заземленной электроустановкой и элементами заземленной установки.</text:p>
      <text:p text:style-name="P258">Проводился внешний осмотр целостности сети защитного заземления с последующими замерами, при этом учитывалось, что согласно требованиям ПТЭЭП переходное сопротивление контактов, выполненных сваркой или болтовым соединением, должно быть не более 0,05 Ома.</text:p>
      <text:p text:style-name="P258">2. Проверка согласования параметров цепи «фаза-нуль» с характеристиками аппаратов защиты и непрерывности проводников.</text:p>
      <text:p text:style-name="P258">При проведении измерений сопротивления петли “фаза-нуль” учитывалось, что согласно требованиям ПУЭ величина сопротивления должна быть такова, чтобы время отключения тока однофазного короткого замыкания не превышало 0,4 с, для распределительной сети- 5 с.</text:p>
      <text:p text:style-name="P258">3. Измерение сопротивления изоляции электрических сетей и электрооборудования. <text:span text:style-name="T21">В процессе работы проводился внешний осмотр целостности <text:s/>изоляции с последующими замерами.</text:span></text:p>
      <text:p text:style-name="P258">Измерения проводились между фазой и нулевым рабочим проводником, между фазой и нулевым защитным проводником и между фазами на участках: от ВРУ до этажных щитов, от этажных щитов до электроприемника.</text:p>
      <text:p text:style-name="P258">В групповой сети освещения измерения проводились между смежными автоматическими выключателями (предохранителями) <text:s/>и по отношению к земле. При этом учитывалось, что согласно требованиям ПТЭЭП сопротивление изоляции должно быть не менее 0,5 МОм.</text:p>
      <text:p text:style-name="P422">4. Проверка сопротивлений заземлителей и заземляющих устройств.</text:p>
      <text:p text:style-name="P258">В процессе работы проводился внешний осмотр заземлителей с последующими замерами, при этом учитывалось, что согласно требованиям ПТЭЭП, ПУЭ сопротивление растеканию тока основных заземлителей в установках до 1000 В при линейном напряжении 380 В должно быть не более 30 Ом, с учетом повторных заземлений нулевого провода – не более 4 Ом.</text:p>
      <text:p text:style-name="P258">5. Проверка автоматических выключателей низкого напряжения.</text:p>
      <text:p text:style-name="P259">Проверка производилась на соответствии с техническими <text:s/>требованиями завода-изготовителя, <text:span text:style-name="T14">ГОСТ Р 50345-</text:span><text:span text:style-name="T15">2010</text:span><text:span text:style-name="T14">, ГОСТ Р 50030.2-</text:span><text:span text:style-name="T15">2010</text:span><text:span text:style-name="T28">.</text:span></text:p>
      <text:p text:style-name="P258">6. Проверка устройств защитного отключения.</text:p>
      <text:p text:style-name="P258">Проверка производилась на соответствии с техническими <text:s/>требованиями <text:span text:style-name="T29">ГОСТ Р 50807-2003, ГОСТ Р 51326.1-99, ГОСТ Р 51327.1-2010</text:span>.</text:p>
      <text:p text:style-name="P258">7. Проверка работоспособности системы АВР.</text:p>
      <text:p text:style-name="P258">Проверка работоспособности системы АВР производилась в соответствии с требованиями п. 1.8.37 ПУЭ, требованиями завода-изготовителя.</text:p>
      <text:p text:style-name="P257">VII. Результаты работы.</text:p>
      <text:p text:style-name="P258">1. Состояние изоляции электроцепей и электрооборудования соответствует требованиям ПУЭ, ПТЭЭП.</text:p>
      <text:p text:style-name="P258">2. Состояние сети защитного заземления соответствует ПУЭ, ПТЭЭП.</text:p>
      <text:p text:style-name="P258">3. Выявленные дефекты сведены в Ведомость дефектов и переданы Заказчику для оперативной работы.</text:p>
      <text:p text:style-name="P265">4. Результаты измерений приведены в протоколах № 1, 2, 3, 4, 5, 6, 7, 8.</text:p>
      <text:p text:style-name="P262"/>
      <text:p text:style-name="P262"/>
      <text:p text:style-name="P262"/>
      <text:p text:style-name="P263"><text:soft-page-break/>VIII. Предложения.</text:p>
      <text:p text:style-name="P262">1. Устранить выявленные дефекты.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>Руководитель бригады ________________________________ ( Дурнов А.С.)</text:p>
      <text:p text:style-name="P256"/>
      <text:section text:style-name="Sect2" text:name="Раздел2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7"><text:s/></text:span><text:span text:style-name="T101"><text:s text:c="38"/></text:span></text:p>
      </text:section>
      <text:h text:style-name="P448" text:outline-level="1"><text:bookmark-start text:name="__RefHeading__15_1599272188"/><text:s text:c="116"/><text:span text:style-name="T31">визуального осмотра</text:span><text:bookmark-end text:name="__RefHeading__15_1599272188"/></text:h>
      <text:p text:style-name="P421"><text:span text:style-name="T17">1. </text:span><text:span text:style-name="T16">Анализ проектной документации</text:span></text:p>
      <text:list xml:id="list100434976" text:style-name="WW8Num12">
        <text:list-header>
          <text:p text:style-name="P482"><text:span text:style-name="T109">2. </text:span>Проверка соответствия электроустановок нормативной и проектной документации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28"/>
              <text:p text:style-name="P43">Наименование составных элементов электроустановки зданий</text:p>
            </table:table-cell>
            <table:table-cell table:style-name="Таблица1.B1" office:value-type="string">
              <text:p text:style-name="P43">Нормативная документация и перечень пунктов, устанавливающих требования и значения проверяемых характеристик</text:p>
            </table:table-cell>
            <table:table-cell table:style-name="Таблица1.C1" office:value-type="string">
              <text:p text:style-name="P28"/>
              <text:p text:style-name="P43"/>
              <text:p text:style-name="P43">Результат осмотра</text:p>
            </table:table-cell>
          </table:table-row>
          <table:table-row table:style-name="Таблица1.1">
            <table:table-cell table:style-name="Таблица1.A2" office:value-type="string">
              <text:p text:style-name="P43">1</text:p>
            </table:table-cell>
            <table:table-cell table:style-name="Таблица1.B2" office:value-type="string">
              <text:p text:style-name="P43">2</text:p>
            </table:table-cell>
            <table:table-cell table:style-name="Таблица1.C2" office:value-type="string">
              <text:p text:style-name="P43">3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69">1. Щитовые помещения</text:p>
          </table:table-cell>
          <table:table-cell table:style-name="Таблица1.B1" office:value-type="string">
            <text:p text:style-name="P69">ПУЭ: 1.1.22; 1.1.23; 1.1.24; 1.1.33-1.1.36; 7.1.1; 7.1.9; 7.1.14; 7.1.15; 7.1.17; 7.1.18; 7.1.24; 7.1.29; 7.1.30.</text:p>
          </table:table-cell>
          <table:table-cell table:style-name="Таблица1.C1" office:value-type="string">
            <text:p text:style-name="P69">Соответствует ПУЭ</text:p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2. Распределительные устройства напряжением до 1000 В.</text:p>
            <text:p text:style-name="P69"/>
            <text:p text:style-name="P69">2.1. Вводные и вводно-распределительные устройства (ВУ, ВРУ)</text:p>
            <text:p text:style-name="P69"/>
            <text:p text:style-name="P69">2.2. Главные и вторичные распределительные щитки: групповые, этажные, квартирные.</text:p>
            <text:p text:style-name="P69"/>
            <text:p text:style-name="P69">2.3. Щиты и щитки для питания рекламного освещения, витрин, фасадов, наружного освещения и иллюминации, противопожарных устройств, систем диспетчеризации, световых указателей и огни светового ограждения, звуковой и другой сигнализации, силовых установок </text:p>
            <text:p text:style-name="P69"/>
          </table:table-cell>
          <table:table-cell table:style-name="Таблица1.B4" office:value-type="string">
            <text:p text:style-name="P324"/>
            <text:p text:style-name="P323"/>
            <text:p text:style-name="P325"/>
            <text:p text:style-name="P323"/>
            <text:p text:style-name="P323"/>
            <text:p text:style-name="P323"/>
            <text:p text:style-name="P323"/>
            <text:p text:style-name="P323"/>
            <text:p text:style-name="P323">ПУЭ: 1.1.19; 1.1.20; 4.1.3-4.1.7; 4.1.11-4.1.16; 4.1.18-4.1.25; 4.1.28; 6.2.6; 6.3.15; 6.5.2; 6.5.3; 6.5.28; 7.1.2-7.1.8; 7.1.22-7.1.28; 7.1.31; 7.1.34; 7.1.52; 7.1.57.</text:p>
            <text:p text:style-name="P323"/>
            <text:p text:style-name="P323"/>
            <text:p text:style-name="P323"/>
            <text:p text:style-name="P323"/>
            <text:p text:style-name="P323"/>
            <text:p text:style-name="P323"/>
            <text:p text:style-name="P323"/>
          </table:table-cell>
          <table:table-cell table:style-name="Таблица1.C4" office:value-type="string">
            <text:p text:style-name="P67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3. Устройства автоматического включения резервного питания (АВР)</text:p>
          </table:table-cell>
          <table:table-cell table:style-name="Таблица1.B4" office:value-type="string">
            <text:p text:style-name="P69">ПУЭ: 3.3.32.</text:p>
          </table:table-cell>
          <table:table-cell table:style-name="Таблица1.C4" office:value-type="string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4. Вторичные цепи</text:p>
          </table:table-cell>
          <table:table-cell table:style-name="Таблица1.B4" office:value-type="string">
            <text:p text:style-name="P69">ПУЭ: 1.5.32-1.5.35; 3.4.4; 3.4.5 (пп. 1, 4); 3.4.7; 3.4.9; 3.4.10; 3.4.12-3.4.14; 3.4.16.</text:p>
          </table:table-cell>
          <table:table-cell table:style-name="Таблица1.C4" office:value-type="string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5. Измерительные трансформаторы</text:p>
          </table:table-cell>
          <table:table-cell table:style-name="Таблица1.B4" office:value-type="string">
            <text:p text:style-name="P69">ПУЭ: 1.5.16; 1.5.18; 1.5.23; 1.5.36; 1.5.37.</text:p>
          </table:table-cell>
          <table:table-cell table:style-name="Таблица1.C4" office:value-type="string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6. Приборы учета электроэнергии</text:p>
          </table:table-cell>
          <table:table-cell table:style-name="Таблица1.B4" office:value-type="string">
            <text:p text:style-name="P69">ПУЭ: 1.5.13-1.5.15; 1.5.18; 1.5.27; 1.5.29-1.5.31; 1.5.34; 1.5.35-1.5.38; 7.1.59-7.1.66.</text:p>
          </table:table-cell>
          <table:table-cell table:style-name="Таблица1.C4" office:value-type="string">
            <text:p text:style-name="P69">Соответствует ПУЭ</text:p>
            <text:p text:style-name="P69"/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7. Аппараты защиты (защиты электрических сетей до 1 кВ)</text:p>
          </table:table-cell>
          <table:table-cell table:style-name="Таблица1.B4" office:value-type="string">
            <text:p text:style-name="P69">ПУЭ: 3.1.2-3.1.7; 6.1.32-6.1.34; 6.1.36. <text:s text:c="2"/></text:p>
          </table:table-cell>
          <table:table-cell table:style-name="Таблица1.C4" office:value-type="string"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8. Электропроводки (питающие, распределительные и групповые сети)</text:p>
          </table:table-cell>
          <table:table-cell table:style-name="Таблица1.B4" office:value-type="string">
            <text:p text:style-name="P69">ПУЭ: 1.1.29; 2.1.14-2.1.30; 2.1.31-2.1.61; 2.1.66-2.1.79; 6.2.12; 6.2.13; 7.1.32-7.1.45; 7.1.55; 7.1.56; 7.2.52; 7.2.55-7.2.57.</text:p>
          </table:table-cell>
          <table:table-cell table:style-name="Таблица1.C4" office:value-type="string"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9. Кабельные линии внутри зданий</text:p>
          </table:table-cell>
          <table:table-cell table:style-name="Таблица1.B4" office:value-type="string">
            <text:p text:style-name="P69">ПУЭ: 1.3.15; 1.3.16; 2.3.15; 2.3.18-2.3.21; 2.3.23; 2.3.33; 2.3.48; 2.3.52; <text:soft-page-break/>2.3.65; 2.3.71; 2.3.72; 2.3.75; 2.3.109; 2.3.110; 2.3.120; 2.3.123; 2.3.124; 2.3.134; 2.3.135; 7.1.34; 7.1.42-7.1.44; 7.2.51; 7.2.53.</text:p>
          </table:table-cell>
          <table:table-cell table:style-name="Таблица1.C4" office:value-type="string"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10. Рекламное освещение</text:p>
          </table:table-cell>
          <table:table-cell table:style-name="Таблица1.B4" office:value-type="string">
            <text:p text:style-name="P69">ПУЭ: 6.1.15; 6.4.1-6.4.18; 6.1.49.</text:p>
          </table:table-cell>
          <table:table-cell table:style-name="Таблица1.C4" office:value-type="string">
            <text:p text:style-name="P69">Соответствует ПУЭ</text:p>
            <text:p text:style-name="P69"/>
          </table:table-cell>
        </table:table-row>
        <table:table-row table:style-name="Таблица1.1">
          <table:table-cell table:style-name="Таблица1.A4" office:value-type="string">
            <text:p text:style-name="P69">11. Внутреннее освещение: осветительная арматура и патроны, электроустановочные изделия</text:p>
          </table:table-cell>
          <table:table-cell table:style-name="Таблица1.B4" office:value-type="string">
            <text:p text:style-name="P69">ПУЭ: 2.1.27-2.1.29; 2.1.63; 2.1.64; 2.7.74; 6.1.10-6.1.14; 6.1.16-6.1.44; 6.2.1; 6.2.2; 6.2.4-6.2.15; 7.1.46-7.1.56; 7.1.58; 6.6.1-6.6.31. </text:p>
          </table:table-cell>
          <table:table-cell table:style-name="Таблица1.C4" office:value-type="string"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12. Заземляющие устройства </text:p>
          </table:table-cell>
          <table:table-cell table:style-name="Таблица1.B4" office:value-type="string">
            <text:p text:style-name="P69">ПУЭ: 1.7.55-1.7.63; 1.7.66; 1.7.76-1.7.81; 1.7.100-1.7.104; 1.7.109-1.7.111; 1.7.113; 1.7.116-1.7.118; 7.1.59; 7.2.60; 1.7.82; 1.7.83; 1.7.119-1.7.123; 1.7.126-1.7.128; 1.7.130; 1.7.131; 1.7.136-1.7.140; 1.7.142; 1.7.146; 1.7.149; 1.7.150; 1.7.162-1.7.164; 1.7.167; 1.7.173-1.7.175; 7.1.87; 7.1.88.</text:p>
          </table:table-cell>
          <table:table-cell table:style-name="Таблица1.C4" office:value-type="string">
            <text:p text:style-name="P69">Соответствует ПУЭ</text:p>
          </table:table-cell>
        </table:table-row>
        <table:table-row table:style-name="Таблица1.1">
          <table:table-cell table:style-name="Таблица1.A4" office:value-type="string">
            <text:p text:style-name="P69">13. Система молниезащиты</text:p>
          </table:table-cell>
          <table:table-cell table:style-name="Таблица1.B4" office:value-type="string">
            <text:p text:style-name="P69">РД 34.21.122-87 «Инструкция по устройству молниезащиты зданий и сооружений»</text:p>
          </table:table-cell>
          <table:table-cell table:style-name="Таблица1.C4" office:value-type="string">
            <text:p text:style-name="P69">Соответствует инструкции</text:p>
          </table:table-cell>
        </table:table-row>
        <table:table-row table:style-name="Таблица1.1">
          <table:table-cell table:style-name="Таблица1.A2" office:value-type="string">
            <text:p text:style-name="P69">14. Маркировка элементов электроустановоки, буквенно-цифровые и цветные маркировки токоведущих проводников, нулевых рабочих и защитных проводников, выводы аппаратов </text:p>
          </table:table-cell>
          <table:table-cell table:style-name="Таблица1.B2" office:value-type="string">
            <text:p text:style-name="P69">ПУЭ: 1.1.29; 1.1.30; 2.1.31</text:p>
          </table:table-cell>
          <table:table-cell table:style-name="Таблица1.C2" office:value-type="string">
            <text:p text:style-name="P69">Соответствует <text:s/>ПУЭ</text:p>
          </table:table-cell>
        </table:table-row>
      </table:table>
      <text:p text:style-name="P289"><text:span text:style-name="T37">Заключение: </text:span><text:span text:style-name="T43">визуальный осмотр показал </text:span><text:span text:style-name="T51">отсутствие</text:span><text:span text:style-name="T43"> отступлений от проекта и </text:span><text:span text:style-name="T51">соответствие</text:span><text:span text:style-name="T43"> ПУЭ.</text:span></text:p>
      <text:p text:style-name="P241"/>
      <text:p text:style-name="P241">Испытания провели:</text:p>
      <text:p text:style-name="P69"/>
      <text:p text:style-name="P69"><text:s text:c="23"/><text:span text:style-name="T43"><text:s/>Техник-испытатель</text:span> <text:s text:c="22"/>____________________ <text:s text:c="33"/><text:span text:style-name="T43">Савин М.А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9"><text:s text:c="24"/><text:span text:style-name="T43">Рук.электролаборатории</text:span> <text:s text:c="12"/>____________________ <text:s text:c="34"/><text:span text:style-name="T43">Дурнов А.С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0">Протокол проверил:</text:p>
      <text:p text:style-name="P183"/>
      <text:p text:style-name="P69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69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9"/>
      <text:p text:style-name="P43">Частичная или полная перепечатка и размножение только с разрешения испытательной лаборатории.</text:p>
      <text:p text:style-name="P43">Исправления не допускаются.</text:p>
      <text:p text:style-name="P267">Протокол распространяется только на элементы электроустановки, подвергнутые измерениям (проверке).</text:p>
      <text:p text:style-name="P267"/>
      <text:section text:style-name="Sect2" text:name="Раздел1">
        <text:p text:style-name="P483">ИП "Палагин С.А."</text:p>
        <text:p text:style-name="P185">(наименование организации, предприятия)</text:p>
        <text:p text:style-name="P235">40030, Московская обл., Люберецкий р-н,</text:p>
        <text:p text:style-name="P235">п. Малаховка, ул. Красина, д.12, к.1, кв.8, комн.2</text:p>
        <text:p text:style-name="P235"><text:span text:style-name="T37">Свидетельство о регистрации </text:span>№ 5515</text:p>
        <text:p text:style-name="P440"><text:span text:style-name="T121">Действительно до 15 августа 2023</text:span><text:span text:style-name="T123"> г.</text:span><text:span text:style-name="T120"> </text:span></text:p>
        <text:p text:style-name="P443"><text:span text:style-name="T30">Заказчик:</text:span> <text:span text:style-name="T42">ззз</text:span></text:p>
        <text:p text:style-name="P95"><text:span text:style-name="T30">Объект: </text:span><text:span text:style-name="T39">ааа</text:span><text:span text:style-name="T36"> <text:s/></text:span><text:span text:style-name="T30"><text:s text:c="3"/></text:span></text:p>
        <text:p text:style-name="P97"><text:span text:style-name="T30">Адрес:</text:span><text:span text:style-name="T28"> </text:span><text:span text:style-name="T42">ууу</text:span></text:p>
        <text:p text:style-name="P440"><text:span text:style-name="T120">дата проведения измерений:</text:span><text:span text:style-name="T122">«ччч» мсмс 2020</text:span><text:span text:style-name="T121"> г.</text:span></text:p>
      </text:section>
      <text:p text:style-name="P435"><text:span text:style-name="T94"><text:s/></text:span><text:span text:style-name="T22"><text:s text:c="38"/></text:span></text:p>
      <text:h text:style-name="P449" text:outline-level="1"><text:bookmark-start text:name="__RefHeading__239203_4912508451"/><text:s text:c="118"/>проверки <text:span text:style-name="T111">наличия цепи между заземленной электроустановкой и элементами заземленной электроустановки</text:span><text:bookmark-end text:name="__RefHeading__239203_4912508451"/></text:h>
      <text:p text:style-name="P17">Климатические условия при проведении измерений:</text:p>
      <text:p text:style-name="P55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7">Цель измерений (испытаний)</text:p>
      <text:p text:style-name="P105">ццц</text:p>
      <text:p text:style-name="P128">(приёмо-сдаточные, сличительные, контрольные испытания, эксплуатационные, для целей сертификации) </text:p>
      <text:p text:style-name="P293"><text:span text:style-name="T37">Нормативные и технические документы, на соответствие требованиям которых проведены измерения (испытания):</text:span> <text:span text:style-name="T43">ПТЭЭП п. 28.5 Приложения 3.</text:span></text:p>
      <text:list xml:id="list2832928828" text:style-name="WW8Num16">
        <text:list-item>
          <text:p text:style-name="P464">Результаты измерений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 table:style-name="Таблица2.1">
            <table:table-cell table:style-name="Таблица2.A1" office:value-type="string">
              <text:p text:style-name="P42">№</text:p>
              <text:p text:style-name="P42">п/п</text:p>
            </table:table-cell>
            <table:table-cell table:style-name="Таблица2.B1" office:value-type="string">
              <text:p text:style-name="P42">Месторасположение и наименование электрооборудования</text:p>
            </table:table-cell>
            <table:table-cell table:style-name="Таблица2.B1" office:value-type="string">
              <text:p text:style-name="P42">Количество проверенных элементов</text:p>
            </table:table-cell>
            <table:table-cell table:style-name="Таблица2.D1" office:value-type="string">
              <text:p text:style-name="P42"><text:span text:style-name="T60">R</text:span> перех.</text:p>
              <text:p text:style-name="P42">измеренное,</text:p>
              <text:p text:style-name="P42">(Ом)</text:p>
            </table:table-cell>
          </table:table-row>
          <table:table-row table:style-name="Таблица2.1">
            <table:table-cell table:style-name="Таблица2.A2" office:value-type="string">
              <text:p text:style-name="P42">1</text:p>
            </table:table-cell>
            <table:table-cell table:style-name="Таблица2.B2" office:value-type="string">
              <text:p text:style-name="P42">2</text:p>
            </table:table-cell>
            <table:table-cell table:style-name="Таблица2.B2" office:value-type="string">
              <text:p text:style-name="P42">3</text:p>
            </table:table-cell>
            <table:table-cell table:style-name="Таблица2.D2" office:value-type="string">
              <text:p text:style-name="P42">4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66"/>
          </table:table-cell>
          <table:table-cell table:style-name="Таблица2.B1" office:value-type="string">
            <text:p text:style-name="P66"/>
          </table:table-cell>
          <table:table-cell table:style-name="Таблица2.B1" office:value-type="string">
            <text:p text:style-name="P66"/>
          </table:table-cell>
          <table:table-cell table:style-name="Таблица2.D1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ext:soft-page-break/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  <table:table-row table:style-name="Таблица2.1">
          <table:table-cell table:style-name="Таблица2.A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B4" office:value-type="string">
            <text:p text:style-name="P66"/>
          </table:table-cell>
          <table:table-cell table:style-name="Таблица2.D4" office:value-type="string">
            <text:p text:style-name="P66"/>
          </table:table-cell>
        </table:table-row>
      </table:table>
      <text:p text:style-name="P269"/>
      <text:list xml:id="list133301592888267" text:continue-numbering="true" text:style-name="WW8Num16">
        <text:list-item>
          <text:p text:style-name="P464">Измерения проведены приборами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rows-spanned="2" office:value-type="string">
            <text:p text:style-name="P42">№</text:p>
            <text:p text:style-name="P42">п/п</text:p>
          </table:table-cell>
          <table:table-cell table:style-name="Таблица3.B1" table:number-rows-spanned="2" office:value-type="string">
            <text:p text:style-name="P42">Тип</text:p>
          </table:table-cell>
          <table:table-cell table:style-name="Таблица3.B1" table:number-rows-spanned="2" office:value-type="string">
            <text:p text:style-name="P42">Заводской номер</text:p>
          </table:table-cell>
          <table:table-cell table:style-name="Таблица3.D1" table:number-columns-spanned="2" office:value-type="string">
            <text:p text:style-name="P42">Метрологические характеристики</text:p>
          </table:table-cell>
          <table:covered-table-cell/>
          <table:table-cell table:style-name="Таблица3.D1" table:number-columns-spanned="2" office:value-type="string">
            <text:p text:style-name="P42">Дата поверки</text:p>
          </table:table-cell>
          <table:covered-table-cell/>
          <table:table-cell table:style-name="Таблица3.B1" table:number-rows-spanned="2" office:value-type="string">
            <text:p text:style-name="P42">№ аттестата (св-ва)</text:p>
          </table:table-cell>
          <table:table-cell table:style-name="Таблица3.I1" table:number-rows-spanned="2" office:value-type="string">
            <text:p text:style-name="P42">Орган гос. метроло-гической службы, проводивший поверку</text:p>
          </table:table-cell>
        </table:table-row>
        <table:table-row table:style-name="Таблица3.1">
          <table:covered-table-cell/>
          <table:covered-table-cell/>
          <table:covered-table-cell/>
          <table:table-cell table:style-name="Таблица3.D2" office:value-type="string">
            <text:p text:style-name="P42">Диапазон измерения</text:p>
          </table:table-cell>
          <table:table-cell table:style-name="Таблица3.D2" office:value-type="string">
            <text:p text:style-name="P42">Класс точности</text:p>
          </table:table-cell>
          <table:table-cell table:style-name="Таблица3.D2" office:value-type="string">
            <text:p text:style-name="P42">последняя</text:p>
          </table:table-cell>
          <table:table-cell table:style-name="Таблица3.D2" office:value-type="string">
            <text:p text:style-name="P42">очередная</text:p>
          </table:table-cell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189">1.</text:p>
          </table:table-cell>
          <table:table-cell table:style-name="Таблица3.B3" office:value-type="string">
            <text:p text:style-name="P189"><text:span text:style-name="T60">Megger</text:span> <text:span text:style-name="T60">CM</text:span>300 <text:span text:style-name="T60">mk</text:span>5</text:p>
          </table:table-cell>
          <table:table-cell table:style-name="Таблица3.B3" office:value-type="string">
            <text:p text:style-name="P189">6111-736/050105/1023</text:p>
            <text:p text:style-name="P189"/>
          </table:table-cell>
          <table:table-cell table:style-name="Таблица3.B3" office:value-type="string">
            <text:p text:style-name="P189">0,01-<text:span text:style-name="T126">99,9</text:span> Ом</text:p>
          </table:table-cell>
          <table:table-cell table:style-name="Таблица3.B3" office:value-type="string">
            <text:p text:style-name="P189">2%</text:p>
          </table:table-cell>
          <table:table-cell table:style-name="Таблица3.B3" office:value-type="string">
            <text:p text:style-name="P215">19 августа 20<text:span text:style-name="T134">20</text:span> г.</text:p>
          </table:table-cell>
          <table:table-cell table:style-name="Таблица3.B3" office:value-type="string">
            <text:p text:style-name="P426">18 августа 202<text:span text:style-name="T134">1</text:span> г.</text:p>
          </table:table-cell>
          <table:table-cell table:style-name="Таблица3.B3" office:value-type="string">
            <text:p text:style-name="P219">2941501</text:p>
          </table:table-cell>
          <table:table-cell table:style-name="Таблица3.I3" office:value-type="string">
            <text:p text:style-name="P189">Ростест-Москва</text:p>
          </table:table-cell>
        </table:table-row>
        <table:table-row table:style-name="Таблица3.3">
          <table:table-cell table:style-name="Таблица3.A4" office:value-type="string">
            <text:p text:style-name="P189">2.</text:p>
          </table:table-cell>
          <table:table-cell table:style-name="Таблица3.B4" office:value-type="string">
            <text:p text:style-name="P189">Цифровой термогигрометр <text:span text:style-name="T60">Center</text:span>-310</text:p>
          </table:table-cell>
          <table:table-cell table:style-name="Таблица3.B4" office:value-type="string">
            <text:p text:style-name="P195">050310914</text:p>
          </table:table-cell>
          <table:table-cell table:style-name="Таблица3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3.B4" office:value-type="string">
            <text:p text:style-name="P195">0,8%, 2,5%</text:p>
          </table:table-cell>
          <table:table-cell table:style-name="Таблица3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3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3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3.I4" office:value-type="string">
            <text:p text:style-name="P189">Ростест-Москва</text:p>
          </table:table-cell>
        </table:table-row>
        <table:table-row table:style-name="Таблица3.5">
          <table:table-cell table:style-name="Таблица3.A5" office:value-type="string">
            <text:p text:style-name="P189">3.</text:p>
          </table:table-cell>
          <table:table-cell table:style-name="Таблица3.B5" office:value-type="string">
            <text:p text:style-name="P194">Барометр-анероид БКСН7Т</text:p>
          </table:table-cell>
          <table:table-cell table:style-name="Таблица3.C5" office:value-type="string">
            <text:p text:style-name="P194">36</text:p>
          </table:table-cell>
          <table:table-cell table:style-name="Таблица3.D5" office:value-type="string">
            <text:p text:style-name="P194">от 700 мм рт.ст. до 800 мм рт. ст.</text:p>
          </table:table-cell>
          <table:table-cell table:style-name="Таблица3.E5" office:value-type="string">
            <text:p text:style-name="P194">3</text:p>
          </table:table-cell>
          <table:table-cell table:style-name="Таблица3.F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3.G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3.H5" office:value-type="string">
            <text:p text:style-name="P194">0275474</text:p>
          </table:table-cell>
          <table:table-cell table:style-name="Таблица3.I5" office:value-type="string">
            <text:p text:style-name="P194">Ростест-Москва</text:p>
          </table:table-cell>
        </table:table-row>
      </table:table>
      <text:p text:style-name="P42"/>
      <text:p text:style-name="P283">Заключение:</text:p>
      <text:list xml:id="list956805884" text:style-name="WW8Num7">
        <text:list-item>
          <text:p text:style-name="P502">Проверена целостность и прочность проводников заземления и зануления, переходные контакты их соединений, болтовые соединения проверены на затяжку, сварные – ударом молотка.</text:p>
        </text:list-item>
        <text:list-item>
          <text:p text:style-name="P502">Сопротивление переходных контактов выше нормы, указаны в п/п <text:span text:style-name="T43">отсутствует.</text:span> </text:p>
        </text:list-item>
        <text:list-item>
          <text:p text:style-name="P502">Не заземлено оборудование, указанное в п/п <text:span text:style-name="T43">отсутствует.</text:span> </text:p>
        </text:list-item>
        <text:list-item>
          <text:p text:style-name="P502">Величина измеренного переходного сопротивления прочих контактов заземляющих и нулевых проводников, элементов электрооборудования соответствует (не соответствует) нормам ПУЭ и ПТЭЭП.</text:p>
        </text:list-item>
      </text:list>
      <text:p text:style-name="P240">Испытания провели:</text:p>
      <text:p text:style-name="P68"/>
      <text:p text:style-name="P68"><text:s text:c="23"/><text:span text:style-name="T43"><text:s/>Техник-испытатель</text:span> <text:s text:c="22"/>____________________ <text:s text:c="33"/><text:span text:style-name="T43">Савин М.А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68"><text:s text:c="24"/><text:span text:style-name="T43">Рук.электролаборатории</text:span> <text:s text:c="13"/>____________________ <text:s text:c="34"/><text:span text:style-name="T43">Дурнов А.С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2"/>
      <text:p text:style-name="P19">Протокол проверил:</text:p>
      <text:p text:style-name="P182"/>
      <text:p text:style-name="P68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68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7"/>
      <text:p text:style-name="P322">Частичная или полная перепечатка и размножение только с разрешения испытательной лаборатории.</text:p>
      <text:p text:style-name="P42">Исправления не допускаются.</text:p>
      <text:p text:style-name="P266">Протокол распространяется только на элементы электроустановки, подвергнутые измерениям (проверке).</text:p>
      <text:p text:style-name="P266"/>
      <text:section text:style-name="Sect2" text:name="Раздел3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6"><text:span text:style-name="T94"><text:s/></text:span><text:span text:style-name="T104"><text:s text:c="38"/></text:span></text:p>
      </text:section>
      <text:p text:style-name="P439"><text:s text:c="38"/></text:p>
      <text:h text:style-name="P449" text:outline-level="1"><text:bookmark-start text:name="__RefHeading__239203_4912508452"/><text:s text:c="118"/>проверки <text:span text:style-name="T111">сопротивлений заземлителей и заземляющих устройств</text:span><text:bookmark-end text:name="__RefHeading__239203_4912508452"/></text:h>
      <text:p text:style-name="P17">Климатические условия при проведении измерений:</text:p>
      <text:p text:style-name="P55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7">Цель измерений (испытаний)</text:p>
      <text:p text:style-name="P246"><text:span text:style-name="T13">ццц</text:span> </text:p>
      <text:p text:style-name="P255">(приёмо-сдаточные, сличительные, контрольные испытания, эксплуатационные, для целей сертификации)</text:p>
      <text:p text:style-name="P251"><text:span text:style-name="T37">Нормативные и технические документы, на соответствие требованиям которых проведены измерения (испытания):</text:span> </text:p>
      <text:p text:style-name="P247">ПУЭ п. 1.8.3<text:span text:style-name="T115">9 п.п 5</text:span> ,ПТЭЭП п.26.4 Приложения 3 </text:p>
      <text:list xml:id="list2445545310" text:style-name="WW8Num15">
        <text:list-item>
          <text:p text:style-name="P489"><text:span text:style-name="T24">Вид грунта: </text:span><text:span text:style-name="T25">суглинок</text:span></text:p>
        </text:list-item>
        <text:list-item>
          <text:p text:style-name="P490"><text:span text:style-name="T37">Характер грунта:_</text:span><text:span text:style-name="T45">средней влажности</text:span></text:p>
        </text:list-item>
      </text:list>
      <text:p text:style-name="P252"><text:s text:c="55"/>(влажный, средней влажности, сухой)</text:p>
      <text:list xml:id="list133302428163869" text:continue-numbering="true" text:style-name="WW8Num15">
        <text:list-item>
          <text:p text:style-name="P492"><text:span text:style-name="T37">Заземляющее устройство применяется для электроустановки: </text:span><text:span text:style-name="T43">до 1000 В</text:span></text:p>
        </text:list-item>
      </text:list>
      <text:p text:style-name="P395"><text:s text:c="107"/><text:span text:style-name="T35">(до 1000 В, до и выше 1000 В, свыше 1000 В)</text:span></text:p>
      <text:list xml:id="list133303066382529" text:continue-numbering="true" text:style-name="WW8Num15">
        <text:list-item>
          <text:p text:style-name="P490"><text:span text:style-name="T37">Режим нейтрали: </text:span><text:span text:style-name="T43">глухозаземленная</text:span></text:p>
        </text:list-item>
        <text:list-item>
          <text:p text:style-name="P490"><text:span text:style-name="T37">Удельное сопротивление грунта: </text:span><text:span text:style-name="T43">---- </text:span><text:span text:style-name="T37">(Ом х м).</text:span></text:p>
        </text:list-item>
        <text:list-item>
          <text:p text:style-name="P490"><text:span text:style-name="T37">Расчётный ток замыкания на землю:</text:span><text:span text:style-name="T45"> ---- </text:span><text:span text:style-name="T37">(А).</text:span></text:p>
        </text:list-item>
        <text:list-item>
          <text:p text:style-name="P489"><text:span text:style-name="T24">Результаты измерений:</text:span> 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header-rows>
          <table:table-row table:style-name="Таблица4.1">
            <table:table-cell table:style-name="Таблица4.A1" table:number-rows-spanned="2" office:value-type="string">
              <text:p text:style-name="P27"/>
              <text:p text:style-name="P41">№</text:p>
              <text:p text:style-name="P41">п/п</text:p>
            </table:table-cell>
            <table:table-cell table:style-name="Таблица4.B1" table:number-rows-spanned="2" office:value-type="string">
              <text:p text:style-name="P41">Назначение заземлителя, заземляющего устройства</text:p>
            </table:table-cell>
            <table:table-cell table:style-name="Таблица4.B1" table:number-rows-spanned="2" office:value-type="string">
              <text:p text:style-name="P27"/>
              <text:p text:style-name="P41">Место измерения</text:p>
            </table:table-cell>
            <table:table-cell table:style-name="Таблица4.B1" table:number-rows-spanned="2" office:value-type="string">
              <text:p text:style-name="P41">Расстояние до потенциальных</text:p>
              <text:p text:style-name="P41">и токовых</text:p>
              <text:p text:style-name="P41">электродов, (м)</text:p>
            </table:table-cell>
            <table:table-cell table:style-name="Таблица4.B1" table:number-columns-spanned="3" office:value-type="string">
              <text:p text:style-name="P41">Сопротивление заземлителей (заземляющих устройств), (Ом)</text:p>
            </table:table-cell>
            <table:covered-table-cell/>
            <table:covered-table-cell/>
            <table:table-cell table:style-name="Таблица4.H1" table:number-rows-spanned="2" office:value-type="string">
              <text:p text:style-name="P27"/>
              <text:p text:style-name="P41">К сез.</text:p>
            </table:table-cell>
          </table:table-row>
          <table:table-row table:style-name="Таблица4.1">
            <table:covered-table-cell/>
            <table:covered-table-cell/>
            <table:covered-table-cell/>
            <table:covered-table-cell/>
            <table:table-cell table:style-name="Таблица4.E2" office:value-type="string">
              <text:p text:style-name="P41">Доп.</text:p>
            </table:table-cell>
            <table:table-cell table:style-name="Таблица4.E2" office:value-type="string">
              <text:p text:style-name="P41">Измер.</text:p>
            </table:table-cell>
            <table:table-cell table:style-name="Таблица4.E2" office:value-type="string">
              <text:p text:style-name="P41">Привед.</text:p>
            </table:table-cell>
            <table:covered-table-cell/>
          </table:table-row>
          <table:table-row table:style-name="Таблица4.3">
            <table:table-cell table:style-name="Таблица4.A3" office:value-type="string">
              <text:p text:style-name="P41">1</text:p>
            </table:table-cell>
            <table:table-cell table:style-name="Таблица4.B3" office:value-type="string">
              <text:p text:style-name="P41">2</text:p>
            </table:table-cell>
            <table:table-cell table:style-name="Таблица4.B3" office:value-type="string">
              <text:p text:style-name="P41">3</text:p>
            </table:table-cell>
            <table:table-cell table:style-name="Таблица4.B3" office:value-type="string">
              <text:p text:style-name="P41">4</text:p>
            </table:table-cell>
            <table:table-cell table:style-name="Таблица4.B3" office:value-type="string">
              <text:p text:style-name="P41">5</text:p>
            </table:table-cell>
            <table:table-cell table:style-name="Таблица4.B3" office:value-type="string">
              <text:p text:style-name="P41">6</text:p>
            </table:table-cell>
            <table:table-cell table:style-name="Таблица4.B3" office:value-type="string">
              <text:p text:style-name="P41">7</text:p>
            </table:table-cell>
            <table:table-cell table:style-name="Таблица4.H3" office:value-type="string">
              <text:p text:style-name="P41">8</text:p>
            </table:table-cell>
          </table:table-row>
        </table:table-header-rows>
        <table:table-row table:style-name="Таблица4.3">
          <table:table-cell table:style-name="Таблица4.A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B1" office:value-type="string">
            <text:p text:style-name="P65"/>
          </table:table-cell>
          <table:table-cell table:style-name="Таблица4.H1" office:value-type="string">
            <text:p text:style-name="P65"/>
          </table:table-cell>
        </table:table-row>
        <table:table-row table:style-name="Таблица4.3">
          <table:table-cell table:style-name="Таблица4.A5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E2" office:value-type="string">
            <text:p text:style-name="P65"/>
          </table:table-cell>
          <table:table-cell table:style-name="Таблица4.H5" office:value-type="string">
            <text:p text:style-name="P65"/>
          </table:table-cell>
        </table:table-row>
      </table:table>
      <text:p text:style-name="P250"/>
      <text:list xml:id="list133301659132817" text:continue-numbering="true" text:style-name="WW8Num15">
        <text:list-item>
          <text:p text:style-name="P491">Измерения проведены приборами: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header-rows>
          <table:table-row table:style-name="Таблица5.1">
            <table:table-cell table:style-name="Таблица5.A1" table:number-rows-spanned="2" office:value-type="string">
              <text:p text:style-name="P41">№</text:p>
              <text:p text:style-name="P41">п/п</text:p>
            </table:table-cell>
            <table:table-cell table:style-name="Таблица5.B1" table:number-rows-spanned="2" office:value-type="string">
              <text:p text:style-name="P41">Тип</text:p>
            </table:table-cell>
            <table:table-cell table:style-name="Таблица5.B1" table:number-rows-spanned="2" office:value-type="string">
              <text:p text:style-name="P41">Заводской номер</text:p>
            </table:table-cell>
            <table:table-cell table:style-name="Таблица5.D1" table:number-columns-spanned="2" office:value-type="string">
              <text:p text:style-name="P41">Метрологические характеристики</text:p>
            </table:table-cell>
            <table:covered-table-cell/>
            <table:table-cell table:style-name="Таблица5.D1" table:number-columns-spanned="2" office:value-type="string">
              <text:p text:style-name="P41">Дата поверки</text:p>
            </table:table-cell>
            <table:covered-table-cell/>
            <table:table-cell table:style-name="Таблица5.B1" table:number-rows-spanned="2" office:value-type="string">
              <text:p text:style-name="P41">№ аттестата (св-ва)</text:p>
            </table:table-cell>
            <table:table-cell table:style-name="Таблица5.I1" table:number-rows-spanned="2" office:value-type="string">
              <text:p text:style-name="P41">Орган гос. метроло-гической службы, проводивший поверку</text:p>
            </table:table-cell>
          </table:table-row>
          <table:table-row table:style-name="Таблица5.1">
            <table:covered-table-cell/>
            <table:covered-table-cell/>
            <table:covered-table-cell/>
            <table:table-cell table:style-name="Таблица5.D2" office:value-type="string">
              <text:p text:style-name="P41">Диапазон измерения</text:p>
            </table:table-cell>
            <table:table-cell table:style-name="Таблица5.D2" office:value-type="string">
              <text:p text:style-name="P41">Класс точности</text:p>
            </table:table-cell>
            <table:table-cell table:style-name="Таблица5.D2" office:value-type="string">
              <text:p text:style-name="P425">последняя</text:p>
            </table:table-cell>
            <table:table-cell table:style-name="Таблица5.D2" office:value-type="string">
              <text:p text:style-name="P41">очередная</text:p>
            </table:table-cell>
            <table:covered-table-cell/>
            <table:covered-table-cell/>
          </table:table-row>
        </table:table-header-rows>
        <table:table-row table:style-name="Таблица5.3">
          <table:table-cell table:style-name="Таблица5.A3" office:value-type="string">
            <text:p text:style-name="P188">1.</text:p>
          </table:table-cell>
          <table:table-cell table:style-name="Таблица5.B3" office:value-type="string">
            <text:p text:style-name="P202">Sonel MRU-101</text:p>
          </table:table-cell>
          <table:table-cell table:style-name="Таблица5.B3" office:value-type="string">
            <text:p text:style-name="P203">125568</text:p>
          </table:table-cell>
          <table:table-cell table:style-name="Таблица5.B3" office:value-type="string">
            <text:p text:style-name="P188"><text:span text:style-name="T113">0,12</text:span>-<text:span text:style-name="T113">20</text:span>000 Ом</text:p>
          </table:table-cell>
          <table:table-cell table:style-name="Таблица5.B3" office:value-type="string">
            <text:p text:style-name="P188">2 %</text:p>
          </table:table-cell>
          <table:table-cell table:style-name="Таблица5.B3" office:value-type="string">
            <text:p text:style-name="P216">1<text:span text:style-name="T132">4</text:span> августа 20<text:span text:style-name="T132">20</text:span> г.</text:p>
          </table:table-cell>
          <table:table-cell table:style-name="Таблица5.B3" office:value-type="string">
            <text:p text:style-name="P216">1<text:span text:style-name="T132">3</text:span> августа 202<text:span text:style-name="T132">1</text:span> г.</text:p>
          </table:table-cell>
          <table:table-cell table:style-name="Таблица5.B3" office:value-type="string">
            <text:p text:style-name="P218">2941471</text:p>
          </table:table-cell>
          <table:table-cell table:style-name="Таблица5.I3" office:value-type="string">
            <text:p text:style-name="P196">Ростест-Москва</text:p>
          </table:table-cell>
        </table:table-row>
        <table:table-row table:style-name="Таблица5.3">
          <table:table-cell table:style-name="Таблица5.A4" office:value-type="string">
            <text:p text:style-name="P189">2.</text:p>
          </table:table-cell>
          <table:table-cell table:style-name="Таблица5.B4" office:value-type="string">
            <text:p text:style-name="P189">Цифровой термогигрометр <text:span text:style-name="T60">Center</text:span>-310</text:p>
          </table:table-cell>
          <table:table-cell table:style-name="Таблица5.B4" office:value-type="string">
            <text:p text:style-name="P195">050310914</text:p>
          </table:table-cell>
          <table:table-cell table:style-name="Таблица5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5.B4" office:value-type="string">
            <text:p text:style-name="P195">0,8%, 2,5%</text:p>
          </table:table-cell>
          <table:table-cell table:style-name="Таблица5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5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5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5.I4" office:value-type="string">
            <text:p text:style-name="P189">Ростест-Москва</text:p>
          </table:table-cell>
        </table:table-row>
        <table:table-row table:style-name="Таблица5.3">
          <table:table-cell table:style-name="Таблица5.A5" office:value-type="string">
            <text:p text:style-name="P189">3.</text:p>
          </table:table-cell>
          <table:table-cell table:style-name="Таблица5.B5" office:value-type="string">
            <text:p text:style-name="P194">Барометр-анероид БКСН7Т</text:p>
          </table:table-cell>
          <table:table-cell table:style-name="Таблица5.B5" office:value-type="string">
            <text:p text:style-name="P194">36</text:p>
          </table:table-cell>
          <table:table-cell table:style-name="Таблица5.B5" office:value-type="string">
            <text:p text:style-name="P194">от 700 мм рт.ст. до 800 мм рт. ст.</text:p>
          </table:table-cell>
          <table:table-cell table:style-name="Таблица5.B5" office:value-type="string">
            <text:p text:style-name="P194">3</text:p>
          </table:table-cell>
          <table:table-cell table:style-name="Таблица5.B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5.B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5.B5" office:value-type="string">
            <text:p text:style-name="P194">0275474</text:p>
          </table:table-cell>
          <table:table-cell table:style-name="Таблица5.I5" office:value-type="string">
            <text:p text:style-name="P194">Ростест-Москва</text:p>
          </table:table-cell>
        </table:table-row>
      </table:table>
      <text:p text:style-name="P254"><text:soft-page-break/>Выводы: сопротивление заземляющего устройства соответствует техническим нормам ПУЭ, ПТЭЭП.</text:p>
      <text:p text:style-name="P253">Заключение: заземляющее устройство пригодно к эксплуатации.</text:p>
      <text:p text:style-name="P249"/>
      <text:p text:style-name="P249"/>
      <text:p text:style-name="P248">Испытания провели:</text:p>
      <text:p text:style-name="P243"/>
      <text:p text:style-name="P243"><text:s text:c="23"/><text:span text:style-name="T43"><text:s/>Техник-испытатель</text:span> <text:s text:c="22"/>____________________ <text:s text:c="33"/><text:span text:style-name="T43">Савин М.А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><text:s text:c="24"/><text:span text:style-name="T43">Рук.электролаборатории</text:span> <text:s text:c="14"/>____________________ <text:s text:c="34"/><text:span text:style-name="T43">Дурнов А.С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/>
      <text:p text:style-name="P248">Протокол проверил:</text:p>
      <text:p text:style-name="P243"/>
      <text:p text:style-name="P243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24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43"/>
      <text:p text:style-name="P243"/>
      <text:p text:style-name="P244">Частичная или полная перепечатка и размножение только с разрешения испытательной лаборатории.</text:p>
      <text:p text:style-name="P244">Исправления не допускаются.</text:p>
      <text:p text:style-name="P245">Протокол распространяется только на элементы электроустановки, подвергнутые измерениям (проверке).</text:p>
      <text:p text:style-name="P245"/>
      <text:h text:style-name="P460" text:outline-level="2"><text:bookmark-start text:name="__RefHeading__79851_768648982"/>Схема измерения сопротивления заземляющего устройства<text:bookmark-end text:name="__RefHeading__79851_768648982"/></text:h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section text:style-name="Sect2" text:name="Раздел4">
        <text:p text:style-name="P484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7" text:outline-level="1"><text:bookmark-start text:name="__RefHeading__30569_697036123"/><text:s text:c="168"/>проверки согласования параметров цепи «фаза-нуль» с характеристиками аппаратов защиты и непрерывности защитных проводников<text:bookmark-end text:name="__RefHeading__30569_697036123"/></text:h>
      <text:p text:style-name="P352"><text:s/><text:span text:style-name="T20">Климатические условия при проведении измерений</text:span></text:p>
      <text:p text:style-name="P337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5">Цель измерений (испытаний)</text:p>
      <text:p text:style-name="P54"><text:span text:style-name="T50">ццц</text:span> </text:p>
      <text:p text:style-name="P25">(приёмо-сдаточные, сличительные, эксплуатационные,контрольные испытания, для целей сертификации) </text:p>
      <text:p text:style-name="P406">Нормативные и технические документы, на соответствие требованиям которых проведены измерения (испытания): </text:p>
      <text:p text:style-name="P407">ПУЭ, п.1.7.79</text:p>
      <text:list xml:id="list2542659935" text:style-name="WW8Num17">
        <text:list-item>
          <text:p text:style-name="P471">Результаты измерений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 table:number-columns-repeated="6"/>
        <table:table-column table:style-name="Таблица6.M"/>
        <table:table-column table:style-name="Таблица6.N"/>
        <table:table-header-rows>
          <table:table-row table:style-name="Таблица6.1">
            <table:table-cell table:style-name="Таблица6.A1" table:number-rows-spanned="2" office:value-type="string">
              <text:p text:style-name="P296"/>
              <text:p text:style-name="P297">№</text:p>
              <text:p text:style-name="P297">п/п</text:p>
            </table:table-cell>
            <table:table-cell table:style-name="Таблица6.B1" table:number-rows-spanned="2" office:value-type="string">
              <text:p text:style-name="P296"/>
              <text:p text:style-name="P297">Проверяемый участок цепи, место установки аппарата защиты</text:p>
            </table:table-cell>
            <table:table-cell table:style-name="Таблица6.B1" table:number-columns-spanned="4" office:value-type="string">
              <text:p text:style-name="P296"/>
              <text:p text:style-name="P297">Аппарат защиты от сверхтока</text:p>
            </table:table-cell>
            <table:covered-table-cell/>
            <table:covered-table-cell/>
            <table:covered-table-cell/>
            <table:table-cell table:style-name="Таблица6.B1" table:number-columns-spanned="3" office:value-type="string">
              <text:p text:style-name="P297">Измеренное значение сопротивления цепи «фаза – нуль», (Ом)</text:p>
            </table:table-cell>
            <table:covered-table-cell/>
            <table:covered-table-cell/>
            <table:table-cell table:style-name="Таблица6.B1" table:number-columns-spanned="3" office:value-type="string">
              <text:p text:style-name="P297">Измеренное (расчётное) значение тока однофазного замыкания, (А)</text:p>
            </table:table-cell>
            <table:covered-table-cell/>
            <table:covered-table-cell/>
            <table:table-cell table:style-name="Таблица6.M1" table:number-columns-spanned="2" office:value-type="string">
              <text:p text:style-name="P297">Время срабатывания аппарата защиты, (сек)</text:p>
            </table:table-cell>
            <table:covered-table-cell/>
          </table:table-row>
          <table:table-row table:style-name="Таблица6.1">
            <table:covered-table-cell/>
            <table:covered-table-cell/>
            <table:table-cell table:style-name="Таблица6.C2" office:value-type="string">
              <text:p text:style-name="P296"/>
              <text:p text:style-name="P297">Типовое обозначение</text:p>
            </table:table-cell>
            <table:table-cell table:style-name="Таблица6.C2" office:value-type="string">
              <text:p text:style-name="P296"/>
              <text:p text:style-name="P297">Тип расцепителя</text:p>
            </table:table-cell>
            <table:table-cell table:style-name="Таблица6.C2" office:value-type="string">
              <text:p text:style-name="P296"/>
              <text:p text:style-name="P297">Номин. ток</text:p>
            </table:table-cell>
            <table:table-cell table:style-name="Таблица6.C2" office:value-type="string">
              <text:p text:style-name="P297">Диапазон тока срабатывания расцепителя короткого замыкания</text:p>
            </table:table-cell>
            <table:table-cell table:style-name="Таблица6.C2" office:value-type="string">
              <text:p text:style-name="P296"/>
              <text:p text:style-name="P299">A</text:p>
            </table:table-cell>
            <table:table-cell table:style-name="Таблица6.C2" office:value-type="string">
              <text:p text:style-name="P300"/>
              <text:p text:style-name="P299">B</text:p>
            </table:table-cell>
            <table:table-cell table:style-name="Таблица6.C2" office:value-type="string">
              <text:p text:style-name="P300"/>
              <text:p text:style-name="P299">C</text:p>
            </table:table-cell>
            <table:table-cell table:style-name="Таблица6.C2" office:value-type="string">
              <text:p text:style-name="P300"/>
              <text:p text:style-name="P299">A</text:p>
            </table:table-cell>
            <table:table-cell table:style-name="Таблица6.C2" office:value-type="string">
              <text:p text:style-name="P300"/>
              <text:p text:style-name="P299">B</text:p>
            </table:table-cell>
            <table:table-cell table:style-name="Таблица6.C2" office:value-type="string">
              <text:p text:style-name="P300"/>
              <text:p text:style-name="P299">C</text:p>
            </table:table-cell>
            <table:table-cell table:style-name="Таблица6.C2" office:value-type="string">
              <text:p text:style-name="P300"/>
              <text:p text:style-name="P297">Допуст.</text:p>
            </table:table-cell>
            <table:table-cell table:style-name="Таблица6.N2" office:value-type="string">
              <text:p text:style-name="P297">По время- токовой хар-ке</text:p>
            </table:table-cell>
          </table:table-row>
          <table:table-row table:style-name="Таблица6.1">
            <table:table-cell table:style-name="Таблица6.A3" office:value-type="string">
              <text:p text:style-name="P301">1</text:p>
            </table:table-cell>
            <table:table-cell table:style-name="Таблица6.B3" office:value-type="string">
              <text:p text:style-name="P301">2</text:p>
            </table:table-cell>
            <table:table-cell table:style-name="Таблица6.B3" office:value-type="string">
              <text:p text:style-name="P301">3</text:p>
            </table:table-cell>
            <table:table-cell table:style-name="Таблица6.B3" office:value-type="string">
              <text:p text:style-name="P301">4</text:p>
            </table:table-cell>
            <table:table-cell table:style-name="Таблица6.B3" office:value-type="string">
              <text:p text:style-name="P301">5</text:p>
            </table:table-cell>
            <table:table-cell table:style-name="Таблица6.B3" office:value-type="string">
              <text:p text:style-name="P301">6</text:p>
            </table:table-cell>
            <table:table-cell table:style-name="Таблица6.B3" office:value-type="string">
              <text:p text:style-name="P301">7</text:p>
            </table:table-cell>
            <table:table-cell table:style-name="Таблица6.B3" office:value-type="string">
              <text:p text:style-name="P301">8</text:p>
            </table:table-cell>
            <table:table-cell table:style-name="Таблица6.B3" office:value-type="string">
              <text:p text:style-name="P301">9</text:p>
            </table:table-cell>
            <table:table-cell table:style-name="Таблица6.B3" office:value-type="string">
              <text:p text:style-name="P301">10</text:p>
            </table:table-cell>
            <table:table-cell table:style-name="Таблица6.B3" office:value-type="string">
              <text:p text:style-name="P301">11</text:p>
            </table:table-cell>
            <table:table-cell table:style-name="Таблица6.B3" office:value-type="string">
              <text:p text:style-name="P301">12</text:p>
            </table:table-cell>
            <table:table-cell table:style-name="Таблица6.B3" office:value-type="string">
              <text:p text:style-name="P301">13</text:p>
            </table:table-cell>
            <table:table-cell table:style-name="Таблица6.N3" office:value-type="string">
              <text:p text:style-name="P301">14</text:p>
            </table:table-cell>
          </table:table-row>
        </table:table-header-rows>
        <table:table-row table:style-name="Таблица6.1">
          <table:table-cell table:style-name="Таблица6.A4" office:value-type="string">
            <text:p text:style-name="P302"/>
          </table:table-cell>
          <table:table-cell table:style-name="Таблица6.B4" office:value-type="string">
            <text:p text:style-name="P303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N4" office:value-type="string">
            <text:p text:style-name="P302"/>
          </table:table-cell>
        </table:table-row>
        <table:table-row table:style-name="Таблица6.1">
          <table:table-cell table:style-name="Таблица6.A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N4" office:value-type="string">
            <text:p text:style-name="P302"/>
          </table:table-cell>
        </table:table-row>
        <table:table-row table:style-name="Таблица6.1">
          <table:table-cell table:style-name="Таблица6.A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B4" office:value-type="string">
            <text:p text:style-name="P302"/>
          </table:table-cell>
          <table:table-cell table:style-name="Таблица6.N4" office:value-type="string">
            <text:p text:style-name="P302"/>
          </table:table-cell>
        </table:table-row>
      </table:table>
      <text:p text:style-name="P197"/>
      <text:list xml:id="list133303056028233" text:continue-numbering="true" text:style-name="WW8Num17">
        <text:list-item>
          <text:p text:style-name="P475">Измерения проведены приборами:</text:p>
        </text:list-item>
      </text:list>
      <text:p text:style-name="P396"><text:soft-page-break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C"/>
        <table:table-column table:style-name="Таблица7.I"/>
        <table:table-header-rows>
          <table:table-row table:style-name="Таблица7.1">
            <table:table-cell table:style-name="Таблица7.A1" table:number-rows-spanned="2" office:value-type="string">
              <text:p text:style-name="P51">№</text:p>
              <text:p text:style-name="P51">п/п</text:p>
            </table:table-cell>
            <table:table-cell table:style-name="Таблица7.B1" table:number-rows-spanned="2" office:value-type="string">
              <text:p text:style-name="P34"/>
              <text:p text:style-name="P51">Тип</text:p>
            </table:table-cell>
            <table:table-cell table:style-name="Таблица7.B1" table:number-rows-spanned="2" office:value-type="string">
              <text:p text:style-name="P34"/>
              <text:p text:style-name="P51">Заводской номер</text:p>
            </table:table-cell>
            <table:table-cell table:style-name="Таблица7.D1" table:number-columns-spanned="2" office:value-type="string">
              <text:p text:style-name="P51">Метрологические характеристики</text:p>
            </table:table-cell>
            <table:covered-table-cell/>
            <table:table-cell table:style-name="Таблица7.D1" table:number-columns-spanned="2" office:value-type="string">
              <text:p text:style-name="P51">Дата поверки</text:p>
            </table:table-cell>
            <table:covered-table-cell/>
            <table:table-cell table:style-name="Таблица7.B1" table:number-rows-spanned="2" office:value-type="string">
              <text:p text:style-name="P34"/>
              <text:p text:style-name="P51">№ аттестата </text:p>
              <text:p text:style-name="P51">(свидетельства)</text:p>
            </table:table-cell>
            <table:table-cell table:style-name="Таблица7.I1" table:number-rows-spanned="2" office:value-type="string">
              <text:p text:style-name="P51">Орган государственной. метрологической службы, проводивший поверку</text:p>
            </table:table-cell>
          </table:table-row>
          <table:table-row table:style-name="Таблица7.1">
            <table:covered-table-cell/>
            <table:covered-table-cell/>
            <table:covered-table-cell/>
            <table:table-cell table:style-name="Таблица7.D2" office:value-type="string">
              <text:p text:style-name="P51">Диапазон измерения</text:p>
            </table:table-cell>
            <table:table-cell table:style-name="Таблица7.D2" office:value-type="string">
              <text:p text:style-name="P51">Класс точности</text:p>
            </table:table-cell>
            <table:table-cell table:style-name="Таблица7.D2" office:value-type="string">
              <text:p text:style-name="P51"><text:span text:style-name="T82">п</text:span>оследняя</text:p>
            </table:table-cell>
            <table:table-cell table:style-name="Таблица7.D2" office:value-type="string">
              <text:p text:style-name="P51">очередная</text:p>
            </table:table-cell>
            <table:covered-table-cell/>
            <table:covered-table-cell/>
          </table:table-row>
        </table:table-header-rows>
        <table:table-row table:style-name="Таблица7.3">
          <table:table-cell table:style-name="Таблица7.A3" office:value-type="string">
            <text:p text:style-name="P51">1.</text:p>
          </table:table-cell>
          <table:table-cell table:style-name="Таблица7.B3" office:value-type="string">
            <text:p text:style-name="P51">Измеритель параметров электробезопасности мощных электроустановок <text:span text:style-name="T60">Sonel</text:span> <text:span text:style-name="T60">MZC</text:span>-310<text:span text:style-name="T60">S</text:span></text:p>
          </table:table-cell>
          <table:table-cell table:style-name="Таблица7.B3" office:value-type="string">
            <text:p text:style-name="P51">300199/05</text:p>
          </table:table-cell>
          <table:table-cell table:style-name="Таблица7.B3" office:value-type="string">
            <text:p text:style-name="P51">7,2 мОм-199,9 Ом</text:p>
          </table:table-cell>
          <table:table-cell table:style-name="Таблица7.B3" office:value-type="string">
            <text:p text:style-name="P273">2%</text:p>
          </table:table-cell>
          <table:table-cell table:style-name="Таблица7.D1" office:value-type="string">
            <text:p text:style-name="P59"><text:span text:style-name="T127">24</text:span> августа 20<text:span text:style-name="T133">20</text:span> г.</text:p>
          </table:table-cell>
          <table:table-cell table:style-name="Таблица7.D1" office:value-type="string">
            <text:p text:style-name="P427"><text:span text:style-name="T118">23</text:span> августа 20<text:span text:style-name="T127">21</text:span> г.</text:p>
          </table:table-cell>
          <table:table-cell table:style-name="Таблица7.B3" office:value-type="string">
            <text:p text:style-name="P85">3018550</text:p>
          </table:table-cell>
          <table:table-cell table:style-name="Таблица7.I3" office:value-type="string">
            <text:p text:style-name="P63">Ростест - Москва</text:p>
          </table:table-cell>
        </table:table-row>
        <table:table-row table:style-name="Таблица7.3">
          <table:table-cell table:style-name="Таблица7.A4" office:value-type="string">
            <text:p text:style-name="P189">2.</text:p>
          </table:table-cell>
          <table:table-cell table:style-name="Таблица7.B4" office:value-type="string">
            <text:p text:style-name="P189">Цифровой термогигрометр <text:span text:style-name="T60">Center</text:span>-310</text:p>
          </table:table-cell>
          <table:table-cell table:style-name="Таблица7.B4" office:value-type="string">
            <text:p text:style-name="P195">050310914</text:p>
          </table:table-cell>
          <table:table-cell table:style-name="Таблица7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7.B4" office:value-type="string">
            <text:p text:style-name="P195">0,8%, 2,5%</text:p>
          </table:table-cell>
          <table:table-cell table:style-name="Таблица7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7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7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7.I4" office:value-type="string">
            <text:p text:style-name="P189">Ростест-Москва</text:p>
          </table:table-cell>
        </table:table-row>
        <table:table-row table:style-name="Таблица7.3">
          <table:table-cell table:style-name="Таблица7.A5" office:value-type="string">
            <text:p text:style-name="P189">3.</text:p>
          </table:table-cell>
          <table:table-cell table:style-name="Таблица7.B5" office:value-type="string">
            <text:p text:style-name="P194">Барометр-анероид БКСН7Т</text:p>
          </table:table-cell>
          <table:table-cell table:style-name="Таблица7.B5" office:value-type="string">
            <text:p text:style-name="P194">36</text:p>
          </table:table-cell>
          <table:table-cell table:style-name="Таблица7.B5" office:value-type="string">
            <text:p text:style-name="P194">от 700 мм рт.ст. до 800 мм рт. ст.</text:p>
          </table:table-cell>
          <table:table-cell table:style-name="Таблица7.B5" office:value-type="string">
            <text:p text:style-name="P194">3</text:p>
          </table:table-cell>
          <table:table-cell table:style-name="Таблица7.B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7.B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7.B5" office:value-type="string">
            <text:p text:style-name="P194">0275474</text:p>
          </table:table-cell>
          <table:table-cell table:style-name="Таблица7.I5" office:value-type="string">
            <text:p text:style-name="P194">Ростест-Москва</text:p>
          </table:table-cell>
        </table:table-row>
      </table:table>
      <text:list xml:id="list133301846825348" text:continue-numbering="true" text:style-name="WW8Num17">
        <text:list-header>
          <text:p text:style-name="P493"/>
        </text:list-header>
        <text:list-item>
          <text:p text:style-name="P494">При проведении измерений проверено:</text:p>
          <text:list>
            <text:list-item>
              <text:p text:style-name="P500">Отсутствие предохранителей и однополюсных выключающих аппаратов в нулевых рабочих проводниках.</text:p>
            </text:list-item>
            <text:list-item>
              <text:p text:style-name="P500">Соответствие плавких вставок и уставок автоматических выключателей проекту и требованиям нормативной и технической документации.</text:p>
            </text:list-item>
            <text:list-item>
              <text:p text:style-name="P500">Качество сварных соединений-ударами молотка, стабилизация разъёмных контактных соединений по <text:span text:style-name="T60">II</text:span> классу в соответствии с ГОСТ 10434</text:p>
            </text:list-item>
          </text:list>
        </text:list-item>
      </text:list>
      <text:p text:style-name="P320">Обозначение типов расцепителей:</text:p>
      <text:list xml:id="list4145153791" text:style-name="WW8Num4">
        <text:list-item>
          <text:p text:style-name="P497">В, С, <text:span text:style-name="T60">D</text:span> – тип мгновенного расцепления по ГОСТ Р 50345-99 <text:s text:c="34"/></text:p>
        </text:list-item>
        <text:list-item>
          <text:p text:style-name="P499"><text:span text:style-name="T37">ОВВ – максимальный расцепитель тока с обратно-зависимой выдержкой времени.</text:span><text:span text:style-name="T36"> </text:span></text:p>
        </text:list-item>
        <text:list-item>
          <text:p text:style-name="P498">НВВ – максимальный расцепитель тока с независимой выдержкой времени. </text:p>
        </text:list-item>
        <text:list-item>
          <text:p text:style-name="P498">МД – максимальный расцепитель тока мгновенного действия. </text:p>
        </text:list-item>
      </text:list>
      <text:p text:style-name="P414"><text:span text:style-name="T36">Примечание:</text:span><text:span text:style-name="T22"> При испытаниях электроустановок больших и многоэтажных зданий для каждой линии питания нескольких потребителей от одного автоматического выключателя (розеточные группы, линии освещения и т.д.) допускается в одной строке протокола указать вид и количество этих потребителей и занести в протокол наименьшее из измеренных на каждом потребителе (оконечном устройстве) значение тока однофазного замыкания.</text:span></text:p>
      <text:p text:style-name="P280"><text:soft-page-break/></text:p>
      <text:p text:style-name="P284"><text:span text:style-name="T36">Выводы: </text:span><text:span text:style-name="T49">время отключения однофазного тока короткого замыкания не превышает 0,4 с, для распределительных сетей – 5с.</text:span></text:p>
      <text:p text:style-name="P284"><text:span text:style-name="T36">Заключение:</text:span> <text:span text:style-name="T43">проводимость нулевых защитных и фазных проводников соответствует техническим нормам ПУЭ.</text:span></text:p>
      <text:p text:style-name="P312"/>
      <text:p text:style-name="P237">Испытания провели:</text:p>
      <text:p text:style-name="P153"/>
      <text:p text:style-name="P153"><text:s text:c="23"/><text:span text:style-name="T43"><text:s/>Техник-испытатель</text:span> <text:s text:c="22"/>____________________ <text:s text:c="33"/><text:span text:style-name="T43">Савин М.А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3"><text:s text:c="24"/><text:span text:style-name="T43">Рук.электролаборатории</text:span> <text:s text:c="13"/>____________________ <text:s text:c="34"/><text:span text:style-name="T43">Дурнов А.С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0"/>
      <text:p text:style-name="P146">Протокол проверил:</text:p>
      <text:p text:style-name="P180"/>
      <text:p text:style-name="P153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29"/><text:span text:style-name="T43">Дурнов А.С.</text:span></text:p>
      <text:p text:style-name="P153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39">Частичная или полная перепечатка и размножение только с разрешения испытательной лаборатории.</text:p>
      <text:p text:style-name="P39">Исправления не допускаются.</text:p>
      <text:p text:style-name="P39">Протокол распространяется только на элементы электроустановки, подвергнутые испытаниям.</text:p>
      <text:p text:style-name="P39"/>
      <text:section text:style-name="Sect2" text:name="Раздел5">
        <text:p text:style-name="P485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0" text:outline-level="1"><text:bookmark-start text:name="__RefHeading__30571_697036123"/><text:span text:style-name="T110"><text:s text:c="168"/></text:span><text:span text:style-name="T5">проверки </text:span><text:span text:style-name="T7">сопротивления изоляции проводов, кабелей и обмоток электрических машин</text:span><text:bookmark-end text:name="__RefHeading__30571_697036123"/></text:h>
      <text:p text:style-name="P351"><text:s/><text:span text:style-name="T20">Климатические условия при проведении измерений</text:span></text:p>
      <text:p text:style-name="P336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4">Цель измерений (испытаний)</text:p>
      <text:p text:style-name="P93">ццц</text:p>
      <text:p text:style-name="P127">(приёмо-сдаточные, сличительные, контрольные испытания, эксплуатационные, для целей сертификации) </text:p>
      <text:p text:style-name="P127"/>
      <text:p text:style-name="P288">Нормативные и технические документы, на соответствие требованиям которых проведены измерения (испытания): </text:p>
      <text:p text:style-name="P290">ПУЭ п. 1.8.37 <text:span text:style-name="T115">п.п 1, 1.8.40 п.п. 2, 1.8.15, п.п 2, ПТЭЭП п. 28.1 Приложения 3, п.6.2 Приложения 3, п. 23.1 Приложения 3.</text:span></text:p>
      <text:list xml:id="list1819270075" text:style-name="WW8Num2">
        <text:list-item>
          <text:p text:style-name="P465">Результаты измерений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 table:number-columns-repeated="3"/>
        <table:table-column table:style-name="Таблица8.I"/>
        <table:table-column table:style-name="Таблица8.J"/>
        <table:table-column table:style-name="Таблица8.F"/>
        <table:table-column table:style-name="Таблица8.I"/>
        <table:table-column table:style-name="Таблица8.F" table:number-columns-repeated="2"/>
        <table:table-column table:style-name="Таблица8.O"/>
        <table:table-header-rows>
          <table:table-row table:style-name="Таблица8.1">
            <table:table-cell table:style-name="Таблица8.A1" table:number-rows-spanned="2" office:value-type="string">
              <text:p text:style-name="P26"/>
              <text:p text:style-name="P40">№</text:p>
              <text:p text:style-name="P40">п/п</text:p>
            </table:table-cell>
            <table:table-cell table:style-name="Таблица8.B1" table:number-rows-spanned="2" office:value-type="string">
              <text:p text:style-name="P26"/>
              <text:p text:style-name="P40">Наименование линий, электрических машин по проекту, рабочее напряжение.</text:p>
            </table:table-cell>
            <table:table-cell table:style-name="Таблица8.B1" table:number-rows-spanned="2" office:value-type="string">
              <text:p text:style-name="P26"/>
              <text:p text:style-name="P40">Марка провода, кабеля, кол-во жил сечение провода, кабеля. (мм²)</text:p>
            </table:table-cell>
            <table:table-cell table:style-name="Таблица8.B1" table:number-rows-spanned="2" office:value-type="string">
              <text:p text:style-name="P26"/>
              <text:p text:style-name="P40">Напря- <text:s text:c="4"/>жение мегаом- метра</text:p>
            </table:table-cell>
            <table:table-cell table:style-name="Таблица8.B1" table:number-rows-spanned="2" office:value-type="string">
              <text:p text:style-name="P26"/>
              <text:p text:style-name="P40">Допуст. сопрот. изоляции</text:p>
              <text:p text:style-name="P40">(МОм)</text:p>
            </table:table-cell>
            <table:table-cell table:style-name="Таблица8.F1" table:number-columns-spanned="10" office:value-type="string">
              <text:p text:style-name="P40">Сопротивление изоляции, (МОм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8.2">
            <table:covered-table-cell/>
            <table:covered-table-cell/>
            <table:covered-table-cell/>
            <table:covered-table-cell/>
            <table:covered-table-cell/>
            <table:table-cell table:style-name="Таблица8.F2" office:value-type="string">
              <text:p text:style-name="P26"/>
              <text:p text:style-name="P40">А-В</text:p>
            </table:table-cell>
            <table:table-cell table:style-name="Таблица8.F2" office:value-type="string">
              <text:p text:style-name="P26"/>
              <text:p text:style-name="P40">В-С</text:p>
            </table:table-cell>
            <table:table-cell table:style-name="Таблица8.F2" office:value-type="string">
              <text:p text:style-name="P26"/>
              <text:p text:style-name="P40">С-А</text:p>
            </table:table-cell>
            <table:table-cell table:style-name="Таблица8.F2" office:value-type="string">
              <text:p text:style-name="P26"/>
              <text:p text:style-name="P40">А-<text:span text:style-name="T60">N</text:span></text:p>
              <text:p text:style-name="P110">(PEN)</text:p>
            </table:table-cell>
            <table:table-cell table:style-name="Таблица8.F2" office:value-type="string">
              <text:p text:style-name="P106"/>
              <text:p text:style-name="P40">В<text:span text:style-name="T60">-N</text:span></text:p>
              <text:p text:style-name="P110">(PEN)</text:p>
            </table:table-cell>
            <table:table-cell table:style-name="Таблица8.F2" office:value-type="string">
              <text:p text:style-name="P106"/>
              <text:p text:style-name="P40">С<text:span text:style-name="T60">-N</text:span></text:p>
              <text:p text:style-name="P110">(PEN)</text:p>
            </table:table-cell>
            <table:table-cell table:style-name="Таблица8.F2" office:value-type="string">
              <text:p text:style-name="P106"/>
              <text:p text:style-name="P40">А-РЕ</text:p>
            </table:table-cell>
            <table:table-cell table:style-name="Таблица8.F2" office:value-type="string">
              <text:p text:style-name="P26"/>
              <text:p text:style-name="P40">В-РЕ</text:p>
            </table:table-cell>
            <table:table-cell table:style-name="Таблица8.F2" office:value-type="string">
              <text:p text:style-name="P26"/>
              <text:p text:style-name="P40">С-РЕ</text:p>
              <text:p text:style-name="P40"/>
            </table:table-cell>
            <table:table-cell table:style-name="Таблица8.O2" office:value-type="string">
              <text:p text:style-name="P26"/>
              <text:p text:style-name="P40"><text:span text:style-name="T60">N</text:span>-<text:span text:style-name="T60">PE</text:span></text:p>
              <text:p text:style-name="P40"/>
            </table:table-cell>
          </table:table-row>
          <table:table-row table:style-name="Таблица8.1">
            <table:table-cell table:style-name="Таблица8.A3" office:value-type="string">
              <text:p text:style-name="P8">1</text:p>
            </table:table-cell>
            <table:table-cell table:style-name="Таблица8.B3" office:value-type="string">
              <text:p text:style-name="P8">2</text:p>
            </table:table-cell>
            <table:table-cell table:style-name="Таблица8.B3" office:value-type="string">
              <text:p text:style-name="P8">3</text:p>
            </table:table-cell>
            <table:table-cell table:style-name="Таблица8.B3" office:value-type="string">
              <text:p text:style-name="P8">4</text:p>
            </table:table-cell>
            <table:table-cell table:style-name="Таблица8.B3" office:value-type="string">
              <text:p text:style-name="P8">5</text:p>
            </table:table-cell>
            <table:table-cell table:style-name="Таблица8.B3" office:value-type="string">
              <text:p text:style-name="P8">6</text:p>
            </table:table-cell>
            <table:table-cell table:style-name="Таблица8.B3" office:value-type="string">
              <text:p text:style-name="P8">7</text:p>
            </table:table-cell>
            <table:table-cell table:style-name="Таблица8.B3" office:value-type="string">
              <text:p text:style-name="P8">8</text:p>
            </table:table-cell>
            <table:table-cell table:style-name="Таблица8.B3" office:value-type="string">
              <text:p text:style-name="P8">9</text:p>
            </table:table-cell>
            <table:table-cell table:style-name="Таблица8.B3" office:value-type="string">
              <text:p text:style-name="P8">10</text:p>
            </table:table-cell>
            <table:table-cell table:style-name="Таблица8.B3" office:value-type="string">
              <text:p text:style-name="P8">11</text:p>
            </table:table-cell>
            <table:table-cell table:style-name="Таблица8.B3" office:value-type="string">
              <text:p text:style-name="P8">12</text:p>
            </table:table-cell>
            <table:table-cell table:style-name="Таблица8.B3" office:value-type="string">
              <text:p text:style-name="P8">13</text:p>
            </table:table-cell>
            <table:table-cell table:style-name="Таблица8.B3" office:value-type="string">
              <text:p text:style-name="P8">14</text:p>
            </table:table-cell>
            <table:table-cell table:style-name="Таблица8.O3" office:value-type="string">
              <text:p text:style-name="P8">15</text:p>
            </table:table-cell>
          </table:table-row>
        </table:table-header-rows>
        <table:table-row table:style-name="Таблица8.1">
          <table:table-cell table:style-name="Таблица8.A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O4" office:value-type="string">
            <text:p text:style-name="P102"/>
          </table:table-cell>
        </table:table-row>
        <table:table-row table:style-name="Таблица8.1">
          <table:table-cell table:style-name="Таблица8.A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O4" office:value-type="string">
            <text:p text:style-name="P102"/>
          </table:table-cell>
        </table:table-row>
        <table:table-row table:style-name="Таблица8.1">
          <table:table-cell table:style-name="Таблица8.A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B4" office:value-type="string">
            <text:p text:style-name="P102"/>
          </table:table-cell>
          <table:table-cell table:style-name="Таблица8.O4" office:value-type="string">
            <text:p text:style-name="P102"/>
          </table:table-cell>
        </table:table-row>
      </table:table>
      <text:p text:style-name="P268"/>
      <text:p text:style-name="P268"/>
      <text:list xml:id="list133302119985724" text:continue-numbering="true" text:style-name="WW8Num2">
        <text:list-item>
          <text:p text:style-name="P465">Измерения проведены приборами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header-rows>
          <text:soft-page-break/>
          <table:table-row table:style-name="Таблица9.1">
            <table:table-cell table:style-name="Таблица9.A1" table:number-rows-spanned="2" office:value-type="string">
              <text:p text:style-name="P40">№</text:p>
              <text:p text:style-name="P40">п/п</text:p>
            </table:table-cell>
            <table:table-cell table:style-name="Таблица9.B1" table:number-rows-spanned="2" office:value-type="string">
              <text:p text:style-name="P26"/>
              <text:p text:style-name="P40">Тип</text:p>
            </table:table-cell>
            <table:table-cell table:style-name="Таблица9.B1" table:number-rows-spanned="2" office:value-type="string">
              <text:p text:style-name="P26"/>
              <text:p text:style-name="P40">Заводской номер</text:p>
            </table:table-cell>
            <table:table-cell table:style-name="Таблица9.D1" table:number-columns-spanned="2" office:value-type="string">
              <text:p text:style-name="P40">Метрологические характеристики</text:p>
            </table:table-cell>
            <table:covered-table-cell/>
            <table:table-cell table:style-name="Таблица9.D1" table:number-columns-spanned="2" office:value-type="string">
              <text:p text:style-name="P40">Дата поверки</text:p>
            </table:table-cell>
            <table:covered-table-cell/>
            <table:table-cell table:style-name="Таблица9.B1" table:number-rows-spanned="2" office:value-type="string">
              <text:p text:style-name="P26"/>
              <text:p text:style-name="P40">№ аттестата </text:p>
              <text:p text:style-name="P40">(свидетельства)</text:p>
            </table:table-cell>
            <table:table-cell table:style-name="Таблица9.I1" table:number-rows-spanned="2" office:value-type="string">
              <text:p text:style-name="P40">Орган государственной. метрологической службы, проводивший поверку</text:p>
            </table:table-cell>
          </table:table-row>
          <table:table-row table:style-name="Таблица9.1">
            <table:covered-table-cell/>
            <table:covered-table-cell/>
            <table:covered-table-cell/>
            <table:table-cell table:style-name="Таблица9.D2" office:value-type="string">
              <text:p text:style-name="P40">Диапазон измерения</text:p>
            </table:table-cell>
            <table:table-cell table:style-name="Таблица9.D2" office:value-type="string">
              <text:p text:style-name="P40">Класс точности</text:p>
            </table:table-cell>
            <table:table-cell table:style-name="Таблица9.D2" office:value-type="string">
              <text:p text:style-name="P40"><text:span text:style-name="T83">п</text:span>оследняя</text:p>
            </table:table-cell>
            <table:table-cell table:style-name="Таблица9.D2" office:value-type="string">
              <text:p text:style-name="P40">очередная</text:p>
            </table:table-cell>
            <table:covered-table-cell/>
            <table:covered-table-cell/>
          </table:table-row>
        </table:table-header-rows>
        <table:table-row table:style-name="Таблица9.3">
          <table:table-cell table:style-name="Таблица9.A3" office:value-type="string">
            <text:p text:style-name="P187"><text:span text:style-name="T119">1</text:span>.</text:p>
          </table:table-cell>
          <table:table-cell table:style-name="Таблица9.B3" office:value-type="string">
            <text:p text:style-name="P187">Мегаомметр ЭСО202/2-Г</text:p>
          </table:table-cell>
          <table:table-cell table:style-name="Таблица9.B3" office:value-type="string">
            <text:p text:style-name="P198">03621</text:p>
          </table:table-cell>
          <table:table-cell table:style-name="Таблица9.D3" office:value-type="string">
            <text:p text:style-name="P225">0-10000 МОм</text:p>
          </table:table-cell>
          <table:table-cell table:style-name="Таблица9.D3" office:value-type="string">
            <text:p text:style-name="P225">15,0</text:p>
          </table:table-cell>
          <table:table-cell table:style-name="Таблица9.D3" office:value-type="string">
            <text:p text:style-name="P227">2<text:span text:style-name="T130">4</text:span> августа 20<text:span text:style-name="T130">20</text:span> г.</text:p>
          </table:table-cell>
          <table:table-cell table:style-name="Таблица9.D3" office:value-type="string">
            <text:p text:style-name="P430">2<text:span text:style-name="T130">3</text:span> августа 20<text:span text:style-name="T128">21</text:span> г.</text:p>
          </table:table-cell>
          <table:table-cell table:style-name="Таблица9.B3" office:value-type="string">
            <text:p text:style-name="P217">2987522</text:p>
          </table:table-cell>
          <table:table-cell table:style-name="Таблица9.I3" office:value-type="string">
            <text:p text:style-name="P187">Ростест-Москва</text:p>
          </table:table-cell>
        </table:table-row>
        <table:table-row table:style-name="Таблица9.3">
          <table:table-cell table:style-name="Таблица9.A4" office:value-type="string">
            <text:p text:style-name="P214">2.</text:p>
          </table:table-cell>
          <table:table-cell table:style-name="Таблица9.B4" office:value-type="string">
            <text:p text:style-name="P187">Мегаомметр MIC-2505</text:p>
          </table:table-cell>
          <table:table-cell table:style-name="Таблица9.C4" office:value-type="string">
            <text:p text:style-name="P198">920923</text:p>
          </table:table-cell>
          <table:table-cell table:style-name="Таблица9.D4" office:value-type="string">
            <text:p text:style-name="P225">0-2 ТОм</text:p>
          </table:table-cell>
          <table:table-cell table:style-name="Таблица9.D4" office:value-type="string">
            <text:p text:style-name="P226">3,0</text:p>
          </table:table-cell>
          <table:table-cell table:style-name="Таблица9.D4" office:value-type="string">
            <text:p text:style-name="P428"><text:span text:style-name="T128">17</text:span> <text:span text:style-name="T128">августа</text:span> 20<text:span text:style-name="T130">20</text:span> г.</text:p>
          </table:table-cell>
          <table:table-cell table:style-name="Таблица9.D4" office:value-type="string">
            <text:p text:style-name="P429"><text:span text:style-name="T128">16</text:span> <text:span text:style-name="T128">августа</text:span> 20<text:span text:style-name="T128">21</text:span> г.</text:p>
          </table:table-cell>
          <table:table-cell table:style-name="Таблица9.H4" office:value-type="string">
            <text:p text:style-name="P217">2911481</text:p>
          </table:table-cell>
          <table:table-cell table:style-name="Таблица9.I4" office:value-type="string">
            <text:p text:style-name="P210">Ростест-Москва</text:p>
          </table:table-cell>
        </table:table-row>
        <table:table-row table:style-name="Таблица9.5">
          <table:table-cell table:style-name="Таблица9.A5" office:value-type="string">
            <text:p text:style-name="P189"><text:span text:style-name="T124">3</text:span>.</text:p>
          </table:table-cell>
          <table:table-cell table:style-name="Таблица9.B5" office:value-type="string">
            <text:p text:style-name="P189">Цифровой термогигрометр <text:span text:style-name="T60">Center</text:span>-310</text:p>
          </table:table-cell>
          <table:table-cell table:style-name="Таблица9.C5" office:value-type="string">
            <text:p text:style-name="P195">050310914</text:p>
          </table:table-cell>
          <table:table-cell table:style-name="Таблица9.D5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9.E5" office:value-type="string">
            <text:p text:style-name="P195">0,8%, 2,5%</text:p>
          </table:table-cell>
          <table:table-cell table:style-name="Таблица9.F5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9.G5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9.H5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9.I5" office:value-type="string">
            <text:p text:style-name="P189">Ростест-Москва</text:p>
          </table:table-cell>
        </table:table-row>
        <table:table-row table:style-name="Таблица9.6">
          <table:table-cell table:style-name="Таблица9.A6" office:value-type="string">
            <text:p text:style-name="P189"><text:span text:style-name="T125">4</text:span>.</text:p>
          </table:table-cell>
          <table:table-cell table:style-name="Таблица9.B6" office:value-type="string">
            <text:p text:style-name="P194">Барометр-анероид БКСН7Т</text:p>
          </table:table-cell>
          <table:table-cell table:style-name="Таблица9.C6" office:value-type="string">
            <text:p text:style-name="P194">36</text:p>
          </table:table-cell>
          <table:table-cell table:style-name="Таблица9.D6" office:value-type="string">
            <text:p text:style-name="P194">от 700 мм рт.ст. до 800 мм рт. ст.</text:p>
          </table:table-cell>
          <table:table-cell table:style-name="Таблица9.E6" office:value-type="string">
            <text:p text:style-name="P194">3</text:p>
          </table:table-cell>
          <table:table-cell table:style-name="Таблица9.F6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9.G6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9.H6" office:value-type="string">
            <text:p text:style-name="P194">0275474</text:p>
          </table:table-cell>
          <table:table-cell table:style-name="Таблица9.I6" office:value-type="string">
            <text:p text:style-name="P194">Ростест-Москва</text:p>
          </table:table-cell>
        </table:table-row>
      </table:table>
      <text:p text:style-name="P135"/>
      <text:p text:style-name="P285"><text:span text:style-name="T36">Примечание: </text:span>Допустимое сопротивление изоляции проводов в электроустановке напряжением &lt;60В не менее 0,5 МОм.</text:p>
      <text:p text:style-name="P398">Выводы:</text:p>
      <text:p text:style-name="P401"><text:span text:style-name="T36">Заключение:</text:span> </text:p>
      <text:p text:style-name="P238">Испытания провели:</text:p>
      <text:p text:style-name="P144"/>
      <text:p text:style-name="P154"><text:s text:c="23"/><text:span text:style-name="T43"><text:s/>Техник-испытатель</text:span> <text:s text:c="22"/>____________________ <text:s text:c="32"/><text:span text:style-name="T43">Савин М.А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><text:s text:c="24"/><text:span text:style-name="T43">Рук.электролаборатории</text:span> <text:s text:c="13"/>____________________ <text:s text:c="33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47">Протокол проверил:</text:p>
      <text:p text:style-name="P181"/>
      <text:p text:style-name="P154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/>
      <text:p text:style-name="P40">Частичная или полная перепечатка и размножение только с разрешения испытательной лаборатории.</text:p>
      <text:p text:style-name="P40">Исправления не допускаются.</text:p>
      <text:p text:style-name="P40">Протокол распространяется только на элементы электроустановки, подвергнутые испытанием.</text:p>
      <text:section text:style-name="Sect2" text:name="Раздел6">
        <text:p text:style-name="P484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p text:style-name="P82"><text:span text:style-name="T32"><text:s/></text:span><text:span text:style-name="T31"><text:s text:c="107"/></text:span></text:p>
      <text:h text:style-name="P451" text:outline-level="1"><text:bookmark-start text:name="__RefHeading__30579_6970361231"/><text:span text:style-name="T110"><text:s text:c="168"/></text:span><text:span text:style-name="T8">проверки сопротивления изоляции электрических аппаратов</text:span><text:bookmark-end text:name="__RefHeading__30579_6970361231"/></text:h>
      <text:p text:style-name="P353"><text:s/><text:span text:style-name="T20">Климатические условия при проведении измерений</text:span></text:p>
      <text:p text:style-name="P338">Температура воздуха <text:span text:style-name="T54">ттт</text:span> <text:span text:style-name="T34">0</text:span><text:span text:style-name="T59"> </text:span>С. <text:s/>Влажность воздуха <text:span text:style-name="T54">ввв</text:span> <text:span text:style-name="T59">%</text:span>. <text:s/>Атмосферное давление <text:span text:style-name="T54">ддд</text:span><text:span text:style-name="T33"> </text:span>мм.рт.ст.</text:p>
      <text:p text:style-name="P346">Цель измерений (испытаний)</text:p>
      <text:p text:style-name="P56"><text:span text:style-name="T54">ццц</text:span> </text:p>
      <text:p text:style-name="P133">(приёмо-сдаточные, сличительные, контрольные испытания, эксплуатационные, для целей сертификации) </text:p>
      <text:p text:style-name="P18">Нормативные и технические документы, на соответствие требованиям которых проведены измерения (испытания):</text:p>
      <text:p text:style-name="P94">1.8.37 пп.3.1</text:p>
      <text:list xml:id="list1649188150" text:style-name="WW8Num1">
        <text:list-item>
          <text:p text:style-name="P480">Результаты измерений</text:p>
        </text:list-item>
      </text:list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 table:number-columns-repeated="9"/>
        <table:table-column table:style-name="Таблица58.M"/>
        <table:table-header-rows>
          <table:table-row table:style-name="Таблица58.1">
            <table:table-cell table:style-name="Таблица58.A1" table:number-rows-spanned="4" office:value-type="string">
              <text:p text:style-name="P191"/>
              <text:p text:style-name="P192">№</text:p>
              <text:p text:style-name="P192">п/п</text:p>
            </table:table-cell>
            <table:table-cell table:style-name="Таблица58.B1" table:number-rows-spanned="4" office:value-type="string">
              <text:p text:style-name="P191"/>
              <text:p text:style-name="P192">Типовое обозначение аппарата, место установки</text:p>
            </table:table-cell>
            <table:table-cell table:style-name="Таблица58.B1" table:number-rows-spanned="4" office:value-type="string">
              <text:p text:style-name="P431">Напряжение мегаомметра</text:p>
            </table:table-cell>
            <table:table-cell table:style-name="Таблица58.D1" table:number-columns-spanned="10" office:value-type="string">
              <text:p text:style-name="P192"><text:s/>Сопротивление изоляции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58.1">
            <table:covered-table-cell/>
            <table:covered-table-cell/>
            <table:covered-table-cell/>
            <table:table-cell table:style-name="Таблица58.D2" table:number-columns-spanned="4" office:value-type="string">
              <text:p text:style-name="P192">В разомкнутом состоянии</text:p>
            </table:table-cell>
            <table:covered-table-cell/>
            <table:covered-table-cell/>
            <table:covered-table-cell/>
            <table:table-cell table:style-name="Таблица58.H2" table:number-columns-spanned="6" office:value-type="string">
              <text:p text:style-name="P192">В замкнутом состоянии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58.1">
            <table:covered-table-cell/>
            <table:covered-table-cell/>
            <table:covered-table-cell/>
            <table:table-cell table:style-name="Таблица58.D2" table:number-rows-spanned="2" office:value-type="string">
              <text:p text:style-name="P192">Допуст. сопрот. изоляции</text:p>
              <text:p text:style-name="P192">(МОм)</text:p>
            </table:table-cell>
            <table:table-cell table:style-name="Таблица58.D2" table:number-columns-spanned="3" office:value-type="string">
              <text:p text:style-name="P192">Измеренное (МОм)</text:p>
            </table:table-cell>
            <table:covered-table-cell/>
            <table:covered-table-cell/>
            <table:table-cell table:style-name="Таблица58.D2" table:number-rows-spanned="2" office:value-type="string">
              <text:p text:style-name="P192">Допуст. сопрот. изоляц.</text:p>
              <text:p text:style-name="P192">(МОм)</text:p>
            </table:table-cell>
            <table:table-cell table:style-name="Таблица58.D2" table:number-columns-spanned="3" office:value-type="string">
              <text:p text:style-name="P192">Измеренное (МОм)</text:p>
            </table:table-cell>
            <table:covered-table-cell/>
            <table:covered-table-cell/>
            <table:table-cell table:style-name="Таблица58.D2" table:number-rows-spanned="2" office:value-type="string">
              <text:p text:style-name="P192">Допуст. сопрот. изоляц.</text:p>
              <text:p text:style-name="P192">(МОм)</text:p>
            </table:table-cell>
            <table:table-cell table:style-name="Таблица58.H2" office:value-type="string">
              <text:p text:style-name="P192">Измеренное (МОм)</text:p>
            </table:table-cell>
          </table:table-row>
          <table:table-row table:style-name="Таблица58.4">
            <table:covered-table-cell/>
            <table:covered-table-cell/>
            <table:covered-table-cell/>
            <table:covered-table-cell/>
            <table:table-cell table:style-name="Таблица58.D2" office:value-type="string">
              <text:p text:style-name="P191"/>
              <text:p text:style-name="P192">А1-А2</text:p>
            </table:table-cell>
            <table:table-cell table:style-name="Таблица58.D2" office:value-type="string">
              <text:p text:style-name="P191"/>
              <text:p text:style-name="P192">В1-В2</text:p>
            </table:table-cell>
            <table:table-cell table:style-name="Таблица58.D2" office:value-type="string">
              <text:p text:style-name="P191"/>
              <text:p text:style-name="P192">С1-С2</text:p>
            </table:table-cell>
            <table:covered-table-cell/>
            <table:table-cell table:style-name="Таблица58.D2" office:value-type="string">
              <text:p text:style-name="P191"/>
              <text:p text:style-name="P192">А-В</text:p>
            </table:table-cell>
            <table:table-cell table:style-name="Таблица58.D2" office:value-type="string">
              <text:p text:style-name="P191"/>
              <text:p text:style-name="P192">В-С</text:p>
            </table:table-cell>
            <table:table-cell table:style-name="Таблица58.D2" office:value-type="string">
              <text:p text:style-name="P191"/>
              <text:p text:style-name="P192">С-А</text:p>
            </table:table-cell>
            <table:covered-table-cell/>
            <table:table-cell table:style-name="Таблица58.H2" office:value-type="string">
              <text:p text:style-name="P191"/>
              <text:p text:style-name="P192">А,В,С-корпус</text:p>
            </table:table-cell>
          </table:table-row>
          <table:table-row table:style-name="Таблица58.5">
            <table:table-cell table:style-name="Таблица58.A5" office:value-type="string">
              <text:p text:style-name="P223">1</text:p>
            </table:table-cell>
            <table:table-cell table:style-name="Таблица58.B5" office:value-type="string">
              <text:p text:style-name="P223">2</text:p>
            </table:table-cell>
            <table:table-cell table:style-name="Таблица58.B5" office:value-type="string">
              <text:p text:style-name="P223">3</text:p>
            </table:table-cell>
            <table:table-cell table:style-name="Таблица58.B5" office:value-type="string">
              <text:p text:style-name="P223">4</text:p>
            </table:table-cell>
            <table:table-cell table:style-name="Таблица58.B5" office:value-type="string">
              <text:p text:style-name="P223">5</text:p>
            </table:table-cell>
            <table:table-cell table:style-name="Таблица58.B5" office:value-type="string">
              <text:p text:style-name="P223">6</text:p>
            </table:table-cell>
            <table:table-cell table:style-name="Таблица58.B5" office:value-type="string">
              <text:p text:style-name="P223">7</text:p>
            </table:table-cell>
            <table:table-cell table:style-name="Таблица58.B5" office:value-type="string">
              <text:p text:style-name="P223">8</text:p>
            </table:table-cell>
            <table:table-cell table:style-name="Таблица58.B5" office:value-type="string">
              <text:p text:style-name="P223">9</text:p>
            </table:table-cell>
            <table:table-cell table:style-name="Таблица58.B5" office:value-type="string">
              <text:p text:style-name="P223">10</text:p>
            </table:table-cell>
            <table:table-cell table:style-name="Таблица58.B5" office:value-type="string">
              <text:p text:style-name="P223">11</text:p>
            </table:table-cell>
            <table:table-cell table:style-name="Таблица58.B5" office:value-type="string">
              <text:p text:style-name="P223">12</text:p>
            </table:table-cell>
            <table:table-cell table:style-name="Таблица58.M5" office:value-type="string">
              <text:p text:style-name="P223">13</text:p>
            </table:table-cell>
          </table:table-row>
        </table:table-header-rows>
        <table:table-row table:style-name="Таблица58.6">
          <table:table-cell table:style-name="Таблица58.A1" office:value-type="string">
            <text:p text:style-name="P192"/>
          </table:table-cell>
          <table:table-cell table:style-name="Таблица58.B6" office:value-type="string">
            <text:p text:style-name="P222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2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2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1"/>
          </table:table-cell>
          <table:table-cell table:style-name="Таблица58.B6" office:value-type="string">
            <text:p text:style-name="P192"/>
          </table:table-cell>
          <table:table-cell table:style-name="Таблица58.M6" office:value-type="string">
            <text:p text:style-name="P191"/>
          </table:table-cell>
        </table:table-row>
        <table:table-row table:style-name="Таблица58.7">
          <table:table-cell table:style-name="Таблица58.A7" office:value-type="string">
            <text:p text:style-name="P205"/>
          </table:table-cell>
          <table:table-cell table:style-name="Таблица58.B7" office:value-type="string">
            <text:p text:style-name="P207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M7" office:value-type="string">
            <text:p text:style-name="P208"/>
          </table:table-cell>
        </table:table-row>
        <table:table-row table:style-name="Таблица58.8">
          <table:table-cell table:style-name="Таблица58.A7" office:value-type="string">
            <text:p text:style-name="P204"/>
          </table:table-cell>
          <table:table-cell table:style-name="Таблица58.B7" office:value-type="string">
            <text:p text:style-name="P207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M7" office:value-type="string">
            <text:p text:style-name="P208"/>
          </table:table-cell>
        </table:table-row>
        <table:table-row table:style-name="Таблица58.9">
          <table:table-cell table:style-name="Таблица58.A7" office:value-type="string">
            <text:p text:style-name="P191"/>
          </table:table-cell>
          <table:table-cell table:style-name="Таблица58.B7" office:value-type="string">
            <text:p text:style-name="P222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B7" office:value-type="string">
            <text:p text:style-name="P191"/>
          </table:table-cell>
          <table:table-cell table:style-name="Таблица58.M7" office:value-type="string">
            <text:p text:style-name="P191"/>
          </table:table-cell>
        </table:table-row>
        <table:table-row table:style-name="Таблица58.10">
          <table:table-cell table:style-name="Таблица58.A7" office:value-type="string">
            <text:p text:style-name="P204"/>
          </table:table-cell>
          <table:table-cell table:style-name="Таблица58.B7" office:value-type="string">
            <text:p text:style-name="P207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8"/>
          </table:table-cell>
          <table:table-cell table:style-name="Таблица58.B7" office:value-type="string">
            <text:p text:style-name="P209"/>
          </table:table-cell>
          <table:table-cell table:style-name="Таблица58.M7" office:value-type="string">
            <text:p text:style-name="P208"/>
          </table:table-cell>
        </table:table-row>
        <table:table-row table:style-name="Таблица58.11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22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2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3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22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ext:soft-page-break/>
        <table:table-row table:style-name="Таблица58.14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5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22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6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7">
          <table:table-cell table:style-name="Таблица58.A11" office:value-type="string">
            <text:p text:style-name="P191"/>
          </table:table-cell>
          <table:table-cell table:style-name="Таблица58.B11" office:value-type="string">
            <text:p text:style-name="P222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M11" office:value-type="string">
            <text:p text:style-name="P191"/>
          </table:table-cell>
        </table:table-row>
        <table:table-row table:style-name="Таблица58.18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19">
          <table:table-cell table:style-name="Таблица58.A11" office:value-type="string">
            <text:p text:style-name="P191"/>
          </table:table-cell>
          <table:table-cell table:style-name="Таблица58.B11" office:value-type="string">
            <text:p text:style-name="P22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B11" office:value-type="string">
            <text:p text:style-name="P191"/>
          </table:table-cell>
          <table:table-cell table:style-name="Таблица58.M11" office:value-type="string">
            <text:p text:style-name="P191"/>
          </table:table-cell>
        </table:table-row>
        <table:table-row table:style-name="Таблица58.20">
          <table:table-cell table:style-name="Таблица58.A11" office:value-type="string">
            <text:p text:style-name="P204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21">
          <table:table-cell table:style-name="Таблица58.A11" office:value-type="string">
            <text:p text:style-name="P206"/>
          </table:table-cell>
          <table:table-cell table:style-name="Таблица58.B11" office:value-type="string">
            <text:p text:style-name="P207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8"/>
          </table:table-cell>
          <table:table-cell table:style-name="Таблица58.B11" office:value-type="string">
            <text:p text:style-name="P209"/>
          </table:table-cell>
          <table:table-cell table:style-name="Таблица58.M11" office:value-type="string">
            <text:p text:style-name="P208"/>
          </table:table-cell>
        </table:table-row>
        <table:table-row table:style-name="Таблица58.22">
          <table:table-cell table:style-name="Таблица58.A22" office:value-type="string">
            <text:p text:style-name="P206"/>
          </table:table-cell>
          <table:table-cell table:style-name="Таблица58.B22" office:value-type="string">
            <text:p text:style-name="P207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9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9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8"/>
          </table:table-cell>
          <table:table-cell table:style-name="Таблица58.B22" office:value-type="string">
            <text:p text:style-name="P209"/>
          </table:table-cell>
          <table:table-cell table:style-name="Таблица58.M22" office:value-type="string">
            <text:p text:style-name="P208"/>
          </table:table-cell>
        </table:table-row>
      </table:table>
      <text:p text:style-name="P224"/>
      <text:p text:style-name="P224"/>
      <text:p text:style-name="P224"/>
      <text:list xml:id="list133303250462123" text:continue-numbering="true" text:style-name="WW8Num1">
        <text:list-item>
          <text:p text:style-name="P481">Измерения проведены приборами:</text:p>
        </text:list-item>
      </text:list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column table:style-name="Таблица32.I"/>
        <table:table-header-rows>
          <table:table-row table:style-name="Таблица32.1">
            <table:table-cell table:style-name="Таблица32.A1" table:number-rows-spanned="2" office:value-type="string">
              <text:p text:style-name="P58">№</text:p>
              <text:p text:style-name="P58">п/п</text:p>
            </table:table-cell>
            <table:table-cell table:style-name="Таблица32.B1" table:number-rows-spanned="2" office:value-type="string">
              <text:p text:style-name="P38"/>
              <text:p text:style-name="P58">Тип</text:p>
            </table:table-cell>
            <table:table-cell table:style-name="Таблица32.B1" table:number-rows-spanned="2" office:value-type="string">
              <text:p text:style-name="P38"/>
              <text:p text:style-name="P58">Заводской номер</text:p>
            </table:table-cell>
            <table:table-cell table:style-name="Таблица32.D1" table:number-columns-spanned="2" office:value-type="string">
              <text:p text:style-name="P58">Метрологические характеристики</text:p>
            </table:table-cell>
            <table:covered-table-cell/>
            <table:table-cell table:style-name="Таблица32.D1" table:number-columns-spanned="2" office:value-type="string">
              <text:p text:style-name="P58">Дата поверки</text:p>
            </table:table-cell>
            <table:covered-table-cell/>
            <table:table-cell table:style-name="Таблица32.B1" table:number-rows-spanned="2" office:value-type="string">
              <text:p text:style-name="P38"/>
              <text:p text:style-name="P58">№ аттестата </text:p>
              <text:p text:style-name="P58">(свидетельства)</text:p>
            </table:table-cell>
            <table:table-cell table:style-name="Таблица32.I1" table:number-rows-spanned="2" office:value-type="string">
              <text:p text:style-name="P58">Орган государственной. метрологической службы, проводивший поверку</text:p>
            </table:table-cell>
          </table:table-row>
          <table:table-row table:style-name="Таблица32.1">
            <table:covered-table-cell/>
            <table:covered-table-cell/>
            <table:covered-table-cell/>
            <table:table-cell table:style-name="Таблица32.D2" office:value-type="string">
              <text:p text:style-name="P58">Диапазон измерения</text:p>
            </table:table-cell>
            <table:table-cell table:style-name="Таблица32.D2" office:value-type="string">
              <text:p text:style-name="P58">Класс точности</text:p>
            </table:table-cell>
            <table:table-cell table:style-name="Таблица32.D2" office:value-type="string">
              <text:p text:style-name="P58"><text:span text:style-name="T83">п</text:span>оследняя</text:p>
            </table:table-cell>
            <table:table-cell table:style-name="Таблица32.D2" office:value-type="string">
              <text:p text:style-name="P58">очередная</text:p>
            </table:table-cell>
            <table:covered-table-cell/>
            <table:covered-table-cell/>
          </table:table-row>
        </table:table-header-rows>
        <table:table-row table:style-name="Таблица32.3">
          <table:table-cell table:style-name="Таблица32.A3" office:value-type="string">
            <text:p text:style-name="P187"><text:span text:style-name="T119">1</text:span>.</text:p>
          </table:table-cell>
          <table:table-cell table:style-name="Таблица32.B3" office:value-type="string">
            <text:p text:style-name="P187">Мегаомметр ЭСО202/2-Г</text:p>
          </table:table-cell>
          <table:table-cell table:style-name="Таблица32.B3" office:value-type="string">
            <text:p text:style-name="P198">03621</text:p>
          </table:table-cell>
          <table:table-cell table:style-name="Таблица32.D3" office:value-type="string">
            <text:p text:style-name="P225">0-10000 МОм</text:p>
          </table:table-cell>
          <table:table-cell table:style-name="Таблица32.D3" office:value-type="string">
            <text:p text:style-name="P225">15,0</text:p>
          </table:table-cell>
          <table:table-cell table:style-name="Таблица32.D3" office:value-type="string">
            <text:p text:style-name="P227">2<text:span text:style-name="T130">4</text:span> августа 20<text:span text:style-name="T130">20</text:span> г.</text:p>
          </table:table-cell>
          <table:table-cell table:style-name="Таблица32.D3" office:value-type="string">
            <text:p text:style-name="P430">2<text:span text:style-name="T130">3</text:span> августа 20<text:span text:style-name="T128">21</text:span> г.</text:p>
          </table:table-cell>
          <table:table-cell table:style-name="Таблица32.B3" office:value-type="string">
            <text:p text:style-name="P217">2987522</text:p>
          </table:table-cell>
          <table:table-cell table:style-name="Таблица32.I3" office:value-type="string">
            <text:p text:style-name="P187">Ростест-Москва</text:p>
          </table:table-cell>
        </table:table-row>
        <table:table-row table:style-name="Таблица32.3">
          <table:table-cell table:style-name="Таблица32.A4" office:value-type="string">
            <text:p text:style-name="P214">2.</text:p>
          </table:table-cell>
          <table:table-cell table:style-name="Таблица32.B4" office:value-type="string">
            <text:p text:style-name="P187">Мегаомметр MIC-2505</text:p>
          </table:table-cell>
          <table:table-cell table:style-name="Таблица32.C4" office:value-type="string">
            <text:p text:style-name="P198">920923</text:p>
          </table:table-cell>
          <table:table-cell table:style-name="Таблица32.D4" office:value-type="string">
            <text:p text:style-name="P225">0-2 ТОм</text:p>
          </table:table-cell>
          <table:table-cell table:style-name="Таблица32.D4" office:value-type="string">
            <text:p text:style-name="P226">3,0</text:p>
          </table:table-cell>
          <table:table-cell table:style-name="Таблица32.D4" office:value-type="string">
            <text:p text:style-name="P428"><text:span text:style-name="T128">17</text:span> <text:span text:style-name="T128">августа</text:span> 20<text:span text:style-name="T130">20</text:span> г.</text:p>
          </table:table-cell>
          <table:table-cell table:style-name="Таблица32.D4" office:value-type="string">
            <text:p text:style-name="P429"><text:span text:style-name="T128">16</text:span> <text:span text:style-name="T128">августа</text:span> 20<text:span text:style-name="T128">21</text:span> г.</text:p>
          </table:table-cell>
          <table:table-cell table:style-name="Таблица32.H4" office:value-type="string">
            <text:p text:style-name="P217">2911481</text:p>
          </table:table-cell>
          <table:table-cell table:style-name="Таблица32.I4" office:value-type="string">
            <text:p text:style-name="P210">Ростест-Москва</text:p>
          </table:table-cell>
        </table:table-row>
        <table:table-row table:style-name="Таблица32.5">
          <table:table-cell table:style-name="Таблица32.A5" office:value-type="string">
            <text:p text:style-name="P189"><text:span text:style-name="T124">3</text:span>.</text:p>
          </table:table-cell>
          <table:table-cell table:style-name="Таблица32.B5" office:value-type="string">
            <text:p text:style-name="P189">Цифровой термогигрометр <text:span text:style-name="T60">Center</text:span>-310</text:p>
          </table:table-cell>
          <table:table-cell table:style-name="Таблица32.C5" office:value-type="string">
            <text:p text:style-name="P195">050310914</text:p>
          </table:table-cell>
          <table:table-cell table:style-name="Таблица32.D5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32.E5" office:value-type="string">
            <text:p text:style-name="P195">0,8%, 2,5%</text:p>
          </table:table-cell>
          <table:table-cell table:style-name="Таблица32.F5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32.G5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32.H5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32.I5" office:value-type="string">
            <text:p text:style-name="P189">Ростест-Москва</text:p>
          </table:table-cell>
        </table:table-row>
        <table:table-row table:style-name="Таблица32.6">
          <table:table-cell table:style-name="Таблица32.A6" office:value-type="string">
            <text:p text:style-name="P189"><text:span text:style-name="T125">4</text:span>.</text:p>
          </table:table-cell>
          <table:table-cell table:style-name="Таблица32.B6" office:value-type="string">
            <text:p text:style-name="P194">Барометр-анероид БКСН7Т</text:p>
          </table:table-cell>
          <table:table-cell table:style-name="Таблица32.C6" office:value-type="string">
            <text:p text:style-name="P194">36</text:p>
          </table:table-cell>
          <table:table-cell table:style-name="Таблица32.D6" office:value-type="string">
            <text:p text:style-name="P194">от 700 мм рт.ст. до 800 мм рт. ст.</text:p>
          </table:table-cell>
          <table:table-cell table:style-name="Таблица32.E6" office:value-type="string">
            <text:p text:style-name="P194">3</text:p>
          </table:table-cell>
          <table:table-cell table:style-name="Таблица32.F6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32.G6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32.H6" office:value-type="string">
            <text:p text:style-name="P194">0275474</text:p>
          </table:table-cell>
          <table:table-cell table:style-name="Таблица32.I6" office:value-type="string">
            <text:p text:style-name="P194">Ростест-Москва</text:p>
          </table:table-cell>
        </table:table-row>
      </table:table>
      <text:p text:style-name="P445"><text:soft-page-break/><text:span text:style-name="T36">Выводы: </text:span><text:span text:style-name="T43">Сопротивление изоляции аппаратов соответствует техническим нормам ПУЭ.</text:span></text:p>
      <text:p text:style-name="P295"><text:span text:style-name="T36">Заключение:</text:span> <text:span text:style-name="T43">Электрические аппараты пригодны к эксплуатации</text:span></text:p>
      <text:p text:style-name="P316"/>
      <text:p text:style-name="P234"><text:span text:style-name="T36">Испытания провели: </text:span><text:span text:style-name="T48">Техник-испытатель</text:span> <text:s text:c="21"/>____________________ <text:s text:c="29"/><text:span text:style-name="T57">Савин М.А.</text:span></text:p>
      <text:p text:style-name="P234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6"><text:s text:c="17"/><text:span text:style-name="T43">Рук. электролаборатории</text:span> <text:s text:c="12"/>____________________ <text:s text:c="29"/><text:span text:style-name="T43">Дурнов А.С.</text:span></text:p>
      <text:p text:style-name="P234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234"/>
      <text:p text:style-name="P234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234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234"/>
      <text:p text:style-name="P231">Частичная или полная перепечатка и размножение только с разрешения испытательной лаборатории.</text:p>
      <text:p text:style-name="P231">Исправления не допускаются.</text:p>
      <text:p text:style-name="P156">Протокол распространяется только на элементы электроустановки, подвергнутые испытанием.</text:p>
      <text:section text:style-name="Sect2" text:name="Раздел7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2" text:outline-level="1"><text:bookmark-start text:name="__RefHeading__30573_697036123"/><text:span text:style-name="T110"><text:s text:c="168"/></text:span><text:span text:style-name="T5">проверки </text:span><text:span text:style-name="T6">и испытаний выключателей автоматических, управляемых дифференциальным током</text:span><text:bookmark-end text:name="__RefHeading__30573_697036123"/></text:h>
      <text:p text:style-name="P350"><text:s/><text:span text:style-name="T20">Климатические условия при проведении измерений</text:span></text:p>
      <text:p text:style-name="P335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3">Цель измерений (испытаний)</text:p>
      <text:p text:style-name="P90"><text:span text:style-name="T93">ццц</text:span> </text:p>
      <text:p text:style-name="P127">(приёмо-сдаточные, сличительные, контрольные испытания, эксплуатационные, для целей сертификации) </text:p>
      <text:p text:style-name="P423">Нормативные и технические документы, на соответствие требованиям которых проведены измерения (испытания): </text:p>
      <text:p text:style-name="P304">ГОСТ Р 50807-2003, ГОСТ Р 51326.1-99, ГОСТ Р 51327.1-2010</text:p>
      <text:list xml:id="list1796895255" text:style-name="WW8Num6">
        <text:list-item>
          <text:p text:style-name="P477">Результаты измерений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 table:number-columns-repeated="8"/>
        <table:table-column table:style-name="Таблица10.N"/>
        <table:table-column table:style-name="Таблица10.O"/>
        <table:table-header-rows>
          <table:table-row table:style-name="Таблица10.1">
            <table:table-cell table:style-name="Таблица10.A1" table:number-rows-spanned="2" office:value-type="string">
              <text:p text:style-name="P26"/>
              <text:p text:style-name="P40">№</text:p>
              <text:p text:style-name="P40">п/п</text:p>
            </table:table-cell>
            <table:table-cell table:style-name="Таблица10.B1" table:number-rows-spanned="2" office:value-type="string">
              <text:p text:style-name="P26"/>
              <text:p text:style-name="P40">Типовое обозначение УЗО, место установки по проекту</text:p>
            </table:table-cell>
            <table:table-cell table:style-name="Таблица10.C1" table:number-rows-spanned="2" office:value-type="string">
              <text:p text:style-name="P305">№ и пункт протокола проверки <text:line-break/>защиты от сверхтока <text:line-break/>(для АВДТ)</text:p>
            </table:table-cell>
            <table:table-cell table:style-name="Таблица10.C1" table:number-rows-spanned="2" office:value-type="string">
              <text:p text:style-name="P305">Номинальный ток<text:line-break/> нагрузки, А</text:p>
            </table:table-cell>
            <table:table-cell table:style-name="Таблица10.C1" table:number-rows-spanned="2" office:value-type="string">
              <text:p text:style-name="P305">Вид дифференциального <text:line-break/>тока, (А,АС)</text:p>
            </table:table-cell>
            <table:table-cell table:style-name="Таблица10.C1" table:number-rows-spanned="2" office:value-type="string">
              <text:p text:style-name="P310">Номинальный<text:line-break/> дифференциальный<text:line-break/> не отключающий ток <text:span text:style-name="T60">I</text:span>Δо, (мА)</text:p>
              <text:p text:style-name="P310"/>
            </table:table-cell>
            <table:table-cell table:style-name="Таблица10.C1" table:number-rows-spanned="2" office:value-type="string">
              <text:p text:style-name="P311">Номинальный <text:line-break/>дифференциальный <text:line-break/>отключающий ток <text:span text:style-name="T60">I</text:span>Δн, (мА)</text:p>
              <text:p text:style-name="P311"/>
            </table:table-cell>
            <table:table-cell table:style-name="Таблица10.C1" table:number-rows-spanned="2" office:value-type="string">
              <text:p text:style-name="P305">Минимальное время <text:line-break/>неотключения при 2<text:span text:style-name="T60">I</text:span>Δн</text:p>
              <text:p text:style-name="P305"/>
            </table:table-cell>
            <table:table-cell table:style-name="Таблица10.C1" table:number-rows-spanned="2" office:value-type="string">
              <text:p text:style-name="P305">Вид испытательного тока<text:line-break/> (синусоидальный, пульсир.)</text:p>
            </table:table-cell>
            <table:table-cell table:style-name="Таблица10.C1" table:number-rows-spanned="2" office:value-type="string">
              <text:p text:style-name="P305">Испытательный ток<text:line-break/> не срабатывания (0,5 <text:span text:style-name="T60">I</text:span>Δн) мА</text:p>
            </table:table-cell>
            <table:table-cell table:style-name="Таблица10.C1" table:number-rows-spanned="2" office:value-type="string">
              <text:p text:style-name="P305">Реакция расцепителя <text:line-break/>дифференциального тока (+,-)</text:p>
            </table:table-cell>
            <table:table-cell table:style-name="Таблица10.C1" table:number-rows-spanned="2" office:value-type="string">
              <text:p text:style-name="P305">Испытательный ток <text:line-break/> срабатывания (<text:span text:style-name="T60">I</text:span>Δн) (мА)</text:p>
            </table:table-cell>
            <table:table-cell table:style-name="Таблица10.C1" table:number-rows-spanned="2" office:value-type="string">
              <text:p text:style-name="P305">Реакция расцепителя<text:line-break/> дифференциального тока (+,-)</text:p>
            </table:table-cell>
            <table:table-cell table:style-name="Таблица10.N1" table:number-columns-spanned="2" office:value-type="string">
              <text:p text:style-name="P40">Время срабатывания <text:span text:style-name="T60">t</text:span>ср при <text:span text:style-name="T60">I</text:span>Δн, (сек.)</text:p>
            </table:table-cell>
            <table:covered-table-cell/>
          </table:table-row>
          <table:table-row table:style-name="Таблица10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0.N2" office:value-type="string">
              <text:p text:style-name="P26"/>
              <text:p text:style-name="P40">Допустимое</text:p>
            </table:table-cell>
            <table:table-cell table:style-name="Таблица10.O2" office:value-type="string">
              <text:p text:style-name="P26"/>
              <text:p text:style-name="P40">Измеренное</text:p>
            </table:table-cell>
          </table:table-row>
          <table:table-row table:style-name="Таблица10.3">
            <table:table-cell table:style-name="Таблица10.A3" office:value-type="string">
              <text:p text:style-name="P8">1</text:p>
            </table:table-cell>
            <table:table-cell table:style-name="Таблица10.B3" office:value-type="string">
              <text:p text:style-name="P8">2</text:p>
            </table:table-cell>
            <table:table-cell table:style-name="Таблица10.B3" office:value-type="string">
              <text:p text:style-name="P8">3</text:p>
            </table:table-cell>
            <table:table-cell table:style-name="Таблица10.B3" office:value-type="string">
              <text:p text:style-name="P8">4</text:p>
            </table:table-cell>
            <table:table-cell table:style-name="Таблица10.B3" office:value-type="string">
              <text:p text:style-name="P8">5</text:p>
            </table:table-cell>
            <table:table-cell table:style-name="Таблица10.B3" office:value-type="string">
              <text:p text:style-name="P8">6</text:p>
            </table:table-cell>
            <table:table-cell table:style-name="Таблица10.B3" office:value-type="string">
              <text:p text:style-name="P8">7</text:p>
            </table:table-cell>
            <table:table-cell table:style-name="Таблица10.B3" office:value-type="string">
              <text:p text:style-name="P8">8</text:p>
            </table:table-cell>
            <table:table-cell table:style-name="Таблица10.B3" office:value-type="string">
              <text:p text:style-name="P8">9</text:p>
            </table:table-cell>
            <table:table-cell table:style-name="Таблица10.B3" office:value-type="string">
              <text:p text:style-name="P8">10</text:p>
            </table:table-cell>
            <table:table-cell table:style-name="Таблица10.B3" office:value-type="string">
              <text:p text:style-name="P8">11</text:p>
            </table:table-cell>
            <table:table-cell table:style-name="Таблица10.B3" office:value-type="string">
              <text:p text:style-name="P8">12</text:p>
            </table:table-cell>
            <table:table-cell table:style-name="Таблица10.B3" office:value-type="string">
              <text:p text:style-name="P8">13</text:p>
            </table:table-cell>
            <table:table-cell table:style-name="Таблица10.B3" office:value-type="string">
              <text:p text:style-name="P8">14</text:p>
            </table:table-cell>
            <table:table-cell table:style-name="Таблица10.O3" office:value-type="string">
              <text:p text:style-name="P8">15</text:p>
            </table:table-cell>
          </table:table-row>
        </table:table-header-rows>
        <table:table-row table:style-name="Таблица10.4">
          <table:table-cell table:style-name="Таблица10.A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B1" office:value-type="string">
            <text:p text:style-name="P102"/>
          </table:table-cell>
          <table:table-cell table:style-name="Таблица10.O4">
            <text:p text:style-name="P102"/>
          </table:table-cell>
        </table:table-row>
        <table:table-row table:style-name="Таблица10.5">
          <table:table-cell table:style-name="Таблица10.A6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O5">
            <text:p text:style-name="P102"/>
          </table:table-cell>
        </table:table-row>
        <table:table-row table:style-name="Таблица10.6">
          <table:table-cell table:style-name="Таблица10.A6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N2" office:value-type="string">
            <text:p text:style-name="P102"/>
          </table:table-cell>
          <table:table-cell table:style-name="Таблица10.O5">
            <text:p text:style-name="P102"/>
          </table:table-cell>
        </table:table-row>
      </table:table>
      <text:p text:style-name="P272"/>
      <text:list xml:id="list133302551802639" text:continue-numbering="true" text:style-name="WW8Num6">
        <text:list-item>
          <text:p text:style-name="P477">Измерения проведены приборами: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ext:soft-page-break/>
        <table:table-row table:style-name="Таблица11.1">
          <table:table-cell table:style-name="Таблица11.A1" table:number-rows-spanned="2" office:value-type="string">
            <text:p text:style-name="P40">№</text:p>
            <text:p text:style-name="P40">п/п</text:p>
          </table:table-cell>
          <table:table-cell table:style-name="Таблица11.B1" table:number-rows-spanned="2" office:value-type="string">
            <text:p text:style-name="P26"/>
            <text:p text:style-name="P40">Тип</text:p>
          </table:table-cell>
          <table:table-cell table:style-name="Таблица11.B1" table:number-rows-spanned="2" office:value-type="string">
            <text:p text:style-name="P26"/>
            <text:p text:style-name="P40">Заводской номер</text:p>
          </table:table-cell>
          <table:table-cell table:style-name="Таблица11.D1" table:number-columns-spanned="2" office:value-type="string">
            <text:p text:style-name="P40">Метрологические характеристики</text:p>
          </table:table-cell>
          <table:covered-table-cell/>
          <table:table-cell table:style-name="Таблица11.D1" table:number-columns-spanned="2" office:value-type="string">
            <text:p text:style-name="P40">Дата поверки</text:p>
          </table:table-cell>
          <table:covered-table-cell/>
          <table:table-cell table:style-name="Таблица11.B1" table:number-rows-spanned="2" office:value-type="string">
            <text:p text:style-name="P26"/>
            <text:p text:style-name="P40">№ аттестата </text:p>
            <text:p text:style-name="P40">(свидетельства)</text:p>
          </table:table-cell>
          <table:table-cell table:style-name="Таблица11.I1" table:number-rows-spanned="2" office:value-type="string">
            <text:p text:style-name="P40">Орган государственной. метрологической службы, проводивший поверку</text:p>
          </table:table-cell>
        </table:table-row>
        <table:table-row table:style-name="Таблица11.1">
          <table:covered-table-cell/>
          <table:covered-table-cell/>
          <table:covered-table-cell/>
          <table:table-cell table:style-name="Таблица11.D2" office:value-type="string">
            <text:p text:style-name="P40">Диапазон измерения</text:p>
          </table:table-cell>
          <table:table-cell table:style-name="Таблица11.D2" office:value-type="string">
            <text:p text:style-name="P40">Класс точности</text:p>
          </table:table-cell>
          <table:table-cell table:style-name="Таблица11.D2" office:value-type="string">
            <text:p text:style-name="P40"><text:span text:style-name="T84">п</text:span>оследняя</text:p>
          </table:table-cell>
          <table:table-cell table:style-name="Таблица11.D2" office:value-type="string">
            <text:p text:style-name="P40">очередная</text:p>
          </table:table-cell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194">1.</text:p>
          </table:table-cell>
          <table:table-cell table:style-name="Таблица11.B3" office:value-type="string">
            <text:p text:style-name="P194"><text:s/>Многофункциональный тестер Megger Cm300 mk5</text:p>
          </table:table-cell>
          <table:table-cell table:style-name="Таблица11.C3" office:value-type="string">
            <text:p text:style-name="P194">61557</text:p>
          </table:table-cell>
          <table:table-cell table:style-name="Таблица11.B3" office:value-type="string">
            <text:p text:style-name="P194">0-1000 мА, 0-1999 мс</text:p>
          </table:table-cell>
          <table:table-cell table:style-name="Таблица11.B3" office:value-type="string">
            <text:p text:style-name="P194">2%, 1%</text:p>
          </table:table-cell>
          <table:table-cell table:style-name="Таблица11.B3" office:value-type="string">
            <text:p text:style-name="P215">19 августа 20<text:span text:style-name="T134">20</text:span> г.</text:p>
          </table:table-cell>
          <table:table-cell table:style-name="Таблица11.B3" office:value-type="string">
            <text:p text:style-name="P426">18 августа 202<text:span text:style-name="T134">1</text:span> г.</text:p>
          </table:table-cell>
          <table:table-cell table:style-name="Таблица11.B3" office:value-type="string">
            <text:p text:style-name="P219">2941501</text:p>
          </table:table-cell>
          <table:table-cell table:style-name="Таблица11.I3" office:value-type="string">
            <text:p text:style-name="P194">Ростест-Москва</text:p>
          </table:table-cell>
        </table:table-row>
        <table:table-row table:style-name="Таблица11.4">
          <table:table-cell table:style-name="Таблица11.A4" office:value-type="string">
            <text:p text:style-name="P194">2.</text:p>
          </table:table-cell>
          <table:table-cell table:style-name="Таблица11.B4" office:value-type="string">
            <text:p text:style-name="P189">Цифровой термогигрометр <text:span text:style-name="T60">Center</text:span>-310</text:p>
          </table:table-cell>
          <table:table-cell table:style-name="Таблица11.C4" office:value-type="string">
            <text:p text:style-name="P195">050310914</text:p>
          </table:table-cell>
          <table:table-cell table:style-name="Таблица11.D4" office:value-type="string">
            <text:p text:style-name="P189"><text:span text:style-name="T58">-20-50</text:span><text:span text:style-name="T65">º</text:span><text:span text:style-name="T58">С, <text:s text:c="16"/>0-100%</text:span></text:p>
          </table:table-cell>
          <table:table-cell table:style-name="Таблица11.E4" office:value-type="string">
            <text:p text:style-name="P195">0,8%, 2,5%</text:p>
          </table:table-cell>
          <table:table-cell table:style-name="Таблица11.F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11.G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11.H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11.I4" office:value-type="string">
            <text:p text:style-name="P189">Ростест-Москва</text:p>
          </table:table-cell>
        </table:table-row>
        <table:table-row table:style-name="Таблица11.5">
          <table:table-cell table:style-name="Таблица11.A5" office:value-type="string">
            <text:p text:style-name="P194">3.</text:p>
          </table:table-cell>
          <table:table-cell table:style-name="Таблица11.B5" office:value-type="string">
            <text:p text:style-name="P194">Барометр-анероид БКСН7Т</text:p>
          </table:table-cell>
          <table:table-cell table:style-name="Таблица11.C5" office:value-type="string">
            <text:p text:style-name="P194">36</text:p>
          </table:table-cell>
          <table:table-cell table:style-name="Таблица11.D5" office:value-type="string">
            <text:p text:style-name="P194">от 700 мм рт.ст. до 800 мм рт. ст.</text:p>
          </table:table-cell>
          <table:table-cell table:style-name="Таблица11.E5" office:value-type="string">
            <text:p text:style-name="P194">3</text:p>
          </table:table-cell>
          <table:table-cell table:style-name="Таблица11.F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11.G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11.H5" office:value-type="string">
            <text:p text:style-name="P194">0275474</text:p>
          </table:table-cell>
          <table:table-cell table:style-name="Таблица11.I5" office:value-type="string">
            <text:p text:style-name="P194">Ростест-Москва</text:p>
          </table:table-cell>
        </table:table-row>
      </table:table>
      <text:p text:style-name="P282"/>
      <text:p text:style-name="Standard"/>
      <text:p text:style-name="P152"/>
      <text:p text:style-name="P354">Выводы: <text:span text:style-name="T112">параметры устройств защитного отклонения соответствуют техническим требованиям </text:span><text:span text:style-name="T26">ГОСТ Р 50807-2003, ГОСТ Р 51326.1-99, ГОСТ Р 51327.1-2010.</text:span></text:p>
      <text:p text:style-name="P329">Заключение: <text:span text:style-name="T112">устройства защитного отключения пригодны к эксплуатации.</text:span></text:p>
      <text:p text:style-name="P238">Испытания провели:</text:p>
      <text:p text:style-name="P154"/>
      <text:p text:style-name="P154"><text:s text:c="23"/><text:span text:style-name="T43"><text:s/>Техник-испытатель</text:span> <text:s text:c="22"/>____________________ <text:s text:c="32"/><text:span text:style-name="T43">Савин М.А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><text:s text:c="24"/><text:span text:style-name="T43">Рук.электролаборатории</text:span> <text:s text:c="14"/>____________________ <text:s text:c="33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81"/>
      <text:p text:style-name="P147">Протокол проверил:</text:p>
      <text:p text:style-name="P154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5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4"/>
      <text:p text:style-name="P40">Частичная или полная перепечатка и размножение только с разрешения испытательной лаборатории.</text:p>
      <text:p text:style-name="P40">Исправления не допускаются.</text:p>
      <text:p text:style-name="P40">Протокол распространяется только на элементы электроустановки, подвергнутые испытанием.</text:p>
      <text:section text:style-name="Sect2" text:name="Раздел8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3" text:outline-level="1"><text:bookmark-start text:name="__RefHeading__30575_697036123"/><text:span text:style-name="T110"><text:s text:c="168"/></text:span><text:span text:style-name="T5">проверки автоматических выключателей напряжением до 1000 В</text:span><text:bookmark-end text:name="__RefHeading__30575_697036123"/></text:h>
      <text:p text:style-name="P349"><text:s/><text:span text:style-name="T20">Климатические условия при проведении измерений</text:span></text:p>
      <text:p text:style-name="P334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2">Цель измерений (испытаний)</text:p>
      <text:p text:style-name="P89"><text:span text:style-name="T93">ццц</text:span> </text:p>
      <text:p text:style-name="P44">(приёмо-сдаточные, сличительные, контрольные испытания, эксплуатационные, для целей сертификации) </text:p>
      <text:p text:style-name="P291"><text:span text:style-name="T40">Нормативные и технические документы, на соответствие требованиям которых проведены измерения (испытания): <text:s text:c="67"/></text:span><text:span text:style-name="T43">ПУЭ п. 3.1.8. Проверка первичным током в соответствии с заводской инструкцией. ПУЭ п. 1.8.37. п.п. 3. ГОСТ Р 50345-</text:span><text:span text:style-name="T56">2010</text:span><text:span text:style-name="T43">, ГОСТ Р 50030.2-</text:span><text:span text:style-name="T56">2010</text:span></text:p>
      <text:list xml:id="list4044268992" text:style-name="WW8Num11">
        <text:list-item>
          <text:p text:style-name="P467">Результаты измерений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G" table:number-columns-repeated="2"/>
        <table:table-column table:style-name="Таблица12.K"/>
        <table:table-column table:style-name="Таблица12.L"/>
        <table:table-column table:style-name="Таблица12.M" table:number-columns-repeated="2"/>
        <table:table-column table:style-name="Таблица12.F"/>
        <table:table-column table:style-name="Таблица12.M"/>
        <table:table-column table:style-name="Таблица12.F"/>
        <table:table-header-rows>
          <table:table-row table:style-name="Таблица12.1">
            <table:table-cell table:style-name="Таблица12.A1" table:number-rows-spanned="4" office:value-type="string">
              <text:p text:style-name="P22"><text:s text:c="8"/></text:p>
              <text:p text:style-name="P44">№</text:p>
              <text:p text:style-name="P44">п/п</text:p>
            </table:table-cell>
            <table:table-cell table:style-name="Таблица12.B1" table:number-rows-spanned="4" office:value-type="string">
              <text:p text:style-name="P29"/>
              <text:p text:style-name="P44">Обозначение по схеме, место установки</text:p>
            </table:table-cell>
            <table:table-cell table:style-name="Таблица12.B1" table:number-rows-spanned="4" office:value-type="string">
              <text:p text:style-name="P29"/>
              <text:p text:style-name="P44">Типовое обозначение (маркировка)</text:p>
            </table:table-cell>
            <table:table-cell table:style-name="Таблица12.B1" table:number-columns-spanned="2" office:value-type="string">
              <text:p text:style-name="P44">Типы расцепителей</text:p>
            </table:table-cell>
            <table:covered-table-cell/>
            <table:table-cell table:style-name="Таблица12.B1" table:number-rows-spanned="4" office:value-type="string">
              <text:p text:style-name="P326">Заданная выдержка времени<text:line-break/> (для категор. В) (сек)</text:p>
            </table:table-cell>
            <table:table-cell table:style-name="Таблица12.B1" table:number-rows-spanned="4" office:value-type="string">
              <text:p text:style-name="P306">Номинальный ток, (А)</text:p>
              <text:p text:style-name="P327"/>
            </table:table-cell>
            <table:table-cell table:style-name="Таблица12.B1" table:number-columns-spanned="2" office:value-type="string">
              <text:p text:style-name="P44">Уставка расцепителей</text:p>
            </table:table-cell>
            <table:covered-table-cell/>
            <table:table-cell table:style-name="Таблица12.J1" table:number-columns-spanned="8" office:value-type="string">
              <text:p text:style-name="P29"/>
              <text:p text:style-name="P44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2.2">
            <table:covered-table-cell/>
            <table:covered-table-cell/>
            <table:covered-table-cell/>
            <table:table-cell table:style-name="Таблица12.D2" table:number-rows-spanned="3" office:value-type="string">
              <text:p text:style-name="P308">токов перегрузки</text:p>
              <text:p text:style-name="P308"/>
            </table:table-cell>
            <table:table-cell table:style-name="Таблица12.D2" table:number-rows-spanned="3" office:value-type="string">
              <text:p text:style-name="P308">токов короткого замыкания</text:p>
              <text:p text:style-name="P308"/>
            </table:table-cell>
            <table:covered-table-cell/>
            <table:covered-table-cell/>
            <table:table-cell table:style-name="Таблица12.H2" table:number-rows-spanned="3" office:value-type="string">
              <text:p text:style-name="P307">Токов <text:span text:style-name="T85">перегрузки</text:span>, <text:line-break/>(А)</text:p>
            </table:table-cell>
            <table:table-cell table:style-name="Таблица12.D2" table:number-rows-spanned="3" office:value-type="string">
              <text:p text:style-name="P328">Токов короткого замыкания, <text:line-break/>(А)</text:p>
            </table:table-cell>
            <table:table-cell table:style-name="Таблица12.D2" table:number-columns-spanned="3" office:value-type="string">
              <text:p text:style-name="P44">Тока перегрузки</text:p>
            </table:table-cell>
            <table:covered-table-cell/>
            <table:covered-table-cell/>
            <table:table-cell table:style-name="Таблица12.M2" table:number-columns-spanned="5" office:value-type="string">
              <text:p text:style-name="P44">Тока короткого замыкания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2.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2.H2" table:number-rows-spanned="2" office:value-type="string">
              <text:p text:style-name="P307">испытательный ток, (А)</text:p>
            </table:table-cell>
            <table:table-cell table:style-name="Таблица12.H2" table:number-columns-spanned="2" office:value-type="string">
              <text:p text:style-name="P29"/>
              <text:p text:style-name="P44">Время срабатывания,</text:p>
              <text:p text:style-name="P44">(сек)</text:p>
            </table:table-cell>
            <table:covered-table-cell/>
            <table:table-cell table:style-name="Таблица12.H2" table:number-rows-spanned="2" office:value-type="string">
              <text:p text:style-name="P307">Длительность приложения <text:line-break/>испытательного тока</text:p>
            </table:table-cell>
            <table:table-cell table:style-name="Таблица12.H2" table:number-rows-spanned="2" office:value-type="string">
              <text:p text:style-name="P307">испытательный ток <text:line-break/>несрабатывания, (А)</text:p>
            </table:table-cell>
            <table:table-cell table:style-name="Таблица12.H2" table:number-rows-spanned="2" office:value-type="string">
              <text:p text:style-name="P309"><text:s text:c="5"/>Реакция <text:line-break/>расцепителя (+/-)</text:p>
            </table:table-cell>
            <table:table-cell table:style-name="Таблица12.H2" table:number-rows-spanned="2" office:value-type="string">
              <text:p text:style-name="P307">испытательный ток <text:line-break/>срабатывания, (А)</text:p>
            </table:table-cell>
            <table:table-cell table:style-name="Таблица12.Q3" table:number-rows-spanned="2" office:value-type="string">
              <text:p text:style-name="P309"><text:s text:c="5"/>Реакция <text:line-break/>расцепителя (+/-)</text:p>
            </table:table-cell>
          </table:table-row>
          <table:table-row table:style-name="Таблица12.4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2.H2" office:value-type="string">
              <text:p text:style-name="P44">допус- тимое</text:p>
            </table:table-cell>
            <table:table-cell table:style-name="Таблица12.H2" office:value-type="string">
              <text:p text:style-name="P44">изме- ренное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2.5">
            <table:table-cell table:style-name="Таблица12.A5" office:value-type="string">
              <text:p text:style-name="P9">1</text:p>
            </table:table-cell>
            <table:table-cell table:style-name="Таблица12.B5" office:value-type="string">
              <text:p text:style-name="P9">2</text:p>
            </table:table-cell>
            <table:table-cell table:style-name="Таблица12.B5" office:value-type="string">
              <text:p text:style-name="P9">3</text:p>
            </table:table-cell>
            <table:table-cell table:style-name="Таблица12.B5" office:value-type="string">
              <text:p text:style-name="P9">4</text:p>
            </table:table-cell>
            <table:table-cell table:style-name="Таблица12.B5" office:value-type="string">
              <text:p text:style-name="P9">5</text:p>
            </table:table-cell>
            <table:table-cell table:style-name="Таблица12.B5" office:value-type="string">
              <text:p text:style-name="P9">6</text:p>
            </table:table-cell>
            <table:table-cell table:style-name="Таблица12.B5" office:value-type="string">
              <text:p text:style-name="P9">7</text:p>
            </table:table-cell>
            <table:table-cell table:style-name="Таблица12.B5" office:value-type="string">
              <text:p text:style-name="P9">8</text:p>
            </table:table-cell>
            <table:table-cell table:style-name="Таблица12.B5" office:value-type="string">
              <text:p text:style-name="P9">9</text:p>
            </table:table-cell>
            <table:table-cell table:style-name="Таблица12.B5" office:value-type="string">
              <text:p text:style-name="P9">10</text:p>
            </table:table-cell>
            <table:table-cell table:style-name="Таблица12.B5" office:value-type="string">
              <text:p text:style-name="P9">11</text:p>
            </table:table-cell>
            <table:table-cell table:style-name="Таблица12.B5" office:value-type="string">
              <text:p text:style-name="P9">12</text:p>
            </table:table-cell>
            <table:table-cell table:style-name="Таблица12.B5" office:value-type="string">
              <text:p text:style-name="P9">13</text:p>
            </table:table-cell>
            <table:table-cell table:style-name="Таблица12.B5" office:value-type="string">
              <text:p text:style-name="P9">14</text:p>
            </table:table-cell>
            <table:table-cell table:style-name="Таблица12.B5" office:value-type="string">
              <text:p text:style-name="P9">15</text:p>
            </table:table-cell>
            <table:table-cell table:style-name="Таблица12.B5" office:value-type="string">
              <text:p text:style-name="P9">16</text:p>
            </table:table-cell>
            <table:table-cell table:style-name="Таблица12.Q5" office:value-type="string">
              <text:p text:style-name="P9">17</text:p>
            </table:table-cell>
          </table:table-row>
        </table:table-header-rows>
        <table:table-row table:style-name="Таблица12.1">
          <table:table-cell table:style-name="Таблица12.A6" office:value-type="string">
            <text:p text:style-name="P103"/>
          </table:table-cell>
          <table:table-cell table:style-name="Таблица12.B6" office:value-type="string">
            <text:p text:style-name="P103"/>
          </table:table-cell>
          <table:table-cell table:style-name="Таблица12.C6" office:value-type="string">
            <text:p text:style-name="P103"/>
          </table:table-cell>
          <table:table-cell table:style-name="Таблица12.D6" office:value-type="string">
            <text:p text:style-name="P103"/>
          </table:table-cell>
          <table:table-cell table:style-name="Таблица12.E6" office:value-type="string">
            <text:p text:style-name="P103"/>
          </table:table-cell>
          <table:table-cell table:style-name="Таблица12.F6" office:value-type="string">
            <text:p text:style-name="P103"/>
          </table:table-cell>
          <table:table-cell table:style-name="Таблица12.G6" office:value-type="string">
            <text:p text:style-name="P103"/>
          </table:table-cell>
          <table:table-cell table:style-name="Таблица12.H6" office:value-type="string">
            <text:p text:style-name="P103"/>
          </table:table-cell>
          <table:table-cell table:style-name="Таблица12.I6" office:value-type="string">
            <text:p text:style-name="P103"/>
          </table:table-cell>
          <table:table-cell table:style-name="Таблица12.J6" office:value-type="string">
            <text:p text:style-name="P103"/>
          </table:table-cell>
          <table:table-cell table:style-name="Таблица12.K6" office:value-type="string">
            <text:p text:style-name="P103"/>
          </table:table-cell>
          <table:table-cell table:style-name="Таблица12.L6" office:value-type="string">
            <text:p text:style-name="P103"/>
          </table:table-cell>
          <table:table-cell table:style-name="Таблица12.M6" office:value-type="string">
            <text:p text:style-name="P103"/>
          </table:table-cell>
          <table:table-cell table:style-name="Таблица12.N6" office:value-type="string">
            <text:p text:style-name="P103"/>
          </table:table-cell>
          <table:table-cell table:style-name="Таблица12.O6" office:value-type="string">
            <text:p text:style-name="P103"/>
          </table:table-cell>
          <table:table-cell table:style-name="Таблица12.P6" office:value-type="string">
            <text:p text:style-name="P103"/>
          </table:table-cell>
          <table:table-cell table:style-name="Таблица12.Q6" office:value-type="string">
            <text:p text:style-name="P103"/>
          </table:table-cell>
        </table:table-row>
        <table:table-row table:style-name="Таблица12.1">
          <table:table-cell table:style-name="Таблица12.A7" office:value-type="string">
            <text:p text:style-name="P103"/>
          </table:table-cell>
          <table:table-cell table:style-name="Таблица12.B8" office:value-type="string">
            <text:p text:style-name="P103"/>
          </table:table-cell>
          <table:table-cell table:style-name="Таблица12.C8" office:value-type="string">
            <text:p text:style-name="P103"/>
          </table:table-cell>
          <table:table-cell table:style-name="Таблица12.D8" office:value-type="string">
            <text:p text:style-name="P103"/>
          </table:table-cell>
          <table:table-cell table:style-name="Таблица12.E8" office:value-type="string">
            <text:p text:style-name="P446"/>
          </table:table-cell>
          <table:table-cell table:style-name="Таблица12.F8" office:value-type="string">
            <text:p text:style-name="P103"/>
          </table:table-cell>
          <table:table-cell table:style-name="Таблица12.G8" office:value-type="string">
            <text:p text:style-name="P103"/>
          </table:table-cell>
          <table:table-cell table:style-name="Таблица12.H8" office:value-type="string">
            <text:p text:style-name="P103"/>
          </table:table-cell>
          <table:table-cell table:style-name="Таблица12.I8" office:value-type="string">
            <text:p text:style-name="P103"/>
          </table:table-cell>
          <table:table-cell table:style-name="Таблица12.J8" office:value-type="string">
            <text:p text:style-name="P103"/>
          </table:table-cell>
          <table:table-cell table:style-name="Таблица12.K8" office:value-type="string">
            <text:p text:style-name="P103"/>
          </table:table-cell>
          <table:table-cell table:style-name="Таблица12.L8" office:value-type="string">
            <text:p text:style-name="P103"/>
          </table:table-cell>
          <table:table-cell table:style-name="Таблица12.M8" office:value-type="string">
            <text:p text:style-name="P103"/>
          </table:table-cell>
          <table:table-cell table:style-name="Таблица12.N8" office:value-type="string">
            <text:p text:style-name="P103"/>
          </table:table-cell>
          <table:table-cell table:style-name="Таблица12.O8" office:value-type="string">
            <text:p text:style-name="P103"/>
          </table:table-cell>
          <table:table-cell table:style-name="Таблица12.P8" office:value-type="string">
            <text:p text:style-name="P103"/>
          </table:table-cell>
          <table:table-cell table:style-name="Таблица12.Q7" office:value-type="string">
            <text:p text:style-name="P103"/>
          </table:table-cell>
        </table:table-row>
        <table:table-row table:style-name="Таблица12.1">
          <table:table-cell table:style-name="Таблица12.A8" office:value-type="string">
            <text:p text:style-name="P103"/>
          </table:table-cell>
          <table:table-cell table:style-name="Таблица12.B8" office:value-type="string">
            <text:p text:style-name="P103"/>
          </table:table-cell>
          <table:table-cell table:style-name="Таблица12.C8" office:value-type="string">
            <text:p text:style-name="P103"/>
          </table:table-cell>
          <table:table-cell table:style-name="Таблица12.D8" office:value-type="string">
            <text:p text:style-name="P103"/>
          </table:table-cell>
          <table:table-cell table:style-name="Таблица12.E8" office:value-type="string">
            <text:p text:style-name="P446"/>
          </table:table-cell>
          <table:table-cell table:style-name="Таблица12.F8" office:value-type="string">
            <text:p text:style-name="P103"/>
          </table:table-cell>
          <table:table-cell table:style-name="Таблица12.G8" office:value-type="string">
            <text:p text:style-name="P103"/>
          </table:table-cell>
          <table:table-cell table:style-name="Таблица12.H8" office:value-type="string">
            <text:p text:style-name="P103"/>
          </table:table-cell>
          <table:table-cell table:style-name="Таблица12.I8" office:value-type="string">
            <text:p text:style-name="P103"/>
          </table:table-cell>
          <table:table-cell table:style-name="Таблица12.J8" office:value-type="string">
            <text:p text:style-name="P103"/>
          </table:table-cell>
          <table:table-cell table:style-name="Таблица12.K8" office:value-type="string">
            <text:p text:style-name="P103"/>
          </table:table-cell>
          <table:table-cell table:style-name="Таблица12.L8" office:value-type="string">
            <text:p text:style-name="P103"/>
          </table:table-cell>
          <table:table-cell table:style-name="Таблица12.M8" office:value-type="string">
            <text:p text:style-name="P103"/>
          </table:table-cell>
          <table:table-cell table:style-name="Таблица12.N8" office:value-type="string">
            <text:p text:style-name="P103"/>
          </table:table-cell>
          <table:table-cell table:style-name="Таблица12.O8" office:value-type="string">
            <text:p text:style-name="P103"/>
          </table:table-cell>
          <table:table-cell table:style-name="Таблица12.P8" office:value-type="string">
            <text:p text:style-name="P103"/>
          </table:table-cell>
          <table:table-cell table:style-name="Таблица12.Q8" office:value-type="string">
            <text:p text:style-name="P103"/>
          </table:table-cell>
        </table:table-row>
        <table:table-row table:style-name="Таблица12.1">
          <table:table-cell table:style-name="Таблица12.A9" office:value-type="string">
            <text:p text:style-name="P103"/>
          </table:table-cell>
          <table:table-cell table:style-name="Таблица12.B9" office:value-type="string">
            <text:p text:style-name="P103"/>
          </table:table-cell>
          <table:table-cell table:style-name="Таблица12.C9" office:value-type="string">
            <text:p text:style-name="P103"/>
          </table:table-cell>
          <table:table-cell table:style-name="Таблица12.D9" office:value-type="string">
            <text:p text:style-name="P103"/>
          </table:table-cell>
          <table:table-cell table:style-name="Таблица12.E9" office:value-type="string">
            <text:p text:style-name="P446"/>
          </table:table-cell>
          <table:table-cell table:style-name="Таблица12.F9" office:value-type="string">
            <text:p text:style-name="P103"/>
          </table:table-cell>
          <table:table-cell table:style-name="Таблица12.G9" office:value-type="string">
            <text:p text:style-name="P103"/>
          </table:table-cell>
          <table:table-cell table:style-name="Таблица12.H9" office:value-type="string">
            <text:p text:style-name="P103"/>
          </table:table-cell>
          <table:table-cell table:style-name="Таблица12.I9" office:value-type="string">
            <text:p text:style-name="P103"/>
          </table:table-cell>
          <table:table-cell table:style-name="Таблица12.J9" office:value-type="string">
            <text:p text:style-name="P103"/>
          </table:table-cell>
          <table:table-cell table:style-name="Таблица12.K9" office:value-type="string">
            <text:p text:style-name="P103"/>
          </table:table-cell>
          <table:table-cell table:style-name="Таблица12.L9" office:value-type="string">
            <text:p text:style-name="P103"/>
          </table:table-cell>
          <table:table-cell table:style-name="Таблица12.M9" office:value-type="string">
            <text:p text:style-name="P103"/>
          </table:table-cell>
          <table:table-cell table:style-name="Таблица12.N9" office:value-type="string">
            <text:p text:style-name="P103"/>
          </table:table-cell>
          <table:table-cell table:style-name="Таблица12.O9" office:value-type="string">
            <text:p text:style-name="P103"/>
          </table:table-cell>
          <table:table-cell table:style-name="Таблица12.P9" office:value-type="string">
            <text:p text:style-name="P103"/>
          </table:table-cell>
          <table:table-cell table:style-name="Таблица12.Q9" office:value-type="string">
            <text:p text:style-name="P103"/>
          </table:table-cell>
        </table:table-row>
        <text:soft-page-break/>
        <table:table-row table:style-name="Таблица12.1">
          <table:table-cell table:style-name="Таблица12.A10" office:value-type="string">
            <text:p text:style-name="P103"/>
          </table:table-cell>
          <table:table-cell table:style-name="Таблица12.B10" office:value-type="string">
            <text:p text:style-name="P103"/>
          </table:table-cell>
          <table:table-cell table:style-name="Таблица12.C10" office:value-type="string">
            <text:p text:style-name="P103"/>
          </table:table-cell>
          <table:table-cell table:style-name="Таблица12.D10" office:value-type="string">
            <text:p text:style-name="P103"/>
          </table:table-cell>
          <table:table-cell table:style-name="Таблица12.E10" office:value-type="string">
            <text:p text:style-name="P446"/>
          </table:table-cell>
          <table:table-cell table:style-name="Таблица12.F10" office:value-type="string">
            <text:p text:style-name="P103"/>
          </table:table-cell>
          <table:table-cell table:style-name="Таблица12.G10" office:value-type="string">
            <text:p text:style-name="P103"/>
          </table:table-cell>
          <table:table-cell table:style-name="Таблица12.H10" office:value-type="string">
            <text:p text:style-name="P103"/>
          </table:table-cell>
          <table:table-cell table:style-name="Таблица12.I10" office:value-type="string">
            <text:p text:style-name="P103"/>
          </table:table-cell>
          <table:table-cell table:style-name="Таблица12.J10" office:value-type="string">
            <text:p text:style-name="P103"/>
          </table:table-cell>
          <table:table-cell table:style-name="Таблица12.K10" office:value-type="string">
            <text:p text:style-name="P103"/>
          </table:table-cell>
          <table:table-cell table:style-name="Таблица12.L10" office:value-type="string">
            <text:p text:style-name="P103"/>
          </table:table-cell>
          <table:table-cell table:style-name="Таблица12.M10" office:value-type="string">
            <text:p text:style-name="P103"/>
          </table:table-cell>
          <table:table-cell table:style-name="Таблица12.N10" office:value-type="string">
            <text:p text:style-name="P103"/>
          </table:table-cell>
          <table:table-cell table:style-name="Таблица12.O10" office:value-type="string">
            <text:p text:style-name="P103"/>
          </table:table-cell>
          <table:table-cell table:style-name="Таблица12.P10" office:value-type="string">
            <text:p text:style-name="P103"/>
          </table:table-cell>
          <table:table-cell table:style-name="Таблица12.Q10" office:value-type="string">
            <text:p text:style-name="P103"/>
          </table:table-cell>
        </table:table-row>
        <table:table-row table:style-name="Таблица12.1">
          <table:table-cell table:style-name="Таблица12.A11" office:value-type="string">
            <text:p text:style-name="P103"/>
          </table:table-cell>
          <table:table-cell table:style-name="Таблица12.B11" office:value-type="string">
            <text:p text:style-name="P103"/>
          </table:table-cell>
          <table:table-cell table:style-name="Таблица12.C11" office:value-type="string">
            <text:p text:style-name="P103"/>
          </table:table-cell>
          <table:table-cell table:style-name="Таблица12.D11" office:value-type="string">
            <text:p text:style-name="P103"/>
          </table:table-cell>
          <table:table-cell table:style-name="Таблица12.E11" office:value-type="string">
            <text:p text:style-name="P446"/>
          </table:table-cell>
          <table:table-cell table:style-name="Таблица12.F11" office:value-type="string">
            <text:p text:style-name="P103"/>
          </table:table-cell>
          <table:table-cell table:style-name="Таблица12.G11" office:value-type="string">
            <text:p text:style-name="P103"/>
          </table:table-cell>
          <table:table-cell table:style-name="Таблица12.H11" office:value-type="string">
            <text:p text:style-name="P103"/>
          </table:table-cell>
          <table:table-cell table:style-name="Таблица12.I11" office:value-type="string">
            <text:p text:style-name="P103"/>
          </table:table-cell>
          <table:table-cell table:style-name="Таблица12.J11" office:value-type="string">
            <text:p text:style-name="P103"/>
          </table:table-cell>
          <table:table-cell table:style-name="Таблица12.K11" office:value-type="string">
            <text:p text:style-name="P103"/>
          </table:table-cell>
          <table:table-cell table:style-name="Таблица12.L11" office:value-type="string">
            <text:p text:style-name="P103"/>
          </table:table-cell>
          <table:table-cell table:style-name="Таблица12.M11" office:value-type="string">
            <text:p text:style-name="P103"/>
          </table:table-cell>
          <table:table-cell table:style-name="Таблица12.N11" office:value-type="string">
            <text:p text:style-name="P103"/>
          </table:table-cell>
          <table:table-cell table:style-name="Таблица12.O11" office:value-type="string">
            <text:p text:style-name="P103"/>
          </table:table-cell>
          <table:table-cell table:style-name="Таблица12.P11" office:value-type="string">
            <text:p text:style-name="P103"/>
          </table:table-cell>
          <table:table-cell table:style-name="Таблица12.Q11" office:value-type="string">
            <text:p text:style-name="P103"/>
          </table:table-cell>
        </table:table-row>
        <table:table-row table:style-name="Таблица12.1">
          <table:table-cell table:style-name="Таблица12.A12" office:value-type="string">
            <text:p text:style-name="P103"/>
          </table:table-cell>
          <table:table-cell table:style-name="Таблица12.B12" office:value-type="string">
            <text:p text:style-name="P103"/>
          </table:table-cell>
          <table:table-cell table:style-name="Таблица12.C12" office:value-type="string">
            <text:p text:style-name="P103"/>
          </table:table-cell>
          <table:table-cell table:style-name="Таблица12.D12" office:value-type="string">
            <text:p text:style-name="P103"/>
          </table:table-cell>
          <table:table-cell table:style-name="Таблица12.E12" office:value-type="string">
            <text:p text:style-name="P446"/>
          </table:table-cell>
          <table:table-cell table:style-name="Таблица12.F12" office:value-type="string">
            <text:p text:style-name="P103"/>
          </table:table-cell>
          <table:table-cell table:style-name="Таблица12.G12" office:value-type="string">
            <text:p text:style-name="P103"/>
          </table:table-cell>
          <table:table-cell table:style-name="Таблица12.H12" office:value-type="string">
            <text:p text:style-name="P103"/>
          </table:table-cell>
          <table:table-cell table:style-name="Таблица12.I12" office:value-type="string">
            <text:p text:style-name="P103"/>
          </table:table-cell>
          <table:table-cell table:style-name="Таблица12.J12" office:value-type="string">
            <text:p text:style-name="P103"/>
          </table:table-cell>
          <table:table-cell table:style-name="Таблица12.K12" office:value-type="string">
            <text:p text:style-name="P103"/>
          </table:table-cell>
          <table:table-cell table:style-name="Таблица12.L12" office:value-type="string">
            <text:p text:style-name="P103"/>
          </table:table-cell>
          <table:table-cell table:style-name="Таблица12.M12" office:value-type="string">
            <text:p text:style-name="P103"/>
          </table:table-cell>
          <table:table-cell table:style-name="Таблица12.N12" office:value-type="string">
            <text:p text:style-name="P103"/>
          </table:table-cell>
          <table:table-cell table:style-name="Таблица12.O12" office:value-type="string">
            <text:p text:style-name="P103"/>
          </table:table-cell>
          <table:table-cell table:style-name="Таблица12.P12" office:value-type="string">
            <text:p text:style-name="P103"/>
          </table:table-cell>
          <table:table-cell table:style-name="Таблица12.Q12" office:value-type="string">
            <text:p text:style-name="P103"/>
          </table:table-cell>
        </table:table-row>
        <table:table-row table:style-name="Таблица12.1">
          <table:table-cell table:style-name="Таблица12.A13" office:value-type="string">
            <text:p text:style-name="P103"/>
          </table:table-cell>
          <table:table-cell table:style-name="Таблица12.B13" office:value-type="string">
            <text:p text:style-name="P103"/>
          </table:table-cell>
          <table:table-cell table:style-name="Таблица12.C13" office:value-type="string">
            <text:p text:style-name="P103"/>
          </table:table-cell>
          <table:table-cell table:style-name="Таблица12.D13" office:value-type="string">
            <text:p text:style-name="P103"/>
          </table:table-cell>
          <table:table-cell table:style-name="Таблица12.E13" office:value-type="string">
            <text:p text:style-name="P446"/>
          </table:table-cell>
          <table:table-cell table:style-name="Таблица12.F13" office:value-type="string">
            <text:p text:style-name="P103"/>
          </table:table-cell>
          <table:table-cell table:style-name="Таблица12.G13" office:value-type="string">
            <text:p text:style-name="P103"/>
          </table:table-cell>
          <table:table-cell table:style-name="Таблица12.H13" office:value-type="string">
            <text:p text:style-name="P103"/>
          </table:table-cell>
          <table:table-cell table:style-name="Таблица12.I13" office:value-type="string">
            <text:p text:style-name="P103"/>
          </table:table-cell>
          <table:table-cell table:style-name="Таблица12.J13" office:value-type="string">
            <text:p text:style-name="P103"/>
          </table:table-cell>
          <table:table-cell table:style-name="Таблица12.K13" office:value-type="string">
            <text:p text:style-name="P103"/>
          </table:table-cell>
          <table:table-cell table:style-name="Таблица12.L13" office:value-type="string">
            <text:p text:style-name="P103"/>
          </table:table-cell>
          <table:table-cell table:style-name="Таблица12.M13" office:value-type="string">
            <text:p text:style-name="P103"/>
          </table:table-cell>
          <table:table-cell table:style-name="Таблица12.N13" office:value-type="string">
            <text:p text:style-name="P103"/>
          </table:table-cell>
          <table:table-cell table:style-name="Таблица12.O13" office:value-type="string">
            <text:p text:style-name="P103"/>
          </table:table-cell>
          <table:table-cell table:style-name="Таблица12.P13" office:value-type="string">
            <text:p text:style-name="P103"/>
          </table:table-cell>
          <table:table-cell table:style-name="Таблица12.Q13" office:value-type="string">
            <text:p text:style-name="P103"/>
          </table:table-cell>
        </table:table-row>
        <table:table-row table:style-name="Таблица12.1">
          <table:table-cell table:style-name="Таблица12.A14" office:value-type="string">
            <text:p text:style-name="P103"/>
          </table:table-cell>
          <table:table-cell table:style-name="Таблица12.B14" office:value-type="string">
            <text:p text:style-name="P103"/>
          </table:table-cell>
          <table:table-cell table:style-name="Таблица12.C14" office:value-type="string">
            <text:p text:style-name="P103"/>
          </table:table-cell>
          <table:table-cell table:style-name="Таблица12.D14" office:value-type="string">
            <text:p text:style-name="P103"/>
          </table:table-cell>
          <table:table-cell table:style-name="Таблица12.E14" office:value-type="string">
            <text:p text:style-name="P446"/>
          </table:table-cell>
          <table:table-cell table:style-name="Таблица12.F14" office:value-type="string">
            <text:p text:style-name="P103"/>
          </table:table-cell>
          <table:table-cell table:style-name="Таблица12.G14" office:value-type="string">
            <text:p text:style-name="P103"/>
          </table:table-cell>
          <table:table-cell table:style-name="Таблица12.H14" office:value-type="string">
            <text:p text:style-name="P103"/>
          </table:table-cell>
          <table:table-cell table:style-name="Таблица12.I14" office:value-type="string">
            <text:p text:style-name="P103"/>
          </table:table-cell>
          <table:table-cell table:style-name="Таблица12.J14" office:value-type="string">
            <text:p text:style-name="P103"/>
          </table:table-cell>
          <table:table-cell table:style-name="Таблица12.K14" office:value-type="string">
            <text:p text:style-name="P103"/>
          </table:table-cell>
          <table:table-cell table:style-name="Таблица12.L14" office:value-type="string">
            <text:p text:style-name="P103"/>
          </table:table-cell>
          <table:table-cell table:style-name="Таблица12.M14" office:value-type="string">
            <text:p text:style-name="P103"/>
          </table:table-cell>
          <table:table-cell table:style-name="Таблица12.N14" office:value-type="string">
            <text:p text:style-name="P103"/>
          </table:table-cell>
          <table:table-cell table:style-name="Таблица12.O14" office:value-type="string">
            <text:p text:style-name="P103"/>
          </table:table-cell>
          <table:table-cell table:style-name="Таблица12.P14" office:value-type="string">
            <text:p text:style-name="P103"/>
          </table:table-cell>
          <table:table-cell table:style-name="Таблица12.Q14" office:value-type="string">
            <text:p text:style-name="P103"/>
          </table:table-cell>
        </table:table-row>
        <table:table-row table:style-name="Таблица12.1">
          <table:table-cell table:style-name="Таблица12.A15" office:value-type="string">
            <text:p text:style-name="P103"/>
          </table:table-cell>
          <table:table-cell table:style-name="Таблица12.B15" office:value-type="string">
            <text:p text:style-name="P103"/>
          </table:table-cell>
          <table:table-cell table:style-name="Таблица12.C15" office:value-type="string">
            <text:p text:style-name="P103"/>
          </table:table-cell>
          <table:table-cell table:style-name="Таблица12.D15" office:value-type="string">
            <text:p text:style-name="P103"/>
          </table:table-cell>
          <table:table-cell table:style-name="Таблица12.E15" office:value-type="string">
            <text:p text:style-name="P446"/>
          </table:table-cell>
          <table:table-cell table:style-name="Таблица12.F15" office:value-type="string">
            <text:p text:style-name="P103"/>
          </table:table-cell>
          <table:table-cell table:style-name="Таблица12.G15" office:value-type="string">
            <text:p text:style-name="P103"/>
          </table:table-cell>
          <table:table-cell table:style-name="Таблица12.H15" office:value-type="string">
            <text:p text:style-name="P103"/>
          </table:table-cell>
          <table:table-cell table:style-name="Таблица12.I15" office:value-type="string">
            <text:p text:style-name="P103"/>
          </table:table-cell>
          <table:table-cell table:style-name="Таблица12.J15" office:value-type="string">
            <text:p text:style-name="P103"/>
          </table:table-cell>
          <table:table-cell table:style-name="Таблица12.K15" office:value-type="string">
            <text:p text:style-name="P103"/>
          </table:table-cell>
          <table:table-cell table:style-name="Таблица12.L15" office:value-type="string">
            <text:p text:style-name="P103"/>
          </table:table-cell>
          <table:table-cell table:style-name="Таблица12.M15" office:value-type="string">
            <text:p text:style-name="P103"/>
          </table:table-cell>
          <table:table-cell table:style-name="Таблица12.N15" office:value-type="string">
            <text:p text:style-name="P103"/>
          </table:table-cell>
          <table:table-cell table:style-name="Таблица12.O15" office:value-type="string">
            <text:p text:style-name="P103"/>
          </table:table-cell>
          <table:table-cell table:style-name="Таблица12.P15" office:value-type="string">
            <text:p text:style-name="P103"/>
          </table:table-cell>
          <table:table-cell table:style-name="Таблица12.Q15" office:value-type="string">
            <text:p text:style-name="P103"/>
          </table:table-cell>
        </table:table-row>
      </table:table>
      <text:p text:style-name="P199"/>
      <text:list xml:id="list133302847883443" text:continue-numbering="true" text:style-name="WW8Num11">
        <text:list-item>
          <text:p text:style-name="P466">Измерения проведены приборами: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row table:style-name="Таблица13.1">
          <table:table-cell table:style-name="Таблица13.A1" table:number-rows-spanned="2" office:value-type="string">
            <text:p text:style-name="P44">№</text:p>
            <text:p text:style-name="P44">п/п</text:p>
          </table:table-cell>
          <table:table-cell table:style-name="Таблица13.B1" table:number-rows-spanned="2" office:value-type="string">
            <text:p text:style-name="P29"/>
            <text:p text:style-name="P44">Тип</text:p>
          </table:table-cell>
          <table:table-cell table:style-name="Таблица13.B1" table:number-rows-spanned="2" office:value-type="string">
            <text:p text:style-name="P29"/>
            <text:p text:style-name="P44">Заводской номер</text:p>
          </table:table-cell>
          <table:table-cell table:style-name="Таблица13.B1" table:number-columns-spanned="2" office:value-type="string">
            <text:p text:style-name="P44">Метрологические характеристики</text:p>
          </table:table-cell>
          <table:covered-table-cell/>
          <table:table-cell table:style-name="Таблица13.B1" table:number-columns-spanned="2" office:value-type="string">
            <text:p text:style-name="P44">Дата поверки</text:p>
          </table:table-cell>
          <table:covered-table-cell/>
          <table:table-cell table:style-name="Таблица13.B1" table:number-rows-spanned="2" office:value-type="string">
            <text:p text:style-name="P29"/>
            <text:p text:style-name="P44">№ аттестата </text:p>
            <text:p text:style-name="P44">(свидетельства)</text:p>
          </table:table-cell>
          <table:table-cell table:style-name="Таблица13.I1" table:number-rows-spanned="2" office:value-type="string">
            <text:p text:style-name="P44">Орган государственной. метрологической службы, проводивший поверку</text:p>
          </table:table-cell>
        </table:table-row>
        <table:table-row table:style-name="Таблица13.1">
          <table:covered-table-cell/>
          <table:covered-table-cell/>
          <table:covered-table-cell/>
          <table:table-cell table:style-name="Таблица13.D2" office:value-type="string">
            <text:p text:style-name="P44">Диапазон измерения</text:p>
          </table:table-cell>
          <table:table-cell table:style-name="Таблица13.D2" office:value-type="string">
            <text:p text:style-name="P44">Класс точности</text:p>
          </table:table-cell>
          <table:table-cell table:style-name="Таблица13.D2" office:value-type="string">
            <text:p text:style-name="P44"><text:span text:style-name="T86">п</text:span>оследняя</text:p>
          </table:table-cell>
          <table:table-cell table:style-name="Таблица13.D2" office:value-type="string">
            <text:p text:style-name="P44">очередная</text:p>
          </table:table-cell>
          <table:covered-table-cell/>
          <table:covered-table-cell/>
        </table:table-row>
        <table:table-row table:style-name="Таблица13.3">
          <table:table-cell table:style-name="Таблица13.A3" office:value-type="string">
            <text:p text:style-name="P194">1.</text:p>
          </table:table-cell>
          <table:table-cell table:style-name="Таблица13.B3" office:value-type="string">
            <text:p text:style-name="P194">Устройство проверки токовых расцепителей автоматических выключателей УПТР-2МЦ</text:p>
          </table:table-cell>
          <table:table-cell table:style-name="Таблица13.B3" office:value-type="string">
            <text:p text:style-name="P194">201.06.05</text:p>
          </table:table-cell>
          <table:table-cell table:style-name="Таблица13.B3" office:value-type="string">
            <text:p text:style-name="P194">0-12000 А</text:p>
          </table:table-cell>
          <table:table-cell table:style-name="Таблица13.B3" office:value-type="string">
            <text:p text:style-name="P194">10,00%</text:p>
          </table:table-cell>
          <table:table-cell table:style-name="Таблица13.B3" office:value-type="string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table:style-name="Таблица13.B3" office:value-type="string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table:style-name="Таблица13.B3" office:value-type="string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table:style-name="Таблица13.I3" office:value-type="string">
            <text:p text:style-name="P194">ФГУП «ВНИИМС»</text:p>
          </table:table-cell>
        </table:table-row>
        <table:table-row table:style-name="Таблица13.3">
          <table:table-cell table:style-name="Таблица13.A4" office:value-type="string">
            <text:p text:style-name="P194">2.</text:p>
          </table:table-cell>
          <table:table-cell table:style-name="Таблица13.B4" office:value-type="string">
            <text:p text:style-name="P189">Цифровой термогигрометр <text:span text:style-name="T60">Center</text:span>-310</text:p>
          </table:table-cell>
          <table:table-cell table:style-name="Таблица13.B4" office:value-type="string">
            <text:p text:style-name="P195">050310914</text:p>
          </table:table-cell>
          <table:table-cell table:style-name="Таблица13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13.B4" office:value-type="string">
            <text:p text:style-name="P195">0,8%, 2,5%</text:p>
          </table:table-cell>
          <table:table-cell table:style-name="Таблица13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13.B4" office:value-type="string">
            <text:p text:style-name="P277"><text:span text:style-name="T77">23 августа <text:s/>2021</text:span><text:span text:style-name="T78"> г.</text:span></text:p>
          </table:table-cell>
          <table:table-cell table:style-name="Таблица13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13.I4" office:value-type="string">
            <text:p text:style-name="P189">Ростест-Москва</text:p>
          </table:table-cell>
        </table:table-row>
        <table:table-row table:style-name="Таблица13.5">
          <table:table-cell table:style-name="Таблица13.A5" office:value-type="string">
            <text:p text:style-name="P194">3.</text:p>
          </table:table-cell>
          <table:table-cell table:style-name="Таблица13.B5" office:value-type="string">
            <text:p text:style-name="P194">Барометр-анероид БКСН7Т</text:p>
          </table:table-cell>
          <table:table-cell table:style-name="Таблица13.C5" office:value-type="string">
            <text:p text:style-name="P194">36</text:p>
          </table:table-cell>
          <table:table-cell table:style-name="Таблица13.D5" office:value-type="string">
            <text:p text:style-name="P194">от 700 мм рт.ст. до 800 мм рт. ст.</text:p>
          </table:table-cell>
          <table:table-cell table:style-name="Таблица13.E5" office:value-type="string">
            <text:p text:style-name="P194">3</text:p>
          </table:table-cell>
          <table:table-cell table:style-name="Таблица13.F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13.G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13.H5" office:value-type="string">
            <text:p text:style-name="P194">0275474</text:p>
          </table:table-cell>
          <table:table-cell table:style-name="Таблица13.I5" office:value-type="string">
            <text:p text:style-name="P194">Ростест-Москва</text:p>
          </table:table-cell>
        </table:table-row>
      </table:table>
      <text:p text:style-name="P136"/>
      <text:p text:style-name="P317"><text:soft-page-break/></text:p>
      <text:p text:style-name="Standard"/>
      <text:p text:style-name="P321"/>
      <text:p text:style-name="P317"/>
      <text:p text:style-name="P318">Обозначения:</text:p>
      <text:list xml:id="list133301611037797" text:continue-numbering="true" text:style-name="WW8Num11">
        <text:list-item>
          <text:p text:style-name="P495">Типы расцепителей: <text:s text:c="122"/></text:p>
        </text:list-item>
      </text:list>
      <text:p text:style-name="P397"><text:span text:style-name="T66">3.1.ОВВ</text:span><text:span text:style-name="T74"> – максимальный расцепитель тока с обратно-зависимой выдержкой времени. </text:span></text:p>
      <text:p text:style-name="P319"><text:span text:style-name="T66"><text:s/>3.2. НВВ</text:span><text:span text:style-name="T74"> – максимальный расцепитель тока с независимой выдержкой времени.</text:span></text:p>
      <text:list xml:id="list133303381335654" text:continue-numbering="true" text:style-name="WW8Num11">
        <text:list-item>
          <text:list>
            <text:list-item>
              <text:p text:style-name="P496"><text:span text:style-name="T66">МД</text:span><text:span text:style-name="T74"> – максимальный расцепитель тока мгновенного действия.</text:span><text:span text:style-name="T66"> </text:span></text:p>
            </text:list-item>
            <text:list-item>
              <text:p text:style-name="P496"><text:span text:style-name="T66">В,С,</text:span><text:span text:style-name="T81">D</text:span><text:span text:style-name="T74">- тип мгновенного расцепителя по ГОСТ Р 50345-</text:span><text:span text:style-name="T80">2010.</text:span></text:p>
            </text:list-item>
          </text:list>
        </text:list-item>
      </text:list>
      <text:p text:style-name="P409"><text:span text:style-name="T41">Выводы: </text:span><text:span text:style-name="T52"><text:s/></text:span><text:span text:style-name="T46">отклонение уставок действительных значений всех расцепителей не превышает допустимых значений заводов-изготовителей</text:span></text:p>
      <text:p text:style-name="P408"><text:span text:style-name="T36"><text:s/>Заключение: </text:span><text:span text:style-name="T44">автоматические выключатели пригодны к эксплуатации</text:span></text:p>
      <text:p text:style-name="P313"/>
      <text:p text:style-name="P239">Испытания провели:</text:p>
      <text:p text:style-name="P161"/>
      <text:p text:style-name="P161"><text:s text:c="23"/><text:span text:style-name="T43"><text:s/>Техник-испытатель</text:span> <text:s text:c="22"/>____________________ <text:s text:c="32"/><text:span text:style-name="T43">Савин М.А.</text:span></text:p>
      <text:p text:style-name="P161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61"><text:s text:c="24"/><text:span text:style-name="T43">Рук.электролаборатории</text:span> <text:s text:c="15"/>____________________ <text:s text:c="33"/><text:span text:style-name="T43">Дурнов А.С.</text:span></text:p>
      <text:p text:style-name="P161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51">Протокол проверил:</text:p>
      <text:p text:style-name="P161"><text:span text:style-name="T58"><text:s text:c="21"/></text:span><text:span text:style-name="T36"><text:s text:c="3"/></text:span><text:span text:style-name="T43">Рук. электролаборатории</text:span> <text:s text:c="14"/>____________________ <text:s text:c="31"/><text:span text:style-name="T43">Дурнов А.С.</text:span></text:p>
      <text:p text:style-name="P161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161"/>
      <text:p text:style-name="P44">Частичная или полная перепечатка и размножение только с разрешения испытательной лаборатории.</text:p>
      <text:p text:style-name="P44">Исправления не допускаются.</text:p>
      <text:p text:style-name="P44">Протокол распространяется только на элементы электроустановки, подвергнутые испытанием.</text:p>
      <text:section text:style-name="Sect2" text:name="Раздел9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4" text:outline-level="1"><text:bookmark-start text:name="__RefHeading__30577_697036123"/><text:span text:style-name="T110"><text:s text:c="168"/></text:span><text:span text:style-name="T5">тестирования автоматических выключателей напряжением до 1000 В с электронными расцепителями</text:span><text:bookmark-end text:name="__RefHeading__30577_697036123"/></text:h>
      <text:p text:style-name="P348"><text:s/><text:span text:style-name="T20">Климатические условия при проведении измерений</text:span></text:p>
      <text:p text:style-name="P333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1">Цель измерений (испытаний)</text:p>
      <text:p text:style-name="P53"><text:span text:style-name="T50">ццц</text:span> </text:p>
      <text:p text:style-name="P132">(приёмо-сдаточные, сличительные, контрольные испытания, эксплуатационные, для целей сертификации) </text:p>
      <text:p text:style-name="P16">Нормативные и технические документы, на соответствие требованиям которых проведены измерения (испытания):</text:p>
      <text:p text:style-name="P88">1.8.37 пп..3.1</text:p>
      <text:p text:style-name="P129">(приёмо-сдаточные, сличительные, контрольные испытания, эксплуатационные, для целей сертификации) </text:p>
      <text:p text:style-name="P10">Нормативные и технические документы, на соответствие требованиям которых проведены измерения (испытания):</text:p>
      <text:p text:style-name="P91">ПУЭ п. 3.1.8. Проверка первичным током в соответствии с заводской инструкцией. ПУЭ п. 1.8.37. п.п. 3. ГОСТ Р 50345-99, ГОСТ Р 50030.2-99</text:p>
      <text:p text:style-name="P167"/>
      <text:list xml:id="list4287129540" text:style-name="WW8Num9">
        <text:list-item>
          <text:p text:style-name="P472">Паспортные данные автоматических выключателей:</text:p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C"/>
        <table:table-column table:style-name="Таблица15.H"/>
        <table:table-column table:style-name="Таблица15.I" table:number-columns-repeated="3"/>
        <table:table-column table:style-name="Таблица15.L"/>
        <table:table-header-rows>
          <table:table-row table:style-name="Таблица15.1">
            <table:table-cell table:style-name="Таблица15.A1" table:number-rows-spanned="3" office:value-type="string">
              <text:p text:style-name="P45">№№</text:p>
              <text:p text:style-name="P45">п.п.</text:p>
            </table:table-cell>
            <table:table-cell table:style-name="Таблица15.B1" table:number-rows-spanned="3" office:value-type="string">
              <text:p text:style-name="P45">Место установки, назначение</text:p>
            </table:table-cell>
            <table:table-cell table:style-name="Таблица15.B1" table:number-rows-spanned="3" office:value-type="string">
              <text:p text:style-name="P45">Тип</text:p>
            </table:table-cell>
            <table:table-cell table:style-name="Таблица15.B1" table:number-columns-spanned="2" office:value-type="string">
              <text:p text:style-name="P45">Главная цепь</text:p>
            </table:table-cell>
            <table:covered-table-cell/>
            <table:table-cell table:style-name="Таблица15.B1" table:number-columns-spanned="3" office:value-type="string">
              <text:p text:style-name="P45">Напряжение расцепителей (В)</text:p>
            </table:table-cell>
            <table:covered-table-cell/>
            <table:covered-table-cell/>
            <table:table-cell table:style-name="Таблица15.B1" table:number-columns-spanned="2" office:value-type="string">
              <text:p text:style-name="P45">Электр. Блока</text:p>
            </table:table-cell>
            <table:covered-table-cell/>
            <table:table-cell table:style-name="Таблица15.K1" table:number-columns-spanned="2" office:value-type="string">
              <text:p text:style-name="P45">Привод</text:p>
            </table:table-cell>
            <table:covered-table-cell/>
          </table:table-row>
          <table:table-row table:style-name="Таблица15.2">
            <table:covered-table-cell/>
            <table:covered-table-cell/>
            <table:covered-table-cell/>
            <table:table-cell table:style-name="Таблица15.D2" table:number-rows-spanned="2" office:value-type="string">
              <text:p text:style-name="P45">Номин.</text:p>
              <text:p text:style-name="P45"><text:span text:style-name="T60">U</text:span> (В)</text:p>
            </table:table-cell>
            <table:table-cell table:style-name="Таблица15.D2" table:number-rows-spanned="2" office:value-type="string">
              <text:p text:style-name="P45">Номин.</text:p>
              <text:p text:style-name="P45"><text:span text:style-name="T60">In</text:span> (А)</text:p>
            </table:table-cell>
            <table:table-cell table:style-name="Таблица15.D2" table:number-rows-spanned="2" office:value-type="string">
              <text:p text:style-name="P45">Независи-мого</text:p>
            </table:table-cell>
            <table:table-cell table:style-name="Таблица15.D2" table:number-rows-spanned="2" office:value-type="string">
              <text:p text:style-name="P45">Нулев.</text:p>
            </table:table-cell>
            <table:table-cell table:style-name="Таблица15.D2" table:number-rows-spanned="2" office:value-type="string">
              <text:p text:style-name="P45">Миним.</text:p>
            </table:table-cell>
            <table:table-cell table:style-name="Таблица15.D2" table:number-rows-spanned="2" office:value-type="string">
              <text:p text:style-name="P45">Тип</text:p>
            </table:table-cell>
            <table:table-cell table:style-name="Таблица15.D2" table:number-rows-spanned="2" office:value-type="string">
              <text:p text:style-name="P45">Номин.</text:p>
              <text:p text:style-name="P45"><text:span text:style-name="T60">I</text:span>ст (А)</text:p>
            </table:table-cell>
            <table:table-cell table:style-name="Таблица15.D2" table:number-rows-spanned="2" office:value-type="string">
              <text:p text:style-name="P45">Тип</text:p>
            </table:table-cell>
            <table:table-cell table:style-name="Таблица15.L2" table:number-rows-spanned="2" office:value-type="string">
              <text:p text:style-name="P45">Напр.</text:p>
              <text:p text:style-name="P45"><text:span text:style-name="T60">U</text:span>(В)</text:p>
            </table:table-cell>
          </table:table-row>
          <table:table-row table:style-name="Таблица15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5.4">
            <table:table-cell table:style-name="Таблица15.A4" office:value-type="string">
              <text:p text:style-name="P45">1</text:p>
            </table:table-cell>
            <table:table-cell table:style-name="Таблица15.B4" office:value-type="string">
              <text:p text:style-name="P45">2</text:p>
            </table:table-cell>
            <table:table-cell table:style-name="Таблица15.B4" office:value-type="string">
              <text:p text:style-name="P45">3</text:p>
            </table:table-cell>
            <table:table-cell table:style-name="Таблица15.B4" office:value-type="string">
              <text:p text:style-name="P45">4</text:p>
            </table:table-cell>
            <table:table-cell table:style-name="Таблица15.B4" office:value-type="string">
              <text:p text:style-name="P45">5</text:p>
            </table:table-cell>
            <table:table-cell table:style-name="Таблица15.B4" office:value-type="string">
              <text:p text:style-name="P45">6</text:p>
            </table:table-cell>
            <table:table-cell table:style-name="Таблица15.B4" office:value-type="string">
              <text:p text:style-name="P45">7</text:p>
            </table:table-cell>
            <table:table-cell table:style-name="Таблица15.B4" office:value-type="string">
              <text:p text:style-name="P45">8</text:p>
            </table:table-cell>
            <table:table-cell table:style-name="Таблица15.B4" office:value-type="string">
              <text:p text:style-name="P45">9</text:p>
            </table:table-cell>
            <table:table-cell table:style-name="Таблица15.B4" office:value-type="string">
              <text:p text:style-name="P45">10</text:p>
            </table:table-cell>
            <table:table-cell table:style-name="Таблица15.B4" office:value-type="string">
              <text:p text:style-name="P45">11</text:p>
            </table:table-cell>
            <table:table-cell table:style-name="Таблица15.L4" office:value-type="string">
              <text:p text:style-name="P45">12</text:p>
            </table:table-cell>
          </table:table-row>
        </table:table-header-rows>
        <table:table-row table:style-name="Таблица15.5">
          <table:table-cell table:style-name="Таблица15.A1" office:value-type="string">
            <text:p text:style-name="P118"/>
          </table:table-cell>
          <table:table-cell table:style-name="Таблица15.B1" office:value-type="string">
            <text:p text:style-name="P119">ГРЩ.</text:p>
          </table:table-cell>
          <table:table-cell table:style-name="Таблица15.C5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B1" office:value-type="string">
            <text:p text:style-name="P30"/>
          </table:table-cell>
          <table:table-cell table:style-name="Таблица15.K1" office:value-type="string">
            <text:p text:style-name="P30"/>
          </table:table-cell>
        </table:table-row>
        <table:table-row table:style-name="Таблица15.6">
          <table:table-cell table:style-name="Таблица15.A6" office:value-type="string">
            <text:p text:style-name="P228"/>
          </table:table-cell>
          <table:table-cell table:style-name="Таблица15.D2" office:value-type="string">
            <text:p text:style-name="P45"><text:span text:style-name="T44">Панель</text:span><text:span text:style-name="T63"> №</text:span><text:span text:style-name="T44">1</text:span><text:span text:style-name="T63">. </text:span><text:span text:style-name="T44">ВП-1</text:span><text:span text:style-name="T63">.</text:span></text:p>
          </table:table-cell>
          <table:table-cell table:style-name="Таблица15.D2" office:value-type="string">
            <text:p text:style-name="P115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D2" office:value-type="string">
            <text:p text:style-name="P107"/>
          </table:table-cell>
          <table:table-cell table:style-name="Таблица15.L2" office:value-type="string">
            <text:p text:style-name="P107"/>
          </table:table-cell>
        </table:table-row>
        <table:table-row table:style-name="Таблица15.7">
          <table:table-cell table:style-name="Таблица15.A6" office:value-type="string">
            <text:p text:style-name="P116">Q1</text:p>
          </table:table-cell>
          <table:table-cell table:style-name="Таблица15.D2" office:value-type="string">
            <text:p text:style-name="P60">Секция 1. Ввод<text:span text:style-name="T60"> №1.</text:span></text:p>
          </table:table-cell>
          <table:table-cell table:style-name="Таблица15.D2" office:value-type="string">
            <text:p text:style-name="P116">Hyundai HIAN 20 </text:p>
          </table:table-cell>
          <table:table-cell table:style-name="Таблица15.D2" office:value-type="string">
            <text:p text:style-name="P111">690</text:p>
          </table:table-cell>
          <table:table-cell table:style-name="Таблица15.D2" office:value-type="string">
            <text:p text:style-name="P45">2000</text:p>
          </table:table-cell>
          <table:table-cell table:style-name="Таблица15.D2" office:value-type="string">
            <text:p text:style-name="P111">----</text:p>
          </table:table-cell>
          <table:table-cell table:style-name="Таблица15.D2" office:value-type="string">
            <text:p text:style-name="P111">----</text:p>
          </table:table-cell>
          <table:table-cell table:style-name="Таблица15.D2" office:value-type="string">
            <text:p text:style-name="P111">----</text:p>
          </table:table-cell>
          <table:table-cell table:style-name="Таблица15.D2" office:value-type="string">
            <text:p text:style-name="P116">APR-IL-GL</text:p>
          </table:table-cell>
          <table:table-cell table:style-name="Таблица15.D2" office:value-type="string">
            <text:p text:style-name="P45">2000</text:p>
          </table:table-cell>
          <table:table-cell table:style-name="Таблица15.D2" office:value-type="string">
            <text:p text:style-name="P45">Эл.-мех.</text:p>
          </table:table-cell>
          <table:table-cell table:style-name="Таблица15.L2" office:value-type="string">
            <text:p text:style-name="P45">220</text:p>
          </table:table-cell>
        </table:table-row>
        <table:table-row table:style-name="Таблица15.5">
          <table:table-cell table:style-name="Таблица15.A6" office:value-type="string">
            <text:p text:style-name="P230"/>
          </table:table-cell>
          <table:table-cell table:style-name="Таблица15.D2" office:value-type="string">
            <text:p text:style-name="P99">Панель 2. Распределительная панель РП-1.1. Секция 1.</text:p>
          </table:table-cell>
          <table:table-cell table:style-name="Таблица15.C8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L2" office:value-type="string">
            <text:p text:style-name="P30"/>
          </table:table-cell>
        </table:table-row>
        <table:table-row table:style-name="Таблица15.5">
          <table:table-cell table:style-name="Таблица15.A9" office:value-type="string">
            <text:p text:style-name="P3"><text:span text:style-name="T64">QF</text:span><text:span text:style-name="T58">1.1</text:span></text:p>
          </table:table-cell>
          <table:table-cell table:style-name="Таблица15.B9" office:value-type="string">
            <text:p text:style-name="P3"><text:span text:style-name="T58">ВРУ</text:span><text:span text:style-name="T64">-4. </text:span><text:span text:style-name="T58">Ввод №1.</text:span></text:p>
          </table:table-cell>
          <table:table-cell table:style-name="Таблица15.C9" office:value-type="string">
            <text:p text:style-name="P5">Hyundai MCCB HiBS 400 NE</text:p>
          </table:table-cell>
          <table:table-cell table:style-name="Таблица15.B9" office:value-type="string">
            <text:p text:style-name="P111">690</text:p>
          </table:table-cell>
          <table:table-cell table:style-name="Таблица15.B9" office:value-type="string">
            <text:p text:style-name="P111">400</text:p>
          </table:table-cell>
          <table:table-cell table:style-name="Таблица15.B9" office:value-type="string">
            <text:p text:style-name="P111">----</text:p>
          </table:table-cell>
          <table:table-cell table:style-name="Таблица15.B9" office:value-type="string">
            <text:p text:style-name="P111">----</text:p>
          </table:table-cell>
          <table:table-cell table:style-name="Таблица15.B9" office:value-type="string">
            <text:p text:style-name="P111">----</text:p>
          </table:table-cell>
          <table:table-cell table:style-name="Таблица15.B9" office:value-type="string">
            <text:p text:style-name="P116">MOR 40-SO</text:p>
          </table:table-cell>
          <table:table-cell table:style-name="Таблица15.B9" office:value-type="string">
            <text:p text:style-name="P111">400</text:p>
          </table:table-cell>
          <table:table-cell table:style-name="Таблица15.B9" office:value-type="string">
            <text:p text:style-name="P111">----</text:p>
          </table:table-cell>
          <table:table-cell table:style-name="Таблица15.L9" office:value-type="string">
            <text:p text:style-name="P111">----</text:p>
          </table:table-cell>
        </table:table-row>
        <text:soft-page-break/>
        <table:table-row table:style-name="Таблица15.5">
          <table:table-cell table:style-name="Таблица15.A9" office:value-type="string">
            <text:p text:style-name="P118"/>
          </table:table-cell>
          <table:table-cell table:style-name="Таблица15.B9" office:value-type="string">
            <text:p text:style-name="P118"/>
          </table:table-cell>
          <table:table-cell table:style-name="Таблица15.C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B9" office:value-type="string">
            <text:p text:style-name="P30"/>
          </table:table-cell>
          <table:table-cell table:style-name="Таблица15.L9" office:value-type="string">
            <text:p text:style-name="P30"/>
          </table:table-cell>
        </table:table-row>
        <table:table-row table:style-name="Таблица15.11">
          <table:table-cell table:style-name="Таблица15.A6" office:value-type="string">
            <text:p text:style-name="P230"/>
          </table:table-cell>
          <table:table-cell table:style-name="Таблица15.D2" office:value-type="string">
            <text:p text:style-name="P99"/>
          </table:table-cell>
          <table:table-cell table:style-name="Таблица15.C8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D2" office:value-type="string">
            <text:p text:style-name="P30"/>
          </table:table-cell>
          <table:table-cell table:style-name="Таблица15.L2" office:value-type="string">
            <text:p text:style-name="P30"/>
          </table:table-cell>
        </table:table-row>
        <table:table-row table:style-name="Таблица15.12">
          <table:table-cell table:style-name="Таблица15.A6" office:value-type="string">
            <text:p text:style-name="P4"/>
          </table:table-cell>
          <table:table-cell table:style-name="Таблица15.D2" office:value-type="string">
            <text:p text:style-name="P4"/>
          </table:table-cell>
          <table:table-cell table:style-name="Таблица15.D2" office:value-type="string">
            <text:p text:style-name="P5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6"/>
          </table:table-cell>
          <table:table-cell table:style-name="Таблица15.D2" office:value-type="string">
            <text:p text:style-name="P111"/>
          </table:table-cell>
          <table:table-cell table:style-name="Таблица15.D2" office:value-type="string">
            <text:p text:style-name="P111"/>
          </table:table-cell>
          <table:table-cell table:style-name="Таблица15.L2" office:value-type="string">
            <text:p text:style-name="P111"/>
          </table:table-cell>
        </table:table-row>
      </table:table>
      <text:p text:style-name="P148"/>
      <text:p text:style-name="P148"/>
      <text:p text:style-name="P148"/>
      <text:p text:style-name="P148"/>
      <text:p text:style-name="P168">2. Проверки расцепителей:</text:p>
      <text:p text:style-name="P171"><text:span text:style-name="T37"><text:s text:c="5"/>в зоне токов перегрузки (уставка </text:span><text:span text:style-name="T61">LTD</text:span><text:span text:style-name="T37">)</text:span></text:p>
      <text:p text:style-name="P148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A"/>
        <table:table-column table:style-name="Таблица16.E" table:number-columns-repeated="3"/>
        <table:table-column table:style-name="Таблица16.H"/>
        <table:table-column table:style-name="Таблица16.I"/>
        <table:table-column table:style-name="Таблица16.J" table:number-columns-repeated="2"/>
        <table:table-column table:style-name="Таблица16.L"/>
        <table:table-header-rows>
          <table:table-row table:style-name="Таблица16.1">
            <table:table-cell table:style-name="Таблица16.A1" table:number-rows-spanned="3" office:value-type="string">
              <text:p text:style-name="P45">№№</text:p>
              <text:p text:style-name="P45">п.п.</text:p>
            </table:table-cell>
            <table:table-cell table:style-name="Таблица16.B1" table:number-rows-spanned="3" office:value-type="string">
              <text:p text:style-name="P45">Тип автоматического выключателя</text:p>
            </table:table-cell>
            <table:table-cell table:style-name="Таблица16.B1" table:number-columns-spanned="4" office:value-type="string">
              <text:p text:style-name="P30"/>
              <text:p text:style-name="P45"/>
              <text:p text:style-name="P45"/>
              <text:p text:style-name="P45">Уставки по току</text:p>
            </table:table-cell>
            <table:covered-table-cell/>
            <table:covered-table-cell/>
            <table:covered-table-cell/>
            <table:table-cell table:style-name="Таблица16.B1" office:value-type="string">
              <text:p text:style-name="P45">Уставки по времени</text:p>
            </table:table-cell>
            <table:table-cell table:style-name="Таблица16.B1" office:value-type="string">
              <text:p text:style-name="P45">Ток прогрузки</text:p>
            </table:table-cell>
            <table:table-cell table:style-name="Таблица16.I1" table:number-columns-spanned="4" office:value-type="string">
              <text:p text:style-name="P45">Время срабатывания (с)</text:p>
            </table:table-cell>
            <table:covered-table-cell/>
            <table:covered-table-cell/>
            <table:covered-table-cell/>
          </table:table-row>
          <table:table-row table:style-name="Таблица16.1">
            <table:covered-table-cell/>
            <table:covered-table-cell/>
            <table:table-cell table:style-name="Таблица16.C2" table:number-columns-spanned="2" office:value-type="string">
              <text:p text:style-name="P45"><text:span text:style-name="T60">I</text:span><text:span text:style-name="T87">0</text:span>=К<text:span text:style-name="T87">0</text:span>х<text:span text:style-name="T60">I</text:span>ст</text:p>
            </table:table-cell>
            <table:covered-table-cell/>
            <table:table-cell table:style-name="Таблица16.C2" table:number-columns-spanned="2" office:value-type="string">
              <text:p text:style-name="P45"><text:span text:style-name="T89">I</text:span><text:span text:style-name="T88">1 =(К1 х </text:span><text:span text:style-name="T89">I</text:span><text:span text:style-name="T90">0</text:span><text:span text:style-name="T88">)</text:span></text:p>
            </table:table-cell>
            <table:covered-table-cell/>
            <table:table-cell table:style-name="Таблица16.C2" office:value-type="string">
              <text:p text:style-name="P111">T1(6I1)</text:p>
            </table:table-cell>
            <table:table-cell table:style-name="Таблица16.C2" office:value-type="string">
              <text:p text:style-name="P45"><text:span text:style-name="T60">I</text:span>пр</text:p>
            </table:table-cell>
            <table:table-cell table:style-name="Таблица16.C2" table:number-rows-spanned="2" office:value-type="string">
              <text:p text:style-name="P45">Допустимое</text:p>
              <text:p text:style-name="P45">(по хар-ке), сек</text:p>
            </table:table-cell>
            <table:table-cell table:style-name="Таблица16.J2" table:number-columns-spanned="3" office:value-type="string">
              <text:p text:style-name="P45">измеренное</text:p>
            </table:table-cell>
            <table:covered-table-cell/>
            <table:covered-table-cell/>
          </table:table-row>
          <table:table-row table:style-name="Таблица16.1">
            <table:covered-table-cell/>
            <table:covered-table-cell/>
            <table:table-cell table:style-name="Таблица16.C2" office:value-type="string">
              <text:p text:style-name="P45">К<text:span text:style-name="T87">0</text:span></text:p>
            </table:table-cell>
            <table:table-cell table:style-name="Таблица16.C2" office:value-type="string">
              <text:p text:style-name="P45"><text:span text:style-name="T60">I</text:span><text:span text:style-name="T87">0</text:span> (А)</text:p>
            </table:table-cell>
            <table:table-cell table:style-name="Таблица16.C2" office:value-type="string">
              <text:p text:style-name="P45">К<text:span text:style-name="T87">1</text:span></text:p>
            </table:table-cell>
            <table:table-cell table:style-name="Таблица16.C2" office:value-type="string">
              <text:p text:style-name="P45">(А)</text:p>
            </table:table-cell>
            <table:table-cell table:style-name="Таблица16.C2" office:value-type="string">
              <text:p text:style-name="P45">(сек)</text:p>
            </table:table-cell>
            <table:table-cell table:style-name="Таблица16.C2" office:value-type="string">
              <text:p text:style-name="P45"><text:span text:style-name="T60">(</text:span>А)</text:p>
            </table:table-cell>
            <table:covered-table-cell/>
            <table:table-cell table:style-name="Таблица16.C2" office:value-type="string">
              <text:p text:style-name="P45"><text:span text:style-name="T60">L</text:span>1</text:p>
            </table:table-cell>
            <table:table-cell table:style-name="Таблица16.C2" office:value-type="string">
              <text:p text:style-name="P45"><text:span text:style-name="T60">L</text:span>2</text:p>
            </table:table-cell>
            <table:table-cell table:style-name="Таблица16.J2" office:value-type="string">
              <text:p text:style-name="P45"><text:span text:style-name="T60">L</text:span>3</text:p>
            </table:table-cell>
          </table:table-row>
          <table:table-row table:style-name="Таблица16.1">
            <table:table-cell table:style-name="Таблица16.A4" office:value-type="string">
              <text:p text:style-name="P45">1</text:p>
            </table:table-cell>
            <table:table-cell table:style-name="Таблица16.B4" office:value-type="string">
              <text:p text:style-name="P415">2</text:p>
            </table:table-cell>
            <table:table-cell table:style-name="Таблица16.B4" office:value-type="string">
              <text:p text:style-name="P415">3</text:p>
            </table:table-cell>
            <table:table-cell table:style-name="Таблица16.B4" office:value-type="string">
              <text:p text:style-name="P415">4</text:p>
            </table:table-cell>
            <table:table-cell table:style-name="Таблица16.B4" office:value-type="string">
              <text:p text:style-name="P45">5</text:p>
            </table:table-cell>
            <table:table-cell table:style-name="Таблица16.B4" office:value-type="string">
              <text:p text:style-name="P45">6</text:p>
            </table:table-cell>
            <table:table-cell table:style-name="Таблица16.B4" office:value-type="string">
              <text:p text:style-name="P45">7</text:p>
            </table:table-cell>
            <table:table-cell table:style-name="Таблица16.B4" office:value-type="string">
              <text:p text:style-name="P45">8</text:p>
            </table:table-cell>
            <table:table-cell table:style-name="Таблица16.B4" office:value-type="string">
              <text:p text:style-name="P45">9</text:p>
            </table:table-cell>
            <table:table-cell table:style-name="Таблица16.B4" office:value-type="string">
              <text:p text:style-name="P45">10</text:p>
            </table:table-cell>
            <table:table-cell table:style-name="Таблица16.B4" office:value-type="string">
              <text:p text:style-name="P45">11</text:p>
            </table:table-cell>
            <table:table-cell table:style-name="Таблица16.L4" office:value-type="string">
              <text:p text:style-name="P45">12</text:p>
            </table:table-cell>
          </table:table-row>
        </table:table-header-rows>
        <table:table-row table:style-name="Таблица16.1">
          <table:table-cell table:style-name="Таблица16.A1" office:value-type="string">
            <text:p text:style-name="P116">Q1</text:p>
          </table:table-cell>
          <table:table-cell table:style-name="Таблица16.B1" office:value-type="string">
            <text:p text:style-name="P116">Hyundai HIAN 20</text:p>
          </table:table-cell>
          <table:table-cell table:style-name="Таблица16.B1" office:value-type="string">
            <text:p text:style-name="P60">0,5</text:p>
          </table:table-cell>
          <table:table-cell table:style-name="Таблица16.B1" office:value-type="string">
            <text:p text:style-name="P60">1000</text:p>
          </table:table-cell>
          <table:table-cell table:style-name="Таблица16.B1" office:value-type="string">
            <text:p text:style-name="P45">0,8</text:p>
          </table:table-cell>
          <table:table-cell table:style-name="Таблица16.B1" office:value-type="string">
            <text:p text:style-name="P45">800</text:p>
          </table:table-cell>
          <table:table-cell table:style-name="Таблица16.B1" office:value-type="string">
            <text:p text:style-name="P45">2,5</text:p>
          </table:table-cell>
          <table:table-cell table:style-name="Таблица16.B1" office:value-type="string">
            <text:p text:style-name="P45"><text:span text:style-name="T86">27 мая 2015</text:span> г.</text:p>
          </table:table-cell>
          <table:table-cell table:style-name="Таблица16.B1" office:value-type="string">
            <text:p text:style-name="P45"><text:span text:style-name="T86">27 мая 2016</text:span> г.</text:p>
          </table:table-cell>
          <table:table-cell table:style-name="Таблица16.B1" office:value-type="string">
            <text:p text:style-name="P45">ВТБ 016-14</text:p>
          </table:table-cell>
          <table:table-cell table:style-name="Таблица16.B1" office:value-type="string">
            <text:p text:style-name="P45">9,6</text:p>
          </table:table-cell>
          <table:table-cell table:style-name="Таблица16.I1" office:value-type="string">
            <text:p text:style-name="P45">9,6</text:p>
          </table:table-cell>
        </table:table-row>
        <table:table-row table:style-name="Таблица16.1">
          <table:table-cell table:style-name="Таблица16.A6" office:value-type="string">
            <text:p text:style-name="P3"><text:span text:style-name="T64">QF</text:span><text:span text:style-name="T58">1.1</text:span></text:p>
          </table:table-cell>
          <table:table-cell table:style-name="Таблица16.C2" office:value-type="string">
            <text:p text:style-name="P3"><text:span text:style-name="T64">Hyundai</text:span><text:span text:style-name="T58"> </text:span><text:span text:style-name="T64">MCCB</text:span><text:span text:style-name="T58"> </text:span><text:span text:style-name="T64">HiBS </text:span><text:span text:style-name="T58">400 </text:span><text:span text:style-name="T64">NE</text:span></text:p>
          </table:table-cell>
          <table:table-cell table:style-name="Таблица16.C2" office:value-type="string">
            <text:p text:style-name="P60">0,63</text:p>
          </table:table-cell>
          <table:table-cell table:style-name="Таблица16.C2" office:value-type="string">
            <text:p text:style-name="P60">252</text:p>
          </table:table-cell>
          <table:table-cell table:style-name="Таблица16.C2" office:value-type="string">
            <text:p text:style-name="P45">0,8</text:p>
          </table:table-cell>
          <table:table-cell table:style-name="Таблица16.C2" office:value-type="string">
            <text:p text:style-name="P45">201,6</text:p>
          </table:table-cell>
          <table:table-cell table:style-name="Таблица16.C2" office:value-type="string">
            <text:p text:style-name="P45">5</text:p>
          </table:table-cell>
          <table:table-cell table:style-name="Таблица16.C2" office:value-type="string">
            <text:p text:style-name="P45">600</text:p>
          </table:table-cell>
          <table:table-cell table:style-name="Таблица16.C2" office:value-type="string">
            <text:p text:style-name="P45">16-20</text:p>
          </table:table-cell>
          <table:table-cell table:style-name="Таблица16.C2" office:value-type="string">
            <text:p text:style-name="P45">18,7</text:p>
          </table:table-cell>
          <table:table-cell table:style-name="Таблица16.C2" office:value-type="string">
            <text:p text:style-name="P45">18,7</text:p>
          </table:table-cell>
          <table:table-cell table:style-name="Таблица16.J2" office:value-type="string">
            <text:p text:style-name="P45">18,7</text:p>
          </table:table-cell>
        </table:table-row>
      </table:table>
      <text:p text:style-name="P148"/>
      <text:p text:style-name="P145"/>
      <text:p text:style-name="P171"><text:span text:style-name="T37">в зоне токов короткого замыкания с задержкой срабатывания (уставка </text:span><text:span text:style-name="T61">STD</text:span><text:span text:style-name="T37">)</text:span></text:p>
      <text:p text:style-name="P148"><text:s/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 table:number-columns-repeated="2"/>
        <table:table-column table:style-name="Таблица17.H"/>
        <table:table-column table:style-name="Таблица17.I" table:number-columns-repeated="2"/>
        <table:table-column table:style-name="Таблица17.K"/>
        <table:table-header-rows>
          <text:soft-page-break/>
          <table:table-row table:style-name="Таблица17.1">
            <table:table-cell table:style-name="Таблица17.A1" table:number-rows-spanned="2" office:value-type="string">
              <text:p text:style-name="P45">№№</text:p>
              <text:p text:style-name="P45">п.п.</text:p>
            </table:table-cell>
            <table:table-cell table:style-name="Таблица17.B1" table:number-rows-spanned="2" office:value-type="string">
              <text:p text:style-name="P30"/>
              <text:p text:style-name="P45">Тип автоматического выключателя</text:p>
            </table:table-cell>
            <table:table-cell table:style-name="Таблица17.B1" office:value-type="string">
              <text:p text:style-name="P45">Уставка по времени</text:p>
              <text:p text:style-name="P45"/>
            </table:table-cell>
            <table:table-cell table:style-name="Таблица17.B1" table:number-columns-spanned="2" office:value-type="string">
              <text:p text:style-name="P45">Уставки по току <text:s/>-</text:p>
              <text:p text:style-name="P45"><text:span text:style-name="T60">I</text:span>2 =(К<text:span text:style-name="T87">2</text:span> х <text:span text:style-name="T60">I</text:span><text:span text:style-name="T87">1</text:span>)</text:p>
            </table:table-cell>
            <table:covered-table-cell/>
            <table:table-cell table:style-name="Таблица17.B1" table:number-columns-spanned="3" office:value-type="string">
              <text:p text:style-name="P45">Ток прогрузки (А)</text:p>
            </table:table-cell>
            <table:covered-table-cell/>
            <table:covered-table-cell/>
            <table:table-cell table:style-name="Таблица17.I1" table:number-columns-spanned="3" office:value-type="string">
              <text:p text:style-name="P45">Время срабатывания, сек</text:p>
            </table:table-cell>
            <table:covered-table-cell/>
            <table:covered-table-cell/>
          </table:table-row>
          <table:table-row table:style-name="Таблица17.2">
            <table:covered-table-cell/>
            <table:covered-table-cell/>
            <table:table-cell table:style-name="Таблица17.C2" office:value-type="string">
              <text:p text:style-name="P45"><text:span text:style-name="T60">T</text:span><text:span text:style-name="T87">2</text:span> (сек)</text:p>
            </table:table-cell>
            <table:table-cell table:style-name="Таблица17.C2" office:value-type="string">
              <text:p text:style-name="P45">К<text:span text:style-name="T87">2</text:span></text:p>
            </table:table-cell>
            <table:table-cell table:style-name="Таблица17.C2" office:value-type="string">
              <text:p text:style-name="P45"><text:span text:style-name="T60">I</text:span><text:span text:style-name="T87">2</text:span> (А)</text:p>
            </table:table-cell>
            <table:table-cell table:style-name="Таблица17.C2" office:value-type="string">
              <text:p text:style-name="P45"><text:span text:style-name="T60">L</text:span>1</text:p>
            </table:table-cell>
            <table:table-cell table:style-name="Таблица17.C2" office:value-type="string">
              <text:p text:style-name="P111">L2</text:p>
            </table:table-cell>
            <table:table-cell table:style-name="Таблица17.C2" office:value-type="string">
              <text:p text:style-name="P111">L3</text:p>
            </table:table-cell>
            <table:table-cell table:style-name="Таблица17.C2" office:value-type="string">
              <text:p text:style-name="P111">L1</text:p>
            </table:table-cell>
            <table:table-cell table:style-name="Таблица17.C2" office:value-type="string">
              <text:p text:style-name="P111">L2</text:p>
            </table:table-cell>
            <table:table-cell table:style-name="Таблица17.K2" office:value-type="string">
              <text:p text:style-name="P111">L3</text:p>
            </table:table-cell>
          </table:table-row>
          <table:table-row table:style-name="Таблица17.1">
            <table:table-cell table:style-name="Таблица17.A3" office:value-type="string">
              <text:p text:style-name="P111">1</text:p>
            </table:table-cell>
            <table:table-cell table:style-name="Таблица17.B3" office:value-type="string">
              <text:p text:style-name="P45">2</text:p>
            </table:table-cell>
            <table:table-cell table:style-name="Таблица17.B3" office:value-type="string">
              <text:p text:style-name="P45">3</text:p>
            </table:table-cell>
            <table:table-cell table:style-name="Таблица17.B3" office:value-type="string">
              <text:p text:style-name="P45">4</text:p>
            </table:table-cell>
            <table:table-cell table:style-name="Таблица17.B3" office:value-type="string">
              <text:p text:style-name="P45">5</text:p>
            </table:table-cell>
            <table:table-cell table:style-name="Таблица17.B3" office:value-type="string">
              <text:p text:style-name="P45">6</text:p>
            </table:table-cell>
            <table:table-cell table:style-name="Таблица17.B3" office:value-type="string">
              <text:p text:style-name="P45">7</text:p>
            </table:table-cell>
            <table:table-cell table:style-name="Таблица17.B3" office:value-type="string">
              <text:p text:style-name="P111">8</text:p>
            </table:table-cell>
            <table:table-cell table:style-name="Таблица17.B3" office:value-type="string">
              <text:p text:style-name="P45">9</text:p>
            </table:table-cell>
            <table:table-cell table:style-name="Таблица17.B3" office:value-type="string">
              <text:p text:style-name="P45">10</text:p>
            </table:table-cell>
            <table:table-cell table:style-name="Таблица17.K3" office:value-type="string">
              <text:p text:style-name="P45">11</text:p>
            </table:table-cell>
          </table:table-row>
        </table:table-header-rows>
        <table:table-row table:style-name="Таблица17.1">
          <table:table-cell table:style-name="Таблица17.A1" office:value-type="string">
            <text:p text:style-name="P116"/>
          </table:table-cell>
          <table:table-cell table:style-name="Таблица17.B1" office:value-type="string">
            <text:p text:style-name="P116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B1" office:value-type="string">
            <text:p text:style-name="P45"/>
          </table:table-cell>
          <table:table-cell table:style-name="Таблица17.I1" office:value-type="string">
            <text:p text:style-name="P45"/>
          </table:table-cell>
        </table:table-row>
        <table:table-row table:style-name="Таблица17.1">
          <table:table-cell table:style-name="Таблица17.A5" office:value-type="string">
            <text:p text:style-name="P4"/>
          </table:table-cell>
          <table:table-cell table:style-name="Таблица17.C2" office:value-type="string">
            <text:p text:style-name="P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C2" office:value-type="string">
            <text:p text:style-name="P45"/>
          </table:table-cell>
          <table:table-cell table:style-name="Таблица17.K2" office:value-type="string">
            <text:p text:style-name="P45"/>
          </table:table-cell>
        </table:table-row>
      </table:table>
      <text:p text:style-name="P165"/>
      <text:p text:style-name="P171"><text:span text:style-name="T37">в зоне токов короткого замыкания мгновенного действия (уставка </text:span><text:span text:style-name="T61">INST</text:span><text:span text:style-name="T37">)</text:span></text:p>
      <text:p text:style-name="P148"><text:s/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 table:number-columns-repeated="2"/>
        <table:table-column table:style-name="Таблица18.E"/>
        <table:table-column table:style-name="Таблица18.J" table:number-columns-repeated="2"/>
        <table:table-column table:style-name="Таблица18.L"/>
        <table:table-header-rows>
          <table:table-row table:style-name="Таблица18.1">
            <table:table-cell table:style-name="Таблица18.A1" table:number-rows-spanned="2" office:value-type="string">
              <text:p text:style-name="P45">№№</text:p>
              <text:p text:style-name="P45">п.п.</text:p>
            </table:table-cell>
            <table:table-cell table:style-name="Таблица18.B1" table:number-rows-spanned="2" office:value-type="string">
              <text:p text:style-name="P30"/>
              <text:p text:style-name="P45">Тип автоматического выключателя</text:p>
            </table:table-cell>
            <table:table-cell table:style-name="Таблица18.B1" table:number-columns-spanned="2" office:value-type="string">
              <text:p text:style-name="P45">Уставки по току</text:p>
              <text:p text:style-name="P45"><text:span text:style-name="T60">I</text:span>3 =(К<text:span text:style-name="T87">3</text:span> х <text:span text:style-name="T60">I</text:span><text:span text:style-name="T87">ст</text:span>)</text:p>
            </table:table-cell>
            <table:covered-table-cell/>
            <table:table-cell table:style-name="Таблица18.B1" office:value-type="string">
              <text:p text:style-name="P45">Испытательный ток несрабатывания</text:p>
            </table:table-cell>
            <table:table-cell table:style-name="Таблица18.B1" table:number-columns-spanned="3" office:value-type="string">
              <text:p text:style-name="P45">Реакция расцепителя (+/-)</text:p>
            </table:table-cell>
            <table:covered-table-cell/>
            <table:covered-table-cell/>
            <table:table-cell table:style-name="Таблица18.B1" office:value-type="string">
              <text:p text:style-name="P45">Испытательный ток срабатывания (А).</text:p>
            </table:table-cell>
            <table:table-cell table:style-name="Таблица18.J1" table:number-columns-spanned="3" office:value-type="string">
              <text:p text:style-name="P45">Реакция расцепителя (+/-)</text:p>
            </table:table-cell>
            <table:covered-table-cell/>
            <table:covered-table-cell/>
          </table:table-row>
          <table:table-row table:style-name="Таблица18.1">
            <table:covered-table-cell/>
            <table:covered-table-cell/>
            <table:table-cell table:style-name="Таблица18.C2" office:value-type="string">
              <text:p text:style-name="P45">К<text:span text:style-name="T87">3</text:span></text:p>
            </table:table-cell>
            <table:table-cell table:style-name="Таблица18.C2" office:value-type="string">
              <text:p text:style-name="P45"><text:span text:style-name="T60">I</text:span><text:span text:style-name="T87">3</text:span> (А)</text:p>
            </table:table-cell>
            <table:table-cell table:style-name="Таблица18.C2" office:value-type="string">
              <text:p text:style-name="P45"><text:span text:style-name="T60">(</text:span>А)</text:p>
            </table:table-cell>
            <table:table-cell table:style-name="Таблица18.C2" office:value-type="string">
              <text:p text:style-name="P111">L1</text:p>
            </table:table-cell>
            <table:table-cell table:style-name="Таблица18.C2" office:value-type="string">
              <text:p text:style-name="P111">L2</text:p>
            </table:table-cell>
            <table:table-cell table:style-name="Таблица18.C2" office:value-type="string">
              <text:p text:style-name="P111">L3</text:p>
            </table:table-cell>
            <table:table-cell table:style-name="Таблица18.C2" office:value-type="string">
              <text:p text:style-name="P45">(А)</text:p>
            </table:table-cell>
            <table:table-cell table:style-name="Таблица18.C2" office:value-type="string">
              <text:p text:style-name="P111">L1</text:p>
            </table:table-cell>
            <table:table-cell table:style-name="Таблица18.C2" office:value-type="string">
              <text:p text:style-name="P111">L2</text:p>
            </table:table-cell>
            <table:table-cell table:style-name="Таблица18.L2" office:value-type="string">
              <text:p text:style-name="P111">L3</text:p>
            </table:table-cell>
          </table:table-row>
        </table:table-header-rows>
        <table:table-row table:style-name="Таблица18.1">
          <table:table-cell table:style-name="Таблица18.A1" office:value-type="string">
            <text:p text:style-name="P116">Q1</text:p>
          </table:table-cell>
          <table:table-cell table:style-name="Таблица18.B1" office:value-type="string">
            <text:p text:style-name="P116">Hyundai HIAN 20</text:p>
          </table:table-cell>
          <table:table-cell table:style-name="Таблица18.B1" office:value-type="string">
            <text:p text:style-name="P45">0,5х4х<text:span text:style-name="T60">I</text:span>ст</text:p>
          </table:table-cell>
          <table:table-cell table:style-name="Таблица18.B1" office:value-type="string">
            <text:p text:style-name="P45">4000</text:p>
          </table:table-cell>
          <table:table-cell table:style-name="Таблица18.B1" office:value-type="string">
            <text:p text:style-name="P45">3200</text:p>
          </table:table-cell>
          <table:table-cell table:style-name="Таблица18.B1" office:value-type="string">
            <text:p text:style-name="P45">-</text:p>
          </table:table-cell>
          <table:table-cell table:style-name="Таблица18.B1" office:value-type="string">
            <text:p text:style-name="P45">-</text:p>
          </table:table-cell>
          <table:table-cell table:style-name="Таблица18.B1" office:value-type="string">
            <text:p text:style-name="P45">-</text:p>
          </table:table-cell>
          <table:table-cell table:style-name="Таблица18.B1" office:value-type="string">
            <text:p text:style-name="P45">4800</text:p>
          </table:table-cell>
          <table:table-cell table:style-name="Таблица18.B1" office:value-type="string">
            <text:p text:style-name="P45">+</text:p>
          </table:table-cell>
          <table:table-cell table:style-name="Таблица18.B1" office:value-type="string">
            <text:p text:style-name="P45">+</text:p>
          </table:table-cell>
          <table:table-cell table:style-name="Таблица18.J1" office:value-type="string">
            <text:p text:style-name="P45">+</text:p>
          </table:table-cell>
        </table:table-row>
        <table:table-row table:style-name="Таблица18.1">
          <table:table-cell table:style-name="Таблица18.A4" office:value-type="string">
            <text:p text:style-name="P3"><text:span text:style-name="T64">QF</text:span><text:span text:style-name="T58">1.1</text:span></text:p>
          </table:table-cell>
          <table:table-cell table:style-name="Таблица18.B4" office:value-type="string">
            <text:p text:style-name="P3"><text:span text:style-name="T64">Hyundai</text:span><text:span text:style-name="T58"> </text:span><text:span text:style-name="T64">MCCB</text:span><text:span text:style-name="T58"> </text:span><text:span text:style-name="T64">HiBS </text:span><text:span text:style-name="T58">400 </text:span><text:span text:style-name="T64">NE</text:span></text:p>
          </table:table-cell>
          <table:table-cell table:style-name="Таблица18.B4" office:value-type="string">
            <text:p text:style-name="P45">10,0</text:p>
          </table:table-cell>
          <table:table-cell table:style-name="Таблица18.B4" office:value-type="string">
            <text:p text:style-name="P45">4000</text:p>
          </table:table-cell>
          <table:table-cell table:style-name="Таблица18.B4" office:value-type="string">
            <text:p text:style-name="P45">3200</text:p>
          </table:table-cell>
          <table:table-cell table:style-name="Таблица18.B4" office:value-type="string">
            <text:p text:style-name="P45">-</text:p>
          </table:table-cell>
          <table:table-cell table:style-name="Таблица18.B4" office:value-type="string">
            <text:p text:style-name="P45">-</text:p>
          </table:table-cell>
          <table:table-cell table:style-name="Таблица18.B4" office:value-type="string">
            <text:p text:style-name="P45">-</text:p>
          </table:table-cell>
          <table:table-cell table:style-name="Таблица18.B4" office:value-type="string">
            <text:p text:style-name="P45">4800</text:p>
          </table:table-cell>
          <table:table-cell table:style-name="Таблица18.B4" office:value-type="string">
            <text:p text:style-name="P45">+</text:p>
          </table:table-cell>
          <table:table-cell table:style-name="Таблица18.B4" office:value-type="string">
            <text:p text:style-name="P45">+</text:p>
          </table:table-cell>
          <table:table-cell table:style-name="Таблица18.L4" office:value-type="string">
            <text:p text:style-name="P45">+</text:p>
          </table:table-cell>
        </table:table-row>
        <table:table-row table:style-name="Таблица18.1">
          <table:table-cell table:style-name="Таблица18.A5" office:value-type="string">
            <text:p text:style-name="P3"/>
          </table:table-cell>
          <table:table-cell table:style-name="Таблица18.B5" office:value-type="string">
            <text:p text:style-name="P3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L5" office:value-type="string">
            <text:p text:style-name="P45"/>
          </table:table-cell>
        </table:table-row>
        <table:table-row table:style-name="Таблица18.1">
          <table:table-cell table:style-name="Таблица18.A5" office:value-type="string">
            <text:p text:style-name="P3"/>
          </table:table-cell>
          <table:table-cell table:style-name="Таблица18.B5" office:value-type="string">
            <text:p text:style-name="P3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L5" office:value-type="string">
            <text:p text:style-name="P45"/>
          </table:table-cell>
        </table:table-row>
        <table:table-row table:style-name="Таблица18.1">
          <table:table-cell table:style-name="Таблица18.A5" office:value-type="string">
            <text:p text:style-name="P3"/>
          </table:table-cell>
          <table:table-cell table:style-name="Таблица18.B5" office:value-type="string">
            <text:p text:style-name="P3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B5" office:value-type="string">
            <text:p text:style-name="P45"/>
          </table:table-cell>
          <table:table-cell table:style-name="Таблица18.L5" office:value-type="string">
            <text:p text:style-name="P45"/>
          </table:table-cell>
        </table:table-row>
      </table:table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><text:soft-page-break/></text:p>
      <text:p text:style-name="P359">3.Измерения проведены приборами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column table:style-name="Таблица19.H"/>
        <table:table-column table:style-name="Таблица19.I"/>
        <table:table-row table:style-name="Таблица19.1">
          <table:table-cell table:style-name="Таблица19.A1" table:number-rows-spanned="2" office:value-type="string">
            <text:p text:style-name="P45">№</text:p>
            <text:p text:style-name="P45">п/п</text:p>
          </table:table-cell>
          <table:table-cell table:style-name="Таблица19.B1" table:number-rows-spanned="2" office:value-type="string">
            <text:p text:style-name="P30"/>
            <text:p text:style-name="P45">Тип</text:p>
          </table:table-cell>
          <table:table-cell table:style-name="Таблица19.B1" table:number-rows-spanned="2" office:value-type="string">
            <text:p text:style-name="P30"/>
            <text:p text:style-name="P45">Заводской номер</text:p>
          </table:table-cell>
          <table:table-cell table:style-name="Таблица19.B1" table:number-columns-spanned="2" office:value-type="string">
            <text:p text:style-name="P45">Метрологические характеристики</text:p>
          </table:table-cell>
          <table:covered-table-cell/>
          <table:table-cell table:style-name="Таблица19.B1" table:number-columns-spanned="2" office:value-type="string">
            <text:p text:style-name="P45">Дата поверки</text:p>
          </table:table-cell>
          <table:covered-table-cell/>
          <table:table-cell table:style-name="Таблица19.B1" table:number-rows-spanned="2" office:value-type="string">
            <text:p text:style-name="P30"/>
            <text:p text:style-name="P45">№ аттестата </text:p>
            <text:p text:style-name="P45">(свидетельства)</text:p>
          </table:table-cell>
          <table:table-cell table:style-name="Таблица19.I1" table:number-rows-spanned="2" office:value-type="string">
            <text:p text:style-name="P45">Орган государственной. метрологической службы, проводивший поверку</text:p>
          </table:table-cell>
        </table:table-row>
        <table:table-row table:style-name="Таблица19.1">
          <table:covered-table-cell/>
          <table:covered-table-cell/>
          <table:covered-table-cell/>
          <table:table-cell table:style-name="Таблица19.D2" office:value-type="string">
            <text:p text:style-name="P45">Диапазон измерения</text:p>
          </table:table-cell>
          <table:table-cell table:style-name="Таблица19.D2" office:value-type="string">
            <text:p text:style-name="P45">Класс точности</text:p>
          </table:table-cell>
          <table:table-cell table:style-name="Таблица19.D2" office:value-type="string">
            <text:p text:style-name="P45"><text:span text:style-name="T86">п</text:span>оследняя</text:p>
          </table:table-cell>
          <table:table-cell table:style-name="Таблица19.D2" office:value-type="string">
            <text:p text:style-name="P45">очередная</text:p>
          </table:table-cell>
          <table:covered-table-cell/>
          <table:covered-table-cell/>
        </table:table-row>
        <table:table-row table:style-name="Таблица19.3">
          <table:table-cell table:style-name="Таблица19.A3" office:value-type="string">
            <text:p text:style-name="P194">1.</text:p>
          </table:table-cell>
          <table:table-cell table:style-name="Таблица19.B3" office:value-type="string">
            <text:p text:style-name="P194">Устройство проверки токовых расцепителей автоматических выключателей УПТР-2МЦ</text:p>
          </table:table-cell>
          <table:table-cell table:style-name="Таблица19.B3" office:value-type="string">
            <text:p text:style-name="P194">201.06.05</text:p>
          </table:table-cell>
          <table:table-cell table:style-name="Таблица19.B3" office:value-type="string">
            <text:p text:style-name="P194">0-12000 А</text:p>
          </table:table-cell>
          <table:table-cell table:style-name="Таблица19.B3" office:value-type="string">
            <text:p text:style-name="P194">10,00%</text:p>
          </table:table-cell>
          <table:table-cell table:style-name="Таблица19.B3" office:value-type="string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table:style-name="Таблица19.B3" office:value-type="string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table:style-name="Таблица19.B3" office:value-type="string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table:style-name="Таблица19.I3" office:value-type="string">
            <text:p text:style-name="P194">ФГУП «ВНИИМС»</text:p>
          </table:table-cell>
        </table:table-row>
        <table:table-row table:style-name="Таблица19.3">
          <table:table-cell table:style-name="Таблица19.A4" office:value-type="string">
            <text:p text:style-name="P194">2.</text:p>
          </table:table-cell>
          <table:table-cell table:style-name="Таблица19.B4" office:value-type="string">
            <text:p text:style-name="P189">Цифровой термогигрометр <text:span text:style-name="T60">Center</text:span>-310</text:p>
          </table:table-cell>
          <table:table-cell table:style-name="Таблица19.B4" office:value-type="string">
            <text:p text:style-name="P195">050310914</text:p>
          </table:table-cell>
          <table:table-cell table:style-name="Таблица19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19.B4" office:value-type="string">
            <text:p text:style-name="P195">0,8%, 2,5%</text:p>
          </table:table-cell>
          <table:table-cell table:style-name="Таблица19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19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19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19.I4" office:value-type="string">
            <text:p text:style-name="P189">Ростест-Москва</text:p>
          </table:table-cell>
        </table:table-row>
        <table:table-row table:style-name="Таблица19.3">
          <table:table-cell table:style-name="Таблица19.A5" office:value-type="string">
            <text:p text:style-name="P194">3.</text:p>
          </table:table-cell>
          <table:table-cell table:style-name="Таблица19.B5" office:value-type="string">
            <text:p text:style-name="P194">Барометр-анероид БКСН7Т</text:p>
          </table:table-cell>
          <table:table-cell table:style-name="Таблица19.B5" office:value-type="string">
            <text:p text:style-name="P194">36</text:p>
          </table:table-cell>
          <table:table-cell table:style-name="Таблица19.B5" office:value-type="string">
            <text:p text:style-name="P194">от 700 мм рт.ст. до 800 мм рт. ст.</text:p>
          </table:table-cell>
          <table:table-cell table:style-name="Таблица19.B5" office:value-type="string">
            <text:p text:style-name="P194">3</text:p>
          </table:table-cell>
          <table:table-cell table:style-name="Таблица19.B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19.B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19.B5" office:value-type="string">
            <text:p text:style-name="P194">0275474</text:p>
          </table:table-cell>
          <table:table-cell table:style-name="Таблица19.I5" office:value-type="string">
            <text:p text:style-name="P194">Ростест-Москва</text:p>
          </table:table-cell>
        </table:table-row>
      </table:table>
      <text:p text:style-name="P137"/>
      <text:p text:style-name="P402"><text:bookmark-start text:name="__DdeLink__34866_1433290591"/><text:span text:style-name="T23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02"><text:span text:style-name="T36"><text:s/>Заключение: </text:span><text:span text:style-name="T44">автоматические выключатели пригодны к эксплуатации.</text:span><text:bookmark-end text:name="__DdeLink__34866_1433290591"/></text:p>
      <text:p text:style-name="P314"/>
      <text:p text:style-name="P176"/>
      <text:p text:style-name="P176"><text:span text:style-name="T36">Испытания провели: </text:span><text:span text:style-name="T43">Техник-испытатель</text:span> <text:s text:c="22"/>____________________ <text:s text:c="29"/><text:span text:style-name="T43">Савин М.А.</text:span></text:p>
      <text:p text:style-name="P176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2"><text:s text:c="14"/><text:span text:style-name="T43">Рук.электролаборатории</text:span> <text:s text:c="15"/>____________________ <text:s text:c="29"/><text:span text:style-name="T43">Дурнов А.С.</text:span></text:p>
      <text:p text:style-name="P176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176"/>
      <text:p text:style-name="P176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176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6"/>
      <text:p text:style-name="P176"/>
      <text:p text:style-name="P45">Частичная или полная перепечатка и размножение только с разрешения испытательной лаборатории.</text:p>
      <text:p text:style-name="P45">Исправления не допускаются.</text:p>
      <text:p text:style-name="P45">Протокол распространяется только на элементы электроустановки, подвергнутые испытанием.</text:p>
      <text:section text:style-name="Sect2" text:name="Раздел10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h text:style-name="P454" text:outline-level="1"><text:bookmark-start text:name="__RefHeading__30579_697036123"/><text:span text:style-name="T110"><text:s text:c="168"/></text:span><text:span text:style-name="T5">тестирования автоматических выключателей напряжением до 1000 В с электронными расцепителями</text:span><text:bookmark-end text:name="__RefHeading__30579_697036123"/></text:h>
      <text:p text:style-name="P347"><text:s/><text:span text:style-name="T20">Климатические условия при проведении измерений</text:span></text:p>
      <text:p text:style-name="P332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40">Цель измерений (испытаний)</text:p>
      <text:p text:style-name="P46"><text:span text:style-name="T50">ццц</text:span> </text:p>
      <text:p text:style-name="P130">(приёмо-сдаточные, сличительные, контрольные испытания, эксплуатационные, для целей сертификации) </text:p>
      <text:p text:style-name="P11">Нормативные и технические документы, на соответствие требованиям которых проведены измерения (испытания):</text:p>
      <text:p text:style-name="P86">1.8.37 пп..3.1</text:p>
      <text:p text:style-name="P138"/>
      <text:list xml:id="list133301425287620" text:continue-numbering="true" text:style-name="WW8Num9">
        <text:list-header>
          <text:p text:style-name="P473"><text:span text:style-name="T93">1. </text:span>Паспортные данные автоматических выключателей:</text:p>
        </text:list-header>
      </text:list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C"/>
        <table:table-column table:style-name="Таблица20.H"/>
        <table:table-column table:style-name="Таблица20.I" table:number-columns-repeated="3"/>
        <table:table-column table:style-name="Таблица20.L"/>
        <table:table-header-rows>
          <table:table-row table:style-name="Таблица20.1">
            <table:table-cell table:style-name="Таблица20.A1" table:number-rows-spanned="3" office:value-type="string">
              <text:p text:style-name="P46">№№</text:p>
              <text:p text:style-name="P46">п.п.</text:p>
            </table:table-cell>
            <table:table-cell table:style-name="Таблица20.B1" table:number-rows-spanned="3" office:value-type="string">
              <text:p text:style-name="P46">Место установки, назначение</text:p>
            </table:table-cell>
            <table:table-cell table:style-name="Таблица20.B1" table:number-rows-spanned="3" office:value-type="string">
              <text:p text:style-name="P46">Тип</text:p>
            </table:table-cell>
            <table:table-cell table:style-name="Таблица20.B1" table:number-columns-spanned="2" office:value-type="string">
              <text:p text:style-name="P46">Главная цепь</text:p>
            </table:table-cell>
            <table:covered-table-cell/>
            <table:table-cell table:style-name="Таблица20.B1" table:number-columns-spanned="3" office:value-type="string">
              <text:p text:style-name="P46">Напряжение расцепителей (В)</text:p>
            </table:table-cell>
            <table:covered-table-cell/>
            <table:covered-table-cell/>
            <table:table-cell table:style-name="Таблица20.B1" table:number-columns-spanned="2" office:value-type="string">
              <text:p text:style-name="P46">Электр. блока</text:p>
            </table:table-cell>
            <table:covered-table-cell/>
            <table:table-cell table:style-name="Таблица20.K1" table:number-columns-spanned="2" office:value-type="string">
              <text:p text:style-name="P46">Привод</text:p>
            </table:table-cell>
            <table:covered-table-cell/>
          </table:table-row>
          <table:table-row table:style-name="Таблица20.2">
            <table:covered-table-cell/>
            <table:covered-table-cell/>
            <table:covered-table-cell/>
            <table:table-cell table:style-name="Таблица20.D2" table:number-rows-spanned="2" office:value-type="string">
              <text:p text:style-name="P46">Номин.</text:p>
              <text:p text:style-name="P46"><text:span text:style-name="T60">U</text:span> (В)</text:p>
            </table:table-cell>
            <table:table-cell table:style-name="Таблица20.D2" table:number-rows-spanned="2" office:value-type="string">
              <text:p text:style-name="P46">Номин.</text:p>
              <text:p text:style-name="P46"><text:span text:style-name="T60">I</text:span>(А)</text:p>
            </table:table-cell>
            <table:table-cell table:style-name="Таблица20.D2" table:number-rows-spanned="2" office:value-type="string">
              <text:p text:style-name="P46">Независи-мого</text:p>
            </table:table-cell>
            <table:table-cell table:style-name="Таблица20.D2" table:number-rows-spanned="2" office:value-type="string">
              <text:p text:style-name="P46">Нулев.</text:p>
            </table:table-cell>
            <table:table-cell table:style-name="Таблица20.D2" table:number-rows-spanned="2" office:value-type="string">
              <text:p text:style-name="P46">Миним.</text:p>
            </table:table-cell>
            <table:table-cell table:style-name="Таблица20.D2" table:number-rows-spanned="2" office:value-type="string">
              <text:p text:style-name="P46">Тип</text:p>
            </table:table-cell>
            <table:table-cell table:style-name="Таблица20.D2" table:number-rows-spanned="2" office:value-type="string">
              <text:p text:style-name="P46">Номин.</text:p>
              <text:p text:style-name="P46"><text:span text:style-name="T60">I</text:span>(А)</text:p>
            </table:table-cell>
            <table:table-cell table:style-name="Таблица20.D2" table:number-rows-spanned="2" office:value-type="string">
              <text:p text:style-name="P46">Тип</text:p>
            </table:table-cell>
            <table:table-cell table:style-name="Таблица20.L2" table:number-rows-spanned="2" office:value-type="string">
              <text:p text:style-name="P46">Напр.</text:p>
              <text:p text:style-name="P46"><text:span text:style-name="T60">U</text:span>(В)</text:p>
            </table:table-cell>
          </table:table-row>
          <table:table-row table:style-name="Таблица20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0.4">
            <table:table-cell table:style-name="Таблица20.A4" office:value-type="string">
              <text:p text:style-name="P46">1</text:p>
            </table:table-cell>
            <table:table-cell table:style-name="Таблица20.B4" office:value-type="string">
              <text:p text:style-name="P46">2</text:p>
            </table:table-cell>
            <table:table-cell table:style-name="Таблица20.B4" office:value-type="string">
              <text:p text:style-name="P46">3</text:p>
            </table:table-cell>
            <table:table-cell table:style-name="Таблица20.B4" office:value-type="string">
              <text:p text:style-name="P46">4</text:p>
            </table:table-cell>
            <table:table-cell table:style-name="Таблица20.B4" office:value-type="string">
              <text:p text:style-name="P46">5</text:p>
            </table:table-cell>
            <table:table-cell table:style-name="Таблица20.B4" office:value-type="string">
              <text:p text:style-name="P46">6</text:p>
            </table:table-cell>
            <table:table-cell table:style-name="Таблица20.B4" office:value-type="string">
              <text:p text:style-name="P46">7</text:p>
            </table:table-cell>
            <table:table-cell table:style-name="Таблица20.B4" office:value-type="string">
              <text:p text:style-name="P46">8</text:p>
            </table:table-cell>
            <table:table-cell table:style-name="Таблица20.B4" office:value-type="string">
              <text:p text:style-name="P46">9</text:p>
            </table:table-cell>
            <table:table-cell table:style-name="Таблица20.B4" office:value-type="string">
              <text:p text:style-name="P46">10</text:p>
            </table:table-cell>
            <table:table-cell table:style-name="Таблица20.B4" office:value-type="string">
              <text:p text:style-name="P46">11</text:p>
            </table:table-cell>
            <table:table-cell table:style-name="Таблица20.L4" office:value-type="string">
              <text:p text:style-name="P46">12</text:p>
            </table:table-cell>
          </table:table-row>
        </table:table-header-rows>
        <table:table-row table:style-name="Таблица20.5">
          <table:table-cell table:style-name="Таблица20.A1" office:value-type="string">
            <text:p text:style-name="P373"/>
          </table:table-cell>
          <table:table-cell table:style-name="Таблица20.B1" office:value-type="string">
            <text:p text:style-name="P101">ВРУ-1. Панель АВР.</text:p>
          </table:table-cell>
          <table:table-cell table:style-name="Таблица20.C5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B1" office:value-type="string">
            <text:p text:style-name="P31"/>
          </table:table-cell>
          <table:table-cell table:style-name="Таблица20.K1" office:value-type="string">
            <text:p text:style-name="P31"/>
          </table:table-cell>
        </table:table-row>
        <table:table-row table:style-name="Таблица20.6">
          <table:table-cell table:style-name="Таблица20.A6" office:value-type="string">
            <text:p text:style-name="P372"><text:span text:style-name="T60">1</text:span>.</text:p>
          </table:table-cell>
          <table:table-cell table:style-name="Таблица20.D2" office:value-type="string">
            <text:p text:style-name="P46">Ввод №1</text:p>
          </table:table-cell>
          <table:table-cell table:style-name="Таблица20.D2" office:value-type="string">
            <text:p text:style-name="P46"><text:span text:style-name="T60">ABB</text:span> <text:span text:style-name="T60">Tmax</text:span> <text:span text:style-name="T60">T5N400</text:span></text:p>
          </table:table-cell>
          <table:table-cell table:style-name="Таблица20.D2" office:value-type="string">
            <text:p text:style-name="P46">690</text:p>
          </table:table-cell>
          <table:table-cell table:style-name="Таблица20.D2" office:value-type="string">
            <text:p text:style-name="P112">400</text:p>
          </table:table-cell>
          <table:table-cell table:style-name="Таблица20.D2" office:value-type="string">
            <text:p text:style-name="P46">----</text:p>
          </table:table-cell>
          <table:table-cell table:style-name="Таблица20.D2" office:value-type="string">
            <text:p text:style-name="P46">----</text:p>
          </table:table-cell>
          <table:table-cell table:style-name="Таблица20.D2" office:value-type="string">
            <text:p text:style-name="P46">----</text:p>
          </table:table-cell>
          <table:table-cell table:style-name="Таблица20.D2" office:value-type="string">
            <text:p text:style-name="P46"><text:span text:style-name="T60">PR</text:span>221 <text:span text:style-name="T60">DS</text:span></text:p>
          </table:table-cell>
          <table:table-cell table:style-name="Таблица20.D2" office:value-type="string">
            <text:p text:style-name="P46">400</text:p>
          </table:table-cell>
          <table:table-cell table:style-name="Таблица20.D2" office:value-type="string">
            <text:p text:style-name="P46">----</text:p>
          </table:table-cell>
          <table:table-cell table:style-name="Таблица20.L2" office:value-type="string">
            <text:p text:style-name="P46">----</text:p>
          </table:table-cell>
        </table:table-row>
        <table:table-row table:style-name="Таблица20.7">
          <table:table-cell table:style-name="Таблица20.A6" office:value-type="string">
            <text:p text:style-name="P372"><text:span text:style-name="T60">2</text:span>.</text:p>
          </table:table-cell>
          <table:table-cell table:style-name="Таблица20.D2" office:value-type="string">
            <text:p text:style-name="P46">Ввод №2</text:p>
          </table:table-cell>
          <table:table-cell table:style-name="Таблица20.D2" office:value-type="string">
            <text:p text:style-name="P46"><text:span text:style-name="T60">ABB</text:span> <text:span text:style-name="T60">Tmax T5N400</text:span></text:p>
          </table:table-cell>
          <table:table-cell table:style-name="Таблица20.D2" office:value-type="string">
            <text:p text:style-name="P112">690</text:p>
          </table:table-cell>
          <table:table-cell table:style-name="Таблица20.D2" office:value-type="string">
            <text:p text:style-name="P112">400</text:p>
          </table:table-cell>
          <table:table-cell table:style-name="Таблица20.D2" office:value-type="string">
            <text:p text:style-name="P112">----</text:p>
          </table:table-cell>
          <table:table-cell table:style-name="Таблица20.D2" office:value-type="string">
            <text:p text:style-name="P112">----</text:p>
          </table:table-cell>
          <table:table-cell table:style-name="Таблица20.D2" office:value-type="string">
            <text:p text:style-name="P112">----</text:p>
          </table:table-cell>
          <table:table-cell table:style-name="Таблица20.D2" office:value-type="string">
            <text:p text:style-name="P112">PR221 DS</text:p>
          </table:table-cell>
          <table:table-cell table:style-name="Таблица20.D2" office:value-type="string">
            <text:p text:style-name="P46">400</text:p>
          </table:table-cell>
          <table:table-cell table:style-name="Таблица20.D2" office:value-type="string">
            <text:p text:style-name="P112">----</text:p>
          </table:table-cell>
          <table:table-cell table:style-name="Таблица20.L2" office:value-type="string">
            <text:p text:style-name="P112">----</text:p>
          </table:table-cell>
        </table:table-row>
        <table:table-row table:style-name="Таблица20.8">
          <table:table-cell table:style-name="Таблица20.A6" office:value-type="string">
            <text:p text:style-name="P374"/>
          </table:table-cell>
          <table:table-cell table:style-name="Таблица20.D2" office:value-type="string">
            <text:p text:style-name="P100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L2" office:value-type="string">
            <text:p text:style-name="P108"/>
          </table:table-cell>
        </table:table-row>
        <table:table-row table:style-name="Таблица20.9">
          <table:table-cell table:style-name="Таблица20.A6" office:value-type="string">
            <text:p text:style-name="P372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L2" office:value-type="string">
            <text:p text:style-name="P112"/>
          </table:table-cell>
        </table:table-row>
        <table:table-row table:style-name="Таблица20.10">
          <table:table-cell table:style-name="Таблица20.A6" office:value-type="string">
            <text:p text:style-name="P370"/>
          </table:table-cell>
          <table:table-cell table:style-name="Таблица20.D2" office:value-type="string">
            <text:p text:style-name="P120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D2" office:value-type="string">
            <text:p text:style-name="P108"/>
          </table:table-cell>
          <table:table-cell table:style-name="Таблица20.L2" office:value-type="string">
            <text:p text:style-name="P108"/>
          </table:table-cell>
        </table:table-row>
        <table:table-row table:style-name="Таблица20.11">
          <table:table-cell table:style-name="Таблица20.A6" office:value-type="string">
            <text:p text:style-name="P372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46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112"/>
          </table:table-cell>
          <table:table-cell table:style-name="Таблица20.D2" office:value-type="string">
            <text:p text:style-name="P46"/>
          </table:table-cell>
          <table:table-cell table:style-name="Таблица20.L2" office:value-type="string">
            <text:p text:style-name="P46"/>
          </table:table-cell>
        </table:table-row>
        <table:table-row table:style-name="Таблица20.12">
          <table:table-cell table:style-name="Таблица20.A12" office:value-type="string">
            <text:p text:style-name="P372"/>
          </table:table-cell>
          <table:table-cell table:style-name="Таблица20.B12" office:value-type="string">
            <text:p text:style-name="P46"/>
          </table:table-cell>
          <table:table-cell table:style-name="Таблица20.B12" office:value-type="string">
            <text:p text:style-name="P112"/>
          </table:table-cell>
          <table:table-cell table:style-name="Таблица20.B12" office:value-type="string">
            <text:p text:style-name="P46"/>
          </table:table-cell>
          <table:table-cell table:style-name="Таблица20.B12" office:value-type="string">
            <text:p text:style-name="P112"/>
          </table:table-cell>
          <table:table-cell table:style-name="Таблица20.B12" office:value-type="string">
            <text:p text:style-name="P46"/>
          </table:table-cell>
          <table:table-cell table:style-name="Таблица20.B12" office:value-type="string">
            <text:p text:style-name="P46"/>
          </table:table-cell>
          <table:table-cell table:style-name="Таблица20.B12" office:value-type="string">
            <text:p text:style-name="P46"/>
          </table:table-cell>
          <table:table-cell table:style-name="Таблица20.B12" office:value-type="string">
            <text:p text:style-name="P112"/>
          </table:table-cell>
          <table:table-cell table:style-name="Таблица20.B12" office:value-type="string">
            <text:p text:style-name="P112"/>
          </table:table-cell>
          <table:table-cell table:style-name="Таблица20.B12" office:value-type="string">
            <text:p text:style-name="P46"/>
          </table:table-cell>
          <table:table-cell table:style-name="Таблица20.L12" office:value-type="string">
            <text:p text:style-name="P46"/>
          </table:table-cell>
        </table:table-row>
      </table:table>
      <text:p text:style-name="P149"/>
      <text:p text:style-name="P169">2. Проверки расцепителей:</text:p>
      <text:p text:style-name="P172"><text:span text:style-name="T37"><text:s text:c="5"/>в зоне токов перегрузки (уставка </text:span><text:span text:style-name="T61">L</text:span><text:span text:style-name="T37">)</text:span></text:p>
      <text:p text:style-name="P169"><text:soft-page-break/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 table:number-columns-repeated="4"/>
        <table:table-column table:style-name="Таблица21.G"/>
        <table:table-column table:style-name="Таблица21.H" table:number-columns-repeated="4"/>
        <table:table-column table:style-name="Таблица21.L"/>
        <table:table-header-rows>
          <table:table-row table:style-name="Таблица21.1">
            <table:table-cell table:style-name="Таблица21.A1" table:number-rows-spanned="3" office:value-type="string">
              <text:p text:style-name="P46">№№</text:p>
              <text:p text:style-name="P46">п.п.</text:p>
            </table:table-cell>
            <table:table-cell table:style-name="Таблица21.B1" table:number-rows-spanned="3" office:value-type="string">
              <text:p text:style-name="P31"/>
              <text:p text:style-name="P46"/>
              <text:p text:style-name="P46"/>
              <text:p text:style-name="P46">Линия</text:p>
            </table:table-cell>
            <table:table-cell table:style-name="Таблица21.C1" table:number-columns-spanned="2" office:value-type="string">
              <text:p text:style-name="P46">Уставки по току</text:p>
            </table:table-cell>
            <table:covered-table-cell/>
            <table:table-cell table:style-name="Таблица21.C1" office:value-type="string">
              <text:p text:style-name="P46">Уставка по времени</text:p>
            </table:table-cell>
            <table:table-cell table:style-name="Таблица21.C1" office:value-type="string">
              <text:p text:style-name="P46">Ток прогруз-ки</text:p>
            </table:table-cell>
            <table:table-cell table:style-name="Таблица21.C1" table:number-columns-spanned="5" office:value-type="string">
              <text:p text:style-name="P46">Время срабатывания (с)</text:p>
            </table:table-cell>
            <table:covered-table-cell/>
            <table:covered-table-cell/>
            <table:covered-table-cell/>
            <table:covered-table-cell/>
            <table:table-cell table:style-name="Таблица21.L1" table:number-rows-spanned="3" office:value-type="string">
              <text:p text:style-name="P46">Примеч.</text:p>
            </table:table-cell>
          </table:table-row>
          <table:table-row table:style-name="Таблица21.1">
            <table:covered-table-cell/>
            <table:covered-table-cell/>
            <table:table-cell table:style-name="Таблица21.C2" table:number-columns-spanned="2" office:value-type="string">
              <text:p text:style-name="P46"><text:span text:style-name="T89">I</text:span><text:span text:style-name="T88">1 =(К1 х </text:span><text:span text:style-name="T89">In</text:span><text:span text:style-name="T88">)</text:span></text:p>
            </table:table-cell>
            <table:covered-table-cell/>
            <table:table-cell table:style-name="Таблица21.C2" table:number-rows-spanned="2" office:value-type="string">
              <text:p text:style-name="P46"><text:span text:style-name="T60">t</text:span>1, сек</text:p>
            </table:table-cell>
            <table:table-cell table:style-name="Таблица21.C2" table:number-rows-spanned="2" office:value-type="string">
              <text:p text:style-name="P46"><text:span text:style-name="T60">I</text:span>пр, А</text:p>
            </table:table-cell>
            <table:table-cell table:style-name="Таблица21.C2" table:number-rows-spanned="2" office:value-type="string">
              <text:p text:style-name="P46">Допусти-мое </text:p>
              <text:p text:style-name="P46">(по характе- ристике )</text:p>
            </table:table-cell>
            <table:table-cell table:style-name="Таблица21.C2" table:number-columns-spanned="4" office:value-type="string">
              <text:p text:style-name="P46">измеренное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21.1">
            <table:covered-table-cell/>
            <table:covered-table-cell/>
            <table:table-cell table:style-name="Таблица21.C2" office:value-type="string">
              <text:p text:style-name="P46">К </text:p>
            </table:table-cell>
            <table:table-cell table:style-name="Таблица21.C2" office:value-type="string">
              <text:p text:style-name="P46">(А)</text:p>
            </table:table-cell>
            <table:covered-table-cell/>
            <table:covered-table-cell/>
            <table:covered-table-cell/>
            <table:table-cell table:style-name="Таблица21.C2" office:value-type="string">
              <text:p text:style-name="P46"><text:span text:style-name="T60">L</text:span>1</text:p>
            </table:table-cell>
            <table:table-cell table:style-name="Таблица21.C2" office:value-type="string">
              <text:p text:style-name="P46"><text:span text:style-name="T60">L</text:span>2</text:p>
            </table:table-cell>
            <table:table-cell table:style-name="Таблица21.C2" office:value-type="string">
              <text:p text:style-name="P46"><text:span text:style-name="T60">L</text:span>3</text:p>
            </table:table-cell>
            <table:table-cell table:style-name="Таблица21.C2" office:value-type="string">
              <text:p text:style-name="P112">N</text:p>
            </table:table-cell>
            <table:covered-table-cell/>
          </table:table-row>
          <table:table-row table:style-name="Таблица21.1">
            <table:table-cell table:style-name="Таблица21.A4" office:value-type="string">
              <text:p text:style-name="P46">1</text:p>
            </table:table-cell>
            <table:table-cell table:style-name="Таблица21.B4" office:value-type="string">
              <text:p text:style-name="P416">2</text:p>
            </table:table-cell>
            <table:table-cell table:style-name="Таблица21.B4" office:value-type="string">
              <text:p text:style-name="P46">4</text:p>
            </table:table-cell>
            <table:table-cell table:style-name="Таблица21.B4" office:value-type="string">
              <text:p text:style-name="P46">5</text:p>
            </table:table-cell>
            <table:table-cell table:style-name="Таблица21.B4" office:value-type="string">
              <text:p text:style-name="P46">6</text:p>
            </table:table-cell>
            <table:table-cell table:style-name="Таблица21.B4" office:value-type="string">
              <text:p text:style-name="P46">7</text:p>
            </table:table-cell>
            <table:table-cell table:style-name="Таблица21.B4" office:value-type="string">
              <text:p text:style-name="P46">8</text:p>
            </table:table-cell>
            <table:table-cell table:style-name="Таблица21.B4" office:value-type="string">
              <text:p text:style-name="P46">9</text:p>
            </table:table-cell>
            <table:table-cell table:style-name="Таблица21.B4" office:value-type="string">
              <text:p text:style-name="P46">10</text:p>
            </table:table-cell>
            <table:table-cell table:style-name="Таблица21.B4" office:value-type="string">
              <text:p text:style-name="P46">11</text:p>
            </table:table-cell>
            <table:table-cell table:style-name="Таблица21.B4" office:value-type="string">
              <text:p text:style-name="P46">12</text:p>
            </table:table-cell>
            <table:table-cell table:style-name="Таблица21.L4" office:value-type="string">
              <text:p text:style-name="P46">13</text:p>
            </table:table-cell>
          </table:table-row>
        </table:table-header-rows>
        <table:table-row table:style-name="Таблица21.1">
          <table:table-cell table:style-name="Таблица21.A1" office:value-type="string">
            <text:p text:style-name="P370"/>
          </table:table-cell>
          <table:table-cell table:style-name="Таблица21.C1" office:value-type="string">
            <text:p text:style-name="P101">ВРУ-1. Панель АВР.</text:p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108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C1" office:value-type="string">
            <text:p text:style-name="P31"/>
          </table:table-cell>
          <table:table-cell table:style-name="Таблица21.L1" office:value-type="string">
            <text:p text:style-name="P31"/>
          </table:table-cell>
        </table:table-row>
        <table:table-row table:style-name="Таблица21.1">
          <table:table-cell table:style-name="Таблица21.A6" office:value-type="string">
            <text:p text:style-name="P372"><text:span text:style-name="T60">1</text:span>.</text:p>
          </table:table-cell>
          <table:table-cell table:style-name="Таблица21.C2" office:value-type="string">
            <text:p text:style-name="P46">Ввод №1</text:p>
          </table:table-cell>
          <table:table-cell table:style-name="Таблица21.C2" office:value-type="string">
            <text:p text:style-name="P46">1,0</text:p>
          </table:table-cell>
          <table:table-cell table:style-name="Таблица21.C2" office:value-type="string">
            <text:p text:style-name="P46">400</text:p>
          </table:table-cell>
          <table:table-cell table:style-name="Таблица21.C2" office:value-type="string">
            <text:p text:style-name="P46">12</text:p>
          </table:table-cell>
          <table:table-cell table:style-name="Таблица21.C2" office:value-type="string">
            <text:p text:style-name="P46">2400</text:p>
          </table:table-cell>
          <table:table-cell table:style-name="Таблица21.C2" office:value-type="string">
            <text:p text:style-name="P46"><text:span text:style-name="T60">10</text:span>,8-13,2</text:p>
          </table:table-cell>
          <table:table-cell table:style-name="Таблица21.C2" office:value-type="string">
            <text:p text:style-name="P46">12,3</text:p>
          </table:table-cell>
          <table:table-cell table:style-name="Таблица21.C2" office:value-type="string">
            <text:p text:style-name="P46">12,3</text:p>
          </table:table-cell>
          <table:table-cell table:style-name="Таблица21.C2" office:value-type="string">
            <text:p text:style-name="P46">12,3</text:p>
          </table:table-cell>
          <table:table-cell table:style-name="Таблица21.C2" office:value-type="string">
            <text:p text:style-name="P46">----</text:p>
          </table:table-cell>
          <table:table-cell table:style-name="Таблица21.L6" office:value-type="string">
            <text:p text:style-name="P46">----</text:p>
          </table:table-cell>
        </table:table-row>
        <table:table-row table:style-name="Таблица21.1">
          <table:table-cell table:style-name="Таблица21.A6" office:value-type="string">
            <text:p text:style-name="P372"><text:span text:style-name="T60">2</text:span>.</text:p>
          </table:table-cell>
          <table:table-cell table:style-name="Таблица21.C2" office:value-type="string">
            <text:p text:style-name="P46">Ввод №2</text:p>
          </table:table-cell>
          <table:table-cell table:style-name="Таблица21.C2" office:value-type="string">
            <text:p text:style-name="P46">1,0</text:p>
          </table:table-cell>
          <table:table-cell table:style-name="Таблица21.C2" office:value-type="string">
            <text:p text:style-name="P46">400</text:p>
          </table:table-cell>
          <table:table-cell table:style-name="Таблица21.C2" office:value-type="string">
            <text:p text:style-name="P46">12</text:p>
          </table:table-cell>
          <table:table-cell table:style-name="Таблица21.C2" office:value-type="string">
            <text:p text:style-name="P46">2400</text:p>
          </table:table-cell>
          <table:table-cell table:style-name="Таблица21.C2" office:value-type="string">
            <text:p text:style-name="P46"><text:span text:style-name="T60">10</text:span>,8-13,2</text:p>
          </table:table-cell>
          <table:table-cell table:style-name="Таблица21.C2" office:value-type="string">
            <text:p text:style-name="P46">12,2</text:p>
          </table:table-cell>
          <table:table-cell table:style-name="Таблица21.C2" office:value-type="string">
            <text:p text:style-name="P46">12,2</text:p>
          </table:table-cell>
          <table:table-cell table:style-name="Таблица21.C2" office:value-type="string">
            <text:p text:style-name="P46">12,2</text:p>
          </table:table-cell>
          <table:table-cell table:style-name="Таблица21.C2" office:value-type="string">
            <text:p text:style-name="P46">----</text:p>
          </table:table-cell>
          <table:table-cell table:style-name="Таблица21.L6" office:value-type="string">
            <text:p text:style-name="P46">----</text:p>
          </table:table-cell>
        </table:table-row>
        <table:table-row table:style-name="Таблица21.1">
          <table:table-cell table:style-name="Таблица21.A6" office:value-type="string">
            <text:p text:style-name="P370"/>
          </table:table-cell>
          <table:table-cell table:style-name="Таблица21.C2" office:value-type="string">
            <text:p text:style-name="P100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L6" office:value-type="string">
            <text:p text:style-name="P31"/>
          </table:table-cell>
        </table:table-row>
        <table:table-row table:style-name="Таблица21.1">
          <table:table-cell table:style-name="Таблица21.A6" office:value-type="string">
            <text:p text:style-name="P372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L6" office:value-type="string">
            <text:p text:style-name="P46"/>
          </table:table-cell>
        </table:table-row>
        <table:table-row table:style-name="Таблица21.1">
          <table:table-cell table:style-name="Таблица21.A6" office:value-type="string">
            <text:p text:style-name="P370"/>
          </table:table-cell>
          <table:table-cell table:style-name="Таблица21.C2" office:value-type="string">
            <text:p text:style-name="P120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108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C2" office:value-type="string">
            <text:p text:style-name="P31"/>
          </table:table-cell>
          <table:table-cell table:style-name="Таблица21.L6" office:value-type="string">
            <text:p text:style-name="P31"/>
          </table:table-cell>
        </table:table-row>
        <table:table-row table:style-name="Таблица21.1">
          <table:table-cell table:style-name="Таблица21.A6" office:value-type="string">
            <text:p text:style-name="P372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112"/>
          </table:table-cell>
          <table:table-cell table:style-name="Таблица21.C2" office:value-type="string">
            <text:p text:style-name="P112"/>
          </table:table-cell>
          <table:table-cell table:style-name="Таблица21.C2" office:value-type="string">
            <text:p text:style-name="P112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C2" office:value-type="string">
            <text:p text:style-name="P46"/>
          </table:table-cell>
          <table:table-cell table:style-name="Таблица21.L6" office:value-type="string">
            <text:p text:style-name="P46"/>
          </table:table-cell>
        </table:table-row>
        <table:table-row table:style-name="Таблица21.1">
          <table:table-cell table:style-name="Таблица21.A4" office:value-type="string">
            <text:p text:style-name="P372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112"/>
          </table:table-cell>
          <table:table-cell table:style-name="Таблица21.B4" office:value-type="string">
            <text:p text:style-name="P112"/>
          </table:table-cell>
          <table:table-cell table:style-name="Таблица21.B4" office:value-type="string">
            <text:p text:style-name="P112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46"/>
          </table:table-cell>
          <table:table-cell table:style-name="Таблица21.B4" office:value-type="string">
            <text:p text:style-name="P46"/>
          </table:table-cell>
          <table:table-cell table:style-name="Таблица21.L4" office:value-type="string">
            <text:p text:style-name="P46"/>
          </table:table-cell>
        </table:table-row>
      </table:table>
      <text:p text:style-name="P149"/>
      <text:p text:style-name="P149"/>
      <text:p text:style-name="P149"/>
      <text:p text:style-name="P149"/>
      <text:p text:style-name="P149"/>
      <text:p text:style-name="P149"/>
      <text:p text:style-name="P172"><text:span text:style-name="T37">в зоне токов короткого замыкания с задержкой срабатывания (уставка </text:span><text:span text:style-name="T61">S</text:span><text:span text:style-name="T37">)</text:span></text:p>
      <text:p text:style-name="P149"><text:s/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 table:number-columns-repeated="2"/>
        <table:table-column table:style-name="Таблица22.E" table:number-columns-repeated="2"/>
        <table:table-column table:style-name="Таблица22.G"/>
        <table:table-column table:style-name="Таблица22.E" table:number-columns-repeated="2"/>
        <table:table-column table:style-name="Таблица22.J" table:number-columns-repeated="3"/>
        <table:table-column table:style-name="Таблица22.M"/>
        <table:table-header-rows>
          <table:table-row table:style-name="Таблица22.1">
            <table:table-cell table:style-name="Таблица22.A1" table:number-rows-spanned="2" office:value-type="string">
              <text:p text:style-name="P46">№№</text:p>
              <text:p text:style-name="P46">п.п.</text:p>
            </table:table-cell>
            <table:table-cell table:style-name="Таблица22.B1" table:number-rows-spanned="2" office:value-type="string">
              <text:p text:style-name="P31"/>
              <text:p text:style-name="P46">Линия</text:p>
            </table:table-cell>
            <table:table-cell table:style-name="Таблица22.B1" table:number-columns-spanned="2" office:value-type="string">
              <text:p text:style-name="P46">Уставки по току <text:s/>- </text:p>
              <text:p text:style-name="P46"><text:span text:style-name="T60">I</text:span>2 установленная =(К х <text:span text:style-name="T60">In</text:span>)</text:p>
            </table:table-cell>
            <table:covered-table-cell/>
            <table:table-cell table:style-name="Таблица22.E1" table:number-columns-spanned="4" office:value-type="string">
              <text:p text:style-name="P46">Ток прогрузки (А)</text:p>
            </table:table-cell>
            <table:covered-table-cell/>
            <table:covered-table-cell/>
            <table:covered-table-cell/>
            <table:table-cell table:style-name="Таблица22.E1" office:value-type="string">
              <text:p text:style-name="P46">Уставка по времени, <text:span text:style-name="T60">t</text:span>2 (8<text:span text:style-name="T60">In</text:span>), сек</text:p>
            </table:table-cell>
            <table:table-cell table:style-name="Таблица22.J1" table:number-columns-spanned="4" office:value-type="string">
              <text:p text:style-name="P46">Время срабатывания, сек</text:p>
            </table:table-cell>
            <table:covered-table-cell/>
            <table:covered-table-cell/>
            <table:covered-table-cell/>
          </table:table-row>
          <table:table-row table:style-name="Таблица22.2">
            <table:covered-table-cell/>
            <table:covered-table-cell/>
            <table:table-cell table:style-name="Таблица22.C2" office:value-type="string">
              <text:p text:style-name="P46">К</text:p>
            </table:table-cell>
            <table:table-cell table:style-name="Таблица22.C2" office:value-type="string">
              <text:p text:style-name="P46">(А)</text:p>
            </table:table-cell>
            <table:table-cell table:style-name="Таблица22.C2" office:value-type="string">
              <text:p text:style-name="P46"><text:span text:style-name="T60">L</text:span>1</text:p>
            </table:table-cell>
            <table:table-cell table:style-name="Таблица22.C2" office:value-type="string">
              <text:p text:style-name="P112">L2</text:p>
            </table:table-cell>
            <table:table-cell table:style-name="Таблица22.C2" office:value-type="string">
              <text:p text:style-name="P112">L3</text:p>
            </table:table-cell>
            <table:table-cell table:style-name="Таблица22.C2" office:value-type="string">
              <text:p text:style-name="P112">N</text:p>
            </table:table-cell>
            <table:table-cell table:style-name="Таблица22.C2" office:value-type="string">
              <text:p text:style-name="P46">9</text:p>
            </table:table-cell>
            <table:table-cell table:style-name="Таблица22.C2" office:value-type="string">
              <text:p text:style-name="P112">L1</text:p>
            </table:table-cell>
            <table:table-cell table:style-name="Таблица22.C2" office:value-type="string">
              <text:p text:style-name="P112">L2</text:p>
            </table:table-cell>
            <table:table-cell table:style-name="Таблица22.C2" office:value-type="string">
              <text:p text:style-name="P112">L3</text:p>
            </table:table-cell>
            <table:table-cell table:style-name="Таблица22.M2" office:value-type="string">
              <text:p text:style-name="P112">N</text:p>
            </table:table-cell>
          </table:table-row>
          <table:table-row table:style-name="Таблица22.1">
            <table:table-cell table:style-name="Таблица22.A3" office:value-type="string">
              <text:p text:style-name="P112">1</text:p>
            </table:table-cell>
            <table:table-cell table:style-name="Таблица22.B3" office:value-type="string">
              <text:p text:style-name="P46">2</text:p>
            </table:table-cell>
            <table:table-cell table:style-name="Таблица22.B3" office:value-type="string">
              <text:p text:style-name="P46">4</text:p>
            </table:table-cell>
            <table:table-cell table:style-name="Таблица22.B3" office:value-type="string">
              <text:p text:style-name="P46">5</text:p>
            </table:table-cell>
            <table:table-cell table:style-name="Таблица22.B3" office:value-type="string">
              <text:p text:style-name="P46">6</text:p>
            </table:table-cell>
            <table:table-cell table:style-name="Таблица22.B3" office:value-type="string">
              <text:p text:style-name="P46">7</text:p>
            </table:table-cell>
            <table:table-cell table:style-name="Таблица22.B3" office:value-type="string">
              <text:p text:style-name="P46">8</text:p>
            </table:table-cell>
            <table:table-cell table:style-name="Таблица22.B3" office:value-type="string">
              <text:p text:style-name="P46">9</text:p>
            </table:table-cell>
            <table:table-cell table:style-name="Таблица22.B3" office:value-type="string">
              <text:p text:style-name="P46">10</text:p>
            </table:table-cell>
            <table:table-cell table:style-name="Таблица22.B3" office:value-type="string">
              <text:p text:style-name="P46">11</text:p>
            </table:table-cell>
            <table:table-cell table:style-name="Таблица22.B3" office:value-type="string">
              <text:p text:style-name="P46">12</text:p>
            </table:table-cell>
            <table:table-cell table:style-name="Таблица22.B3" office:value-type="string">
              <text:p text:style-name="P46">13</text:p>
            </table:table-cell>
            <table:table-cell table:style-name="Таблица22.M3" office:value-type="string">
              <text:p text:style-name="P46">14</text:p>
            </table:table-cell>
          </table:table-row>
        </table:table-header-rows>
        <table:table-row table:style-name="Таблица22.1">
          <table:table-cell table:style-name="Таблица22.A1" office:value-type="string">
            <text:p text:style-name="P369"/>
          </table:table-cell>
          <table:table-cell table:style-name="Таблица22.E1" office:value-type="string">
            <text:p text:style-name="P100">ВРУ-1. Панель АВР.</text:p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E1" office:value-type="string">
            <text:p text:style-name="P31"/>
          </table:table-cell>
          <table:table-cell table:style-name="Таблица22.J1" office:value-type="string">
            <text:p text:style-name="P31"/>
          </table:table-cell>
        </table:table-row>
        <text:soft-page-break/>
        <table:table-row table:style-name="Таблица22.1">
          <table:table-cell table:style-name="Таблица22.A5" office:value-type="string">
            <text:p text:style-name="P371"><text:span text:style-name="T60">1</text:span>.</text:p>
          </table:table-cell>
          <table:table-cell table:style-name="Таблица22.C2" office:value-type="string">
            <text:p text:style-name="P46">Ввод №1</text:p>
          </table:table-cell>
          <table:table-cell table:style-name="Таблица22.C2" office:value-type="string">
            <text:p text:style-name="P46">5,5</text:p>
          </table:table-cell>
          <table:table-cell table:style-name="Таблица22.C2" office:value-type="string">
            <text:p text:style-name="P46">2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----</text:p>
          </table:table-cell>
          <table:table-cell table:style-name="Таблица22.C2" office:value-type="string">
            <text:p text:style-name="P46">0,25</text:p>
          </table:table-cell>
          <table:table-cell table:style-name="Таблица22.C2" office:value-type="string">
            <text:p text:style-name="P46">0,248</text:p>
          </table:table-cell>
          <table:table-cell table:style-name="Таблица22.C2" office:value-type="string">
            <text:p text:style-name="P46">0,248</text:p>
          </table:table-cell>
          <table:table-cell table:style-name="Таблица22.C2" office:value-type="string">
            <text:p text:style-name="P46">0,248</text:p>
          </table:table-cell>
          <table:table-cell table:style-name="Таблица22.M2" office:value-type="string">
            <text:p text:style-name="P46">----</text:p>
          </table:table-cell>
        </table:table-row>
        <table:table-row table:style-name="Таблица22.1">
          <table:table-cell table:style-name="Таблица22.A5" office:value-type="string">
            <text:p text:style-name="P371"><text:span text:style-name="T60">2</text:span>.</text:p>
          </table:table-cell>
          <table:table-cell table:style-name="Таблица22.C2" office:value-type="string">
            <text:p text:style-name="P46">Ввод №2</text:p>
          </table:table-cell>
          <table:table-cell table:style-name="Таблица22.C2" office:value-type="string">
            <text:p text:style-name="P46">5,5</text:p>
          </table:table-cell>
          <table:table-cell table:style-name="Таблица22.C2" office:value-type="string">
            <text:p text:style-name="P46">2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3200</text:p>
          </table:table-cell>
          <table:table-cell table:style-name="Таблица22.C2" office:value-type="string">
            <text:p text:style-name="P46">----</text:p>
          </table:table-cell>
          <table:table-cell table:style-name="Таблица22.C2" office:value-type="string">
            <text:p text:style-name="P46">0,25</text:p>
          </table:table-cell>
          <table:table-cell table:style-name="Таблица22.C2" office:value-type="string">
            <text:p text:style-name="P46">0,245</text:p>
          </table:table-cell>
          <table:table-cell table:style-name="Таблица22.C2" office:value-type="string">
            <text:p text:style-name="P46">0,245</text:p>
          </table:table-cell>
          <table:table-cell table:style-name="Таблица22.C2" office:value-type="string">
            <text:p text:style-name="P46">0,245</text:p>
          </table:table-cell>
          <table:table-cell table:style-name="Таблица22.M2" office:value-type="string">
            <text:p text:style-name="P46">----</text:p>
          </table:table-cell>
        </table:table-row>
        <table:table-row table:style-name="Таблица22.1">
          <table:table-cell table:style-name="Таблица22.A5" office:value-type="string">
            <text:p text:style-name="P369"/>
          </table:table-cell>
          <table:table-cell table:style-name="Таблица22.C2" office:value-type="string">
            <text:p text:style-name="P100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M2" office:value-type="string">
            <text:p text:style-name="P31"/>
          </table:table-cell>
        </table:table-row>
        <table:table-row table:style-name="Таблица22.1">
          <table:table-cell table:style-name="Таблица22.A5" office:value-type="string">
            <text:p text:style-name="P371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M2" office:value-type="string">
            <text:p text:style-name="P46"/>
          </table:table-cell>
        </table:table-row>
        <table:table-row table:style-name="Таблица22.1">
          <table:table-cell table:style-name="Таблица22.A5" office:value-type="string">
            <text:p text:style-name="P370"/>
          </table:table-cell>
          <table:table-cell table:style-name="Таблица22.C2" office:value-type="string">
            <text:p text:style-name="P120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C2" office:value-type="string">
            <text:p text:style-name="P31"/>
          </table:table-cell>
          <table:table-cell table:style-name="Таблица22.M2" office:value-type="string">
            <text:p text:style-name="P31"/>
          </table:table-cell>
        </table:table-row>
        <table:table-row table:style-name="Таблица22.1">
          <table:table-cell table:style-name="Таблица22.A5" office:value-type="string">
            <text:p text:style-name="P372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C2" office:value-type="string">
            <text:p text:style-name="P46"/>
          </table:table-cell>
          <table:table-cell table:style-name="Таблица22.M2" office:value-type="string">
            <text:p text:style-name="P46"/>
          </table:table-cell>
        </table:table-row>
        <table:table-row table:style-name="Таблица22.1">
          <table:table-cell table:style-name="Таблица22.A3" office:value-type="string">
            <text:p text:style-name="P372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B3" office:value-type="string">
            <text:p text:style-name="P46"/>
          </table:table-cell>
          <table:table-cell table:style-name="Таблица22.M3" office:value-type="string">
            <text:p text:style-name="P46"/>
          </table:table-cell>
        </table:table-row>
      </table:table>
      <text:p text:style-name="P166"/>
      <text:p text:style-name="P166"/>
      <text:p text:style-name="P166"/>
      <text:p text:style-name="P172"><text:span text:style-name="T37">в зоне токов короткого замыкания мгновенного действия (уставка </text:span><text:span text:style-name="T61">I</text:span><text:span text:style-name="T37">)</text:span></text:p>
      <text:p text:style-name="P149"><text:s/></text:p>
      <text:p text:style-name="P174"/>
      <text:p text:style-name="P174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F"/>
        <table:table-column table:style-name="Таблица23.E"/>
        <table:table-column table:style-name="Таблица23.F"/>
        <table:table-column table:style-name="Таблица23.E"/>
        <table:table-column table:style-name="Таблица23.F"/>
        <table:table-column table:style-name="Таблица23.G"/>
        <table:table-column table:style-name="Таблица23.N"/>
        <table:table-header-rows>
          <table:table-row table:style-name="Таблица23.1">
            <table:table-cell table:style-name="Таблица23.A1" table:number-rows-spanned="2" office:value-type="string">
              <text:p text:style-name="P46">№</text:p>
              <text:p text:style-name="P46">п.п.</text:p>
            </table:table-cell>
            <table:table-cell table:style-name="Таблица23.B1" table:number-rows-spanned="2" office:value-type="string">
              <text:p text:style-name="P31"/>
              <text:p text:style-name="P46">Линия</text:p>
            </table:table-cell>
            <table:table-cell table:style-name="Таблица23.C1" table:number-columns-spanned="2" office:value-type="string">
              <text:p text:style-name="P46">Уставки по току <text:s/>- </text:p>
              <text:p text:style-name="P46"><text:span text:style-name="T60">Ii</text:span> установленная =(К х <text:span text:style-name="T60">In</text:span>)</text:p>
            </table:table-cell>
            <table:covered-table-cell/>
            <table:table-cell table:style-name="Таблица23.E1" table:number-columns-spanned="10" office:value-type="string">
              <text:p text:style-name="P46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3.2">
            <table:covered-table-cell/>
            <table:covered-table-cell/>
            <table:table-cell table:style-name="Таблица23.C2" office:value-type="string">
              <text:p text:style-name="P46">К</text:p>
            </table:table-cell>
            <table:table-cell table:style-name="Таблица23.C2" office:value-type="string">
              <text:p text:style-name="P46">(А)</text:p>
            </table:table-cell>
            <table:table-cell table:style-name="Таблица23.E2" office:value-type="string">
              <text:p text:style-name="P375">Испытательный ток <text:line-break/>несрабатывания, А</text:p>
            </table:table-cell>
            <table:table-cell table:style-name="Таблица23.F2" office:value-type="string">
              <text:p text:style-name="P376">Полюс L1, <text:line-break/> Реакция расцепитея (+/-)</text:p>
            </table:table-cell>
            <table:table-cell table:style-name="Таблица23.F2" office:value-type="string">
              <text:p text:style-name="P378">Полюс L2, <text:line-break/>Реакция расцепитея (+/-)</text:p>
            </table:table-cell>
            <table:table-cell table:style-name="Таблица23.F2" office:value-type="string">
              <text:p text:style-name="P380">Полюс L3, <text:line-break/>Реакция расцепитея (+/-)</text:p>
            </table:table-cell>
            <table:table-cell table:style-name="Таблица23.F2" office:value-type="string">
              <text:p text:style-name="P382">N-полюс, <text:line-break/>Реакция расцепитея (+/-)</text:p>
            </table:table-cell>
            <table:table-cell table:style-name="Таблица23.F2" office:value-type="string">
              <text:p text:style-name="P275">Испытательный ток <text:s/><text:line-break/>срабатывания, А</text:p>
            </table:table-cell>
            <table:table-cell table:style-name="Таблица23.F2" office:value-type="string">
              <text:p text:style-name="P384">Полюс L1, <text:line-break/>Реакция расцепитея (+/-)</text:p>
            </table:table-cell>
            <table:table-cell table:style-name="Таблица23.F2" office:value-type="string">
              <text:p text:style-name="P386">Полюс L2, <text:line-break/>Реакция расцепитея (+/-)</text:p>
            </table:table-cell>
            <table:table-cell table:style-name="Таблица23.F2" office:value-type="string">
              <text:p text:style-name="P388">Полюс L3, <text:line-break/>Реакция расцепитея (+/-)</text:p>
            </table:table-cell>
            <table:table-cell table:style-name="Таблица23.N2" office:value-type="string">
              <text:p text:style-name="P390">N-полюс, <text:line-break/>Реакция расцепитея (+/-)</text:p>
            </table:table-cell>
          </table:table-row>
          <table:table-row table:style-name="Таблица23.3">
            <table:table-cell table:style-name="Таблица23.A3" office:value-type="string">
              <text:p text:style-name="P112">1</text:p>
            </table:table-cell>
            <table:table-cell table:style-name="Таблица23.B3" office:value-type="string">
              <text:p text:style-name="P112">2</text:p>
            </table:table-cell>
            <table:table-cell table:style-name="Таблица23.C3" office:value-type="string">
              <text:p text:style-name="P112">4</text:p>
            </table:table-cell>
            <table:table-cell table:style-name="Таблица23.D3" office:value-type="string">
              <text:p text:style-name="P112">5</text:p>
            </table:table-cell>
            <table:table-cell table:style-name="Таблица23.E3" office:value-type="string">
              <text:p text:style-name="P112">6</text:p>
            </table:table-cell>
            <table:table-cell table:style-name="Таблица23.F3" office:value-type="string">
              <text:p text:style-name="P112">7</text:p>
            </table:table-cell>
            <table:table-cell table:style-name="Таблица23.G3" office:value-type="string">
              <text:p text:style-name="P112">8</text:p>
            </table:table-cell>
            <table:table-cell table:style-name="Таблица23.H3" office:value-type="string">
              <text:p text:style-name="P112">9</text:p>
            </table:table-cell>
            <table:table-cell table:style-name="Таблица23.I3" office:value-type="string">
              <text:p text:style-name="P46">10</text:p>
            </table:table-cell>
            <table:table-cell table:style-name="Таблица23.J3" office:value-type="string">
              <text:p text:style-name="P46">11</text:p>
            </table:table-cell>
            <table:table-cell table:style-name="Таблица23.K3" office:value-type="string">
              <text:p text:style-name="P46">12</text:p>
            </table:table-cell>
            <table:table-cell table:style-name="Таблица23.L3" office:value-type="string">
              <text:p text:style-name="P46">13</text:p>
            </table:table-cell>
            <table:table-cell table:style-name="Таблица23.M3" office:value-type="string">
              <text:p text:style-name="P46">14</text:p>
            </table:table-cell>
            <table:table-cell table:style-name="Таблица23.N3" office:value-type="string">
              <text:p text:style-name="P46">15</text:p>
            </table:table-cell>
          </table:table-row>
        </table:table-header-rows>
        <table:table-row table:style-name="Таблица23.4">
          <table:table-cell table:style-name="Таблица23.A4" office:value-type="string">
            <text:p text:style-name="P367"/>
          </table:table-cell>
          <table:table-cell table:style-name="Таблица23.C2" office:value-type="string">
            <text:p text:style-name="P100">ВРУ-1. Панель АВР.</text:p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B1" office:value-type="string">
            <text:p text:style-name="P31"/>
          </table:table-cell>
          <table:table-cell table:style-name="Таблица23.E1" office:value-type="string">
            <text:p text:style-name="P31"/>
          </table:table-cell>
        </table:table-row>
        <table:table-row table:style-name="Таблица23.5">
          <table:table-cell table:style-name="Таблица23.A5" office:value-type="string">
            <text:p text:style-name="P371"><text:span text:style-name="T60">1</text:span>.</text:p>
          </table:table-cell>
          <table:table-cell table:style-name="Таблица23.C2" office:value-type="string">
            <text:p text:style-name="P46">Ввод №1</text:p>
          </table:table-cell>
          <table:table-cell table:style-name="Таблица23.C2" office:value-type="string">
            <text:p text:style-name="P46">5,5</text:p>
          </table:table-cell>
          <table:table-cell table:style-name="Таблица23.C2" office:value-type="string">
            <text:p text:style-name="P46">2200</text:p>
          </table:table-cell>
          <table:table-cell table:style-name="Таблица23.C2" office:value-type="string">
            <text:p text:style-name="P112">1760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---</text:p>
          </table:table-cell>
          <table:table-cell table:style-name="Таблица23.C2" office:value-type="string">
            <text:p text:style-name="P112">2640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N5" office:value-type="string">
            <text:p text:style-name="P46">----</text:p>
          </table:table-cell>
        </table:table-row>
        <table:table-row table:style-name="Таблица23.6">
          <table:table-cell table:style-name="Таблица23.A6" office:value-type="string">
            <text:p text:style-name="P371"><text:span text:style-name="T60">2</text:span>.</text:p>
          </table:table-cell>
          <table:table-cell table:style-name="Таблица23.C2" office:value-type="string">
            <text:p text:style-name="P46">Ввод №2</text:p>
          </table:table-cell>
          <table:table-cell table:style-name="Таблица23.C2" office:value-type="string">
            <text:p text:style-name="P46">5,5</text:p>
          </table:table-cell>
          <table:table-cell table:style-name="Таблица23.C2" office:value-type="string">
            <text:p text:style-name="P46">2200</text:p>
          </table:table-cell>
          <table:table-cell table:style-name="Таблица23.C2" office:value-type="string">
            <text:p text:style-name="P112">1760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</text:p>
          </table:table-cell>
          <table:table-cell table:style-name="Таблица23.C2" office:value-type="string">
            <text:p text:style-name="P46">----</text:p>
          </table:table-cell>
          <table:table-cell table:style-name="Таблица23.C2" office:value-type="string">
            <text:p text:style-name="P112">2640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C2" office:value-type="string">
            <text:p text:style-name="P46">+</text:p>
          </table:table-cell>
          <table:table-cell table:style-name="Таблица23.N6" office:value-type="string">
            <text:p text:style-name="P46">----</text:p>
          </table:table-cell>
        </table:table-row>
        <text:soft-page-break/>
        <table:table-row table:style-name="Таблица23.7">
          <table:table-cell table:style-name="Таблица23.A7" office:value-type="string">
            <text:p text:style-name="P367"/>
          </table:table-cell>
          <table:table-cell table:style-name="Таблица23.C2" office:value-type="string">
            <text:p text:style-name="P100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N7" office:value-type="string">
            <text:p text:style-name="P31"/>
          </table:table-cell>
        </table:table-row>
        <table:table-row table:style-name="Таблица23.8">
          <table:table-cell table:style-name="Таблица23.A8" office:value-type="string">
            <text:p text:style-name="P371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112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112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N8" office:value-type="string">
            <text:p text:style-name="P46"/>
          </table:table-cell>
        </table:table-row>
        <table:table-row table:style-name="Таблица23.9">
          <table:table-cell table:style-name="Таблица23.A9" office:value-type="string">
            <text:p text:style-name="P368"/>
          </table:table-cell>
          <table:table-cell table:style-name="Таблица23.C2" office:value-type="string">
            <text:p text:style-name="P120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108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108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C2" office:value-type="string">
            <text:p text:style-name="P31"/>
          </table:table-cell>
          <table:table-cell table:style-name="Таблица23.N9" office:value-type="string">
            <text:p text:style-name="P31"/>
          </table:table-cell>
        </table:table-row>
        <table:table-row table:style-name="Таблица23.10">
          <table:table-cell table:style-name="Таблица23.A10" office:value-type="string">
            <text:p text:style-name="P372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C2" office:value-type="string">
            <text:p text:style-name="P46"/>
          </table:table-cell>
          <table:table-cell table:style-name="Таблица23.N10" office:value-type="string">
            <text:p text:style-name="P46"/>
          </table:table-cell>
        </table:table-row>
        <table:table-row table:style-name="Таблица23.11">
          <table:table-cell table:style-name="Таблица23.A11" office:value-type="string">
            <text:p text:style-name="P372"/>
          </table:table-cell>
          <table:table-cell table:style-name="Таблица23.B11" office:value-type="string">
            <text:p text:style-name="P46"/>
          </table:table-cell>
          <table:table-cell table:style-name="Таблица23.C11" office:value-type="string">
            <text:p text:style-name="P46"/>
          </table:table-cell>
          <table:table-cell table:style-name="Таблица23.D11" office:value-type="string">
            <text:p text:style-name="P46"/>
          </table:table-cell>
          <table:table-cell table:style-name="Таблица23.E11" office:value-type="string">
            <text:p text:style-name="P46"/>
          </table:table-cell>
          <table:table-cell table:style-name="Таблица23.F11" office:value-type="string">
            <text:p text:style-name="P46"/>
          </table:table-cell>
          <table:table-cell table:style-name="Таблица23.G11" office:value-type="string">
            <text:p text:style-name="P46"/>
          </table:table-cell>
          <table:table-cell table:style-name="Таблица23.H11" office:value-type="string">
            <text:p text:style-name="P46"/>
          </table:table-cell>
          <table:table-cell table:style-name="Таблица23.I11" office:value-type="string">
            <text:p text:style-name="P46"/>
          </table:table-cell>
          <table:table-cell table:style-name="Таблица23.J11" office:value-type="string">
            <text:p text:style-name="P46"/>
          </table:table-cell>
          <table:table-cell table:style-name="Таблица23.K11" office:value-type="string">
            <text:p text:style-name="P46"/>
          </table:table-cell>
          <table:table-cell table:style-name="Таблица23.L11" office:value-type="string">
            <text:p text:style-name="P46"/>
          </table:table-cell>
          <table:table-cell table:style-name="Таблица23.M11" office:value-type="string">
            <text:p text:style-name="P46"/>
          </table:table-cell>
          <table:table-cell table:style-name="Таблица23.N11" office:value-type="string">
            <text:p text:style-name="P46"/>
          </table:table-cell>
        </table:table-row>
      </table:table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360">3.Измерения проведены приборами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table:number-rows-spanned="2" office:value-type="string">
            <text:p text:style-name="P46">№</text:p>
            <text:p text:style-name="P46">п/п</text:p>
          </table:table-cell>
          <table:table-cell table:style-name="Таблица24.B1" table:number-rows-spanned="2" office:value-type="string">
            <text:p text:style-name="P31"/>
            <text:p text:style-name="P46">Тип</text:p>
          </table:table-cell>
          <table:table-cell table:style-name="Таблица24.B1" table:number-rows-spanned="2" office:value-type="string">
            <text:p text:style-name="P31"/>
            <text:p text:style-name="P46">Заводской номер</text:p>
          </table:table-cell>
          <table:table-cell table:style-name="Таблица24.B1" table:number-columns-spanned="2" office:value-type="string">
            <text:p text:style-name="P46">Метрологические характеристики</text:p>
          </table:table-cell>
          <table:covered-table-cell/>
          <table:table-cell table:style-name="Таблица24.B1" table:number-columns-spanned="2" office:value-type="string">
            <text:p text:style-name="P46">Дата поверки</text:p>
          </table:table-cell>
          <table:covered-table-cell/>
          <table:table-cell table:style-name="Таблица24.B1" table:number-rows-spanned="2" office:value-type="string">
            <text:p text:style-name="P31"/>
            <text:p text:style-name="P46">№ аттестата </text:p>
            <text:p text:style-name="P46">(свидетельства)</text:p>
          </table:table-cell>
          <table:table-cell table:style-name="Таблица24.I1" table:number-rows-spanned="2" office:value-type="string">
            <text:p text:style-name="P46">Орган государственной. метрологической службы, проводивший поверку</text:p>
          </table:table-cell>
        </table:table-row>
        <table:table-row table:style-name="Таблица24.1">
          <table:covered-table-cell/>
          <table:covered-table-cell/>
          <table:covered-table-cell/>
          <table:table-cell table:style-name="Таблица24.D2" office:value-type="string">
            <text:p text:style-name="P46">Диапазон измерения</text:p>
          </table:table-cell>
          <table:table-cell table:style-name="Таблица24.D2" office:value-type="string">
            <text:p text:style-name="P298">Класс точности</text:p>
          </table:table-cell>
          <table:table-cell table:style-name="Таблица24.D2" office:value-type="string">
            <text:p text:style-name="P46"><text:span text:style-name="T86">п</text:span>оследняя</text:p>
          </table:table-cell>
          <table:table-cell table:style-name="Таблица24.D2" office:value-type="string">
            <text:p text:style-name="P46">очередная</text:p>
          </table:table-cell>
          <table:covered-table-cell/>
          <table:covered-table-cell/>
        </table:table-row>
        <table:table-row table:style-name="Таблица24.3">
          <table:table-cell table:style-name="Таблица24.A3" office:value-type="string">
            <text:p text:style-name="P194">1.</text:p>
          </table:table-cell>
          <table:table-cell table:style-name="Таблица24.B3" office:value-type="string">
            <text:p text:style-name="P194">Устройство проверки токовых расцепителей автоматических <text:soft-page-break/>выключателей УПТР-2МЦ</text:p>
          </table:table-cell>
          <table:table-cell table:style-name="Таблица24.B3" office:value-type="string">
            <text:p text:style-name="P194">201.06.05</text:p>
          </table:table-cell>
          <table:table-cell table:style-name="Таблица24.B3" office:value-type="string">
            <text:p text:style-name="P194">0-12000 А</text:p>
          </table:table-cell>
          <table:table-cell table:style-name="Таблица24.B3" office:value-type="string">
            <text:p text:style-name="P194">10,00%</text:p>
          </table:table-cell>
          <table:table-cell table:style-name="Таблица24.B3" office:value-type="string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table:style-name="Таблица24.B3" office:value-type="string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table:style-name="Таблица24.B3" office:value-type="string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table:style-name="Таблица24.I3" office:value-type="string">
            <text:p text:style-name="P194">ФГУП «ВНИИМС»</text:p>
          </table:table-cell>
        </table:table-row>
        <table:table-row table:style-name="Таблица24.3">
          <table:table-cell table:style-name="Таблица24.A4" office:value-type="string">
            <text:p text:style-name="P194">2.</text:p>
          </table:table-cell>
          <table:table-cell table:style-name="Таблица24.B4" office:value-type="string">
            <text:p text:style-name="P189">Цифровой термогигрометр <text:span text:style-name="T60">Center</text:span>-310</text:p>
          </table:table-cell>
          <table:table-cell table:style-name="Таблица24.B4" office:value-type="string">
            <text:p text:style-name="P195">050310914</text:p>
          </table:table-cell>
          <table:table-cell table:style-name="Таблица24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24.B4" office:value-type="string">
            <text:p text:style-name="P195">0,8%, 2,5%</text:p>
          </table:table-cell>
          <table:table-cell table:style-name="Таблица24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24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24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24.I4" office:value-type="string">
            <text:p text:style-name="P189">Ростест-Москва</text:p>
          </table:table-cell>
        </table:table-row>
        <table:table-row table:style-name="Таблица24.3">
          <table:table-cell table:style-name="Таблица24.A5" office:value-type="string">
            <text:p text:style-name="P194">3.</text:p>
          </table:table-cell>
          <table:table-cell table:style-name="Таблица24.B5" office:value-type="string">
            <text:p text:style-name="P194">Барометр-анероид БКСН7Т</text:p>
          </table:table-cell>
          <table:table-cell table:style-name="Таблица24.B5" office:value-type="string">
            <text:p text:style-name="P194">36</text:p>
          </table:table-cell>
          <table:table-cell table:style-name="Таблица24.B5" office:value-type="string">
            <text:p text:style-name="P194">от 700 мм рт.ст. до 800 мм рт. ст.</text:p>
          </table:table-cell>
          <table:table-cell table:style-name="Таблица24.B5" office:value-type="string">
            <text:p text:style-name="P194">3</text:p>
          </table:table-cell>
          <table:table-cell table:style-name="Таблица24.B5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24.B5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24.B5" office:value-type="string">
            <text:p text:style-name="P194">0275474</text:p>
          </table:table-cell>
          <table:table-cell table:style-name="Таблица24.I5" office:value-type="string">
            <text:p text:style-name="P194">Ростест-Москва</text:p>
          </table:table-cell>
        </table:table-row>
      </table:table>
      <text:p text:style-name="P138"/>
      <text:p text:style-name="P403"><text:span text:style-name="T23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03"><text:span text:style-name="T36"><text:s/>Заключение: </text:span><text:span text:style-name="T44">автоматические выключатели пригодны к эксплуатации.</text:span></text:p>
      <text:p text:style-name="P315"/>
      <text:p text:style-name="P177"/>
      <text:p text:style-name="P177"><text:span text:style-name="T36">Испытания провели: </text:span><text:span text:style-name="T43">Техник-испытатель</text:span> <text:s text:c="19"/>____________________ <text:s text:c="29"/><text:span text:style-name="T43">Савин М.А.</text:span></text:p>
      <text:p text:style-name="P177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3"><text:s text:c="14"/><text:span text:style-name="T43">Рук. электролаборатории</text:span> <text:s text:c="14"/>____________________ <text:s text:c="29"/><text:span text:style-name="T43">Дурнов А.С.</text:span></text:p>
      <text:p text:style-name="P177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177"/>
      <text:p text:style-name="P177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177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7"/>
      <text:p text:style-name="P177"/>
      <text:p text:style-name="P46">Частичная или полная перепечатка и размножение только с разрешения испытательной лаборатории.</text:p>
      <text:p text:style-name="P46">Исправления не допускаются.</text:p>
      <text:p text:style-name="P46">Протокол распространяется только на элементы электроустановки, подвергнутые испытанием.</text:p>
      <text:section text:style-name="Sect2" text:name="Раздел11">
        <text:p text:style-name="P486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8"><text:s/></text:span><text:span text:style-name="T102"><text:s text:c="38"/></text:span></text:p>
      </text:section>
      <text:p text:style-name="P442"><text:s/></text:p>
      <text:h text:style-name="P454" text:outline-level="1"><text:bookmark-start text:name="__RefHeading__30581_697036123"/><text:s text:c="168"/><text:span text:style-name="T5">тестирования автоматических выключателей напряжением до 1000 В с электронными расцепителями</text:span><text:bookmark-end text:name="__RefHeading__30581_697036123"/></text:h>
      <text:p text:style-name="P356"><text:s text:c="87"/><text:span text:style-name="T20">Климатические условия при проведении измерений:</text:span></text:p>
      <text:p text:style-name="P331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339">Цель измерений (испытаний)</text:p>
      <text:p text:style-name="P331"><text:span text:style-name="T53">ццц</text:span> </text:p>
      <text:p text:style-name="P47">(приёмо-сдаточные, сличительные, контрольные испытания, эксплуатационные, для целей сертификации) </text:p>
      <text:p text:style-name="P12">Нормативные и технические документы, на соответствие требованиям которых проведены измерения (испытания):</text:p>
      <text:p text:style-name="P92">ПУЭ п. 3.1.8. Проверка первичным током в соответствии с заводской инструкцией. ПУЭ п. 1.8.37. п.п. 3. ГОСТ Р 50345-99, ГОСТ Р 50030.2-99</text:p>
      <text:p text:style-name="P139"/>
      <text:list xml:id="list133301758903867" text:continue-numbering="true" text:style-name="WW8Num9">
        <text:list-header>
          <text:p text:style-name="P474">1. Паспортные данные автоматических выключателей:</text:p>
        </text:list-header>
      </text:list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column table:style-name="Таблица25.J"/>
        <table:table-column table:style-name="Таблица25.K"/>
        <table:table-column table:style-name="Таблица25.L"/>
        <table:table-header-rows>
          <table:table-row table:style-name="Таблица25.1">
            <table:table-cell table:style-name="Таблица25.A1" table:number-rows-spanned="3" office:value-type="string">
              <text:p text:style-name="P47">№</text:p>
              <text:p text:style-name="P47">п.п.</text:p>
            </table:table-cell>
            <table:table-cell table:style-name="Таблица25.B1" table:number-rows-spanned="3" office:value-type="string">
              <text:p text:style-name="P47">Место установки, назначение</text:p>
            </table:table-cell>
            <table:table-cell table:style-name="Таблица25.B1" table:number-rows-spanned="3" office:value-type="string">
              <text:p text:style-name="P47">Тип</text:p>
            </table:table-cell>
            <table:table-cell table:style-name="Таблица25.B1" table:number-columns-spanned="2" office:value-type="string">
              <text:p text:style-name="P47">Главная цепь</text:p>
            </table:table-cell>
            <table:covered-table-cell/>
            <table:table-cell table:style-name="Таблица25.B1" table:number-columns-spanned="3" office:value-type="string">
              <text:p text:style-name="P47">Напряжение расцепителей (В)</text:p>
            </table:table-cell>
            <table:covered-table-cell/>
            <table:covered-table-cell/>
            <table:table-cell table:style-name="Таблица25.B1" table:number-columns-spanned="2" office:value-type="string">
              <text:p text:style-name="P47">Электр. блока</text:p>
            </table:table-cell>
            <table:covered-table-cell/>
            <table:table-cell table:style-name="Таблица25.K1" table:number-columns-spanned="2" office:value-type="string">
              <text:p text:style-name="P47">Привод</text:p>
            </table:table-cell>
            <table:covered-table-cell/>
          </table:table-row>
          <table:table-row table:style-name="Таблица25.2">
            <table:covered-table-cell/>
            <table:covered-table-cell/>
            <table:covered-table-cell/>
            <table:table-cell table:style-name="Таблица25.D2" table:number-rows-spanned="2" office:value-type="string">
              <text:p text:style-name="P47">Номин.</text:p>
              <text:p text:style-name="P47"><text:span text:style-name="T60">U</text:span> (В)</text:p>
            </table:table-cell>
            <table:table-cell table:style-name="Таблица25.D2" table:number-rows-spanned="2" office:value-type="string">
              <text:p text:style-name="P47">Номин.</text:p>
              <text:p text:style-name="P47"><text:span text:style-name="T60">I</text:span>(А)</text:p>
            </table:table-cell>
            <table:table-cell table:style-name="Таблица25.D2" table:number-rows-spanned="2" office:value-type="string">
              <text:p text:style-name="P47">Независи-мого</text:p>
            </table:table-cell>
            <table:table-cell table:style-name="Таблица25.D2" table:number-rows-spanned="2" office:value-type="string">
              <text:p text:style-name="P47">Нулев.</text:p>
            </table:table-cell>
            <table:table-cell table:style-name="Таблица25.D2" table:number-rows-spanned="2" office:value-type="string">
              <text:p text:style-name="P47">Миним.</text:p>
            </table:table-cell>
            <table:table-cell table:style-name="Таблица25.D2" table:number-rows-spanned="2" office:value-type="string">
              <text:p text:style-name="P47">Тип</text:p>
            </table:table-cell>
            <table:table-cell table:style-name="Таблица25.D2" table:number-rows-spanned="2" office:value-type="string">
              <text:p text:style-name="P47">Номин.</text:p>
              <text:p text:style-name="P47"><text:span text:style-name="T60">I</text:span>(А)</text:p>
            </table:table-cell>
            <table:table-cell table:style-name="Таблица25.D2" table:number-rows-spanned="2" office:value-type="string">
              <text:p text:style-name="P47">Тип</text:p>
            </table:table-cell>
            <table:table-cell table:style-name="Таблица25.L2" table:number-rows-spanned="2" office:value-type="string">
              <text:p text:style-name="P47">Напр.</text:p>
              <text:p text:style-name="P47"><text:span text:style-name="T60">U</text:span>(В)</text:p>
            </table:table-cell>
          </table:table-row>
          <table:table-row table:style-name="Таблица25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5.1">
            <table:table-cell table:style-name="Таблица25.A4" office:value-type="string">
              <text:p text:style-name="P47">1</text:p>
            </table:table-cell>
            <table:table-cell table:style-name="Таблица25.B4" office:value-type="string">
              <text:p text:style-name="P47">2</text:p>
            </table:table-cell>
            <table:table-cell table:style-name="Таблица25.B4" office:value-type="string">
              <text:p text:style-name="P47">3</text:p>
            </table:table-cell>
            <table:table-cell table:style-name="Таблица25.B4" office:value-type="string">
              <text:p text:style-name="P47">4</text:p>
            </table:table-cell>
            <table:table-cell table:style-name="Таблица25.B4" office:value-type="string">
              <text:p text:style-name="P47">5</text:p>
            </table:table-cell>
            <table:table-cell table:style-name="Таблица25.B4" office:value-type="string">
              <text:p text:style-name="P47">6</text:p>
            </table:table-cell>
            <table:table-cell table:style-name="Таблица25.B4" office:value-type="string">
              <text:p text:style-name="P47">7</text:p>
            </table:table-cell>
            <table:table-cell table:style-name="Таблица25.B4" office:value-type="string">
              <text:p text:style-name="P47">8</text:p>
            </table:table-cell>
            <table:table-cell table:style-name="Таблица25.B4" office:value-type="string">
              <text:p text:style-name="P47">9</text:p>
            </table:table-cell>
            <table:table-cell table:style-name="Таблица25.B4" office:value-type="string">
              <text:p text:style-name="P47">10</text:p>
            </table:table-cell>
            <table:table-cell table:style-name="Таблица25.B4" office:value-type="string">
              <text:p text:style-name="P47">11</text:p>
            </table:table-cell>
            <table:table-cell table:style-name="Таблица25.L4" office:value-type="string">
              <text:p text:style-name="P47">12</text:p>
            </table:table-cell>
          </table:table-row>
        </table:table-header-rows>
        <table:table-row table:style-name="Таблица25.5">
          <table:table-cell table:style-name="Таблица25.A1" office:value-type="string">
            <text:p text:style-name="P32"/>
          </table:table-cell>
          <table:table-cell table:style-name="Таблица25.B5" office:value-type="string">
            <text:p text:style-name="P121"/>
          </table:table-cell>
          <table:table-cell table:style-name="Таблица25.B5" office:value-type="string">
            <text:p text:style-name="P80">Schneider Electric Compact NSX100N</text:p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B1" office:value-type="string">
            <text:p text:style-name="P32"/>
          </table:table-cell>
          <table:table-cell table:style-name="Таблица25.K1" office:value-type="string">
            <text:p text:style-name="P32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L2" office:value-type="string">
            <text:p text:style-name="P113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L2" office:value-type="string">
            <text:p text:style-name="P113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L2" office:value-type="string">
            <text:p text:style-name="P47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L2" office:value-type="string">
            <text:p text:style-name="P47"/>
          </table:table-cell>
        </table:table-row>
        <table:table-row table:style-name="Таблица25.1">
          <table:table-cell table:style-name="Таблица25.A6" office:value-type="string">
            <text:p text:style-name="P229"/>
          </table:table-cell>
          <table:table-cell table:style-name="Таблица25.C6" office:value-type="string">
            <text:p text:style-name="P121"/>
          </table:table-cell>
          <table:table-cell table:style-name="Таблица25.C6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D2" office:value-type="string">
            <text:p text:style-name="P32"/>
          </table:table-cell>
          <table:table-cell table:style-name="Таблица25.L2" office:value-type="string">
            <text:p text:style-name="P32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L2" office:value-type="string">
            <text:p text:style-name="P113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L2" office:value-type="string">
            <text:p text:style-name="P113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L2" office:value-type="string">
            <text:p text:style-name="P47"/>
          </table:table-cell>
        </table:table-row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47"/>
          </table:table-cell>
          <table:table-cell table:style-name="Таблица25.D2" office:value-type="string">
            <text:p text:style-name="P47"/>
          </table:table-cell>
          <table:table-cell table:style-name="Таблица25.L2" office:value-type="string">
            <text:p text:style-name="P47"/>
          </table:table-cell>
        </table:table-row>
        <table:table-row table:style-name="Таблица25.1">
          <table:table-cell table:style-name="Таблица25.A6" office:value-type="string">
            <text:p text:style-name="P109"/>
          </table:table-cell>
          <table:table-cell table:style-name="Таблица25.D2" office:value-type="string">
            <text:p text:style-name="P123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109"/>
          </table:table-cell>
          <table:table-cell table:style-name="Таблица25.D2" office:value-type="string">
            <text:p text:style-name="P32"/>
          </table:table-cell>
          <table:table-cell table:style-name="Таблица25.L2" office:value-type="string">
            <text:p text:style-name="P32"/>
          </table:table-cell>
        </table:table-row>
        <text:soft-page-break/>
        <table:table-row table:style-name="Таблица25.1">
          <table:table-cell table:style-name="Таблица25.A6" office:value-type="string">
            <text:p text:style-name="P47"/>
          </table:table-cell>
          <table:table-cell table:style-name="Таблица25.D2" office:value-type="string">
            <text:p text:style-name="P64"/>
          </table:table-cell>
          <table:table-cell table:style-name="Таблица25.C6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D2" office:value-type="string">
            <text:p text:style-name="P113"/>
          </table:table-cell>
          <table:table-cell table:style-name="Таблица25.L2" office:value-type="string">
            <text:p text:style-name="P113"/>
          </table:table-cell>
        </table:table-row>
        <table:table-row table:style-name="Таблица25.1">
          <table:table-cell table:style-name="Таблица25.A4" office:value-type="string">
            <text:p text:style-name="P47"/>
          </table:table-cell>
          <table:table-cell table:style-name="Таблица25.B17" office:value-type="string">
            <text:p text:style-name="P47"/>
          </table:table-cell>
          <table:table-cell table:style-name="Таблица25.B4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B17" office:value-type="string">
            <text:p text:style-name="P113"/>
          </table:table-cell>
          <table:table-cell table:style-name="Таблица25.L17" office:value-type="string">
            <text:p text:style-name="P113"/>
          </table:table-cell>
        </table:table-row>
      </table:table>
      <text:p text:style-name="P150"/>
      <text:p text:style-name="P170">2. Проверки расцепителей:</text:p>
      <text:p text:style-name="P170">2.1. в зоне токов перегрузки</text:p>
      <text:p text:style-name="P175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 table:number-columns-repeated="4"/>
        <table:table-column table:style-name="Таблица26.G"/>
        <table:table-column table:style-name="Таблица26.H"/>
        <table:table-column table:style-name="Таблица26.I"/>
        <table:table-column table:style-name="Таблица26.J"/>
        <table:table-column table:style-name="Таблица26.K"/>
        <table:table-column table:style-name="Таблица26.L"/>
        <table:table-column table:style-name="Таблица26.M"/>
        <table:table-header-rows>
          <table:table-row table:style-name="Таблица26.1">
            <table:table-cell table:style-name="Таблица26.A1" table:number-rows-spanned="3" office:value-type="string">
              <text:p text:style-name="P47">№</text:p>
              <text:p text:style-name="P47">п.п.</text:p>
            </table:table-cell>
            <table:table-cell table:style-name="Таблица26.B1" table:number-rows-spanned="3" office:value-type="string">
              <text:p text:style-name="P71">Место установки, назначение</text:p>
            </table:table-cell>
            <table:table-cell table:style-name="Таблица26.B1" table:number-columns-spanned="4" office:value-type="string">
              <text:p text:style-name="P47">Уставки по току</text:p>
            </table:table-cell>
            <table:covered-table-cell/>
            <table:covered-table-cell/>
            <table:covered-table-cell/>
            <table:table-cell table:style-name="Таблица26.B1" table:number-rows-spanned="3" office:value-type="string">
              <text:p text:style-name="P47">Уставка <text:s/>по времени <text:s/><text:span text:style-name="T60">tr</text:span> (сек.)</text:p>
            </table:table-cell>
            <table:table-cell table:style-name="Таблица26.H1" table:number-rows-spanned="3" office:value-type="string">
              <text:p text:style-name="P47"><text:span text:style-name="T60">I</text:span> прогрузки, <text:s/>(А)</text:p>
            </table:table-cell>
            <table:table-cell table:style-name="Таблица26.H1" table:number-rows-spanned="3" office:value-type="string">
              <text:p text:style-name="P47">Допусти- мое время срабатыва-ния, сек</text:p>
            </table:table-cell>
            <table:table-cell table:style-name="Таблица26.J1" table:number-columns-spanned="4" office:value-type="string">
              <text:p text:style-name="P47">Измеренное время срабатывания (сек.)</text:p>
            </table:table-cell>
            <table:covered-table-cell/>
            <table:covered-table-cell/>
            <table:covered-table-cell/>
          </table:table-row>
          <table:table-row table:style-name="Таблица26.1">
            <table:covered-table-cell/>
            <table:covered-table-cell/>
            <table:table-cell table:style-name="Таблица26.C2" table:number-columns-spanned="2" office:value-type="string">
              <text:p text:style-name="P47"><text:span text:style-name="T60">I</text:span>о (К х <text:span text:style-name="T60">In</text:span>)</text:p>
            </table:table-cell>
            <table:covered-table-cell/>
            <table:table-cell table:style-name="Таблица26.C2" table:number-columns-spanned="2" office:value-type="string">
              <text:p text:style-name="P47"><text:span text:style-name="T60">Ir</text:span> (К х <text:span text:style-name="T60">Io</text:span>(<text:span text:style-name="T60">In</text:span>))</text:p>
            </table:table-cell>
            <table:covered-table-cell/>
            <table:covered-table-cell/>
            <table:covered-table-cell/>
            <table:covered-table-cell/>
            <table:table-cell table:style-name="Таблица26.C2" table:number-rows-spanned="2" office:value-type="string">
              <text:p text:style-name="P47">А</text:p>
            </table:table-cell>
            <table:table-cell table:style-name="Таблица26.C2" table:number-rows-spanned="2" office:value-type="string">
              <text:p text:style-name="P47">В</text:p>
            </table:table-cell>
            <table:table-cell table:style-name="Таблица26.C2" table:number-rows-spanned="2" office:value-type="string">
              <text:p text:style-name="P47">С</text:p>
            </table:table-cell>
            <table:table-cell table:style-name="Таблица26.M2" table:number-rows-spanned="2" office:value-type="string">
              <text:p text:style-name="P48"><text:span text:style-name="T60">N</text:span>-полюс</text:p>
            </table:table-cell>
          </table:table-row>
          <table:table-row table:style-name="Таблица26.3">
            <table:covered-table-cell/>
            <table:covered-table-cell/>
            <table:table-cell table:style-name="Таблица26.C2" office:value-type="string">
              <text:p text:style-name="P47">К (0,4-1)</text:p>
            </table:table-cell>
            <table:table-cell table:style-name="Таблица26.C2" office:value-type="string">
              <text:p text:style-name="P47">(А)</text:p>
            </table:table-cell>
            <table:table-cell table:style-name="Таблица26.C2" office:value-type="string">
              <text:p text:style-name="P113">K</text:p>
            </table:table-cell>
            <table:table-cell table:style-name="Таблица26.C2" office:value-type="string">
              <text:p text:style-name="P47">(А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6.4">
            <table:table-cell table:style-name="Таблица26.A4" office:value-type="string">
              <text:p text:style-name="P47">1.</text:p>
            </table:table-cell>
            <table:table-cell table:style-name="Таблица26.B4" office:value-type="string">
              <text:p text:style-name="P47">2.</text:p>
            </table:table-cell>
            <table:table-cell table:style-name="Таблица26.B4" office:value-type="string">
              <text:p text:style-name="P47">3.</text:p>
            </table:table-cell>
            <table:table-cell table:style-name="Таблица26.B4" office:value-type="string">
              <text:p text:style-name="P47">4.</text:p>
            </table:table-cell>
            <table:table-cell table:style-name="Таблица26.B4" office:value-type="string">
              <text:p text:style-name="P47">5.</text:p>
            </table:table-cell>
            <table:table-cell table:style-name="Таблица26.B4" office:value-type="string">
              <text:p text:style-name="P47">6.</text:p>
            </table:table-cell>
            <table:table-cell table:style-name="Таблица26.B4" office:value-type="string">
              <text:p text:style-name="P47">7.</text:p>
            </table:table-cell>
            <table:table-cell table:style-name="Таблица26.B4" office:value-type="string">
              <text:p text:style-name="P47">8.</text:p>
            </table:table-cell>
            <table:table-cell table:style-name="Таблица26.B4" office:value-type="string">
              <text:p text:style-name="P47">9.</text:p>
            </table:table-cell>
            <table:table-cell table:style-name="Таблица26.B4" office:value-type="string">
              <text:p text:style-name="P47">10.</text:p>
            </table:table-cell>
            <table:table-cell table:style-name="Таблица26.B4" office:value-type="string">
              <text:p text:style-name="P47">11.</text:p>
            </table:table-cell>
            <table:table-cell table:style-name="Таблица26.B4" office:value-type="string">
              <text:p text:style-name="P47">12.</text:p>
            </table:table-cell>
            <table:table-cell table:style-name="Таблица26.M4" office:value-type="string">
              <text:p text:style-name="P71">13.</text:p>
            </table:table-cell>
          </table:table-row>
        </table:table-header-rows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22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22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22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22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5" office:value-type="string">
            <text:p text:style-name="P190"/>
          </table:table-cell>
          <table:table-cell table:style-name="Таблица26.B5" office:value-type="string">
            <text:p text:style-name="P22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B5" office:value-type="string">
            <text:p text:style-name="P190"/>
          </table:table-cell>
          <table:table-cell table:style-name="Таблица26.M5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22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22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22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B16" office:value-type="string">
            <text:p text:style-name="P190"/>
          </table:table-cell>
          <table:table-cell table:style-name="Таблица26.M16" office:value-type="string">
            <text:p text:style-name="P190"/>
          </table:table-cell>
        </table:table-row>
        <table:table-row table:style-name="Таблица26.1">
          <table:table-cell table:style-name="Таблица26.A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B24" office:value-type="string">
            <text:p text:style-name="P190"/>
          </table:table-cell>
          <table:table-cell table:style-name="Таблица26.M24" office:value-type="string">
            <text:p text:style-name="P190"/>
          </table:table-cell>
        </table:table-row>
      </table:table>
      <text:p text:style-name="P175"/>
      <text:p text:style-name="P175"><text:soft-page-break/></text:p>
      <text:list xml:id="list133303151835797" text:continue-list="list100434976" text:style-name="WW8Num12">
        <text:list-item>
          <text:list>
            <text:list-header>
              <text:p text:style-name="P476"><text:span text:style-name="T38">2.2 </text:span><text:span text:style-name="T37">в зоне токов короткого замыкания (уставка </text:span><text:span text:style-name="T61">Isd</text:span><text:span text:style-name="T37">):</text:span></text:p>
            </text:list-header>
          </text:list>
        </text:list-item>
      </text:list>
      <text:p text:style-name="P139"/>
      <text:p text:style-name="P139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I"/>
        <table:table-column table:style-name="Таблица27.J" table:number-columns-repeated="4"/>
        <table:table-header-rows>
          <table:table-row table:style-name="Таблица27.1">
            <table:table-cell table:style-name="Таблица27.A1" table:number-rows-spanned="2" office:value-type="string">
              <text:p text:style-name="P47">№</text:p>
              <text:p text:style-name="P47">п.п.</text:p>
            </table:table-cell>
            <table:table-cell table:style-name="Таблица27.B1" table:number-rows-spanned="2" office:value-type="string">
              <text:p text:style-name="P71">Место установки, назначение</text:p>
            </table:table-cell>
            <table:table-cell table:style-name="Таблица27.C1" table:number-columns-spanned="2" office:value-type="string">
              <text:p text:style-name="P47">Уставки по току <text:s/>- <text:span text:style-name="T60">Isd</text:span> (К х <text:span text:style-name="T60">Ir</text:span>)</text:p>
            </table:table-cell>
            <table:covered-table-cell/>
            <table:table-cell table:style-name="Таблица27.B1" table:number-columns-spanned="4" office:value-type="string">
              <text:p text:style-name="P47">Ток срабатывания (А)</text:p>
            </table:table-cell>
            <table:covered-table-cell/>
            <table:covered-table-cell/>
            <table:covered-table-cell/>
            <table:table-cell table:style-name="Таблица27.B1" table:number-rows-spanned="2" office:value-type="string">
              <text:p text:style-name="P47">Уставка по времени <text:span text:style-name="T60">tsd</text:span> (сек)</text:p>
            </table:table-cell>
            <table:table-cell table:style-name="Таблица27.J1" table:number-columns-spanned="4" office:value-type="string">
              <text:p text:style-name="P47">Время срабатывания (сек)</text:p>
            </table:table-cell>
            <table:covered-table-cell/>
            <table:covered-table-cell/>
            <table:covered-table-cell/>
          </table:table-row>
          <table:table-row table:style-name="Таблица27.2">
            <table:covered-table-cell/>
            <table:covered-table-cell/>
            <table:table-cell table:style-name="Таблица27.C2" office:value-type="string">
              <text:p text:style-name="P47">К </text:p>
            </table:table-cell>
            <table:table-cell table:style-name="Таблица27.C2" office:value-type="string">
              <text:p text:style-name="P77">Isd, А</text:p>
            </table:table-cell>
            <table:table-cell table:style-name="Таблица27.C2" office:value-type="string">
              <text:p text:style-name="P47">А</text:p>
            </table:table-cell>
            <table:table-cell table:style-name="Таблица27.C2" office:value-type="string">
              <text:p text:style-name="P47">В</text:p>
            </table:table-cell>
            <table:table-cell table:style-name="Таблица27.C2" office:value-type="string">
              <text:p text:style-name="P47">С</text:p>
            </table:table-cell>
            <table:table-cell table:style-name="Таблица27.C2" office:value-type="string">
              <text:p text:style-name="P47"><text:span text:style-name="T60">N</text:span>-полюс</text:p>
            </table:table-cell>
            <table:covered-table-cell/>
            <table:table-cell table:style-name="Таблица27.C2" office:value-type="string">
              <text:p text:style-name="P47">А</text:p>
            </table:table-cell>
            <table:table-cell table:style-name="Таблица27.C2" office:value-type="string">
              <text:p text:style-name="P47">В</text:p>
            </table:table-cell>
            <table:table-cell table:style-name="Таблица27.C2" office:value-type="string">
              <text:p text:style-name="P47">С</text:p>
            </table:table-cell>
            <table:table-cell table:style-name="Таблица27.M2" office:value-type="string">
              <text:p text:style-name="P47"><text:span text:style-name="T60">N</text:span>-полюс</text:p>
            </table:table-cell>
          </table:table-row>
          <table:table-row table:style-name="Таблица27.1">
            <table:table-cell table:style-name="Таблица27.A3" office:value-type="string">
              <text:p text:style-name="P47">1.</text:p>
            </table:table-cell>
            <table:table-cell table:style-name="Таблица27.B3" office:value-type="string">
              <text:p text:style-name="P47">2.</text:p>
            </table:table-cell>
            <table:table-cell table:style-name="Таблица27.B3" office:value-type="string">
              <text:p text:style-name="P47">3.</text:p>
            </table:table-cell>
            <table:table-cell table:style-name="Таблица27.B3" office:value-type="string">
              <text:p text:style-name="P47">4.</text:p>
            </table:table-cell>
            <table:table-cell table:style-name="Таблица27.B3" office:value-type="string">
              <text:p text:style-name="P47">5.</text:p>
            </table:table-cell>
            <table:table-cell table:style-name="Таблица27.B3" office:value-type="string">
              <text:p text:style-name="P47">6.</text:p>
            </table:table-cell>
            <table:table-cell table:style-name="Таблица27.B3" office:value-type="string">
              <text:p text:style-name="P47">7.</text:p>
            </table:table-cell>
            <table:table-cell table:style-name="Таблица27.B3" office:value-type="string">
              <text:p text:style-name="P77">8.</text:p>
            </table:table-cell>
            <table:table-cell table:style-name="Таблица27.B3" office:value-type="string">
              <text:p text:style-name="P47"><text:span text:style-name="T114">9</text:span>.</text:p>
            </table:table-cell>
            <table:table-cell table:style-name="Таблица27.B3" office:value-type="string">
              <text:p text:style-name="P47"><text:span text:style-name="T114">10</text:span>.</text:p>
            </table:table-cell>
            <table:table-cell table:style-name="Таблица27.B3" office:value-type="string">
              <text:p text:style-name="P47">1<text:span text:style-name="T114">1</text:span>.</text:p>
            </table:table-cell>
            <table:table-cell table:style-name="Таблица27.B3" office:value-type="string">
              <text:p text:style-name="P47">1<text:span text:style-name="T114">2</text:span>.</text:p>
            </table:table-cell>
            <table:table-cell table:style-name="Таблица27.M3" office:value-type="string">
              <text:p text:style-name="P71">1<text:span text:style-name="T114">3</text:span>.</text:p>
            </table:table-cell>
          </table:table-row>
        </table:table-header-rows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22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B1" office:value-type="string">
            <text:p text:style-name="P190"/>
          </table:table-cell>
          <table:table-cell table:style-name="Таблица27.J1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22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22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22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4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C2" office:value-type="string">
            <text:p text:style-name="P190"/>
          </table:table-cell>
          <table:table-cell table:style-name="Таблица27.M2" office:value-type="string">
            <text:p text:style-name="P190"/>
          </table:table-cell>
        </table:table-row>
        <table:table-row table:style-name="Таблица27.1">
          <table:table-cell table:style-name="Таблица27.A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B13" office:value-type="string">
            <text:p text:style-name="P190"/>
          </table:table-cell>
          <table:table-cell table:style-name="Таблица27.M13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22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22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22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22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14" office:value-type="string">
            <text:p text:style-name="P201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B14" office:value-type="string">
            <text:p text:style-name="P190"/>
          </table:table-cell>
          <table:table-cell table:style-name="Таблица27.M14" office:value-type="string">
            <text:p text:style-name="P190"/>
          </table:table-cell>
        </table:table-row>
        <table:table-row table:style-name="Таблица27.1">
          <table:table-cell table:style-name="Таблица27.A23" office:value-type="string">
            <text:p text:style-name="P201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B23" office:value-type="string">
            <text:p text:style-name="P190"/>
          </table:table-cell>
          <table:table-cell table:style-name="Таблица27.M23" office:value-type="string">
            <text:p text:style-name="P190"/>
          </table:table-cell>
        </table:table-row>
      </table:table>
      <text:p text:style-name="P139"/>
      <text:p text:style-name="P139"/>
      <text:p text:style-name="P139"/>
      <text:p text:style-name="P139"/>
      <text:p text:style-name="P392"><text:span text:style-name="T37">2.3 в зоне токов короткого замыкания <text:s/>(уставка </text:span><text:span text:style-name="T61">I</text:span><text:span text:style-name="T62">i</text:span><text:span text:style-name="T37">):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 table:number-columns-repeated="2"/>
        <table:table-column table:style-name="Таблица28.E" table:number-columns-repeated="10"/>
        <table:table-header-rows>
          <text:soft-page-break/>
          <table:table-row table:style-name="Таблица28.1">
            <table:table-cell table:style-name="Таблица28.A1" table:number-rows-spanned="2" office:value-type="string">
              <text:p text:style-name="P47">№№</text:p>
              <text:p text:style-name="P47">п.п.</text:p>
            </table:table-cell>
            <table:table-cell table:style-name="Таблица28.B1" table:number-rows-spanned="2" office:value-type="string">
              <text:p text:style-name="P32"/>
              <text:p text:style-name="P47">Линия</text:p>
            </table:table-cell>
            <table:table-cell table:style-name="Таблица28.B1" table:number-columns-spanned="2" office:value-type="string">
              <text:p text:style-name="P47">Уставки по току <text:s/>- </text:p>
              <text:p text:style-name="P47"><text:span text:style-name="T60">Ii</text:span> установленная =(К х <text:span text:style-name="T60">In</text:span>)</text:p>
            </table:table-cell>
            <table:covered-table-cell/>
            <table:table-cell table:style-name="Таблица28.E1" table:number-columns-spanned="10" office:value-type="string">
              <text:p text:style-name="P47">Проверка расцепител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28.2">
            <table:covered-table-cell/>
            <table:covered-table-cell/>
            <table:table-cell table:style-name="Таблица28.C2" office:value-type="string">
              <text:p text:style-name="P47">К</text:p>
            </table:table-cell>
            <table:table-cell table:style-name="Таблица28.C2" office:value-type="string">
              <text:p text:style-name="P79">Ii, А</text:p>
            </table:table-cell>
            <table:table-cell table:style-name="Таблица28.C2" office:value-type="string">
              <text:p text:style-name="P274">Испытательный <text:line-break/>ток несрабатывания, А</text:p>
            </table:table-cell>
            <table:table-cell table:style-name="Таблица28.C2" office:value-type="string">
              <text:p text:style-name="P377">Полюс L1, <text:line-break/> Реакция расцепитея (+/-)</text:p>
            </table:table-cell>
            <table:table-cell table:style-name="Таблица28.C2" office:value-type="string">
              <text:p text:style-name="P379">Полюс L2, <text:line-break/>Реакция расцепитея (+/-)</text:p>
            </table:table-cell>
            <table:table-cell table:style-name="Таблица28.C2" office:value-type="string">
              <text:p text:style-name="P381">Полюс L3, <text:line-break/>Реакция расцепитея (+/-)</text:p>
            </table:table-cell>
            <table:table-cell table:style-name="Таблица28.C2" office:value-type="string">
              <text:p text:style-name="P383">N-полюс, <text:line-break/>Реакция расцепитея (+/-)</text:p>
            </table:table-cell>
            <table:table-cell table:style-name="Таблица28.C2" office:value-type="string">
              <text:p text:style-name="P276">Испытательный ток <text:s/><text:line-break/>срабатывания, А</text:p>
            </table:table-cell>
            <table:table-cell table:style-name="Таблица28.C2" office:value-type="string">
              <text:p text:style-name="P385">Полюс L1, <text:line-break/>Реакция расцепитея (+/-)</text:p>
            </table:table-cell>
            <table:table-cell table:style-name="Таблица28.C2" office:value-type="string">
              <text:p text:style-name="P387">Полюс L2, <text:line-break/>Реакция расцепитея (+/-)</text:p>
            </table:table-cell>
            <table:table-cell table:style-name="Таблица28.C2" office:value-type="string">
              <text:p text:style-name="P389">Полюс L3, <text:line-break/>Реакция расцепитея (+/-)</text:p>
            </table:table-cell>
            <table:table-cell table:style-name="Таблица28.N2" office:value-type="string">
              <text:p text:style-name="P391">N-полюс, <text:line-break/>Реакция расцепитея (+/-)</text:p>
            </table:table-cell>
          </table:table-row>
          <table:table-row table:style-name="Таблица28.3">
            <table:table-cell table:style-name="Таблица28.A3" office:value-type="string">
              <text:p text:style-name="P113">1</text:p>
            </table:table-cell>
            <table:table-cell table:style-name="Таблица28.B3" office:value-type="string">
              <text:p text:style-name="P113">2</text:p>
            </table:table-cell>
            <table:table-cell table:style-name="Таблица28.B3" office:value-type="string">
              <text:p text:style-name="P117">3</text:p>
            </table:table-cell>
            <table:table-cell table:style-name="Таблица28.B3" office:value-type="string">
              <text:p text:style-name="P117">4</text:p>
            </table:table-cell>
            <table:table-cell table:style-name="Таблица28.B3" office:value-type="string">
              <text:p text:style-name="P117">5</text:p>
            </table:table-cell>
            <table:table-cell table:style-name="Таблица28.B3" office:value-type="string">
              <text:p text:style-name="P117">6</text:p>
            </table:table-cell>
            <table:table-cell table:style-name="Таблица28.B3" office:value-type="string">
              <text:p text:style-name="P117">7</text:p>
            </table:table-cell>
            <table:table-cell table:style-name="Таблица28.B3" office:value-type="string">
              <text:p text:style-name="P117">8</text:p>
            </table:table-cell>
            <table:table-cell table:style-name="Таблица28.B3" office:value-type="string">
              <text:p text:style-name="P78">9</text:p>
            </table:table-cell>
            <table:table-cell table:style-name="Таблица28.B3" office:value-type="string">
              <text:p text:style-name="P47">10</text:p>
            </table:table-cell>
            <table:table-cell table:style-name="Таблица28.B3" office:value-type="string">
              <text:p text:style-name="P47">11</text:p>
            </table:table-cell>
            <table:table-cell table:style-name="Таблица28.B3" office:value-type="string">
              <text:p text:style-name="P47">12</text:p>
            </table:table-cell>
            <table:table-cell table:style-name="Таблица28.B3" office:value-type="string">
              <text:p text:style-name="P47">13</text:p>
            </table:table-cell>
            <table:table-cell table:style-name="Таблица28.N3" office:value-type="string">
              <text:p text:style-name="P47">14</text:p>
            </table:table-cell>
          </table:table-row>
        </table:table-header-rows>
        <table:table-row table:style-name="Таблица28.4">
          <table:table-cell table:style-name="Таблица28.A4" office:value-type="string">
            <text:p text:style-name="P126"/>
          </table:table-cell>
          <table:table-cell table:style-name="Таблица28.B4" office:value-type="string">
            <text:p text:style-name="P121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H4" office:value-type="string">
            <text:p text:style-name="P32"/>
          </table:table-cell>
          <table:table-cell table:style-name="Таблица28.E1" office:value-type="string">
            <text:p text:style-name="P32"/>
          </table:table-cell>
        </table:table-row>
        <table:table-row table:style-name="Таблица28.5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6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7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113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8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113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9">
          <table:table-cell table:style-name="Таблица28.A4" office:value-type="string">
            <text:p text:style-name="P126"/>
          </table:table-cell>
          <table:table-cell table:style-name="Таблица28.B4" office:value-type="string">
            <text:p text:style-name="P121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C2" office:value-type="string">
            <text:p text:style-name="P32"/>
          </table:table-cell>
          <table:table-cell table:style-name="Таблица28.N2" office:value-type="string">
            <text:p text:style-name="P32"/>
          </table:table-cell>
        </table:table-row>
        <table:table-row table:style-name="Таблица28.10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11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12">
          <table:table-cell table:style-name="Таблица28.A4" office:value-type="string">
            <text:p text:style-name="P47"/>
          </table:table-cell>
          <table:table-cell table:style-name="Таблица28.C2" office:value-type="string">
            <text:p text:style-name="P113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C2" office:value-type="string">
            <text:p text:style-name="P47"/>
          </table:table-cell>
          <table:table-cell table:style-name="Таблица28.N2" office:value-type="string">
            <text:p text:style-name="P47"/>
          </table:table-cell>
        </table:table-row>
        <table:table-row table:style-name="Таблица28.13">
          <table:table-cell table:style-name="Таблица28.A3" office:value-type="string">
            <text:p text:style-name="P47"/>
          </table:table-cell>
          <table:table-cell table:style-name="Таблица28.B3" office:value-type="string">
            <text:p text:style-name="P113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B3" office:value-type="string">
            <text:p text:style-name="P47"/>
          </table:table-cell>
          <table:table-cell table:style-name="Таблица28.N3" office:value-type="string">
            <text:p text:style-name="P47"/>
          </table:table-cell>
        </table:table-row>
      </table:table>
      <text:p text:style-name="P164"/>
      <text:p text:style-name="P361">3.Измерения проведены приборами:</text:p>
      <text:p text:style-name="P142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column table:style-name="Таблица29.I"/>
        <table:table-row table:style-name="Таблица29.1">
          <table:table-cell table:style-name="Таблица29.A1" table:number-rows-spanned="2" office:value-type="string">
            <text:p text:style-name="P57">№</text:p>
            <text:p text:style-name="P57">п/п</text:p>
          </table:table-cell>
          <table:table-cell table:style-name="Таблица29.B1" table:number-rows-spanned="2" office:value-type="string">
            <text:p text:style-name="P37"/>
            <text:p text:style-name="P57">Тип</text:p>
          </table:table-cell>
          <table:table-cell table:style-name="Таблица29.B1" table:number-rows-spanned="2" office:value-type="string">
            <text:p text:style-name="P37"/>
            <text:p text:style-name="P57">Заводской номер</text:p>
          </table:table-cell>
          <table:table-cell table:style-name="Таблица29.B1" table:number-columns-spanned="2" office:value-type="string">
            <text:p text:style-name="P57">Метрологические характеристики</text:p>
          </table:table-cell>
          <table:covered-table-cell/>
          <table:table-cell table:style-name="Таблица29.B1" table:number-columns-spanned="2" office:value-type="string">
            <text:p text:style-name="P57">Дата поверки</text:p>
          </table:table-cell>
          <table:covered-table-cell/>
          <table:table-cell table:style-name="Таблица29.B1" table:number-rows-spanned="2" office:value-type="string">
            <text:p text:style-name="P37"/>
            <text:p text:style-name="P57">№ аттестата </text:p>
            <text:p text:style-name="P57">(свидетельства)</text:p>
          </table:table-cell>
          <table:table-cell table:style-name="Таблица29.I1" table:number-rows-spanned="2" office:value-type="string">
            <text:p text:style-name="P57">Орган государственной. метрологической службы, проводивший поверку</text:p>
          </table:table-cell>
        </table:table-row>
        <table:table-row table:style-name="Таблица29.1">
          <table:covered-table-cell/>
          <table:covered-table-cell/>
          <table:covered-table-cell/>
          <table:table-cell table:style-name="Таблица29.D2" office:value-type="string">
            <text:p text:style-name="P57">Диапазон измерения</text:p>
          </table:table-cell>
          <table:table-cell table:style-name="Таблица29.D2" office:value-type="string">
            <text:p text:style-name="P57">Класс точности</text:p>
          </table:table-cell>
          <table:table-cell table:style-name="Таблица29.D2" office:value-type="string">
            <text:p text:style-name="P57"><text:span text:style-name="T86">п</text:span>оследняя</text:p>
          </table:table-cell>
          <table:table-cell table:style-name="Таблица29.D2" office:value-type="string">
            <text:p text:style-name="P57">очередная</text:p>
          </table:table-cell>
          <table:covered-table-cell/>
          <table:covered-table-cell/>
        </table:table-row>
        <table:table-row table:style-name="Таблица29.3">
          <table:table-cell table:style-name="Таблица29.A3" office:value-type="string">
            <text:p text:style-name="P194">1.</text:p>
          </table:table-cell>
          <table:table-cell table:style-name="Таблица29.B3" office:value-type="string">
            <text:p text:style-name="P194">Устройство проверки токовых расцепителей автоматических выключателей УПТР-2МЦ</text:p>
          </table:table-cell>
          <table:table-cell table:style-name="Таблица29.B3" office:value-type="string">
            <text:p text:style-name="P194">201.06.05</text:p>
          </table:table-cell>
          <table:table-cell table:style-name="Таблица29.B3" office:value-type="string">
            <text:p text:style-name="P194">0-12000 А</text:p>
          </table:table-cell>
          <table:table-cell table:style-name="Таблица29.B3" office:value-type="string">
            <text:p text:style-name="P194">10,00%</text:p>
          </table:table-cell>
          <table:table-cell table:style-name="Таблица29.B3" office:value-type="string">
            <text:p text:style-name="P233"><text:span text:style-name="T75">1</text:span><text:span text:style-name="T79">2</text:span><text:span text:style-name="T75"> </text:span><text:span text:style-name="T79">августа 2020</text:span><text:span text:style-name="T75"> г.</text:span></text:p>
          </table:table-cell>
          <table:table-cell table:style-name="Таблица29.B3" office:value-type="string">
            <text:p text:style-name="P233"><text:span text:style-name="T75">1</text:span><text:span text:style-name="T79">1</text:span><text:span text:style-name="T75"> </text:span><text:span text:style-name="T79">августа</text:span><text:span text:style-name="T75"> <text:s text:c="2"/></text:span><text:span text:style-name="T79">2021</text:span><text:span text:style-name="T75"> г.</text:span></text:p>
          </table:table-cell>
          <table:table-cell table:style-name="Таблица29.B3" office:value-type="string">
            <text:p text:style-name="P233"><text:span text:style-name="T75">№206.1-</text:span><text:span text:style-name="T79">5364</text:span><text:span text:style-name="T75">-</text:span><text:span text:style-name="T79">2020</text:span></text:p>
          </table:table-cell>
          <table:table-cell table:style-name="Таблица29.I3" office:value-type="string">
            <text:p text:style-name="P194">ФГУП «ВНИИМС»</text:p>
          </table:table-cell>
        </table:table-row>
        <table:table-row table:style-name="Таблица29.3">
          <table:table-cell table:style-name="Таблица29.A4" office:value-type="string">
            <text:p text:style-name="P211">2.</text:p>
          </table:table-cell>
          <table:table-cell table:style-name="Таблица29.B4" office:value-type="string">
            <text:p text:style-name="P212">Устройство для тестирования электронных расцепителей Merlin Gerin <text:span text:style-name="T116">Full-function</text:span> <text:span text:style-name="T116">Test </text:span>K<text:span text:style-name="T116">it</text:span> <text:span text:style-name="T117">33595</text:span></text:p>
          </table:table-cell>
          <table:table-cell table:style-name="Таблица29.B4" office:value-type="string">
            <text:p text:style-name="P213">48155-330-50</text:p>
          </table:table-cell>
          <table:table-cell table:style-name="Таблица29.B4" office:value-type="string">
            <text:p text:style-name="P193">-----</text:p>
          </table:table-cell>
          <table:table-cell table:style-name="Таблица29.B4" office:value-type="string">
            <text:p text:style-name="P193">-----</text:p>
          </table:table-cell>
          <table:table-cell table:style-name="Таблица29.B4" office:value-type="string">
            <text:p text:style-name="P200">-----</text:p>
          </table:table-cell>
          <table:table-cell table:style-name="Таблица29.B4" office:value-type="string">
            <text:p text:style-name="P193">-----</text:p>
          </table:table-cell>
          <table:table-cell table:style-name="Таблица29.B4" office:value-type="string">
            <text:p text:style-name="P200">-----</text:p>
          </table:table-cell>
          <table:table-cell table:style-name="Таблица29.I4" office:value-type="string">
            <text:p text:style-name="P193">-----</text:p>
          </table:table-cell>
        </table:table-row>
        <table:table-row table:style-name="Таблица29.3">
          <table:table-cell table:style-name="Таблица29.A5" office:value-type="string">
            <text:p text:style-name="P194"><text:span text:style-name="T129">3</text:span>.</text:p>
          </table:table-cell>
          <table:table-cell table:style-name="Таблица29.B5" office:value-type="string">
            <text:p text:style-name="P189">Цифровой термогигрометр <text:span text:style-name="T60">Center</text:span>-310</text:p>
          </table:table-cell>
          <table:table-cell table:style-name="Таблица29.B5" office:value-type="string">
            <text:p text:style-name="P195">050310914</text:p>
          </table:table-cell>
          <table:table-cell table:style-name="Таблица29.B5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29.B5" office:value-type="string">
            <text:p text:style-name="P195">0,8%, 2,5%</text:p>
          </table:table-cell>
          <table:table-cell table:style-name="Таблица29.B5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29.B5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29.B5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29.I5" office:value-type="string">
            <text:p text:style-name="P189">Ростест-Москва</text:p>
          </table:table-cell>
        </table:table-row>
        <text:soft-page-break/>
        <table:table-row table:style-name="Таблица29.3">
          <table:table-cell table:style-name="Таблица29.A6" office:value-type="string">
            <text:p text:style-name="P194"><text:span text:style-name="T129">4</text:span>.</text:p>
          </table:table-cell>
          <table:table-cell table:style-name="Таблица29.B6" office:value-type="string">
            <text:p text:style-name="P194">Барометр-анероид БКСН7Т</text:p>
          </table:table-cell>
          <table:table-cell table:style-name="Таблица29.B6" office:value-type="string">
            <text:p text:style-name="P194">36</text:p>
          </table:table-cell>
          <table:table-cell table:style-name="Таблица29.B6" office:value-type="string">
            <text:p text:style-name="P194">от 700 мм рт.ст. до 800 мм рт. ст.</text:p>
          </table:table-cell>
          <table:table-cell table:style-name="Таблица29.B6" office:value-type="string">
            <text:p text:style-name="P194">3</text:p>
          </table:table-cell>
          <table:table-cell table:style-name="Таблица29.B6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29.B6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29.B6" office:value-type="string">
            <text:p text:style-name="P194">0275474</text:p>
          </table:table-cell>
          <table:table-cell table:style-name="Таблица29.I6" office:value-type="string">
            <text:p text:style-name="P194">Ростест-Москва</text:p>
          </table:table-cell>
        </table:table-row>
      </table:table>
      <text:p text:style-name="P400"><text:span text:style-name="T36">Выводы: </text:span><text:span text:style-name="T43"><text:s/></text:span><text:span text:style-name="T45">отклонение уставок действительных значений всех расцепителей не превышает допустимых значений заводов-изготовителей.</text:span></text:p>
      <text:p text:style-name="P410"><text:span text:style-name="T36"><text:s/>Заключение: </text:span><text:span text:style-name="T44">автоматические выключатели пригодны к эксплуатации.</text:span></text:p>
      <text:p text:style-name="P178"><text:span text:style-name="T67">Испытания провели: </text:span><text:span text:style-name="T69">Техник-испытатель</text:span><text:span text:style-name="T75"> <text:s text:c="22"/>____________________ <text:s text:c="29"/></text:span><text:span text:style-name="T69">Савин М.А.</text:span></text:p>
      <text:p text:style-name="P70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4"><text:s text:c="14"/><text:span text:style-name="T43">Рук. электролаборатории</text:span> <text:s text:c="12"/>____________________ <text:s text:c="29"/><text:span text:style-name="T43">Дурнов А.С.</text:span></text:p>
      <text:p text:style-name="P70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70"/>
      <text:p text:style-name="P70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70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178"/>
      <text:p text:style-name="P178"/>
      <text:p text:style-name="P47">Частичная или полная перепечатка и размножение только с разрешения испытательной лаборатории.</text:p>
      <text:p text:style-name="P47">Исправления не допускаются.</text:p>
      <text:p text:style-name="P47">Протокол распространяется только на элементы электроустановки, подвергнутые испытанием.</text:p>
      <text:section text:style-name="Sect2" text:name="Раздел12">
        <text:p text:style-name="P487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7"><text:span text:style-name="T99"><text:s/></text:span><text:span text:style-name="T103"><text:s text:c="38"/></text:span></text:p>
      </text:section>
      <text:h text:style-name="P455" text:outline-level="1"><text:bookmark-start text:name="__RefHeading__79857_768648982"/><text:span text:style-name="T14"><text:s text:c="199"/></text:span>проверки работоспособности системы АВР<text:bookmark-end text:name="__RefHeading__79857_768648982"/></text:h>
      <text:p text:style-name="P13"><text:bookmark-start text:name="__RefHeading__239199_491250845"/>Климатические условия при проведении измерений<text:bookmark-end text:name="__RefHeading__239199_491250845"/></text:p>
      <text:p text:style-name="P49">Температура воздуха <text:span text:style-name="T43">ттт</text:span> <text:span text:style-name="T34">0</text:span><text:span text:style-name="T59"> </text:span>С. <text:s/>Влажность воздуха <text:span text:style-name="T43">ввв</text:span> <text:span text:style-name="T59">%</text:span>. <text:s/>Атмосферное давление <text:span text:style-name="T43">ддд </text:span>мм.рт.ст.</text:p>
      <text:p text:style-name="P13">Цель измерений (испытаний)</text:p>
      <text:p text:style-name="P49"><text:bookmark-start text:name="__RefHeading__239201_491250845"/><text:span text:style-name="T47">ццц</text:span> <text:bookmark-end text:name="__RefHeading__239201_491250845"/></text:p>
      <text:p text:style-name="P49">(приёмо-сдаточные, сличительные, контрольные испытания, эксплуатационные, для целей сертификации) </text:p>
      <text:p text:style-name="P13">Нормативные и технические документы, на соответствие требованиям которых проведены измерения (испытания):</text:p>
      <text:p text:style-name="P87">3.3.32 ПУЭ</text:p>
      <text:p text:style-name="P271">1. Результаты измерений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G"/>
        <table:table-column table:style-name="Таблица30.J"/>
        <table:table-column table:style-name="Таблица30.K"/>
        <table:table-header-rows>
          <table:table-row table:style-name="Таблица30.1">
            <table:table-cell table:style-name="Таблица30.A1" table:number-rows-spanned="2" office:value-type="string">
              <text:p text:style-name="P61"/>
              <text:p text:style-name="P62">№ п/п</text:p>
            </table:table-cell>
            <table:table-cell table:style-name="Таблица30.B1" table:number-rows-spanned="2" office:value-type="string">
              <text:p text:style-name="P33"/>
              <text:p text:style-name="P49">Типовое обозначение АВР, место установки</text:p>
            </table:table-cell>
            <table:table-cell table:style-name="Таблица30.B1" table:number-rows-spanned="2" office:value-type="string">
              <text:p text:style-name="P33"/>
              <text:p text:style-name="P49">Номинальный ток</text:p>
            </table:table-cell>
            <table:table-cell table:style-name="Таблица30.B1" table:number-rows-spanned="2" office:value-type="string">
              <text:p text:style-name="P33"/>
              <text:p text:style-name="P49">Тип реле контроля фаз</text:p>
            </table:table-cell>
            <table:table-cell table:style-name="Таблица30.B1" table:number-rows-spanned="2" office:value-type="string">
              <text:p text:style-name="P49">Тип силовых контакторов (секционных выключателей)</text:p>
            </table:table-cell>
            <table:table-cell table:style-name="Таблица30.B1" table:number-columns-spanned="2" office:value-type="string">
              <text:p text:style-name="P33"/>
              <text:p text:style-name="P49">Напряжение срабатывания реле контроля фаз, (В)</text:p>
              <text:p text:style-name="P23"/>
            </table:table-cell>
            <table:covered-table-cell/>
            <table:table-cell table:style-name="Таблица30.B1" table:number-columns-spanned="2" office:value-type="string">
              <text:p text:style-name="P33"/>
              <text:p text:style-name="P49">Время (задержка по времени) отключения основного ввода, (сек)</text:p>
            </table:table-cell>
            <table:covered-table-cell/>
            <table:table-cell table:style-name="Таблица30.J1" table:number-columns-spanned="2" office:value-type="string">
              <text:p text:style-name="P33"/>
              <text:p text:style-name="P49">Время переключения с основного ввода на резервный</text:p>
            </table:table-cell>
            <table:covered-table-cell/>
          </table:table-row>
          <table:table-row table:style-name="Таблица30.1">
            <table:covered-table-cell/>
            <table:covered-table-cell/>
            <table:covered-table-cell/>
            <table:covered-table-cell/>
            <table:covered-table-cell/>
            <table:table-cell table:style-name="Таблица30.F2" office:value-type="string">
              <text:p text:style-name="P49">допустимое</text:p>
            </table:table-cell>
            <table:table-cell table:style-name="Таблица30.F2" office:value-type="string">
              <text:p text:style-name="P49">измеренное</text:p>
            </table:table-cell>
            <table:table-cell table:style-name="Таблица30.F2" office:value-type="string">
              <text:p text:style-name="P49">допустимое</text:p>
            </table:table-cell>
            <table:table-cell table:style-name="Таблица30.F2" office:value-type="string">
              <text:p text:style-name="P49">измеренное</text:p>
            </table:table-cell>
            <table:table-cell table:style-name="Таблица30.F2" office:value-type="string">
              <text:p text:style-name="P49">по паспорту</text:p>
            </table:table-cell>
            <table:table-cell table:style-name="Таблица30.K2" office:value-type="string">
              <text:p text:style-name="P49">измеренное</text:p>
            </table:table-cell>
          </table:table-row>
          <table:table-row table:style-name="Таблица30.1">
            <table:table-cell table:style-name="Таблица30.A3" office:value-type="string">
              <text:p text:style-name="P23">1</text:p>
            </table:table-cell>
            <table:table-cell table:style-name="Таблица30.B3" office:value-type="string">
              <text:p text:style-name="P23">2</text:p>
            </table:table-cell>
            <table:table-cell table:style-name="Таблица30.B3" office:value-type="string">
              <text:p text:style-name="P23">3</text:p>
            </table:table-cell>
            <table:table-cell table:style-name="Таблица30.B3" office:value-type="string">
              <text:p text:style-name="P23">4</text:p>
            </table:table-cell>
            <table:table-cell table:style-name="Таблица30.B3" office:value-type="string">
              <text:p text:style-name="P23">5</text:p>
            </table:table-cell>
            <table:table-cell table:style-name="Таблица30.B3" office:value-type="string">
              <text:p text:style-name="P23">6</text:p>
            </table:table-cell>
            <table:table-cell table:style-name="Таблица30.B3" office:value-type="string">
              <text:p text:style-name="P23">7</text:p>
            </table:table-cell>
            <table:table-cell table:style-name="Таблица30.B3" office:value-type="string">
              <text:p text:style-name="P23">8</text:p>
            </table:table-cell>
            <table:table-cell table:style-name="Таблица30.B3" office:value-type="string">
              <text:p text:style-name="P23">9</text:p>
            </table:table-cell>
            <table:table-cell table:style-name="Таблица30.B3" office:value-type="string">
              <text:p text:style-name="P23">10</text:p>
            </table:table-cell>
            <table:table-cell table:style-name="Таблица30.K3" office:value-type="string">
              <text:p text:style-name="P23">11</text:p>
            </table:table-cell>
          </table:table-row>
        </table:table-header-rows>
        <table:table-row table:style-name="Таблица30.4">
          <table:table-cell table:style-name="Таблица30.A4" office:value-type="string">
            <text:list xml:id="list876923698" text:style-name="L1">
              <text:list-item>
                <text:p text:style-name="P468"/>
              </text:list-item>
            </text:list>
          </table:table-cell>
          <table:table-cell table:style-name="Таблица30.B4" office:value-type="string">
            <text:p text:style-name="P122"/>
          </table:table-cell>
          <table:table-cell table:style-name="Таблица30.C4" office:value-type="string">
            <text:p text:style-name="P49"/>
          </table:table-cell>
          <table:table-cell table:style-name="Таблица30.B4" office:value-type="string">
            <text:p text:style-name="P49"/>
          </table:table-cell>
          <table:table-cell table:style-name="Таблица30.B4" office:value-type="string">
            <text:p text:style-name="P49"/>
          </table:table-cell>
          <table:table-cell table:style-name="Таблица30.B4" office:value-type="string">
            <text:p text:style-name="P49"/>
          </table:table-cell>
          <table:table-cell table:style-name="Таблица30.B4" office:value-type="string">
            <text:p text:style-name="P49"/>
          </table:table-cell>
          <table:table-cell table:style-name="Таблица30.C4" office:value-type="string">
            <text:p text:style-name="P49"/>
          </table:table-cell>
          <table:table-cell table:style-name="Таблица30.C4" office:value-type="string">
            <text:p text:style-name="P49"/>
          </table:table-cell>
          <table:table-cell table:style-name="Таблица30.C4" office:value-type="string">
            <text:p text:style-name="P49"/>
          </table:table-cell>
          <table:table-cell table:style-name="Таблица30.K4" office:value-type="string">
            <text:p text:style-name="P49"/>
          </table:table-cell>
        </table:table-row>
        <table:table-row table:style-name="Таблица30.4">
          <table:table-cell table:style-name="Таблица30.A5" office:value-type="string">
            <text:list xml:id="list133303324090984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D5" office:value-type="string">
            <text:p text:style-name="P49"/>
          </table:table-cell>
          <table:table-cell table:style-name="Таблица30.E5" office:value-type="string">
            <text:p text:style-name="P49"/>
          </table:table-cell>
          <table:table-cell table:style-name="Таблица30.F5" office:value-type="string">
            <text:p text:style-name="P49"/>
          </table:table-cell>
          <table:table-cell table:style-name="Таблица30.G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6" office:value-type="string">
            <text:list xml:id="list133302605367364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6" office:value-type="string">
            <text:p text:style-name="P122"/>
          </table:table-cell>
          <table:table-cell table:style-name="Таблица30.C5" office:value-type="string">
            <text:p text:style-name="P49"/>
          </table:table-cell>
          <table:table-cell table:style-name="Таблица30.D6" office:value-type="string">
            <text:p text:style-name="P49"/>
          </table:table-cell>
          <table:table-cell table:style-name="Таблица30.E6" office:value-type="string">
            <text:p text:style-name="P49"/>
          </table:table-cell>
          <table:table-cell table:style-name="Таблица30.F6" office:value-type="string">
            <text:p text:style-name="P49"/>
          </table:table-cell>
          <table:table-cell table:style-name="Таблица30.G6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7" office:value-type="string">
            <text:list xml:id="list133302399025640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7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D7" office:value-type="string">
            <text:p text:style-name="P49"/>
          </table:table-cell>
          <table:table-cell table:style-name="Таблица30.E7" office:value-type="string">
            <text:p text:style-name="P49"/>
          </table:table-cell>
          <table:table-cell table:style-name="Таблица30.F7" office:value-type="string">
            <text:p text:style-name="P49"/>
          </table:table-cell>
          <table:table-cell table:style-name="Таблица30.G7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8" office:value-type="string">
            <text:list xml:id="list133301969962134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8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D8" office:value-type="string">
            <text:p text:style-name="P49"/>
          </table:table-cell>
          <table:table-cell table:style-name="Таблица30.E8" office:value-type="string">
            <text:p text:style-name="P49"/>
          </table:table-cell>
          <table:table-cell table:style-name="Таблица30.F8" office:value-type="string">
            <text:p text:style-name="P49"/>
          </table:table-cell>
          <table:table-cell table:style-name="Таблица30.G8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9" office:value-type="string">
            <text:list xml:id="list133303031546882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9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D9" office:value-type="string">
            <text:p text:style-name="P49"/>
          </table:table-cell>
          <table:table-cell table:style-name="Таблица30.E9" office:value-type="string">
            <text:p text:style-name="P49"/>
          </table:table-cell>
          <table:table-cell table:style-name="Таблица30.F9" office:value-type="string">
            <text:p text:style-name="P49"/>
          </table:table-cell>
          <table:table-cell table:style-name="Таблица30.G9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10" office:value-type="string">
            <text:list xml:id="list133303114852611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10" office:value-type="string">
            <text:p text:style-name="P122"/>
          </table:table-cell>
          <table:table-cell table:style-name="Таблица30.C5" office:value-type="string">
            <text:p text:style-name="P49"/>
          </table:table-cell>
          <table:table-cell table:style-name="Таблица30.D10" office:value-type="string">
            <text:p text:style-name="P49"/>
          </table:table-cell>
          <table:table-cell table:style-name="Таблица30.E10" office:value-type="string">
            <text:p text:style-name="P49"/>
          </table:table-cell>
          <table:table-cell table:style-name="Таблица30.F10" office:value-type="string">
            <text:p text:style-name="P49"/>
          </table:table-cell>
          <table:table-cell table:style-name="Таблица30.G10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11" office:value-type="string">
            <text:list xml:id="list133302999444861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11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D11" office:value-type="string">
            <text:p text:style-name="P49"/>
          </table:table-cell>
          <table:table-cell table:style-name="Таблица30.E11" office:value-type="string">
            <text:p text:style-name="P49"/>
          </table:table-cell>
          <table:table-cell table:style-name="Таблица30.F11" office:value-type="string">
            <text:p text:style-name="P49"/>
          </table:table-cell>
          <table:table-cell table:style-name="Таблица30.G11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12" office:value-type="string">
            <text:list xml:id="list133302326200954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12" office:value-type="string">
            <text:p text:style-name="P122"/>
          </table:table-cell>
          <table:table-cell table:style-name="Таблица30.C5" office:value-type="string">
            <text:p text:style-name="P49"/>
          </table:table-cell>
          <table:table-cell table:style-name="Таблица30.D12" office:value-type="string">
            <text:p text:style-name="P49"/>
          </table:table-cell>
          <table:table-cell table:style-name="Таблица30.E12" office:value-type="string">
            <text:p text:style-name="P49"/>
          </table:table-cell>
          <table:table-cell table:style-name="Таблица30.F12" office:value-type="string">
            <text:p text:style-name="P49"/>
          </table:table-cell>
          <table:table-cell table:style-name="Таблица30.G12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C5" office:value-type="string">
            <text:p text:style-name="P49"/>
          </table:table-cell>
          <table:table-cell table:style-name="Таблица30.K5" office:value-type="string">
            <text:p text:style-name="P49"/>
          </table:table-cell>
        </table:table-row>
        <table:table-row table:style-name="Таблица30.4">
          <table:table-cell table:style-name="Таблица30.A13" office:value-type="string">
            <text:list xml:id="list133302074586792" text:continue-numbering="true" text:style-name="L1">
              <text:list-item>
                <text:p text:style-name="P468"/>
              </text:list-item>
            </text:list>
          </table:table-cell>
          <table:table-cell table:style-name="Таблица30.B13" office:value-type="string">
            <text:p text:style-name="P49"/>
          </table:table-cell>
          <table:table-cell table:style-name="Таблица30.C13" office:value-type="string">
            <text:p text:style-name="P49"/>
          </table:table-cell>
          <table:table-cell table:style-name="Таблица30.D13" office:value-type="string">
            <text:p text:style-name="P49"/>
          </table:table-cell>
          <table:table-cell table:style-name="Таблица30.E13" office:value-type="string">
            <text:p text:style-name="P49"/>
          </table:table-cell>
          <table:table-cell table:style-name="Таблица30.F13" office:value-type="string">
            <text:p text:style-name="P49"/>
          </table:table-cell>
          <table:table-cell table:style-name="Таблица30.G13" office:value-type="string">
            <text:p text:style-name="P49"/>
          </table:table-cell>
          <table:table-cell table:style-name="Таблица30.C13" office:value-type="string">
            <text:p text:style-name="P49"/>
          </table:table-cell>
          <table:table-cell table:style-name="Таблица30.C13" office:value-type="string">
            <text:p text:style-name="P49"/>
          </table:table-cell>
          <table:table-cell table:style-name="Таблица30.C13" office:value-type="string">
            <text:p text:style-name="P49"/>
          </table:table-cell>
          <table:table-cell table:style-name="Таблица30.K13" office:value-type="string">
            <text:p text:style-name="P49"/>
          </table:table-cell>
        </table:table-row>
      </table:table>
      <text:p text:style-name="P270"/>
      <text:p text:style-name="P270"/>
      <text:list xml:id="list1971817695" text:style-name="WW8Num8">
        <text:list-header>
          <text:p text:style-name="P488">2. <text:s/>Измерения проведены приборами:</text:p>
        </text:list-header>
      </text:list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header-rows>
          <text:soft-page-break/>
          <table:table-row table:style-name="Таблица31.1">
            <table:table-cell table:style-name="Таблица31.A1" table:number-rows-spanned="2" office:value-type="string">
              <text:p text:style-name="P49">№</text:p>
              <text:p text:style-name="P49">п/п</text:p>
            </table:table-cell>
            <table:table-cell table:style-name="Таблица31.B1" table:number-rows-spanned="2" office:value-type="string">
              <text:p text:style-name="P33"/>
              <text:p text:style-name="P49">Тип</text:p>
            </table:table-cell>
            <table:table-cell table:style-name="Таблица31.B1" table:number-rows-spanned="2" office:value-type="string">
              <text:p text:style-name="P33"/>
              <text:p text:style-name="P49">Заводской номер</text:p>
            </table:table-cell>
            <table:table-cell table:style-name="Таблица31.B1" table:number-columns-spanned="2" office:value-type="string">
              <text:p text:style-name="P49">Метрологические характеристики</text:p>
            </table:table-cell>
            <table:covered-table-cell/>
            <table:table-cell table:style-name="Таблица31.B1" table:number-columns-spanned="2" office:value-type="string">
              <text:p text:style-name="P49">Дата поверки</text:p>
            </table:table-cell>
            <table:covered-table-cell/>
            <table:table-cell table:style-name="Таблица31.B1" table:number-rows-spanned="2" office:value-type="string">
              <text:p text:style-name="P33"/>
              <text:p text:style-name="P49">№ аттестата </text:p>
              <text:p text:style-name="P49">(свидетельства)</text:p>
            </table:table-cell>
            <table:table-cell table:style-name="Таблица31.I1" table:number-rows-spanned="2" office:value-type="string">
              <text:p text:style-name="P49">Орган государственной. метрологической службы, проводивший поверку</text:p>
            </table:table-cell>
          </table:table-row>
          <table:table-row table:style-name="Таблица31.1">
            <table:covered-table-cell/>
            <table:covered-table-cell/>
            <table:covered-table-cell/>
            <table:table-cell table:style-name="Таблица31.D2" office:value-type="string">
              <text:p text:style-name="P49">Диапазон измерения</text:p>
            </table:table-cell>
            <table:table-cell table:style-name="Таблица31.D2" office:value-type="string">
              <text:p text:style-name="P49">Класс точности</text:p>
            </table:table-cell>
            <table:table-cell table:style-name="Таблица31.D2" office:value-type="string">
              <text:p text:style-name="P49">последняя</text:p>
            </table:table-cell>
            <table:table-cell table:style-name="Таблица31.D2" office:value-type="string">
              <text:p text:style-name="P49">очередная</text:p>
            </table:table-cell>
            <table:covered-table-cell/>
            <table:covered-table-cell/>
          </table:table-row>
        </table:table-header-rows>
        <table:table-row table:style-name="Таблица31.3">
          <table:table-cell table:style-name="Таблица31.A3" office:value-type="string">
            <text:p text:style-name="P49">1.</text:p>
          </table:table-cell>
          <table:table-cell table:style-name="Таблица31.B3" office:value-type="string">
            <text:p text:style-name="P49">Многофункциональный тестер <text:span text:style-name="T60">Megger CM300mk5</text:span></text:p>
          </table:table-cell>
          <table:table-cell table:style-name="Таблица31.B3" office:value-type="string">
            <text:p text:style-name="P73">6111-736/050105/1023</text:p>
            <text:p text:style-name="P49"/>
          </table:table-cell>
          <table:table-cell table:style-name="Таблица31.B3" office:value-type="string">
            <text:p text:style-name="P49">0-500 В</text:p>
          </table:table-cell>
          <table:table-cell table:style-name="Таблица31.B3" office:value-type="string">
            <text:p text:style-name="P49">2%</text:p>
          </table:table-cell>
          <table:table-cell table:style-name="Таблица31.B3" office:value-type="string">
            <text:p text:style-name="P215">19 августа 20<text:span text:style-name="T134">20</text:span> г.</text:p>
          </table:table-cell>
          <table:table-cell table:style-name="Таблица31.B3" office:value-type="string">
            <text:p text:style-name="P426">18 августа 202<text:span text:style-name="T134">1</text:span> г.</text:p>
          </table:table-cell>
          <table:table-cell table:style-name="Таблица31.B3" office:value-type="string">
            <text:p text:style-name="P73">2648355</text:p>
          </table:table-cell>
          <table:table-cell table:style-name="Таблица31.I3" office:value-type="string">
            <text:p text:style-name="P49">Ростест-Москва</text:p>
          </table:table-cell>
        </table:table-row>
        <table:table-row table:style-name="Таблица31.3">
          <table:table-cell table:style-name="Таблица31.A4" office:value-type="string">
            <text:p text:style-name="P194">2.</text:p>
          </table:table-cell>
          <table:table-cell table:style-name="Таблица31.B4" office:value-type="string">
            <text:p text:style-name="P189">Цифровой термогигрометр <text:span text:style-name="T60">Center</text:span>-310</text:p>
          </table:table-cell>
          <table:table-cell table:style-name="Таблица31.B4" office:value-type="string">
            <text:p text:style-name="P195">050310914</text:p>
          </table:table-cell>
          <table:table-cell table:style-name="Таблица31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31.B4" office:value-type="string">
            <text:p text:style-name="P195">0,8%, 2,5%</text:p>
          </table:table-cell>
          <table:table-cell table:style-name="Таблица31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31.B4" office:value-type="string">
            <text:p text:style-name="P277"><text:span text:style-name="T77">23 августа <text:s/>2021</text:span><text:span text:style-name="T78"> г.</text:span></text:p>
          </table:table-cell>
          <table:table-cell table:style-name="Таблица31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31.I4" office:value-type="string">
            <text:p text:style-name="P189">Ростест-Москва</text:p>
          </table:table-cell>
        </table:table-row>
        <table:table-row table:style-name="Таблица31.5">
          <table:table-cell table:style-name="Таблица31.A4" office:value-type="string">
            <text:p text:style-name="P194">3.</text:p>
          </table:table-cell>
          <table:table-cell table:style-name="Таблица31.B4" office:value-type="string">
            <text:p text:style-name="P194">Барометр-анероид БКСН7Т</text:p>
          </table:table-cell>
          <table:table-cell table:style-name="Таблица31.B4" office:value-type="string">
            <text:p text:style-name="P194">36</text:p>
          </table:table-cell>
          <table:table-cell table:style-name="Таблица31.B4" office:value-type="string">
            <text:p text:style-name="P194">от 700 мм рт.ст. до 800 мм рт. ст.</text:p>
          </table:table-cell>
          <table:table-cell table:style-name="Таблица31.B4" office:value-type="string">
            <text:p text:style-name="P194">3</text:p>
          </table:table-cell>
          <table:table-cell table:style-name="Таблица31.B4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31.B4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31.B4" office:value-type="string">
            <text:p text:style-name="P194">0275474</text:p>
          </table:table-cell>
          <table:table-cell table:style-name="Таблица31.I4" office:value-type="string">
            <text:p text:style-name="P194">Ростест-Москва</text:p>
          </table:table-cell>
        </table:table-row>
        <table:table-row table:style-name="Таблица31.3">
          <table:table-cell table:style-name="Таблица31.A4" office:value-type="string">
            <text:p text:style-name="P49">4.</text:p>
          </table:table-cell>
          <table:table-cell table:style-name="Таблица31.B4" office:value-type="string">
            <text:p text:style-name="P49">Электрический секундомер ПВ- 53 Л</text:p>
          </table:table-cell>
          <table:table-cell table:style-name="Таблица31.B4" office:value-type="string">
            <text:p text:style-name="P49">5312603</text:p>
          </table:table-cell>
          <table:table-cell table:style-name="Таблица31.B4" office:value-type="string">
            <text:p text:style-name="P49">0-60 мин</text:p>
          </table:table-cell>
          <table:table-cell table:style-name="Таблица31.B4" office:value-type="string">
            <text:p text:style-name="P49">3,0</text:p>
          </table:table-cell>
          <table:table-cell table:style-name="Таблица31.B4" office:value-type="string">
            <text:p text:style-name="P232"><text:span text:style-name="T18">17 августа 2020</text:span><text:span text:style-name="T19"> г.</text:span></text:p>
          </table:table-cell>
          <table:table-cell table:style-name="Таблица31.B4" office:value-type="string">
            <text:p text:style-name="P83"><text:s/>1<text:span text:style-name="T130">6 </text:span><text:s/>августа 202<text:span text:style-name="T130">1</text:span> г.</text:p>
          </table:table-cell>
          <table:table-cell table:style-name="Таблица31.B4" office:value-type="string">
            <text:p text:style-name="P84">3027732</text:p>
          </table:table-cell>
          <table:table-cell table:style-name="Таблица31.I4" office:value-type="string">
            <text:p text:style-name="P49">Ростест-Москва</text:p>
          </table:table-cell>
        </table:table-row>
        <table:table-row table:style-name="Таблица31.3">
          <table:table-cell table:style-name="Таблица31.A7" office:value-type="string">
            <text:p text:style-name="P49">5.</text:p>
          </table:table-cell>
          <table:table-cell table:style-name="Таблица31.B7" office:value-type="string">
            <text:p text:style-name="P49">Лабораторный автотрансформатор TSGC2-9B</text:p>
          </table:table-cell>
          <table:table-cell table:style-name="Таблица31.B7" office:value-type="string">
            <text:p text:style-name="P49">----</text:p>
          </table:table-cell>
          <table:table-cell table:style-name="Таблица31.B7" office:value-type="string">
            <text:p text:style-name="P49">0-450 В</text:p>
          </table:table-cell>
          <table:table-cell table:style-name="Таблица31.B7" office:value-type="string">
            <text:p text:style-name="P49">Аттеста-ции не подле- жит</text:p>
          </table:table-cell>
          <table:table-cell table:style-name="Таблица31.B7" office:value-type="string">
            <text:p text:style-name="P49">----</text:p>
          </table:table-cell>
          <table:table-cell table:style-name="Таблица31.B7" office:value-type="string">
            <text:p text:style-name="P49">----</text:p>
          </table:table-cell>
          <table:table-cell table:style-name="Таблица31.B7" office:value-type="string">
            <text:p text:style-name="P49">----</text:p>
          </table:table-cell>
          <table:table-cell table:style-name="Таблица31.I7" office:value-type="string">
            <text:p text:style-name="P49">----</text:p>
          </table:table-cell>
        </table:table-row>
        <table:table-row table:style-name="Таблица31.3">
          <table:table-cell table:style-name="Таблица31.A8" office:value-type="string">
            <text:p text:style-name="P81">6.</text:p>
          </table:table-cell>
          <table:table-cell table:style-name="Таблица31.B8" office:value-type="string">
            <text:p text:style-name="P187">Мегаомметр ЭСО202/2-Г</text:p>
          </table:table-cell>
          <table:table-cell table:style-name="Таблица31.B8" office:value-type="string">
            <text:p text:style-name="P198">03621</text:p>
          </table:table-cell>
          <table:table-cell table:style-name="Таблица31.B8" office:value-type="string">
            <text:p text:style-name="P225">0-10000 МОм</text:p>
          </table:table-cell>
          <table:table-cell table:style-name="Таблица31.B8" office:value-type="string">
            <text:p text:style-name="P225">15,0</text:p>
          </table:table-cell>
          <table:table-cell table:style-name="Таблица31.B8" office:value-type="string">
            <text:p text:style-name="P227">2<text:span text:style-name="T130">4</text:span> августа 20<text:span text:style-name="T130">20</text:span> г.</text:p>
          </table:table-cell>
          <table:table-cell table:style-name="Таблица31.B8" office:value-type="string">
            <text:p text:style-name="P430">2<text:span text:style-name="T130">3</text:span> августа 20<text:span text:style-name="T128">21</text:span> г.</text:p>
          </table:table-cell>
          <table:table-cell table:style-name="Таблица31.B8" office:value-type="string">
            <text:p text:style-name="P217">2987522</text:p>
          </table:table-cell>
          <table:table-cell table:style-name="Таблица31.I8" office:value-type="string">
            <text:p text:style-name="P187">Ростест-Москва</text:p>
          </table:table-cell>
        </table:table-row>
      </table:table>
      <text:p text:style-name="P294"/>
      <text:p text:style-name="P286"><text:span text:style-name="T36">Примечание:</text:span> гр.8,9 заполняется при наличии требований энергосбытовой организации по задержке срабатывания АВР.</text:p>
      <text:p text:style-name="P404"><text:span text:style-name="T36">Выводы: </text:span><text:span text:style-name="T43">Панели АВР соответствуют требованиям ПУЭ, завода-изготовителя.</text:span></text:p>
      <text:p text:style-name="P404"><text:span text:style-name="T36">Заключение:</text:span> <text:span text:style-name="T43">Панели АВР испытание выдержали.</text:span></text:p>
      <text:p text:style-name="P24">Испытания провели: </text:p>
      <text:p text:style-name="P72"><text:span text:style-name="T36"><text:s text:c="40"/></text:span><text:span text:style-name="T43">Техник-испытатель</text:span> <text:s text:c="22"/>____________________ <text:s text:c="29"/><text:span text:style-name="T55">Савин М.А.</text:span></text:p>
      <text:p text:style-name="P72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365"><text:s text:c="15"/><text:span text:style-name="T43">Рук. электролаборатории</text:span> <text:s text:c="12"/>____________________ <text:s text:c="29"/><text:span text:style-name="T43">Дурнов А.С.</text:span></text:p>
      <text:p text:style-name="P72"><text:s text:c="47"/><text:span text:style-name="T34">(должность)</text:span> <text:s text:c="44"/><text:span text:style-name="T34">(подпись)</text:span> <text:s text:c="55"/><text:span text:style-name="T34">(Ф.И.О.)</text:span></text:p>
      <text:p text:style-name="P72"/>
      <text:p text:style-name="P72"><text:span text:style-name="T36">Протокол проверил : </text:span><text:span text:style-name="T43">Рук. электролаборатории</text:span> <text:s text:c="12"/>____________________ <text:s text:c="29"/><text:span text:style-name="T43">Дурнов А.С.</text:span></text:p>
      <text:p text:style-name="P72"><text:s text:c="46"/><text:span text:style-name="T34">(должность)</text:span> <text:s text:c="44"/><text:span text:style-name="T34">(подпись)</text:span> <text:s text:c="55"/><text:span text:style-name="T34">(Ф.И.О.)</text:span></text:p>
      <text:p text:style-name="P49">Частичная или полная перепечатка и размножение только с разрешения испытательной лаборатории.</text:p>
      <text:p text:style-name="P49">Исправления не допускаются.</text:p>
      <text:p text:style-name="P49">Протокол распространяется только на элементы электроустановки, подвергнутые испытаниям.</text:p>
      <text:section text:style-name="Sect2" text:name="Раздел13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6"><text:span text:style-name="T94"><text:s/></text:span><text:span text:style-name="T104"><text:s text:c="38"/></text:span></text:p>
      </text:section>
      <text:p text:style-name="P436"><text:span text:style-name="T94"><text:s text:c="19"/></text:span><text:span text:style-name="T22"><text:s text:c="37"/></text:span></text:p>
      <text:h text:style-name="P456" text:outline-level="1"><text:bookmark-start text:name="__RefHeading__239203_491250845"/><text:s text:c="118"/><text:span text:style-name="T4">проверки работоспособности системы АВР</text:span><text:bookmark-end text:name="__RefHeading__239203_491250845"/></text:h>
      <text:p text:style-name="P14">Климатические условия при проведении измерений:</text:p>
      <text:p text:style-name="P50">Температура воздуха <text:span text:style-name="T43">ттт</text:span> <text:span text:style-name="T34">0</text:span> С. <text:s/>Влажность воздуха <text:span text:style-name="T43">ввв</text:span> %. <text:s/>Атмосферное давление <text:span text:style-name="T43">ддд </text:span><text:s/>мм.рт.ст.</text:p>
      <text:p text:style-name="P14">Цель измерений (испытаний)</text:p>
      <text:p text:style-name="P104"><text:bookmark-start text:name="__RefHeading__239205_491250845"/>ццц<text:bookmark-end text:name="__RefHeading__239205_491250845"/></text:p>
      <text:p text:style-name="P131">(приёмо-сдаточные, сличительные, контрольные испытания, эксплуатационные, для целей сертификации) </text:p>
      <text:p text:style-name="P173"><text:span text:style-name="T37">Нормативные и технические документы, на соответствие требованиям которых проведены измерения (испытания):</text:span> </text:p>
      <text:p text:style-name="P287">ПУЭ п. 1.8.37</text:p>
      <text:list xml:id="list133303462358804" text:continue-list="list133301846825348" text:style-name="WW8Num17">
        <text:list-header>
          <text:p text:style-name="P478">1. Тип и характеристика системы АВР</text:p>
        </text:list-header>
      </text:list>
      <text:p text:style-name="P179"><text:span text:style-name="T3">1.1.Типовое обозначение, наименование по проекту системы АВР </text:span><text:span text:style-name="T43">АВР ГРЩ.</text:span></text:p>
      <text:p text:style-name="P134"/>
      <text:p text:style-name="P179"><text:span text:style-name="T3">1.2. Система АВР <text:s/>предназначена</text:span><text:span text:style-name="T9"> </text:span><text:span text:style-name="T69">для подачи напряжения от резервного источника в случае аварии на одном из вводов ГРЩ через секционный выключатель</text:span><text:span text:style-name="T43"> <text:s text:c="42"/></text:span><text:span text:style-name="T9"><text:s text:c="102"/></text:span><text:span text:style-name="T3"><text:s/></text:span></text:p>
      <text:p text:style-name="P134"/>
      <text:p text:style-name="P179"><text:span text:style-name="T3">1.3. АВР обеспечивает возможность его действия при следующих нарушениях:</text:span><text:span text:style-name="T9"> </text:span><text:span text:style-name="T43"><text:s/></text:span><text:span text:style-name="T69">при пропадании напряжения на вводе; повышении или понижении напряжения <text:s/>на вводе соответственно выше или ниже границ, определенных уставками реле контроля фаз; неправильном чередовании фаз на вводе, при появлении несимметрии напряжений на вводе.</text:span></text:p>
      <text:p text:style-name="P134"/>
      <text:p text:style-name="P179"><text:span text:style-name="T3">1.4. При восстановлении напряжения на рабочем источнике питания АВР</text:span><text:span text:style-name="T9"> </text:span><text:span text:style-name="T69">обеспечивает</text:span><text:span text:style-name="T9"> <text:s text:c="3"/></text:span><text:span text:style-name="T3"><text:s text:c="2"/></text:span></text:p>
      <text:p text:style-name="P179"><text:span text:style-name="T91"><text:s text:c="190"/></text:span><text:span text:style-name="T106">(обеспечивает , не обеспечивает) </text:span></text:p>
      <text:p text:style-name="P155">восстановление схемы до аварийного режима. </text:p>
      <text:p text:style-name="P134"/>
      <text:p text:style-name="P179"><text:span text:style-name="T3">1.5. Рабочий и резервный элементы АВР имеют</text:span><text:span text:style-name="T9"> <text:s text:c="14"/></text:span><text:span text:style-name="T69">разные</text:span><text:span text:style-name="T43"> <text:s text:c="9"/></text:span><text:span text:style-name="T3">источник(и) питания. </text:span></text:p>
      <text:p text:style-name="P134"><text:s text:c="143"/>(один, разные)</text:p>
      <text:p text:style-name="P179"><text:span text:style-name="T3">1.6. Электроустановка </text:span><text:span text:style-name="T9"><text:s text:c="10"/></text:span><text:span text:style-name="T69">не имеет</text:span><text:span text:style-name="T43"> <text:s text:c="7"/></text:span><text:span text:style-name="T3">электродвигатели, включающиеся на самозапуск</text:span></text:p>
      <text:p text:style-name="P179"><text:span text:style-name="T91"><text:s text:c="68"/>(имеет, не имеет)</text:span><text:span text:style-name="T3"> </text:span></text:p>
      <text:p text:style-name="P155"><text:s text:c="7"/>при срабатывании АВР. </text:p>
      <text:p text:style-name="P134"/>
      <text:p text:style-name="P179"><text:span text:style-name="T3">1.7. Пусковой орган напряжения АВР на отключение выключателя рабочего источника питания действует с </text:span><text:span text:style-name="T9"><text:s text:c="8"/></text:span><text:span text:style-name="T69">с выдержкой</text:span><text:span text:style-name="T43"> <text:s text:c="17"/></text:span><text:span text:style-name="T3"><text:s/>времени.</text:span></text:p>
      <text:p text:style-name="P134"><text:s text:c="63"/>(с выдержкой, без выдержки)</text:p>
      <text:p text:style-name="P155">1.8. АВР при отключении выключателя рабочего источника питания, включает источник <text:s text:c="4"/></text:p>
      <text:p text:style-name="P179"><text:span text:style-name="T3"><text:s text:c="7"/>резервного источника питания</text:span><text:span text:style-name="T9"> <text:s text:c="22"/></text:span><text:span text:style-name="T69">с выдержкой</text:span><text:span text:style-name="T43"> <text:s text:c="23"/></text:span><text:span text:style-name="T3"><text:s/>времени. </text:span></text:p>
      <text:p text:style-name="P179"><text:span text:style-name="T91"><text:s text:c="116"/>( с выдержкой, без выдержки)</text:span><text:span text:style-name="T3"> </text:span></text:p>
      <text:p text:style-name="P179"><text:span text:style-name="T3">1.9. В системе АВР </text:span><text:span text:style-name="T9"><text:s text:c="7"/></text:span><text:span text:style-name="T69">предусмотрен</text:span><text:span text:style-name="T43"> <text:s text:c="3"/></text:span><text:span text:style-name="T3">минимальный элемент напряжения пускового органа </text:span></text:p>
      <text:p text:style-name="P134"><text:s text:c="51"/>(предусмотрен, не предусмотрен)</text:p>
      <text:p text:style-name="P155"><text:s text:c="7"/>АВР, реагирующий на исчезновение напряжения рабочего источника. <text:s/></text:p>
      <text:p text:style-name="P160"><text:span text:style-name="T2">1.10. В системе АВР </text:span><text:span text:style-name="T10"><text:s/></text:span><text:span text:style-name="T72">предусмотрен </text:span><text:span text:style-name="T10"><text:s/></text:span><text:span text:style-name="T2"><text:s/>элемент контроля напряжения на шинах резервного питания</text:span></text:p>
      <text:p text:style-name="P159"><text:span text:style-name="T2"><text:s text:c="30"/></text:span><text:span text:style-name="T92">(предусмотрен, не предусмотрен)</text:span><text:span text:style-name="T2"> </text:span><text:span text:style-name="T91"><text:s text:c="67"/></text:span></text:p>
      <text:p text:style-name="P179"><text:span text:style-name="T3">1.11 Блокировки в системе АВР</text:span><text:span text:style-name="T9"> <text:s text:c="3"/></text:span><text:span text:style-name="T69">система АВР исключает возможную параллельную двух трансформаторов питающей подстанции.</text:span></text:p>
      <text:p text:style-name="P179"><text:span text:style-name="T3">1.12 Дополнительные пусковые органы системы АВР</text:span><text:span text:style-name="T9"> <text:s text:c="2"/></text:span><text:span text:style-name="T43">отсутствуют</text:span></text:p>
      <text:p text:style-name="P179"><text:span text:style-name="T3">1.13. Дополнительные устройства системы АВР </text:span><text:span text:style-name="T73">Логическое реле Zelio SR2 B201FU для управления работой системы АВР, промежуточные реле К1-К6 ABB-CR-P230AC2</text:span><text:span text:style-name="T43">.</text:span></text:p>
      <text:p text:style-name="P140"><text:soft-page-break/></text:p>
      <text:p text:style-name="P330">2. Поверка пусковых органов, элементов, устройств и аппаратов системы АВР</text:p>
      <text:p text:style-name="P412"/>
      <text:p text:style-name="P413">2.1. Испытание выключателей, контакторов, пускателей многократными включениями и отключениями.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row table:style-name="Таблица40.1">
          <table:table-cell table:style-name="Таблица40.A1" office:value-type="string">
            <text:p text:style-name="P50">№ п.п.</text:p>
          </table:table-cell>
          <table:table-cell table:style-name="Таблица40.B1" office:value-type="string">
            <text:h text:style-name="P462" text:outline-level="3"/>
            <text:p text:style-name="P50"><text:bookmark-start text:name="__RefHeading__239207_491250845"/>Назначение<text:bookmark-end text:name="__RefHeading__239207_491250845"/></text:p>
          </table:table-cell>
          <table:table-cell table:style-name="Таблица40.B1" office:value-type="string">
            <text:p text:style-name="P35"/>
            <text:p text:style-name="P50">Тип</text:p>
          </table:table-cell>
          <table:table-cell table:style-name="Таблица40.B1" office:value-type="string">
            <text:p text:style-name="P50">Мон- тажный</text:p>
            <text:p text:style-name="P50">символ</text:p>
          </table:table-cell>
          <table:table-cell table:style-name="Таблица40.B1" office:value-type="string">
            <text:p text:style-name="P50">Опера- ция</text:p>
          </table:table-cell>
          <table:table-cell table:style-name="Таблица40.B1" office:value-type="string">
            <text:p text:style-name="P50">Напряжение оперативного тока в %<text:span text:style-name="T60">U</text:span>н</text:p>
          </table:table-cell>
          <table:table-cell table:style-name="Таблица40.G1" office:value-type="string">
            <text:p text:style-name="P50">Колиество операций</text:p>
          </table:table-cell>
          <table:table-cell table:style-name="Таблица40.H1" office:value-type="string">
            <text:p text:style-name="P35"/>
            <text:p text:style-name="P50">Вывод</text:p>
          </table:table-cell>
        </table:table-row>
        <table:table-row table:style-name="Таблица40.1">
          <table:table-cell table:style-name="Таблица40.A2" office:value-type="string">
            <text:list xml:id="list717975814" text:style-name="L2">
              <text:list-item>
                <text:p text:style-name="P469"/>
              </text:list-item>
            </text:list>
          </table:table-cell>
          <table:table-cell table:style-name="Таблица40.B2" office:value-type="string">
            <text:p text:style-name="P50">Автоматический выключатель ввода №1. </text:p>
          </table:table-cell>
          <table:table-cell table:style-name="Таблица40.B2" office:value-type="string">
            <text:p text:style-name="P114">Merlin Gerin Masterpact NW32H1</text:p>
          </table:table-cell>
          <table:table-cell table:style-name="Таблица40.D2" office:value-type="string">
            <text:p text:style-name="P114">1Q1.</text:p>
          </table:table-cell>
          <table:table-cell table:style-name="Таблица40.D2" office:value-type="string">
            <text:p text:style-name="P50">Вклю- чение</text:p>
          </table:table-cell>
          <table:table-cell table:style-name="Таблица40.D2" office:value-type="string">
            <text:p text:style-name="P50">90</text:p>
          </table:table-cell>
          <table:table-cell table:style-name="Таблица40.G2" office:value-type="string">
            <text:p text:style-name="P50">5</text:p>
          </table:table-cell>
          <table:table-cell table:style-name="Таблица40.H2" office:value-type="string">
            <text:p text:style-name="P50">Пригоден</text:p>
          </table:table-cell>
        </table:table-row>
        <table:table-row table:style-name="Таблица40.1">
          <table:table-cell table:style-name="Таблица40.A3" office:value-type="string">
            <text:list xml:id="list133302984488363" text:continue-numbering="true" text:style-name="L2">
              <text:list-item>
                <text:p text:style-name="P469"/>
              </text:list-item>
            </text:list>
          </table:table-cell>
          <table:table-cell table:style-name="Таблица40.B3" office:value-type="string">
            <text:p text:style-name="P50">Автоматический выключатель ввода №2. </text:p>
          </table:table-cell>
          <table:table-cell table:style-name="Таблица40.B3" office:value-type="string">
            <text:p text:style-name="P114">Merlin Gerin Masterpact NW32H1</text:p>
          </table:table-cell>
          <table:table-cell table:style-name="Таблица40.D3" office:value-type="string">
            <text:p text:style-name="P114">2Q1.</text:p>
          </table:table-cell>
          <table:table-cell table:style-name="Таблица40.D3" office:value-type="string">
            <text:p text:style-name="P50">Вклю- чение</text:p>
          </table:table-cell>
          <table:table-cell table:style-name="Таблица40.D3" office:value-type="string">
            <text:p text:style-name="P50">90</text:p>
          </table:table-cell>
          <table:table-cell table:style-name="Таблица40.G3" office:value-type="string">
            <text:p text:style-name="P50">5</text:p>
          </table:table-cell>
          <table:table-cell table:style-name="Таблица40.H3" office:value-type="string">
            <text:p text:style-name="P50">Пригоден</text:p>
          </table:table-cell>
        </table:table-row>
        <table:table-row table:style-name="Таблица40.1">
          <table:table-cell table:style-name="Таблица40.A4" office:value-type="string">
            <text:list xml:id="list133301714678012" text:continue-numbering="true" text:style-name="L2">
              <text:list-item>
                <text:p text:style-name="P469"/>
              </text:list-item>
            </text:list>
          </table:table-cell>
          <table:table-cell table:style-name="Таблица40.B4" office:value-type="string">
            <text:p text:style-name="P50">Секционный автоматический выключатель</text:p>
          </table:table-cell>
          <table:table-cell table:style-name="Таблица40.B4" office:value-type="string">
            <text:p text:style-name="P114">Merlin Gerin Masterpact NW20H1</text:p>
          </table:table-cell>
          <table:table-cell table:style-name="Таблица40.B4" office:value-type="string">
            <text:p text:style-name="P114">3Q1.</text:p>
          </table:table-cell>
          <table:table-cell table:style-name="Таблица40.B4" office:value-type="string">
            <text:p text:style-name="P50">Вклю- чение</text:p>
          </table:table-cell>
          <table:table-cell table:style-name="Таблица40.B4" office:value-type="string">
            <text:p text:style-name="P50">90</text:p>
          </table:table-cell>
          <table:table-cell table:style-name="Таблица40.B4" office:value-type="string">
            <text:p text:style-name="P50">5</text:p>
          </table:table-cell>
          <table:table-cell table:style-name="Таблица40.H4" office:value-type="string">
            <text:p text:style-name="P50">Пригоден</text:p>
          </table:table-cell>
        </table:table-row>
        <table:table-row table:style-name="Таблица40.1">
          <table:table-cell table:style-name="Таблица40.A4" office:value-type="string">
            <text:list xml:id="list133302486380964" text:continue-numbering="true" text:style-name="L2">
              <text:list-item>
                <text:p text:style-name="P469"/>
              </text:list-item>
            </text:list>
          </table:table-cell>
          <table:table-cell table:style-name="Таблица40.B4" office:value-type="string">
            <text:p text:style-name="P50">Автоматический выключатель ввода №1. </text:p>
          </table:table-cell>
          <table:table-cell table:style-name="Таблица40.B4" office:value-type="string">
            <text:p text:style-name="P114">Merlin Gerin Masterpact NW32H1</text:p>
          </table:table-cell>
          <table:table-cell table:style-name="Таблица40.B4" office:value-type="string">
            <text:p text:style-name="P114">1Q1.</text:p>
          </table:table-cell>
          <table:table-cell table:style-name="Таблица40.B4" office:value-type="string">
            <text:p text:style-name="P50">Выклю- чение</text:p>
          </table:table-cell>
          <table:table-cell table:style-name="Таблица40.B4" office:value-type="string">
            <text:p text:style-name="P50">80</text:p>
          </table:table-cell>
          <table:table-cell table:style-name="Таблица40.B4" office:value-type="string">
            <text:p text:style-name="P50">5</text:p>
          </table:table-cell>
          <table:table-cell table:style-name="Таблица40.H4" office:value-type="string">
            <text:p text:style-name="P50">Пригоден</text:p>
          </table:table-cell>
        </table:table-row>
        <table:table-row table:style-name="Таблица40.1">
          <table:table-cell table:style-name="Таблица40.A4" office:value-type="string">
            <text:list xml:id="list133303588465921" text:continue-numbering="true" text:style-name="L2">
              <text:list-item>
                <text:p text:style-name="P469"/>
              </text:list-item>
            </text:list>
          </table:table-cell>
          <table:table-cell table:style-name="Таблица40.B4" office:value-type="string">
            <text:p text:style-name="P50">Автоматический выключатель ввода №2. </text:p>
          </table:table-cell>
          <table:table-cell table:style-name="Таблица40.B4" office:value-type="string">
            <text:p text:style-name="P114">Merlin Gerin Masterpact NW32H1</text:p>
          </table:table-cell>
          <table:table-cell table:style-name="Таблица40.B4" office:value-type="string">
            <text:p text:style-name="P114">2Q1.</text:p>
          </table:table-cell>
          <table:table-cell table:style-name="Таблица40.B4" office:value-type="string">
            <text:p text:style-name="P50">Выклю- чение</text:p>
          </table:table-cell>
          <table:table-cell table:style-name="Таблица40.B4" office:value-type="string">
            <text:p text:style-name="P50">80</text:p>
          </table:table-cell>
          <table:table-cell table:style-name="Таблица40.B4" office:value-type="string">
            <text:p text:style-name="P50">5</text:p>
          </table:table-cell>
          <table:table-cell table:style-name="Таблица40.H4" office:value-type="string">
            <text:p text:style-name="P50">Пригоден</text:p>
          </table:table-cell>
        </table:table-row>
        <table:table-row table:style-name="Таблица40.1">
          <table:table-cell table:style-name="Таблица40.A7" office:value-type="string">
            <text:list xml:id="list133302884236044" text:continue-numbering="true" text:style-name="L2">
              <text:list-item>
                <text:p text:style-name="P469"/>
              </text:list-item>
            </text:list>
          </table:table-cell>
          <table:table-cell table:style-name="Таблица40.B7" office:value-type="string">
            <text:p text:style-name="P50">Секционный автоматический выключатель</text:p>
          </table:table-cell>
          <table:table-cell table:style-name="Таблица40.B7" office:value-type="string">
            <text:p text:style-name="P114">Merlin Gerin Masterpact NW20H1</text:p>
          </table:table-cell>
          <table:table-cell table:style-name="Таблица40.B7" office:value-type="string">
            <text:p text:style-name="P114">3Q1.</text:p>
          </table:table-cell>
          <table:table-cell table:style-name="Таблица40.B7" office:value-type="string">
            <text:p text:style-name="P50">Выклю- чение</text:p>
          </table:table-cell>
          <table:table-cell table:style-name="Таблица40.B7" office:value-type="string">
            <text:p text:style-name="P50">80</text:p>
          </table:table-cell>
          <table:table-cell table:style-name="Таблица40.B7" office:value-type="string">
            <text:p text:style-name="P50">5</text:p>
          </table:table-cell>
          <table:table-cell table:style-name="Таблица40.H7" office:value-type="string">
            <text:p text:style-name="P50">Пригоден</text:p>
          </table:table-cell>
        </table:table-row>
      </table:table>
      <text:p text:style-name="P134"/>
      <text:p text:style-name="P393">2.2. Проверка времени срабатывания системы АВР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Таблица41.1">
          <table:table-cell table:style-name="Таблица41.A1" office:value-type="string">
            <text:p text:style-name="P50">№ п.п.</text:p>
          </table:table-cell>
          <table:table-cell table:style-name="Таблица41.B1" office:value-type="string">
            <text:p text:style-name="P50">Наименование операции</text:p>
          </table:table-cell>
          <table:table-cell table:style-name="Таблица41.C1" office:value-type="string">
            <text:p text:style-name="P50">Измеренное время переключения, сек</text:p>
          </table:table-cell>
        </table:table-row>
        <table:table-row table:style-name="Таблица41.2">
          <table:table-cell table:style-name="Таблица41.A2" office:value-type="string">
            <text:p text:style-name="P114">1</text:p>
          </table:table-cell>
          <table:table-cell table:style-name="Таблица41.B2" office:value-type="string">
            <text:p text:style-name="P50">Переключение питания 1-й секции с ввода №1 на ввод №2 при пропадании напряжения на шинах ввода №1</text:p>
          </table:table-cell>
          <table:table-cell table:style-name="Таблица41.C2" office:value-type="string">
            <text:p text:style-name="P50">5,23</text:p>
          </table:table-cell>
        </table:table-row>
        <table:table-row table:style-name="Таблица41.3">
          <table:table-cell table:style-name="Таблица41.A3" office:value-type="string">
            <text:p text:style-name="P114">2</text:p>
          </table:table-cell>
          <table:table-cell table:style-name="Таблица41.B3" office:value-type="string">
            <text:p text:style-name="P50">Переключение питания 1-й секции с ввода №2 на ввод №1 при восстановлении напряжения на шинах ввода №1</text:p>
          </table:table-cell>
          <table:table-cell table:style-name="Таблица41.C3" office:value-type="string">
            <text:p text:style-name="P50">4,75</text:p>
          </table:table-cell>
        </table:table-row>
        <table:table-row table:style-name="Таблица41.4">
          <table:table-cell table:style-name="Таблица41.A4" office:value-type="string">
            <text:p text:style-name="P114">3</text:p>
          </table:table-cell>
          <table:table-cell table:style-name="Таблица41.B4" office:value-type="string">
            <text:p text:style-name="P50">Переключение питания 2-й секции с ввода №2 на ввод №1 при пропадании напряжения на шинах ввода №2</text:p>
          </table:table-cell>
          <table:table-cell table:style-name="Таблица41.C4" office:value-type="string">
            <text:p text:style-name="P50">5,17</text:p>
          </table:table-cell>
        </table:table-row>
        <table:table-row table:style-name="Таблица41.5">
          <table:table-cell table:style-name="Таблица41.A5" office:value-type="string">
            <text:p text:style-name="P114">4</text:p>
          </table:table-cell>
          <table:table-cell table:style-name="Таблица41.B5" office:value-type="string">
            <text:p text:style-name="P50">Переключение питания 2-й секции с ввода №1 на ввод №2 при восстановлении напряжения на шинах ввода №2</text:p>
          </table:table-cell>
          <table:table-cell table:style-name="Таблица41.C5" office:value-type="string">
            <text:p text:style-name="P50">4,83</text:p>
          </table:table-cell>
        </table:table-row>
      </table:table>
      <text:p text:style-name="P134"/>
      <text:p text:style-name="P394">2.3. Проверка напряжений срабатывания пусковых органов системы АВР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 table:number-columns-repeated="2"/>
        <table:table-column table:style-name="Таблица42.F"/>
        <table:table-row table:style-name="Таблица42.1">
          <table:table-cell table:style-name="Таблица42.A1" office:value-type="string">
            <text:p text:style-name="P163">№№ п.п.</text:p>
          </table:table-cell>
          <table:table-cell table:style-name="Таблица42.B1" office:value-type="string">
            <text:p text:style-name="P162"/>
            <text:p text:style-name="P163">Пусковой орган, элемент системы АВР</text:p>
          </table:table-cell>
          <table:table-cell table:style-name="Таблица42.B1" office:value-type="string">
            <text:p text:style-name="P162"/>
            <text:p text:style-name="P163">Аппарат, устройство</text:p>
          </table:table-cell>
          <table:table-cell table:style-name="Таблица42.B1" office:value-type="string">
            <text:p text:style-name="P163">Заданное напряжение срабатывания</text:p>
          </table:table-cell>
          <table:table-cell table:style-name="Таблица42.B1" office:value-type="string">
            <text:p text:style-name="P163">Измеренное напряжение срабатывания</text:p>
          </table:table-cell>
          <table:table-cell table:style-name="Таблица42.F1" office:value-type="string">
            <text:p text:style-name="P162"/>
            <text:p text:style-name="P163">Вывод</text:p>
          </table:table-cell>
        </table:table-row>
        <table:table-row table:style-name="Таблица42.2">
          <table:table-cell table:style-name="Таблица42.A2" office:value-type="string">
            <text:p text:style-name="P50">1</text:p>
          </table:table-cell>
          <table:table-cell table:style-name="Таблица42.B2" office:value-type="string">
            <text:p text:style-name="P50">Реле контроля фаз <text:span text:style-name="T60">KSV1</text:span></text:p>
          </table:table-cell>
          <table:table-cell table:style-name="Таблица42.B2" office:value-type="string">
            <text:p text:style-name="P114">ABB CM-PVS</text:p>
          </table:table-cell>
          <table:table-cell table:style-name="Таблица42.D2" office:value-type="string">
            <text:p text:style-name="P50">340</text:p>
          </table:table-cell>
          <table:table-cell table:style-name="Таблица42.D2" office:value-type="string">
            <text:p text:style-name="P50">342</text:p>
          </table:table-cell>
          <table:table-cell table:style-name="Таблица42.F2" office:value-type="string">
            <text:p text:style-name="P50">Пригодно</text:p>
          </table:table-cell>
        </table:table-row>
        <table:table-row table:style-name="Таблица42.3">
          <table:table-cell table:style-name="Таблица42.A3" office:value-type="string">
            <text:p text:style-name="P50">2</text:p>
          </table:table-cell>
          <table:table-cell table:style-name="Таблица42.B3" office:value-type="string">
            <text:p text:style-name="P50">Реле контроля фаз <text:span text:style-name="T60">KSV</text:span>2</text:p>
          </table:table-cell>
          <table:table-cell table:style-name="Таблица42.B3" office:value-type="string">
            <text:p text:style-name="P114">ABB CM-PVS</text:p>
          </table:table-cell>
          <table:table-cell table:style-name="Таблица42.D3" office:value-type="string">
            <text:p text:style-name="P50">340</text:p>
          </table:table-cell>
          <table:table-cell table:style-name="Таблица42.D3" office:value-type="string">
            <text:p text:style-name="P50"><text:span text:style-name="T60">34</text:span>4</text:p>
          </table:table-cell>
          <table:table-cell table:style-name="Таблица42.F3" office:value-type="string">
            <text:p text:style-name="P50">Пригодно</text:p>
          </table:table-cell>
        </table:table-row>
        <table:table-row table:style-name="Таблица42.4">
          <table:table-cell table:style-name="Таблица42.A4" office:value-type="string">
            <text:p text:style-name="P50">3</text:p>
          </table:table-cell>
          <table:table-cell table:style-name="Таблица42.B4" office:value-type="string">
            <text:p text:style-name="P50">Реле контроля фаз <text:span text:style-name="T60">KSV1</text:span></text:p>
          </table:table-cell>
          <table:table-cell table:style-name="Таблица42.B4" office:value-type="string">
            <text:p text:style-name="P114">ABB CM-PVS</text:p>
          </table:table-cell>
          <table:table-cell table:style-name="Таблица42.B4" office:value-type="string">
            <text:p text:style-name="P50">420</text:p>
          </table:table-cell>
          <table:table-cell table:style-name="Таблица42.B4" office:value-type="string">
            <text:p text:style-name="P50">423</text:p>
          </table:table-cell>
          <table:table-cell table:style-name="Таблица42.F4" office:value-type="string">
            <text:p text:style-name="P50">Пригодно</text:p>
          </table:table-cell>
        </table:table-row>
        <table:table-row table:style-name="Таблица42.5">
          <table:table-cell table:style-name="Таблица42.A5" office:value-type="string">
            <text:p text:style-name="P50">4</text:p>
          </table:table-cell>
          <table:table-cell table:style-name="Таблица42.B5" office:value-type="string">
            <text:p text:style-name="P50">Реле контроля фаз <text:span text:style-name="T60">KSV</text:span>2</text:p>
          </table:table-cell>
          <table:table-cell table:style-name="Таблица42.B5" office:value-type="string">
            <text:p text:style-name="P114">ABB CM-PVS</text:p>
          </table:table-cell>
          <table:table-cell table:style-name="Таблица42.B5" office:value-type="string">
            <text:p text:style-name="P50">420</text:p>
          </table:table-cell>
          <table:table-cell table:style-name="Таблица42.B5" office:value-type="string">
            <text:p text:style-name="P50">421</text:p>
          </table:table-cell>
          <table:table-cell table:style-name="Таблица42.F5" office:value-type="string">
            <text:p text:style-name="P50">Пригодно</text:p>
          </table:table-cell>
        </table:table-row>
      </table:table>
      <text:p text:style-name="P292"><text:soft-page-break/><text:s/>Разброс напряжений срабатывания не превышает значений, предусмотренных заводом изготовителем.</text:p>
      <text:p text:style-name="P424"><text:span text:style-name="T11">2.4.</text:span><text:span text:style-name="T108"> </text:span><text:span text:style-name="T11">Поверка функционирования пусковых органов, устройств, элементов системы АВР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header-rows>
          <table:table-row table:style-name="Таблица43.1">
            <table:table-cell table:style-name="Таблица43.A1" office:value-type="string">
              <text:p text:style-name="P50">№№ п.п.</text:p>
            </table:table-cell>
            <table:table-cell table:style-name="Таблица43.B1" office:value-type="string">
              <text:p text:style-name="P35"/>
              <text:p text:style-name="P50">Испытываемый пусковой орган, устройство, элемент системы АВР</text:p>
            </table:table-cell>
            <table:table-cell table:style-name="Таблица43.B1" office:value-type="string">
              <text:p text:style-name="P50">Напряжение оперативного тока, % номинального</text:p>
            </table:table-cell>
            <table:table-cell table:style-name="Таблица43.D1" office:value-type="string">
              <text:p text:style-name="P35"/>
              <text:p text:style-name="P50">Вывод</text:p>
            </table:table-cell>
          </table:table-row>
        </table:table-header-rows>
        <table:table-row table:style-name="Таблица43.2">
          <table:table-cell table:style-name="Таблица43.A2" office:value-type="string">
            <text:list xml:id="list2513156021" text:style-name="L3">
              <text:list-item>
                <text:p text:style-name="P470"/>
              </text:list-item>
            </text:list>
          </table:table-cell>
          <table:table-cell table:style-name="Таблица43.B2" office:value-type="string">
            <text:p text:style-name="P114">Реле контроля фаз KSV1, ABB CM-PVS</text:p>
          </table:table-cell>
          <table:table-cell table:style-name="Таблица43.C2" office:value-type="string">
            <text:p text:style-name="P50">100</text:p>
          </table:table-cell>
          <table:table-cell table:style-name="Таблица43.D2" office:value-type="string">
            <text:p text:style-name="P50">Пригодно</text:p>
          </table:table-cell>
        </table:table-row>
        <table:table-row table:style-name="Таблица43.3">
          <table:table-cell table:style-name="Таблица43.A3" office:value-type="string">
            <text:list xml:id="list133301908360706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3" office:value-type="string">
            <text:p text:style-name="P114">Реле контроля фаз KSV2, ABB CM-PVS</text:p>
          </table:table-cell>
          <table:table-cell table:style-name="Таблица43.C3" office:value-type="string">
            <text:p text:style-name="P50">100</text:p>
          </table:table-cell>
          <table:table-cell table:style-name="Таблица43.D3" office:value-type="string">
            <text:p text:style-name="P50">Пригодно</text:p>
          </table:table-cell>
        </table:table-row>
        <table:table-row table:style-name="Таблица43.4">
          <table:table-cell table:style-name="Таблица43.A3" office:value-type="string">
            <text:list xml:id="list133302439488005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3" office:value-type="string">
            <text:p text:style-name="P50"><text:span text:style-name="T107">Логическое </text:span><text:span text:style-name="T60">реле Zelio SR2 B201</text:span></text:p>
          </table:table-cell>
          <table:table-cell table:style-name="Таблица43.C3" office:value-type="string">
            <text:p text:style-name="P50">100</text:p>
          </table:table-cell>
          <table:table-cell table:style-name="Таблица43.D3" office:value-type="string">
            <text:p text:style-name="P50">Пригодно</text:p>
          </table:table-cell>
        </table:table-row>
        <table:table-row table:style-name="Таблица43.5">
          <table:table-cell table:style-name="Таблица43.A5" office:value-type="string">
            <text:list xml:id="list133303007535103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5" office:value-type="string">
            <text:p text:style-name="P114">Реле контроля фаз KSV1, ABB CM-PVS</text:p>
          </table:table-cell>
          <table:table-cell table:style-name="Таблица43.C5" office:value-type="string">
            <text:p text:style-name="P50">90</text:p>
          </table:table-cell>
          <table:table-cell table:style-name="Таблица43.D5" office:value-type="string">
            <text:p text:style-name="P50">Пригодно</text:p>
          </table:table-cell>
        </table:table-row>
        <table:table-row table:style-name="Таблица43.6">
          <table:table-cell table:style-name="Таблица43.A6" office:value-type="string">
            <text:list xml:id="list133303164204096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114">Реле контроля фаз KSV2, ABB CM-PVS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  <table:table-row table:style-name="Таблица43.7">
          <table:table-cell table:style-name="Таблица43.A6" office:value-type="string">
            <text:list xml:id="list133303146312391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50"><text:span text:style-name="T107">Логическое </text:span><text:span text:style-name="T60">реле Zelio SR2 B201</text:span>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  <table:table-row table:style-name="Таблица43.8">
          <table:table-cell table:style-name="Таблица43.A6" office:value-type="string">
            <text:list xml:id="list133302750330707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50"><text:span text:style-name="T107">Промежуточное </text:span><text:span text:style-name="T60">реле К1 ABB CR-P230AC2</text:span>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  <table:table-row table:style-name="Таблица43.9">
          <table:table-cell table:style-name="Таблица43.A6" office:value-type="string">
            <text:list xml:id="list133303027867361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50"><text:span text:style-name="T107">Промежуточное </text:span><text:span text:style-name="T60">реле К2 ABB CR-P230AC2</text:span>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  <table:table-row table:style-name="Таблица43.10">
          <table:table-cell table:style-name="Таблица43.A6" office:value-type="string">
            <text:list xml:id="list133302480135114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50"><text:span text:style-name="T107">Промежуточное </text:span><text:span text:style-name="T60">реле К3 ABB CR-P230AC2</text:span>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  <table:table-row table:style-name="Таблица43.11">
          <table:table-cell table:style-name="Таблица43.A6" office:value-type="string">
            <text:list xml:id="list133303262228857" text:continue-numbering="true" text:style-name="L3">
              <text:list-item>
                <text:p text:style-name="P470"/>
              </text:list-item>
            </text:list>
          </table:table-cell>
          <table:table-cell table:style-name="Таблица43.B6" office:value-type="string">
            <text:p text:style-name="P50"><text:span text:style-name="T107">Промежуточное </text:span><text:span text:style-name="T60">реле К4 ABB CR-P230AC2</text:span></text:p>
          </table:table-cell>
          <table:table-cell table:style-name="Таблица43.B6" office:value-type="string">
            <text:p text:style-name="P50">90</text:p>
          </table:table-cell>
          <table:table-cell table:style-name="Таблица43.D6" office:value-type="string">
            <text:p text:style-name="P50">Пригодно</text:p>
          </table:table-cell>
        </table:table-row>
      </table:table>
      <text:p text:style-name="P158"/>
      <text:list xml:id="list691868352" text:style-name="WW8Num14">
        <text:list-header>
          <text:p text:style-name="P501"><text:span text:style-name="T45">3. Проверка функционирования системы АВР</text:span><text:span text:style-name="T37">. </text:span></text:p>
        </text:list-header>
      </text:list>
      <text:p text:style-name="P355">3.1 <text:s/>Проверка функционирования системы АВР осуществлена опробованием путем поочередного отключения вводов. Схема АВР пригодна к эксплуатации.</text:p>
      <text:p text:style-name="P355">3.2. Функционирование системы АВР соответствует проекту.</text:p>
      <text:p text:style-name="P357">Параметры напряжений срабатывания пусковых органов АВР соответствуют <text:s text:c="34"/><text:span text:style-name="T69"><text:s text:c="6"/>данным завода изготовителя</text:span><text:span text:style-name="T43"> <text:s text:c="33"/></text:span></text:p>
      <text:p text:style-name="P411">(документ, определяющий параметры напряжений срабатывания)</text:p>
      <text:p text:style-name="P179"><text:span text:style-name="T3">3.3.</text:span> <text:span text:style-name="T3">Параметры времени срабатывания пусковых органов АВР соответствуют проектным данным и согласованы со службой эксплуатации комплекса. <text:s text:c="19"/></text:span></text:p>
      <text:p text:style-name="P179"><text:span text:style-name="T3">3.4. Сопротивление изоляции цепей и аппаратов АВР не менее </text:span><text:span text:style-name="T9">10000</text:span><text:span text:style-name="T3"> МОм, <text:s text:c="35"/></text:span></text:p>
      <text:list xml:id="list133302698933756" text:continue-numbering="true" text:style-name="WW8Num14">
        <text:list-header>
          <text:p text:style-name="P479">4. Измерения проведены приборами:</text:p>
        </text:list-header>
      </text:list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G"/>
        <table:table-column table:style-name="Таблица44.H"/>
        <table:table-column table:style-name="Таблица44.I"/>
        <table:table-header-rows>
          <table:table-row table:style-name="Таблица44.1">
            <table:table-cell table:style-name="Таблица44.A1" table:number-rows-spanned="2" office:value-type="string">
              <text:p text:style-name="P50">№</text:p>
              <text:p text:style-name="P50">п/п</text:p>
            </table:table-cell>
            <table:table-cell table:style-name="Таблица44.B1" table:number-rows-spanned="2" office:value-type="string">
              <text:p text:style-name="P50">Тип</text:p>
            </table:table-cell>
            <table:table-cell table:style-name="Таблица44.B1" table:number-rows-spanned="2" office:value-type="string">
              <text:p text:style-name="P50">Заводской номер</text:p>
            </table:table-cell>
            <table:table-cell table:style-name="Таблица44.D1" table:number-columns-spanned="2" office:value-type="string">
              <text:p text:style-name="P50">Метрологические характеристики</text:p>
            </table:table-cell>
            <table:covered-table-cell/>
            <table:table-cell table:style-name="Таблица44.D1" table:number-columns-spanned="2" office:value-type="string">
              <text:p text:style-name="P50">Дата поверки</text:p>
            </table:table-cell>
            <table:covered-table-cell/>
            <table:table-cell table:style-name="Таблица44.B1" table:number-rows-spanned="2" office:value-type="string">
              <text:p text:style-name="P50">№ аттестата (св-ва)</text:p>
            </table:table-cell>
            <table:table-cell table:style-name="Таблица44.I1" table:number-rows-spanned="2" office:value-type="string">
              <text:p text:style-name="P50">Орган гос. метрологиче-ской службы, проводивший поверку</text:p>
            </table:table-cell>
          </table:table-row>
          <table:table-row table:style-name="Таблица44.2">
            <table:covered-table-cell/>
            <table:covered-table-cell/>
            <table:covered-table-cell/>
            <table:table-cell table:style-name="Таблица44.D2" office:value-type="string">
              <text:p text:style-name="P50">Диапазон измерения</text:p>
            </table:table-cell>
            <table:table-cell table:style-name="Таблица44.D2" office:value-type="string">
              <text:p text:style-name="P50">Класс точности</text:p>
            </table:table-cell>
            <table:table-cell table:style-name="Таблица44.D2" office:value-type="string">
              <text:p text:style-name="P50">последняя</text:p>
            </table:table-cell>
            <table:table-cell table:style-name="Таблица44.D2" office:value-type="string">
              <text:p text:style-name="P50">очередная</text:p>
            </table:table-cell>
            <table:covered-table-cell/>
            <table:covered-table-cell/>
          </table:table-row>
        </table:table-header-rows>
        <table:table-row table:style-name="Таблица44.1">
          <table:table-cell table:style-name="Таблица44.A3" office:value-type="string">
            <text:p text:style-name="P49">1.</text:p>
          </table:table-cell>
          <table:table-cell table:style-name="Таблица44.B3" office:value-type="string">
            <text:p text:style-name="P49">Многофункциональный тестер <text:span text:style-name="T60">Megger CM300mk5</text:span></text:p>
          </table:table-cell>
          <table:table-cell table:style-name="Таблица44.B3" office:value-type="string">
            <text:p text:style-name="P73">6111-736/050105/1023</text:p>
            <text:p text:style-name="P49"/>
          </table:table-cell>
          <table:table-cell table:style-name="Таблица44.B3" office:value-type="string">
            <text:p text:style-name="P49">0-500 В</text:p>
          </table:table-cell>
          <table:table-cell table:style-name="Таблица44.B3" office:value-type="string">
            <text:p text:style-name="P49">2%</text:p>
          </table:table-cell>
          <table:table-cell table:style-name="Таблица44.B3" office:value-type="string">
            <text:p text:style-name="P215">19 августа 20<text:span text:style-name="T134">20</text:span> г.</text:p>
          </table:table-cell>
          <table:table-cell table:style-name="Таблица44.B3" office:value-type="string">
            <text:p text:style-name="P426">18 августа 202<text:span text:style-name="T134">1</text:span> г.</text:p>
          </table:table-cell>
          <table:table-cell table:style-name="Таблица44.B3" office:value-type="string">
            <text:p text:style-name="P219">2941501</text:p>
          </table:table-cell>
          <table:table-cell table:style-name="Таблица44.I3" office:value-type="string">
            <text:p text:style-name="P49">Ростест-Москва</text:p>
          </table:table-cell>
        </table:table-row>
        <table:table-row table:style-name="Таблица44.1">
          <table:table-cell table:style-name="Таблица44.A4" office:value-type="string">
            <text:p text:style-name="P194">2.</text:p>
          </table:table-cell>
          <table:table-cell table:style-name="Таблица44.B4" office:value-type="string">
            <text:p text:style-name="P189">Цифровой термогигрометр <text:span text:style-name="T60">Center</text:span>-310</text:p>
          </table:table-cell>
          <table:table-cell table:style-name="Таблица44.B4" office:value-type="string">
            <text:p text:style-name="P195">050310914</text:p>
          </table:table-cell>
          <table:table-cell table:style-name="Таблица44.B4" office:value-type="string">
            <text:p text:style-name="P189"><text:span text:style-name="T58">-20-50</text:span><text:span text:style-name="T65">º</text:span><text:span text:style-name="T58">С, <text:s text:c="5"/>0-100%</text:span></text:p>
          </table:table-cell>
          <table:table-cell table:style-name="Таблица44.B4" office:value-type="string">
            <text:p text:style-name="P195">0,8%, 2,5%</text:p>
          </table:table-cell>
          <table:table-cell table:style-name="Таблица44.B4" office:value-type="string">
            <text:p text:style-name="P277"><text:span text:style-name="T77">24 августа 2020</text:span><text:span text:style-name="T78"> г.</text:span></text:p>
          </table:table-cell>
          <table:table-cell table:style-name="Таблица44.B4" office:value-type="string">
            <text:p text:style-name="P277"><text:span text:style-name="T77">23 августа 2021</text:span><text:span text:style-name="T78"> г.</text:span></text:p>
          </table:table-cell>
          <table:table-cell table:style-name="Таблица44.B4" office:value-type="string">
            <text:p text:style-name="P447"><text:span text:style-name="T76"><text:s text:c="6"/></text:span><text:span text:style-name="T77">3022775</text:span></text:p>
          </table:table-cell>
          <table:table-cell table:style-name="Таблица44.I4" office:value-type="string">
            <text:p text:style-name="P189">Ростест-Москва</text:p>
          </table:table-cell>
        </table:table-row>
        <table:table-row table:style-name="Таблица44.5">
          <table:table-cell table:style-name="Таблица44.A5" office:value-type="string">
            <text:p text:style-name="P194">3.</text:p>
          </table:table-cell>
          <table:table-cell table:style-name="Таблица44.B5" office:value-type="string">
            <text:p text:style-name="P194">Барометр-анероид БКСН7Т</text:p>
          </table:table-cell>
          <table:table-cell table:style-name="Таблица44.B5" office:value-type="string">
            <text:p text:style-name="P194">36</text:p>
          </table:table-cell>
          <table:table-cell table:style-name="Таблица44.B4" office:value-type="string">
            <text:p text:style-name="P194">от 700 мм рт.ст. до 800 мм рт. ст.</text:p>
          </table:table-cell>
          <table:table-cell table:style-name="Таблица44.B4" office:value-type="string">
            <text:p text:style-name="P194">3</text:p>
          </table:table-cell>
          <table:table-cell table:style-name="Таблица44.B4" office:value-type="string">
            <text:p text:style-name="P194">2<text:span text:style-name="T131">7</text:span> августа 20<text:span text:style-name="T131">20</text:span> г.</text:p>
          </table:table-cell>
          <table:table-cell table:style-name="Таблица44.B4" office:value-type="string">
            <text:p text:style-name="P194">2<text:span text:style-name="T131">6</text:span> августа <text:s/>202<text:span text:style-name="T131">1</text:span> г.</text:p>
          </table:table-cell>
          <table:table-cell table:style-name="Таблица44.B5" office:value-type="string">
            <text:p text:style-name="P194">0275474</text:p>
          </table:table-cell>
          <table:table-cell table:style-name="Таблица44.I5" office:value-type="string">
            <text:p text:style-name="P194">Ростест-Москва</text:p>
          </table:table-cell>
        </table:table-row>
        <table:table-row table:style-name="Таблица44.6">
          <table:table-cell table:style-name="Таблица44.A6" office:value-type="string">
            <text:p text:style-name="P49">4.</text:p>
          </table:table-cell>
          <table:table-cell table:style-name="Таблица44.B6" office:value-type="string">
            <text:p text:style-name="P49">Электрический секундомер ПВ- 53 Л</text:p>
          </table:table-cell>
          <table:table-cell table:style-name="Таблица44.B6" office:value-type="string">
            <text:p text:style-name="P49">5312603</text:p>
          </table:table-cell>
          <table:table-cell table:style-name="Таблица44.D6" office:value-type="string">
            <text:p text:style-name="P49">0-60 мин</text:p>
          </table:table-cell>
          <table:table-cell table:style-name="Таблица44.E6" office:value-type="string">
            <text:p text:style-name="P49">3,0</text:p>
          </table:table-cell>
          <table:table-cell table:style-name="Таблица44.F6" office:value-type="string">
            <text:p text:style-name="P232"><text:span text:style-name="T18">17 августа 2020</text:span><text:span text:style-name="T19"> г.</text:span></text:p>
          </table:table-cell>
          <table:table-cell table:style-name="Таблица44.G6" office:value-type="string">
            <text:p text:style-name="P83"><text:s/>1<text:span text:style-name="T130">6 </text:span><text:s/>августа 202<text:span text:style-name="T130">1</text:span> г.</text:p>
          </table:table-cell>
          <table:table-cell table:style-name="Таблица44.B6" office:value-type="string">
            <text:p text:style-name="P84">3027732</text:p>
          </table:table-cell>
          <table:table-cell table:style-name="Таблица44.I6" office:value-type="string">
            <text:p text:style-name="P49">Ростест-Москва</text:p>
          </table:table-cell>
        </table:table-row>
        <table:table-row table:style-name="Таблица44.1">
          <table:table-cell table:style-name="Таблица44.A7" office:value-type="string">
            <text:p text:style-name="P49">5.</text:p>
          </table:table-cell>
          <table:table-cell table:style-name="Таблица44.B7" office:value-type="string">
            <text:p text:style-name="P49">Лабораторный автотрансформатор TSGC2-9B</text:p>
          </table:table-cell>
          <table:table-cell table:style-name="Таблица44.C7" office:value-type="string">
            <text:p text:style-name="P49">----</text:p>
          </table:table-cell>
          <table:table-cell table:style-name="Таблица44.D7" office:value-type="string">
            <text:p text:style-name="P49">0-450 В</text:p>
          </table:table-cell>
          <table:table-cell table:style-name="Таблица44.E7" office:value-type="string">
            <text:p text:style-name="P49">Аттеста-ции не подле- жит</text:p>
          </table:table-cell>
          <table:table-cell table:style-name="Таблица44.F7" office:value-type="string">
            <text:p text:style-name="P49">----</text:p>
          </table:table-cell>
          <table:table-cell table:style-name="Таблица44.G7" office:value-type="string">
            <text:p text:style-name="P49">----</text:p>
          </table:table-cell>
          <table:table-cell table:style-name="Таблица44.H7" office:value-type="string">
            <text:p text:style-name="P49">----</text:p>
          </table:table-cell>
          <table:table-cell table:style-name="Таблица44.I7" office:value-type="string">
            <text:p text:style-name="P49">----</text:p>
          </table:table-cell>
        </table:table-row>
        <table:table-row table:style-name="Таблица44.1">
          <table:table-cell table:style-name="Таблица44.A8" office:value-type="string">
            <text:p text:style-name="P81">6.</text:p>
          </table:table-cell>
          <table:table-cell table:style-name="Таблица44.B8" office:value-type="string">
            <text:p text:style-name="P187">Мегаомметр ЭСО202/2-Г</text:p>
          </table:table-cell>
          <table:table-cell table:style-name="Таблица44.C8" office:value-type="string">
            <text:p text:style-name="P198">03621</text:p>
          </table:table-cell>
          <table:table-cell table:style-name="Таблица44.D8" office:value-type="string">
            <text:p text:style-name="P225">0-10000 МОм</text:p>
          </table:table-cell>
          <table:table-cell table:style-name="Таблица44.E8" office:value-type="string">
            <text:p text:style-name="P225">15,0</text:p>
          </table:table-cell>
          <table:table-cell table:style-name="Таблица44.F8" office:value-type="string">
            <text:p text:style-name="P227">2<text:span text:style-name="T130">4</text:span> августа 20<text:span text:style-name="T130">20</text:span> г.</text:p>
          </table:table-cell>
          <table:table-cell table:style-name="Таблица44.G8" office:value-type="string">
            <text:p text:style-name="P430">2<text:span text:style-name="T130">3</text:span> августа 20<text:span text:style-name="T128">21</text:span> г.</text:p>
          </table:table-cell>
          <table:table-cell table:style-name="Таблица44.H8" office:value-type="string">
            <text:p text:style-name="P217">2987522</text:p>
          </table:table-cell>
          <table:table-cell table:style-name="Таблица44.I8" office:value-type="string">
            <text:p text:style-name="P187">Ростест-Москва</text:p>
          </table:table-cell>
        </table:table-row>
      </table:table>
      <text:p text:style-name="P281"><text:soft-page-break/></text:p>
      <text:p text:style-name="P281"/>
      <text:p text:style-name="P399"><text:span text:style-name="T36">Выводы: </text:span><text:span text:style-name="T43">система АВР испытание выдержала.</text:span></text:p>
      <text:p text:style-name="P405"><text:span text:style-name="T36">Заключение:</text:span> <text:span text:style-name="T43">система АВР пригодна к эксплуатации.</text:span></text:p>
      <text:p text:style-name="P242">Испытания провели:</text:p>
      <text:p text:style-name="P74"/>
      <text:p text:style-name="P74"><text:s text:c="23"/><text:span text:style-name="T43"><text:s/>Техник-испытатель</text:span> <text:s text:c="22"/>____________________ <text:s text:c="33"/><text:span text:style-name="T55">Савин М.А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74"><text:s text:c="24"/><text:span text:style-name="T43">Рук.электролаборатории</text:span> <text:s text:c="12"/>____________________ <text:s text:c="34"/><text:span text:style-name="T43">Дурнов А.С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21">Протокол проверил:</text:p>
      <text:p text:style-name="P184"/>
      <text:p text:style-name="P74"><text:span text:style-name="T58"><text:s text:c="21"/></text:span><text:span text:style-name="T36"><text:s text:c="6"/></text:span><text:span text:style-name="T43">Рук. электролаборатории</text:span> <text:s text:c="12"/>____________________ <text:s text:c="29"/><text:span text:style-name="T43">Дурнов А.С.</text:span></text:p>
      <text:p text:style-name="P74"><text:s text:c="36"/><text:span text:style-name="T34">(должность)</text:span> <text:s text:c="44"/><text:span text:style-name="T34">(подпись)</text:span> <text:s text:c="55"/><text:span text:style-name="T34">(Ф.И.О.)</text:span></text:p>
      <text:p text:style-name="P74"/>
      <text:p text:style-name="P50">Частичная или полная перепечатка и размножение только с разрешения испытательной лаборатории.</text:p>
      <text:p text:style-name="P50">Исправления не допускаются.</text:p>
      <text:p text:style-name="P124">Протокол распространяется только на элементы электроустановки, подвергнутые измерениям (проверке).</text:p>
      <text:section text:style-name="Sect2" text:name="Раздел14">
        <text:p text:style-name="P463">ИП "Палагин С.А."</text:p>
        <text:p text:style-name="P186">(наименование организации, предприятия)</text:p>
        <text:p text:style-name="P236">40030, Московская обл., Люберецкий р-н,</text:p>
        <text:p text:style-name="P236">п. Малаховка, ул. Красина, д.12, к.1, кв.8, комн.2</text:p>
        <text:p text:style-name="P236"><text:span text:style-name="T37">Свидетельство о регистрации </text:span>№ 5515</text:p>
        <text:p text:style-name="P441"><text:span text:style-name="T121">Действительно до 15 августа 2023</text:span><text:span text:style-name="T123"> г.</text:span><text:span text:style-name="T120"> </text:span></text:p>
        <text:p text:style-name="P444"><text:span text:style-name="T30">Заказчик:</text:span> <text:span text:style-name="T42">ззз</text:span></text:p>
        <text:p text:style-name="P96"><text:span text:style-name="T30">Объект: </text:span><text:span text:style-name="T39">ааа</text:span><text:span text:style-name="T36"> <text:s/></text:span><text:span text:style-name="T30"><text:s text:c="3"/></text:span></text:p>
        <text:p text:style-name="P98"><text:span text:style-name="T30">Адрес:</text:span><text:span text:style-name="T28"> </text:span><text:span text:style-name="T42">ууу</text:span></text:p>
        <text:p text:style-name="P441"><text:span text:style-name="T120">дата проведения измерений:</text:span><text:span text:style-name="T122">«ччч» мсмс 2020</text:span><text:span text:style-name="T121"> г.</text:span></text:p>
        <text:p text:style-name="P438"><text:span text:style-name="T100"><text:s/></text:span><text:span text:style-name="T105"><text:s text:c="38"/></text:span></text:p>
      </text:section>
      <text:h text:style-name="P458" text:outline-level="2"><text:bookmark-start text:name="__RefHeading__45_1599272188"/>ВЕДОМОСТЬ <text:s/>ДЕФЕКТОВ<text:bookmark-end text:name="__RefHeading__45_1599272188"/></text:h>
      <text:p text:style-name="P143"><text:span text:style-name="T68">По состоянию на </text:span><text:span text:style-name="T95">«</text:span><text:span text:style-name="T96">ччч</text:span><text:span text:style-name="T95">» </text:span><text:span text:style-name="T96">мсмс</text:span><text:span text:style-name="T70"> <text:s/>20</text:span><text:span text:style-name="T71">20</text:span><text:span text:style-name="T70"> г.</text:span></text:p>
      <text:p text:style-name="P141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 table:style-name="Таблица14.1">
            <table:table-cell table:style-name="Таблица14.A1" office:value-type="string">
              <text:p text:style-name="P52">№/№</text:p>
              <text:p text:style-name="P52">п/п</text:p>
            </table:table-cell>
            <table:table-cell table:style-name="Таблица14.B1" office:value-type="string">
              <text:p text:style-name="P52">Элемент электрооборудования, электроустановки</text:p>
            </table:table-cell>
            <table:table-cell table:style-name="Таблица14.C1" office:value-type="string">
              <text:p text:style-name="P52">Наименование дефекта</text:p>
            </table:table-cell>
          </table:table-row>
          <table:table-row table:style-name="Таблица14.1">
            <table:table-cell table:style-name="Таблица14.A2" office:value-type="string">
              <text:p text:style-name="P15">1</text:p>
            </table:table-cell>
            <table:table-cell table:style-name="Таблица14.B2" office:value-type="string">
              <text:p text:style-name="P15">2</text:p>
            </table:table-cell>
            <table:table-cell table:style-name="Таблица14.C2" office:value-type="string">
              <text:p text:style-name="P15">3</text:p>
            </table:table-cell>
          </table:table-row>
        </table:table-header-rows>
        <table:table-row table:style-name="Таблица14.1">
          <table:table-cell table:style-name="Таблица14.A1" office:value-type="string">
            <text:p text:style-name="P36"/>
          </table:table-cell>
          <table:table-cell table:style-name="Таблица14.B1" office:value-type="string">
            <text:p text:style-name="P36"/>
          </table:table-cell>
          <table:table-cell table:style-name="Таблица14.C1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C4" table:number-columns-spanned="2" office:value-type="string">
            <text:p text:style-name="P76">Выявленные дефекты устранены</text:p>
          </table:table-cell>
          <table:covered-table-cell/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4" office:value-type="string">
            <text:p text:style-name="P36"/>
          </table:table-cell>
          <table:table-cell table:style-name="Таблица14.B4" office:value-type="string">
            <text:p text:style-name="P36"/>
          </table:table-cell>
          <table:table-cell table:style-name="Таблица14.C4" office:value-type="string">
            <text:p text:style-name="P36"/>
          </table:table-cell>
        </table:table-row>
        <table:table-row table:style-name="Таблица14.1">
          <table:table-cell table:style-name="Таблица14.A2" office:value-type="string">
            <text:p text:style-name="P36"/>
          </table:table-cell>
          <table:table-cell table:style-name="Таблица14.B2" office:value-type="string">
            <text:p text:style-name="P36"/>
          </table:table-cell>
          <table:table-cell table:style-name="Таблица14.C2" office:value-type="string">
            <text:p text:style-name="P36"/>
          </table:table-cell>
        </table:table-row>
      </table:table>
      <text:p text:style-name="P141"/>
      <text:p text:style-name="P417"/>
      <text:p text:style-name="P417"><text:span text:style-name="T36"><text:s text:c="3"/></text:span><text:span text:style-name="T67">Испытания провели: </text:span><text:span text:style-name="T69">Техник-испытатель</text:span><text:span text:style-name="T75"> <text:s text:c="18"/>____________________ <text:s text:c="25"/></text:span><text:span text:style-name="T69">Савин М.А.</text:span></text:p>
      <text:p text:style-name="P418"><text:s text:c="48"/><text:span text:style-name="T34">(должность)</text:span> <text:s text:c="44"/><text:span text:style-name="T34">(подпись)</text:span> <text:s text:c="52"/><text:span text:style-name="T34">(Ф.И.О.)</text:span></text:p>
      <text:p text:style-name="P420"><text:s text:c="14"/><text:span text:style-name="T43">Рук.электролаборатории</text:span> <text:s text:c="14"/>____________________ <text:s text:c="26"/><text:span text:style-name="T43">Дурнов А.С.</text:span></text:p>
      <text:p text:style-name="P418"><text:s text:c="48"/><text:span text:style-name="T34">(должность)</text:span> <text:s text:c="44"/><text:span text:style-name="T34">(подпись)</text:span> <text:s text:c="52"/><text:span text:style-name="T34">(Ф.И.О.)</text:span></text:p>
      <text:p text:style-name="P419"/>
      <text:p text:style-name="P418"><text:span text:style-name="T36"><text:s text:c="3"/>Протокол проверил : </text:span><text:span text:style-name="T43">Рук. электролаборатории</text:span> <text:s text:c="12"/>____________________ <text:s text:c="26"/><text:span text:style-name="T43">Дурнов А.С.</text:span></text:p>
      <text:p text:style-name="P418"><text:s text:c="49"/><text:span text:style-name="T34">(должность)</text:span> <text:s text:c="44"/><text:span text:style-name="T34">(подпись)</text:span> <text:s text:c="52"/><text:span text:style-name="T34">(Ф.И.О.)</text:span></text:p>
      <text:p text:style-name="P75"/>
      <text:p text:style-name="P52">Частичная или полная перепечатка и размножение только с разрешения испытательной лаборатории.</text:p>
      <text:p text:style-name="P52">Исправления не допускаются.</text:p>
      <text:p text:style-name="P125">Протокол распространяется только на элементы электроустановки, подвергнутые измерениям (проверке)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2" svg:font-family="Symbol" style:font-family-generic="roman" style:font-pitch="variable" style:font-charset="x-symbol"/>
    <style:font-face style:name="Courier New" svg:font-family="'Courier New'" style:font-family-generic="modern"/>
    <style:font-face style:name="Symbol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Symbol1" svg:font-family="Symbol" style:font-family-generic="system"/>
    <style:font-face style:name="Times New Roman2" svg:font-family="'Times New Roman'" style:font-family-generic="system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fo:keep-with-next="alway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style:text-autospace="ideograph-alpha" style:punctuation-wrap="hanging" style:vertical-align="auto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Указатель_20_9" style:display-name="Указатель 9" style:family="paragraph" style:parent-style-name="Standard" style:default-outline-level="">
      <style:paragraph-properties fo:margin-left="3.175cm" fo:margin-right="0cm" fo:text-align="start" style:justify-single-word="false" fo:orphans="2" fo:widows="2" fo:text-indent="-0.353cm" style:auto-text-indent="false" style:vertical-align="baseline">
        <style:tab-stops>
          <style:tab-stop style:position="14.852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Указатель_20_8" style:display-name="Указатель 8" style:family="paragraph" style:parent-style-name="Standard" style:default-outline-level="">
      <style:paragraph-properties fo:margin-left="2.822cm" fo:margin-right="0cm" fo:text-align="start" style:justify-single-word="false" fo:orphans="2" fo:widows="2" fo:text-indent="-0.353cm" style:auto-text-indent="false" style:vertical-align="baseline">
        <style:tab-stops>
          <style:tab-stop style:position="14.499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Указатель_20_7" style:display-name="Указатель 7" style:family="paragraph" style:parent-style-name="Standard" style:default-outline-level="">
      <style:paragraph-properties fo:margin-left="2.469cm" fo:margin-right="0cm" fo:text-align="start" style:justify-single-word="false" fo:orphans="2" fo:widows="2" fo:text-indent="-0.353cm" style:auto-text-indent="false" style:vertical-align="baseline">
        <style:tab-stops>
          <style:tab-stop style:position="14.146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Указатель_20_6" style:display-name="Указатель 6" style:family="paragraph" style:parent-style-name="Standard" style:default-outline-level="">
      <style:paragraph-properties fo:margin-left="2.117cm" fo:margin-right="0cm" fo:text-align="start" style:justify-single-word="false" fo:orphans="2" fo:widows="2" fo:text-indent="-0.353cm" style:auto-text-indent="false" style:vertical-align="baseline">
        <style:tab-stops>
          <style:tab-stop style:position="13.794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Указатель_20_5" style:display-name="Указатель 5" style:family="paragraph" style:parent-style-name="Standard" style:default-outline-level="">
      <style:paragraph-properties fo:margin-left="1.764cm" fo:margin-right="0cm" fo:text-align="start" style:justify-single-word="false" fo:orphans="2" fo:widows="2" fo:text-indent="-0.353cm" style:auto-text-indent="false" style:vertical-align="baseline">
        <style:tab-stops>
          <style:tab-stop style:position="13.441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Указатель_20_4" style:display-name="Указатель 4" style:family="paragraph" style:parent-style-name="Standard" style:default-outline-level="">
      <style:paragraph-properties fo:margin-left="1.411cm" fo:margin-right="0cm" fo:text-align="start" style:justify-single-word="false" fo:orphans="2" fo:widows="2" fo:text-indent="-0.353cm" style:auto-text-indent="false" style:vertical-align="baseline">
        <style:tab-stops>
          <style:tab-stop style:position="13.088cm" style:type="right" style:leader-style="dotted" style:leader-text="."/>
        </style:tab-stops>
      </style:paragraph-properties>
      <style:text-properties fo:color="#000000" style:font-name="Times New Roman1" fo:font-family="'Times New Roman'" style:font-family-generic="roman" fo:font-size="10pt" fo:language="ru" fo:country="RU" style:font-name-asian="Times New Roman2" style:font-family-asian="'Times New Roman'" style:font-family-generic-asian="system" style:font-size-asian="10pt" style:language-asian="zh" style:country-asian="CN" style:font-size-complex="10pt" style:language-complex="ar" style:country-complex="SA"/>
    </style:style>
    <style:style style:name="Новый_20_стиль_20_абзаца" style:display-name="Новый стиль абзаца" style:family="paragraph" style:parent-style-name="Standard" style:master-page-name="">
      <style:paragraph-properties fo:margin-left="0cm" fo:margin-right="0cm" fo:margin-top="0cm" fo:margin-bottom="0.25cm" loext:contextual-spacing="true" fo:line-height="100%" fo:text-align="center" style:justify-single-word="false" fo:keep-together="always" fo:text-indent="1cm" style:auto-text-indent="false" style:page-number="auto" style:shadow="none" fo:keep-with-next="always">
        <style:tab-stops/>
      </style:paragraph-properties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>
      <style:text-properties fo:font-size="10pt" fo:font-weight="bold" style:font-size-asian="8.75pt" style:font-weight-asian="bold" style:font-size-complex="10pt" style:font-weight-complex="bold"/>
    </style:style>
    <style:style style:name="Page_20_Number" style:display-name="Page Number" style:family="text" style:parent-style-name="Основной_20_шрифт_20_абзаца"/>
    <style:style style:name="WW8Num15z0" style:family="text">
      <style:text-properties fo:font-size="10pt" fo:font-weight="bold" style:font-size-asian="8.75pt" style:font-weight-asian="bold" style:font-size-complex="10pt" style:font-weight-complex="bold"/>
    </style:style>
    <style:style style:name="WW8Num17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St44z0" style:family="text">
      <style:text-properties fo:font-size="10pt" style:font-size-asian="10pt"/>
    </style:style>
    <style:style style:name="WW8NumSt41z0" style:family="text">
      <style:text-properties fo:font-size="10pt" style:font-size-asian="10pt"/>
    </style:style>
    <style:style style:name="WW8NumSt8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St7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St6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St5z0" style:family="text">
      <style:text-properties style:font-name="Symbol" fo:font-family="Symbol" style:font-family-generic="roman" style:font-name-asian="Symbol1" style:font-family-asian="Symbol" style:font-family-generic-asian="system"/>
    </style:style>
    <style:style style:name="WW8Num43z8" style:family="text"/>
    <style:style style:name="WW8Num43z7" style:family="text"/>
    <style:style style:name="WW8Num43z6" style:family="text"/>
    <style:style style:name="WW8Num43z5" style:family="text"/>
    <style:style style:name="WW8Num43z4" style:family="text"/>
    <style:style style:name="WW8Num43z3" style:family="text"/>
    <style:style style:name="WW8Num43z2" style:family="text"/>
    <style:style style:name="WW8Num43z1" style:family="text"/>
    <style:style style:name="WW8Num43z0" style:family="text"/>
    <style:style style:name="WW8Num42z8" style:family="text"/>
    <style:style style:name="WW8Num42z7" style:family="text"/>
    <style:style style:name="WW8Num42z6" style:family="text"/>
    <style:style style:name="WW8Num42z5" style:family="text"/>
    <style:style style:name="WW8Num42z4" style:family="text"/>
    <style:style style:name="WW8Num42z3" style:family="text"/>
    <style:style style:name="WW8Num42z2" style:family="text"/>
    <style:style style:name="WW8Num42z1" style:family="text">
      <style:text-properties fo:font-size="10pt" style:font-size-asian="10pt"/>
    </style:style>
    <style:style style:name="WW8Num42z0" style:family="text"/>
    <style:style style:name="WW8Num41z0" style:family="text">
      <style:text-properties fo:font-size="10pt" style:font-size-asian="10pt"/>
    </style:style>
    <style:style style:name="WW8Num40z0" style:family="text"/>
    <style:style style:name="WW8Num39z0" style:family="text"/>
    <style:style style:name="WW8Num38z8" style:family="text"/>
    <style:style style:name="WW8Num38z7" style:family="text"/>
    <style:style style:name="WW8Num38z6" style:family="text"/>
    <style:style style:name="WW8Num38z5" style:family="text"/>
    <style:style style:name="WW8Num38z4" style:family="text"/>
    <style:style style:name="WW8Num38z3" style:family="text"/>
    <style:style style:name="WW8Num38z2" style:family="text"/>
    <style:style style:name="WW8Num38z1" style:family="text"/>
    <style:style style:name="WW8Num38z0" style:family="text"/>
    <style:style style:name="WW8Num37z0" style:family="text"/>
    <style:style style:name="WW8Num36z0" style:family="text"/>
    <style:style style:name="WW8Num35z0" style:family="text"/>
    <style:style style:name="WW8Num34z0" style:family="text">
      <style:text-properties fo:font-weight="bold" style:font-weight-asian="bold"/>
    </style:style>
    <style:style style:name="WW8Num33z0" style:family="text"/>
    <style:style style:name="WW8Num32z8" style:family="text"/>
    <style:style style:name="WW8Num32z7" style:family="text"/>
    <style:style style:name="WW8Num32z6" style:family="text"/>
    <style:style style:name="WW8Num32z5" style:family="text"/>
    <style:style style:name="WW8Num32z4" style:family="text"/>
    <style:style style:name="WW8Num32z3" style:family="text"/>
    <style:style style:name="WW8Num32z2" style:family="text"/>
    <style:style style:name="WW8Num32z1" style:family="text"/>
    <style:style style:name="WW8Num32z0" style:family="text"/>
    <style:style style:name="WW8Num31z0" style:family="text">
      <style:text-properties fo:font-size="10pt" style:font-size-asian="10pt"/>
    </style:style>
    <style:style style:name="WW8Num30z8" style:family="text"/>
    <style:style style:name="WW8Num30z7" style:family="text"/>
    <style:style style:name="WW8Num30z6" style:family="text"/>
    <style:style style:name="WW8Num30z5" style:family="text"/>
    <style:style style:name="WW8Num30z4" style:family="text"/>
    <style:style style:name="WW8Num30z3" style:family="text"/>
    <style:style style:name="WW8Num30z2" style:family="text"/>
    <style:style style:name="WW8Num30z1" style:family="text"/>
    <style:style style:name="WW8Num30z0" style:family="text">
      <style:text-properties fo:font-size="11pt" fo:font-weight="bold" style:font-size-asian="11pt" style:font-weight-asian="bold" style:font-weight-complex="bold"/>
    </style:style>
    <style:style style:name="WW8Num29z8" style:family="text"/>
    <style:style style:name="WW8Num29z7" style:family="text"/>
    <style:style style:name="WW8Num29z6" style:family="text"/>
    <style:style style:name="WW8Num29z5" style:family="text"/>
    <style:style style:name="WW8Num29z4" style:family="text"/>
    <style:style style:name="WW8Num29z3" style:family="text"/>
    <style:style style:name="WW8Num29z2" style:family="text"/>
    <style:style style:name="WW8Num29z1" style:family="text"/>
    <style:style style:name="WW8Num29z0" style:family="text"/>
    <style:style style:name="WW8Num28z0" style:family="text">
      <style:text-properties style:font-name="Times New Roman1" fo:font-family="'Times New Roman'" style:font-family-generic="roman" fo:font-size="11pt" fo:font-style="normal" fo:font-weight="normal" style:font-name-asian="Times New Roman2" style:font-family-asian="'Times New Roman'" style:font-family-generic-asian="system" style:font-size-asian="11pt" style:font-style-asian="normal" style:font-weight-asian="normal"/>
    </style:style>
    <style:style style:name="WW8Num27z0" style:family="text">
      <style:text-properties fo:font-size="10pt" style:font-size-asian="10pt"/>
    </style:style>
    <style:style style:name="WW8Num26z0" style:family="text"/>
    <style:style style:name="WW8Num25z0" style:family="text">
      <style:text-properties fo:font-size="11pt" style:font-size-asian="11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/>
    <style:style style:name="WW8Num23z1" style:family="text">
      <style:text-properties fo:font-size="10pt" fo:font-weight="bold" style:font-size-asian="10pt" style:font-weight-asian="bold"/>
    </style:style>
    <style:style style:name="WW8Num23z0" style:family="text"/>
    <style:style style:name="WW8Num22z0" style:family="text"/>
    <style:style style:name="WW8Num21z8" style:family="text"/>
    <style:style style:name="WW8Num21z7" style:family="text"/>
    <style:style style:name="WW8Num21z6" style:family="text"/>
    <style:style style:name="WW8Num21z5" style:family="text"/>
    <style:style style:name="WW8Num21z4" style:family="text"/>
    <style:style style:name="WW8Num21z3" style:family="text"/>
    <style:style style:name="WW8Num21z2" style:family="text"/>
    <style:style style:name="WW8Num21z1" style:family="text"/>
    <style:style style:name="WW8Num21z0" style:family="text"/>
    <style:style style:name="WW8Num20z0" style:family="text"/>
    <style:style style:name="WW8Num19z0" style:family="text">
      <style:text-properties style:font-name="Times New Roman1" fo:font-family="'Times New Roman'" style:font-family-generic="roman" fo:font-size="12pt" fo:font-style="normal" fo:font-weight="normal" style:font-name-asian="Times New Roman2" style:font-family-asian="'Times New Roman'" style:font-family-generic-asian="system" style:font-size-asian="12pt" style:font-style-asian="normal" style:font-weight-asian="normal"/>
    </style:style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0" style:family="text"/>
    <style:style style:name="WW8Num16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1" style:family="text"/>
    <style:style style:name="WW8Num9z0" style:family="text">
      <style:text-properties fo:font-size="10pt" fo:font-weight="bold" style:font-size-asian="10pt" style:font-weight-asian="bold"/>
    </style:style>
    <style:style style:name="WW8Num7z0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>
      <style:text-properties fo:font-weight="bold" style:font-weight-asian="bold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2z0" style:family="text"/>
    <style:style style:name="WW8Num1z0" style:family="text"/>
    <style:style style:name="WW8Num18z0" style:family="text"/>
    <style:style style:name="WW8Num14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13z0" style:family="text"/>
    <style:style style:name="WW8Num11z1" style:family="text">
      <style:text-properties fo:font-size="10pt" fo:font-weight="bold" style:font-size-asian="8.75pt" style:font-weight-asian="bold" style:font-size-complex="10pt" style:font-weight-complex="bold"/>
    </style:style>
    <style:style style:name="WW8Num10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8z0" style:family="text">
      <style:text-properties style:font-name="Times New Roman1" fo:font-family="'Times New Roman'" style:font-family-generic="roman" fo:font-size="10pt" fo:font-style="normal" fo:font-weight="normal" style:font-name-asian="Times New Roman2" style:font-family-asian="'Times New Roman'" style:font-family-generic-asian="system" style:font-size-asian="10pt" style:font-style-asian="normal" style:font-weight-asian="normal"/>
    </style:style>
    <style:style style:name="WW8Num5z0" style:family="text"/>
    <style:style style:name="WW8Num4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3z0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Протокол №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984cm"/>
        </style:list-level-properties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Основной_20_шрифт_20_абзаца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space" fo:text-indent="-0.48cm" fo:margin-left="0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1z1" style:num-format="1" text:start-value="3" text:display-levels="2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WW8Num11z1" style:num-format="1" text:display-levels="3">
        <style:list-level-properties text:list-level-position-and-space-mode="label-alignment">
          <style:list-level-label-alignment text:label-followed-by="listtab" text:list-tab-stop-position="2.011cm" fo:text-indent="-1.27cm" fo:margin-left="2.011cm"/>
        </style:list-level-properties>
      </text:list-level-style-number>
      <text:list-level-style-number text:level="4" text:style-name="WW8Num11z1" style:num-format="1" text:display-levels="4">
        <style:list-level-properties text:list-level-position-and-space-mode="label-alignment">
          <style:list-level-label-alignment text:label-followed-by="listtab" text:list-tab-stop-position="2.011cm" fo:text-indent="-1.27cm" fo:margin-left="2.011cm"/>
        </style:list-level-properties>
      </text:list-level-style-number>
      <text:list-level-style-number text:level="5" text:style-name="WW8Num11z1" style:num-format="1" text:display-levels="5">
        <style:list-level-properties text:list-level-position-and-space-mode="label-alignment">
          <style:list-level-label-alignment text:label-followed-by="listtab" text:list-tab-stop-position="2.011cm" fo:text-indent="-1.27cm" fo:margin-left="2.011cm"/>
        </style:list-level-properties>
      </text:list-level-style-number>
      <text:list-level-style-number text:level="6" text:style-name="WW8Num11z1" style:num-format="1" text:display-levels="6">
        <style:list-level-properties text:list-level-position-and-space-mode="label-alignment">
          <style:list-level-label-alignment text:label-followed-by="listtab" text:list-tab-stop-position="2.646cm" fo:text-indent="-1.905cm" fo:margin-left="2.646cm"/>
        </style:list-level-properties>
      </text:list-level-style-number>
      <text:list-level-style-number text:level="7" text:style-name="WW8Num11z1" style:num-format="1" text:display-levels="7">
        <style:list-level-properties text:list-level-position-and-space-mode="label-alignment">
          <style:list-level-label-alignment text:label-followed-by="listtab" text:list-tab-stop-position="2.646cm" fo:text-indent="-1.905cm" fo:margin-left="2.646cm"/>
        </style:list-level-properties>
      </text:list-level-style-number>
      <text:list-level-style-number text:level="8" text:style-name="WW8Num11z1" style:num-format="1" text:display-levels="8">
        <style:list-level-properties text:list-level-position-and-space-mode="label-alignment">
          <style:list-level-label-alignment text:label-followed-by="listtab" text:list-tab-stop-position="3.281cm" fo:text-indent="-2.54cm" fo:margin-left="3.281cm"/>
        </style:list-level-properties>
      </text:list-level-style-number>
      <text:list-level-style-number text:level="9" text:style-name="WW8Num11z1" style:num-format="1" text:display-levels="9">
        <style:list-level-properties text:list-level-position-and-space-mode="label-alignment">
          <style:list-level-label-alignment text:label-followed-by="listtab" text:list-tab-stop-position="3.281cm" fo:text-indent="-2.54cm" fo:margin-left="3.2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 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 " style:num-format="I" text:start-value="3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1.27cm" fo:margin-left="2cm" fo:margin-right="1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.251cm" fo:margin-bottom="1.27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82cm" fo:margin-left="0cm" fo:margin-right="0cm" fo:margin-top="1.383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1.27cm" fo:margin-left="1.501cm" fo:margin-right="1.7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75cm" fo:margin-bottom="1.27cm" fo:margin-left="1.54cm" fo:margin-right="1.04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cm" fo:margin-left="0cm" fo:margin-right="0cm" fo:margin-top="0.33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3</text:page-number></text:p>
      </style:footer>
    </style:master-page>
    <style:master-page style:name="Index" style:page-layout-name="Mpm3"/>
    <style:master-page style:name="Преобразование_20_1" style:display-name="Преобразование 1" style:page-layout-name="Mpm4">
      <style:footer>
        <text:p text:style-name="MP3"><draw:frame draw:style-name="Mfr1" draw:name="Врезка2" text:anchor-type="char" svg:x="19.076cm" svg:y="0.002cm" svg:width="0.674cm" svg:height="1.215cm" draw:z-index="22"><draw:text-box><text:p text:style-name="MP2"><text:span text:style-name="Page_20_Number"><text:span text:style-name="MT1"><text:page-number text:select-page="current">10</text:page-number></text:span></text:span></text:p><text:p text:style-name="MP4"/><text:p text:style-name="MP4"/></draw:text-box></draw:frame></text:p>
      </style:footer>
    </style:master-page>
    <style:master-page style:name="Landscape" style:page-layout-name="Mpm5">
      <style:footer>
        <text:p text:style-name="MP2"><text:page-number text:select-page="current">21</text:page-number></text:p>
      </style:footer>
    </style:master-page>
    <style:master-page style:name="Преобразование_20_2" style:display-name="Преобразование 2" style:page-layout-name="Mpm6">
      <style:footer>
        <text:p text:style-name="MP3"><draw:frame draw:style-name="Mfr1" draw:name="Врезка3" text:anchor-type="char" svg:x="26.485cm" svg:y="0.002cm" svg:width="0.674cm" svg:height="1.215cm" draw:z-index="20"><draw:text-box><text:p text:style-name="MP2"><text:span text:style-name="Page_20_Number"><text:span text:style-name="MT1"><text:page-number text:select-page="current">38</text:page-number></text:span></text:span></text:p><text:p text:style-name="MP4"/><text:p text:style-name="MP4"/></draw:text-box></draw:frame></text:p>
      </style:footer>
    </style:master-page>
    <style:master-page style:name="HTML" style:page-layout-name="Mpm7"/>
    <style:master-page style:name="Преобразование_20_3" style:display-name="Преобразование 3" style:page-layout-name="Mpm6">
      <style:footer>
        <text:p text:style-name="MP3"><draw:frame draw:style-name="Mfr1" draw:name="Врезка4" text:anchor-type="char" svg:x="26.485cm" svg:y="0.002cm" svg:width="0.674cm" svg:height="1.215cm" draw:z-index="24"><draw:text-box><text:p text:style-name="MP2"><text:span text:style-name="Page_20_Number"><text:span text:style-name="MT1"><text:page-number text:select-page="current">18</text:page-number></text:span></text:span></text:p><text:p text:style-name="MP4"/><text:p text:style-name="MP4"/></draw:text-box></draw:frame></text:p>
      </style:footer>
    </style:master-page>
    <style:master-page style:name="Преобразование_20_5" style:display-name="Преобразование 5" style:page-layout-name="Mpm8">
      <style:footer>
        <text:p text:style-name="MP4"><draw:frame draw:style-name="Mfr2" draw:name="Врезка6" text:anchor-type="paragraph" svg:y="0.002cm" draw:z-index="1"><draw:text-box fo:min-height="0.058cm" fo:min-width="0.041cm"><text:p text:style-name="Footer"><text:span text:style-name="Page_20_Number"><text:span text:style-name="MT1"><text:page-number text:select-page="current">42</text:page-number></text:span></text:span></text:p></draw:text-box></draw:frame></text:p>
      </style:footer>
    </style:master-page>
    <style:master-page style:name="Преобразование_20_6" style:display-name="Преобразование 6" style:page-layout-name="Mpm9">
      <style:footer>
        <text:p text:style-name="MP4"><draw:frame draw:style-name="Mfr2" draw:name="Врезка7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11-27T16:11:22.490355028</meta:creation-date>
    <dc:date>2020-10-12T13:32:56.867977931</dc:date>
    <meta:editing-duration>PT11H12M39S</meta:editing-duration>
    <meta:editing-cycles>206</meta:editing-cycles>
    <meta:generator>LibreOffice/6.4.6.2$Linux_X86_64 LibreOffice_project/40$Build-2</meta:generator>
    <meta:document-statistic meta:table-count="38" meta:image-count="0" meta:object-count="0" meta:page-count="45" meta:paragraph-count="2174" meta:word-count="7039" meta:character-count="65047" meta:non-whitespace-character-count="46792"/>
  </office:meta>
</office:document-meta>
</file>